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Beta1" svg:font-family="'Awami Nastaliq Beta1'" style:font-pitch="variable"/>
    <style:font-face style:name="Awami Nastaliq PreBeta2:wdsp=4" svg:font-family="'Awami Nastaliq PreBeta2:wdsp=4'" style:font-pitch="variable"/>
    <style:font-face style:name="Awami Nastaliq PreBeta2:wdsp=41"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15%" fo:text-align="end" style:justify-single-word="false" fo:text-indent="0.801cm" style:auto-text-indent="false" style:writing-mode="rl-tb"/>
      <style:text-properties style:font-name="Awami Nastaliq PreBeta2:wdsp=4" fo:font-size="18pt" style:font-size-asian="18pt" style:font-name-complex="Awami Nastaliq PreBeta2:wdsp=4" style:font-size-complex="18pt"/>
    </style:style>
    <style:style style:name="P2" style:family="paragraph" style:parent-style-name="Standard">
      <style:paragraph-properties fo:margin-left="0cm" fo:margin-right="0cm" fo:margin-top="0.199cm" fo:margin-bottom="0cm" loext:contextual-spacing="false" fo:line-height="115%" fo:text-align="end" style:justify-single-word="false" fo:text-indent="0.801cm" style:auto-text-indent="false" style:writing-mode="rl-tb">
        <style:tab-stops>
          <style:tab-stop style:position="5.098cm"/>
          <style:tab-stop style:position="6.685cm" style:type="center"/>
          <style:tab-stop style:position="8.414cm" style:type="center"/>
          <style:tab-stop style:position="13.37cm" style:type="right"/>
        </style:tab-stops>
      </style:paragraph-properties>
      <style:text-properties style:font-name="Awami Nastaliq PreBeta2:wdsp=4" fo:font-size="18pt" style:font-size-asian="18pt" style:font-name-complex="Awami Nastaliq PreBeta2:wdsp=4" style:font-size-complex="18pt"/>
    </style:style>
    <style:style style:name="P3" style:family="paragraph" style:parent-style-name="Standard">
      <style:paragraph-properties fo:margin-left="0cm" fo:margin-right="0cm" fo:margin-top="0.199cm" fo:margin-bottom="0cm" loext:contextual-spacing="false" fo:line-height="115%" fo:text-align="end" style:justify-single-word="false" fo:text-indent="0.801cm" style:auto-text-indent="false" style:writing-mode="rl-tb"/>
      <style:text-properties style:font-name="Awami Nastaliq PreBeta2:wdsp=4" fo:font-size="18pt" style:font-size-asian="18pt" style:font-name-complex="Awami Nastaliq PreBeta2:wdsp=4" style:font-size-complex="18pt" style:language-complex="ur" style:country-complex="PK"/>
    </style:style>
    <style:style style:name="P4" style:family="paragraph" style:parent-style-name="Standard">
      <style:paragraph-properties fo:margin-left="0cm" fo:margin-right="0cm" fo:margin-top="0.199cm" fo:margin-bottom="0cm" loext:contextual-spacing="false" fo:line-height="115%" fo:text-align="end" style:justify-single-word="false" fo:text-indent="0.801cm" style:auto-text-indent="false" style:writing-mode="rl-tb"/>
      <style:text-properties style:font-name="Awami Nastaliq PreBeta2:wdsp=4" fo:font-size="18pt" style:font-name-asian="Awami Nastaliq Beta1" style:font-size-asian="18pt" style:font-name-complex="Awami Nastaliq PreBeta2:wdsp=4" style:font-size-complex="18pt"/>
    </style:style>
    <style:style style:name="P5" style:family="paragraph" style:parent-style-name="Text_20_body">
      <style:paragraph-properties fo:margin-left="0cm" fo:margin-right="0cm" fo:margin-top="0.199cm" fo:margin-bottom="0cm" loext:contextual-spacing="false" fo:line-height="115%" fo:text-align="end" style:justify-single-word="false" fo:text-indent="0.801cm" style:auto-text-indent="false" style:writing-mode="rl-tb"/>
      <style:text-properties style:font-name="Awami Nastaliq PreBeta2:wdsp=4" fo:font-size="18pt" style:font-size-asian="18pt" style:font-name-complex="Awami Nastaliq PreBeta2:wdsp=4" style:font-size-complex="18pt"/>
    </style:style>
    <style:style style:name="P6" style:family="paragraph" style:parent-style-name="Text_20_body">
      <style:paragraph-properties fo:margin-left="0cm" fo:margin-right="0cm" fo:margin-top="0.199cm" fo:margin-bottom="0cm" loext:contextual-spacing="false" fo:line-height="115%" fo:text-align="center" style:justify-single-word="false" fo:text-indent="0.801cm" style:auto-text-indent="false" fo:break-before="page" style:writing-mode="rl-tb"/>
      <style:text-properties style:font-name="Awami Nastaliq PreBeta2:wdsp=4" fo:font-size="26pt" style:font-size-asian="26pt" style:font-name-complex="Awami Nastaliq PreBeta2:wdsp=4" style:font-size-complex="26pt"/>
    </style:style>
    <style:style style:name="P7" style:family="paragraph" style:parent-style-name="Text_20_body">
      <style:paragraph-properties fo:margin-left="0cm" fo:margin-right="0cm" fo:margin-top="0cm" fo:margin-bottom="0cm" loext:contextual-spacing="false" fo:line-height="115%" fo:text-align="end" style:justify-single-word="false" fo:text-indent="0.801cm" style:auto-text-indent="false" style:writing-mode="rl-tb"/>
      <style:text-properties style:font-name="Awami Nastaliq PreBeta2:wdsp=4" fo:font-size="18pt" style:font-size-asian="18pt" style:font-name-complex="Awami Nastaliq PreBeta2:wdsp=4" style:font-size-complex="18pt"/>
    </style:style>
    <style:style style:name="P8" style:family="paragraph" style:parent-style-name="Text_20_body">
      <style:paragraph-properties fo:margin-left="0cm" fo:margin-right="0cm" fo:margin-top="0cm" fo:margin-bottom="0cm" loext:contextual-spacing="false" fo:line-height="115%" fo:text-align="end" style:justify-single-word="false" fo:text-indent="0.801cm" style:auto-text-indent="false" style:writing-mode="rl-tb"/>
      <style:text-properties style:font-name="Awami Nastaliq PreBeta2:wdsp=4" fo:font-size="18pt" officeooo:paragraph-rsid="004ffc87" style:font-size-asian="18pt" style:font-name-complex="Awami Nastaliq PreBeta2:wdsp=4" style:font-size-complex="18pt"/>
    </style:style>
    <style:style style:name="P9" style:family="paragraph" style:parent-style-name="Text_20_body">
      <style:paragraph-properties fo:margin-left="0cm" fo:margin-right="0cm" fo:margin-top="0cm" fo:margin-bottom="0cm" loext:contextual-spacing="false" fo:line-height="115%" fo:text-align="end" style:justify-single-word="false" fo:text-indent="0.801cm" style:auto-text-indent="false" style:writing-mode="rl-tb"/>
      <style:text-properties style:font-name="Awami Nastaliq PreBeta2:wdsp=4" fo:font-size="18pt" style:font-size-asian="18pt" style:font-name-complex="Awami Nastaliq PreBeta2:wdsp=4" style:font-size-complex="18pt" style:language-complex="ur" style:country-complex="PK"/>
    </style:style>
    <style:style style:name="P10" style:family="paragraph" style:parent-style-name="Text_20_body">
      <style:paragraph-properties fo:margin-top="0.199cm" fo:margin-bottom="0.25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11" style:family="paragraph" style:parent-style-name="Text_20_body">
      <style:paragraph-properties fo:margin-top="0.199cm" fo:margin-bottom="0.25cm" loext:contextual-spacing="false" fo:line-height="115%" fo:text-align="end" style:justify-single-word="false" style:writing-mode="rl-tb"/>
      <style:text-properties style:font-name="Awami Nastaliq PreBeta2:wdsp=4" fo:font-size="18pt" officeooo:paragraph-rsid="004f16c1" style:font-size-asian="18pt" style:font-name-complex="Awami Nastaliq PreBeta2:wdsp=4" style:font-size-complex="18pt"/>
    </style:style>
    <style:style style:name="P12" style:family="paragraph" style:parent-style-name="Text_20_body">
      <style:paragraph-properties fo:margin-top="0cm" fo:margin-bottom="0.25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13" style:family="paragraph" style:parent-style-name="Text_20_body">
      <style:paragraph-properties fo:margin-top="0cm" fo:margin-bottom="0.25cm" loext:contextual-spacing="false" fo:line-height="115%" fo:text-align="end" style:justify-single-word="false" style:writing-mode="rl-tb"/>
      <style:text-properties style:font-name="Awami Nastaliq PreBeta2:wdsp=4" fo:font-size="18pt" officeooo:paragraph-rsid="004ffc87" style:font-size-asian="18pt" style:font-name-complex="Awami Nastaliq PreBeta2:wdsp=4" style:font-size-complex="18pt"/>
    </style:style>
    <style:style style:name="P14" style:family="paragraph" style:parent-style-name="Text_20_body">
      <style:paragraph-properties fo:margin-top="0cm" fo:margin-bottom="0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15" style:family="paragraph" style:parent-style-name="Text_20_body">
      <style:paragraph-properties fo:margin-top="0cm" fo:margin-bottom="0cm" loext:contextual-spacing="false" fo:line-height="115%" fo:text-align="end" style:justify-single-word="false" style:writing-mode="rl-tb"/>
      <style:text-properties style:font-name="Awami Nastaliq PreBeta2:wdsp=4" fo:font-size="18pt" officeooo:paragraph-rsid="004ffc87" style:font-size-asian="18pt" style:font-name-complex="Awami Nastaliq PreBeta2:wdsp=4" style:font-size-complex="18pt"/>
    </style:style>
    <style:style style:name="P16" style:family="paragraph" style:parent-style-name="Folk_20_Story_20_Body">
      <style:paragraph-properties fo:margin-top="0cm" fo:margin-bottom="0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17" style:family="paragraph" style:parent-style-name="Folk_20_Story_20_Body">
      <style:paragraph-properties fo:margin-top="0cm" fo:margin-bottom="0cm" loext:contextual-spacing="false" fo:line-height="115%" fo:text-align="end" style:justify-single-word="false" style:writing-mode="rl-tb"/>
      <style:text-properties style:font-name="Awami Nastaliq PreBeta2:wdsp=4" fo:font-size="18pt" officeooo:paragraph-rsid="001d105b" style:font-size-asian="18pt" style:font-name-complex="Awami Nastaliq PreBeta2:wdsp=4" style:font-size-complex="18pt"/>
    </style:style>
    <style:style style:name="P18" style:family="paragraph" style:parent-style-name="Text_20_body">
      <style:paragraph-properties fo:margin-top="0.101cm" fo:margin-bottom="0.25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19" style:family="paragraph" style:parent-style-name="Folk_20_Story_20_Body">
      <style:paragraph-properties fo:line-height="115%" fo:text-align="end" style:justify-single-word="false"/>
      <style:text-properties style:font-name="Awami Nastaliq PreBeta2:wdsp=4" fo:font-size="18pt" style:font-size-asian="18pt" style:font-name-complex="Awami Nastaliq PreBeta2:wdsp=4" style:font-size-complex="18pt"/>
    </style:style>
    <style:style style:name="P20" style:family="paragraph" style:parent-style-name="Folk_20_Story_20_Body">
      <style:paragraph-properties fo:margin-top="0.3cm" fo:margin-bottom="0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21" style:family="paragraph" style:parent-style-name="Folk_20_Story_20_Body">
      <style:paragraph-properties fo:margin-top="0.101cm" fo:margin-bottom="0cm" loext:contextual-spacing="false" fo:line-height="115%" fo:text-align="end" style:justify-single-word="false" style:writing-mode="rl-tb"/>
      <style:text-properties style:font-name="Awami Nastaliq PreBeta2:wdsp=4" fo:font-size="18pt" style:font-size-asian="18pt" style:font-name-complex="Awami Nastaliq PreBeta2:wdsp=4" style:font-size-complex="18pt"/>
    </style:style>
    <style:style style:name="P22" style:family="paragraph" style:parent-style-name="Folk_20_Story_20_Body">
      <style:paragraph-properties fo:line-height="115%" fo:text-align="end" style:justify-single-word="false" fo:break-before="page"/>
      <style:text-properties style:font-name="Awami Nastaliq PreBeta2:wdsp=4" fo:font-size="18pt" style:font-size-asian="18pt" style:font-name-complex="Awami Nastaliq PreBeta2:wdsp=4" style:font-size-complex="18pt"/>
    </style:style>
    <style:style style:name="P23" style:family="paragraph" style:parent-style-name="Text_20_body" style:master-page-name="Convert_20_1">
      <style:paragraph-properties fo:margin-top="0.199cm" fo:margin-bottom="0.25cm" loext:contextual-spacing="false" fo:line-height="115%" fo:text-align="center" style:justify-single-word="false" style:page-number="auto" fo:break-before="page" style:writing-mode="rl-tb"/>
      <style:text-properties style:font-name="Awami Nastaliq PreBeta2:wdsp=4" fo:font-size="26pt" style:font-size-asian="26pt" style:font-name-complex="Awami Nastaliq PreBeta2:wdsp=4" style:font-size-complex="26pt"/>
    </style:style>
    <style:style style:name="P24" style:family="paragraph" style:parent-style-name="Text_20_body">
      <loext:graphic-properties draw:fill="solid" draw:fill-color="#ffffff" draw:opacity="100%"/>
      <style:paragraph-properties fo:margin-left="0cm" fo:margin-right="0cm" fo:margin-top="0cm" fo:margin-bottom="0cm" loext:contextual-spacing="false" fo:line-height="115%" fo:text-align="end" style:justify-single-word="false" fo:text-indent="0.801cm" style:auto-text-indent="false" fo:background-color="#ffffff" style:writing-mode="rl-tb"/>
      <style:text-properties style:font-name="Awami Nastaliq PreBeta2:wdsp=4" fo:font-size="18pt" officeooo:paragraph-rsid="002c97fd" style:font-size-asian="18pt" style:font-name-complex="Awami Nastaliq PreBeta2:wdsp=4" style:font-size-complex="18pt"/>
    </style:style>
    <style:style style:name="P25" style:family="paragraph" style:parent-style-name="Text_20_body">
      <loext:graphic-properties draw:fill="solid" draw:fill-color="#ffffff" draw:opacity="100%"/>
      <style:paragraph-properties fo:margin-left="0cm" fo:margin-right="0cm" fo:margin-top="0cm" fo:margin-bottom="0cm" loext:contextual-spacing="false" fo:line-height="115%" fo:text-align="end" style:justify-single-word="false" fo:text-indent="0.801cm" style:auto-text-indent="false" fo:background-color="#ffffff" style:writing-mode="rl-tb"/>
      <style:text-properties style:font-name="Awami Nastaliq PreBeta2:wdsp=4" fo:font-size="18pt" style:font-size-asian="18pt" style:font-name-complex="Awami Nastaliq PreBeta2:wdsp=4" style:font-size-complex="18pt"/>
    </style:style>
    <style:style style:name="P26" style:family="paragraph" style:parent-style-name="Folk_20_Story_20_Body" style:master-page-name="Standard">
      <style:paragraph-properties fo:margin-top="0.199cm" fo:margin-bottom="0cm" loext:contextual-spacing="false" fo:line-height="115%" fo:text-align="center" style:justify-single-word="false" style:page-number="auto"/>
      <style:text-properties style:font-name="Awami Nastaliq PreBeta2:wdsp=4" fo:font-size="26pt" fo:font-weight="normal" style:font-size-asian="26pt" style:font-weight-asian="normal" style:font-name-complex="Awami Nastaliq PreBeta2:wdsp=4" style:font-size-complex="26pt" style:font-weight-complex="normal"/>
    </style:style>
    <style:style style:name="T1" style:family="text">
      <style:text-properties style:font-name-asian="Times New Roman"/>
    </style:style>
    <style:style style:name="T2" style:family="text">
      <style:text-properties style:language-complex="ur" style:country-complex="PK"/>
    </style:style>
    <style:style style:name="T3" style:family="text">
      <style:text-properties officeooo:rsid="00175aa8" style:language-complex="ur" style:country-complex="PK"/>
    </style:style>
    <style:style style:name="T4" style:family="text">
      <style:text-properties officeooo:rsid="002a84ca" style:language-complex="ur" style:country-complex="PK"/>
    </style:style>
    <style:style style:name="T5" style:family="text">
      <style:text-properties officeooo:rsid="002ab8e8" style:language-complex="ur" style:country-complex="PK"/>
    </style:style>
    <style:style style:name="T6" style:family="text">
      <style:text-properties officeooo:rsid="002c42e6" style:language-complex="ur" style:country-complex="PK"/>
    </style:style>
    <style:style style:name="T7" style:family="text">
      <style:text-properties officeooo:rsid="002c97fd" style:language-complex="ur" style:country-complex="PK"/>
    </style:style>
    <style:style style:name="T8" style:family="text">
      <style:text-properties officeooo:rsid="002e41d7" style:language-complex="ur" style:country-complex="PK"/>
    </style:style>
    <style:style style:name="T9" style:family="text">
      <style:text-properties officeooo:rsid="002efec9" style:language-complex="ur" style:country-complex="PK"/>
    </style:style>
    <style:style style:name="T10" style:family="text">
      <style:text-properties officeooo:rsid="0030e398" style:language-complex="ur" style:country-complex="PK"/>
    </style:style>
    <style:style style:name="T11" style:family="text">
      <style:text-properties officeooo:rsid="00317dbd" style:language-complex="ur" style:country-complex="PK"/>
    </style:style>
    <style:style style:name="T12" style:family="text">
      <style:text-properties officeooo:rsid="0034de3d" style:language-complex="ur" style:country-complex="PK"/>
    </style:style>
    <style:style style:name="T13" style:family="text">
      <style:text-properties officeooo:rsid="0036d3db" style:language-complex="ur" style:country-complex="PK"/>
    </style:style>
    <style:style style:name="T14" style:family="text">
      <style:text-properties officeooo:rsid="0037bfb9" style:language-complex="ur" style:country-complex="PK"/>
    </style:style>
    <style:style style:name="T15" style:family="text">
      <style:text-properties officeooo:rsid="003b9d65" style:language-complex="ur" style:country-complex="PK"/>
    </style:style>
    <style:style style:name="T16" style:family="text">
      <style:text-properties officeooo:rsid="003d148b" style:language-complex="ur" style:country-complex="PK"/>
    </style:style>
    <style:style style:name="T17" style:family="text">
      <style:text-properties officeooo:rsid="003eaaa8" style:language-complex="ur" style:country-complex="PK"/>
    </style:style>
    <style:style style:name="T18" style:family="text">
      <style:text-properties officeooo:rsid="003ecf38" style:language-complex="ur" style:country-complex="PK"/>
    </style:style>
    <style:style style:name="T19" style:family="text">
      <style:text-properties officeooo:rsid="004ffc87" style:language-complex="ur" style:country-complex="PK"/>
    </style:style>
    <style:style style:name="T20" style:family="text">
      <style:text-properties officeooo:rsid="0056e758" style:language-complex="ur" style:country-complex="PK"/>
    </style:style>
    <style:style style:name="T21" style:family="text">
      <style:text-properties style:font-name-asian="Scheherazade1" style:language-complex="ur" style:country-complex="PK"/>
    </style:style>
    <style:style style:name="T22" style:family="text">
      <style:text-properties style:font-name-asian="Scheherazade1" style:language-complex="fa" style:country-complex="IR"/>
    </style:style>
    <style:style style:name="T23" style:family="text">
      <style:text-properties style:font-name-asian="Scheherazade1" style:language-complex="ar" style:country-complex="BH"/>
    </style:style>
    <style:style style:name="T24" style:family="text">
      <style:text-properties officeooo:rsid="001bec4f" style:font-name-asian="Scheherazade1" style:language-complex="ar" style:country-complex="BH"/>
    </style:style>
    <style:style style:name="T25" style:family="text">
      <style:text-properties style:font-name-asian="Awami Nastaliq Beta1"/>
    </style:style>
    <style:style style:name="T26" style:family="text">
      <style:text-properties style:font-name-asian="Awami Nastaliq Beta1" style:language-complex="ur" style:country-complex="PK"/>
    </style:style>
    <style:style style:name="T27" style:family="text">
      <style:text-properties style:font-name-asian="Awami Nastaliq Beta1" style:language-complex="fa" style:country-complex="IR"/>
    </style:style>
    <style:style style:name="T28" style:family="text">
      <style:text-properties style:font-name-asian="Awami Nastaliq Beta1" style:language-complex="ar" style:country-complex="BH"/>
    </style:style>
    <style:style style:name="T29" style:family="text">
      <style:text-properties officeooo:rsid="005420f0" style:font-name-asian="Awami Nastaliq Beta1" style:language-complex="ar" style:country-complex="BH"/>
    </style:style>
    <style:style style:name="T30" style:family="text">
      <style:text-properties officeooo:rsid="005420f0" style:font-name-asian="Awami Nastaliq Beta1"/>
    </style:style>
    <style:style style:name="T31" style:family="text">
      <style:text-properties style:language-complex="fa" style:country-complex="IR"/>
    </style:style>
    <style:style style:name="T32" style:family="text">
      <style:text-properties officeooo:rsid="00175aa8" style:language-complex="fa" style:country-complex="IR"/>
    </style:style>
    <style:style style:name="T33" style:family="text">
      <style:text-properties officeooo:rsid="0019214f" style:language-complex="fa" style:country-complex="IR"/>
    </style:style>
    <style:style style:name="T34" style:family="text">
      <style:text-properties officeooo:rsid="0019f502" style:language-complex="fa" style:country-complex="IR"/>
    </style:style>
    <style:style style:name="T35" style:family="text">
      <style:text-properties officeooo:rsid="001e05f0" style:language-complex="fa" style:country-complex="IR"/>
    </style:style>
    <style:style style:name="T36" style:family="text">
      <style:text-properties officeooo:rsid="00229147" style:language-complex="fa" style:country-complex="IR"/>
    </style:style>
    <style:style style:name="T37" style:family="text">
      <style:text-properties officeooo:rsid="0023ee1f" style:language-complex="fa" style:country-complex="IR"/>
    </style:style>
    <style:style style:name="T38" style:family="text">
      <style:text-properties officeooo:rsid="00253164" style:language-complex="fa" style:country-complex="IR"/>
    </style:style>
    <style:style style:name="T39" style:family="text">
      <style:text-properties officeooo:rsid="00256f17" style:language-complex="fa" style:country-complex="IR"/>
    </style:style>
    <style:style style:name="T40" style:family="text">
      <style:text-properties officeooo:rsid="0028497f" style:language-complex="fa" style:country-complex="IR"/>
    </style:style>
    <style:style style:name="T41" style:family="text">
      <style:text-properties officeooo:rsid="002952fa" style:language-complex="fa" style:country-complex="IR"/>
    </style:style>
    <style:style style:name="T42" style:family="text">
      <style:text-properties officeooo:rsid="004c1ace" style:language-complex="fa" style:country-complex="IR"/>
    </style:style>
    <style:style style:name="T43" style:family="text">
      <style:text-properties officeooo:rsid="004e2478" style:language-complex="fa" style:country-complex="IR"/>
    </style:style>
    <style:style style:name="T44" style:family="text">
      <style:text-properties fo:language="en" fo:country="GB" style:language-complex="ar" style:country-complex="BH"/>
    </style:style>
    <style:style style:name="T45" style:family="text">
      <style:text-properties fo:language="en" fo:country="GB" style:language-complex="ur" style:country-complex="PK"/>
    </style:style>
    <style:style style:name="T46" style:family="text">
      <style:text-properties fo:language="en" fo:country="GB" style:font-name-asian="Awami Nastaliq Beta1" style:language-complex="ar" style:country-complex="BH"/>
    </style:style>
    <style:style style:name="T47" style:family="text">
      <style:text-properties style:language-complex="ar" style:country-complex="BH"/>
    </style:style>
    <style:style style:name="T48" style:family="text">
      <style:text-properties officeooo:rsid="00253164" style:language-complex="ar" style:country-complex="BH"/>
    </style:style>
    <style:style style:name="T49" style:family="text">
      <style:text-properties officeooo:rsid="00256f17" style:language-complex="ar" style:country-complex="BH"/>
    </style:style>
    <style:style style:name="T50" style:family="text">
      <style:text-properties officeooo:rsid="00268af0" style:language-complex="ar" style:country-complex="BH"/>
    </style:style>
    <style:style style:name="T51" style:family="text">
      <style:text-properties officeooo:rsid="002952fa" style:language-complex="ar" style:country-complex="BH"/>
    </style:style>
    <style:style style:name="T52" style:family="text">
      <style:text-properties officeooo:rsid="002a84ca" style:language-complex="ar" style:country-complex="BH"/>
    </style:style>
    <style:style style:name="T53" style:family="text">
      <style:text-properties officeooo:rsid="003ecf38" style:language-complex="ar" style:country-complex="BH"/>
    </style:style>
    <style:style style:name="T54" style:family="text">
      <style:text-properties officeooo:rsid="00407c3a" style:language-complex="ar" style:country-complex="BH"/>
    </style:style>
    <style:style style:name="T55" style:family="text">
      <style:text-properties officeooo:rsid="00444bac" style:language-complex="ar" style:country-complex="BH"/>
    </style:style>
    <style:style style:name="T56" style:family="text">
      <style:text-properties officeooo:rsid="004e2478" style:language-complex="ar" style:country-complex="BH"/>
    </style:style>
    <style:style style:name="T57" style:family="text">
      <style:text-properties officeooo:rsid="004ffc87" style:language-complex="ar" style:country-complex="BH"/>
    </style:style>
    <style:style style:name="T58" style:family="text">
      <style:text-properties fo:letter-spacing="0.007cm" style:font-name-asian="Scheherazade1" style:language-complex="fa" style:country-complex="IR" style:text-scale="109%"/>
    </style:style>
    <style:style style:name="T59" style:family="text">
      <style:text-properties fo:letter-spacing="0.007cm" style:font-name-asian="Scheherazade1" style:language-complex="fa" style:country-complex="IR" style:text-scale="111%"/>
    </style:style>
    <style:style style:name="T60" style:family="text">
      <style:text-properties fo:letter-spacing="0.007cm" style:language-complex="fa" style:country-complex="IR" style:text-scale="109%"/>
    </style:style>
    <style:style style:name="T61" style:family="text">
      <style:text-properties fo:letter-spacing="0.007cm" style:language-complex="fa" style:country-complex="IR" style:text-scale="111%"/>
    </style:style>
    <style:style style:name="T62" style:family="text">
      <style:text-properties fo:letter-spacing="0.007cm" style:language-complex="fa" style:country-complex="IR" style:text-scale="107%"/>
    </style:style>
    <style:style style:name="T63" style:family="text">
      <style:text-properties fo:letter-spacing="0.007cm" style:language-complex="ar" style:country-complex="BH" style:text-scale="107%"/>
    </style:style>
    <style:style style:name="T64" style:family="text">
      <style:text-properties fo:letter-spacing="0.007cm" style:language-complex="ur" style:country-complex="PK" style:text-scale="109%"/>
    </style:style>
    <style:style style:name="T65" style:family="text">
      <style:text-properties fo:letter-spacing="0.007cm" style:language-complex="ur" style:country-complex="PK" style:text-scale="108%"/>
    </style:style>
    <style:style style:name="T66" style:family="text">
      <style:text-properties fo:letter-spacing="0.007cm" fo:background-color="#ffffff" loext:char-shading-value="0" style:language-complex="ur" style:country-complex="PK" style:text-scale="111%"/>
    </style:style>
    <style:style style:name="T67" style:family="text">
      <style:text-properties fo:letter-spacing="0.011cm" style:language-complex="fa" style:country-complex="IR" style:text-scale="103%"/>
    </style:style>
    <style:style style:name="T68" style:family="text">
      <style:text-properties fo:letter-spacing="-0.007cm" style:language-complex="ar" style:country-complex="BH"/>
    </style:style>
    <style:style style:name="T69" style:family="text">
      <style:text-properties fo:letter-spacing="-0.007cm" style:language-complex="ar" style:country-complex="BH" style:text-scale="95%"/>
    </style:style>
    <style:style style:name="T70" style:family="text">
      <style:text-properties fo:letter-spacing="-0.007cm" style:language-complex="ar" style:country-complex="BH" style:text-scale="90%"/>
    </style:style>
    <style:style style:name="T71" style:family="text">
      <style:text-properties fo:letter-spacing="-0.007cm" style:language-complex="ur" style:country-complex="PK" style:text-scale="90%"/>
    </style:style>
    <style:style style:name="T72" style:family="text">
      <style:text-properties fo:letter-spacing="-0.007cm" style:language-complex="ur" style:country-complex="PK" style:text-scale="94%"/>
    </style:style>
    <style:style style:name="T73" style:family="text">
      <style:text-properties fo:letter-spacing="-0.007cm" style:language-complex="ur" style:country-complex="PK" style:text-scale="95%"/>
    </style:style>
    <style:style style:name="T74" style:family="text">
      <style:text-properties fo:letter-spacing="-0.025cm" style:language-complex="ur" style:country-complex="PK" style:text-scale="87%"/>
    </style:style>
    <style:style style:name="T75" style:family="text">
      <style:text-properties fo:letter-spacing="-0.011cm" style:language-complex="ur" style:country-complex="PK" style:text-scale="92%"/>
    </style:style>
    <style:style style:name="T76" style:family="text">
      <style:text-properties fo:letter-spacing="-0.011cm" style:language-complex="ar" style:country-complex="BH" style:text-scale="94%"/>
    </style:style>
    <style:style style:name="T77" style:family="text">
      <style:text-properties fo:letter-spacing="-0.014cm" style:language-complex="ur" style:country-complex="PK" style:text-scale="93%"/>
    </style:style>
    <style:style style:name="T78" style:family="text">
      <style:text-properties fo:letter-spacing="-0.014cm" style:language-complex="ur" style:country-complex="PK" style:text-scale="94%"/>
    </style:style>
    <style:style style:name="T79" style:family="text">
      <style:text-properties fo:letter-spacing="-0.014cm" style:language-complex="ar" style:country-complex="BH" style:text-scale="93%"/>
    </style:style>
    <style:style style:name="T80" style:family="text">
      <style:text-properties fo:letter-spacing="0.014cm" style:language-complex="ur" style:country-complex="PK" style:text-scale="109%"/>
    </style:style>
    <style:style style:name="T81" style:family="text">
      <style:text-properties fo:color="#000000" fo:font-size="26pt" fo:font-weight="bold" style:font-size-asian="26pt" style:font-weight-asian="bold" style:font-size-complex="26pt" style:language-complex="ur" style:country-complex="PK" style:font-weight-complex="bold"/>
    </style:style>
    <style:style style:name="T82" style:family="text">
      <style:text-properties fo:color="#000000" style:language-complex="ur" style:country-complex="PK"/>
    </style:style>
    <style:style style:name="T83" style:family="text">
      <style:text-properties fo:color="#000000" style:language-complex="ar" style:country-complex="BH"/>
    </style:style>
    <style:style style:name="T84" style:family="text">
      <style:text-properties fo:color="#000000" fo:font-weight="bold" style:font-weight-asian="bold" style:language-complex="ur" style:country-complex="PK" style:font-weight-complex="bold"/>
    </style:style>
    <style:style style:name="T85" style:family="text">
      <style:text-properties fo:color="#000000" fo:background-color="#ffff00" loext:char-shading-value="0" style:language-complex="fa" style:country-complex="IR"/>
    </style:style>
    <style:style style:name="T86" style:family="text">
      <style:text-properties fo:color="#ff3333" style:language-complex="ur" style:country-complex="PK"/>
    </style:style>
    <style:style style:name="T87" style:family="text">
      <style:text-properties fo:color="#ff6600" fo:background-color="#ffff00" loext:char-shading-value="0" style:language-complex="ur" style:country-complex="PK"/>
    </style:style>
    <style:style style:name="T88" style:family="text">
      <style:text-properties fo:color="#3366ff" fo:font-weight="bold" style:font-weight-asian="bold" style:language-complex="ur" style:country-complex="PK" style:font-weight-complex="bold"/>
    </style:style>
    <style:style style:name="T89" style:family="text">
      <style:text-properties fo:background-color="#ffff00" loext:char-shading-value="0"/>
    </style:style>
    <style:style style:name="T90" style:family="text">
      <style:text-properties fo:background-color="#ffff00" loext:char-shading-value="0" style:font-name-asian="Times New Roman"/>
    </style:style>
    <style:style style:name="T91" style:family="text">
      <style:text-properties fo:background-color="#ffff00" loext:char-shading-value="0" style:font-name-asian="Scheherazade1" style:language-complex="fa" style:country-complex="IR"/>
    </style:style>
    <style:style style:name="T92" style:family="text">
      <style:text-properties fo:background-color="#ffff00" loext:char-shading-value="0" style:language-complex="fa" style:country-complex="IR"/>
    </style:style>
    <style:style style:name="T93" style:family="text">
      <style:text-properties officeooo:rsid="004ffc87" fo:background-color="#ffff00" loext:char-shading-value="0" style:language-complex="fa" style:country-complex="IR"/>
    </style:style>
    <style:style style:name="T94" style:family="text">
      <style:text-properties fo:background-color="#ffff00" loext:char-shading-value="0" style:language-complex="ar" style:country-complex="BH"/>
    </style:style>
    <style:style style:name="T95" style:family="text">
      <style:text-properties officeooo:rsid="00445ea3" fo:background-color="#ffff00" loext:char-shading-value="0" style:language-complex="ar" style:country-complex="BH"/>
    </style:style>
    <style:style style:name="T96" style:family="text">
      <style:text-properties fo:background-color="#ffff00" loext:char-shading-value="0" style:language-complex="ur" style:country-complex="PK"/>
    </style:style>
    <style:style style:name="T97" style:family="text">
      <style:text-properties officeooo:rsid="003eaaa8" fo:background-color="#ffff00" loext:char-shading-value="0" style:language-complex="ur" style:country-complex="PK"/>
    </style:style>
    <style:style style:name="T98" style:family="text">
      <style:text-properties fo:background-color="#ffff00" loext:char-shading-value="0" style:language-complex="ur" style:country-complex="PK"/>
    </style:style>
    <style:style style:name="T99" style:family="text">
      <style:text-properties officeooo:rsid="0056e758" fo:background-color="#ffff00" loext:char-shading-value="0" style:language-complex="ur" style:country-complex="PK"/>
    </style:style>
    <style:style style:name="T100" style:family="text">
      <style:text-properties officeooo:rsid="002c97fd" fo:background-color="#ffff00" loext:char-shading-value="0"/>
    </style:style>
    <style:style style:name="T101" style:family="text">
      <style:text-properties fo:background-color="#ffff00" loext:char-shading-value="0" style:font-name-asian="Awami Nastaliq Beta1"/>
    </style:style>
    <style:style style:name="T102" style:family="text">
      <style:text-properties fo:background-color="#ffff00" loext:char-shading-value="0" style:font-name-asian="Awami Nastaliq Beta1" style:language-complex="ur" style:country-complex="PK"/>
    </style:style>
    <style:style style:name="T103" style:family="text">
      <style:text-properties fo:background-color="#ffff00" loext:char-shading-value="0" style:font-name-asian="Awami Nastaliq Beta1" style:language-complex="ar" style:country-complex="BH"/>
    </style:style>
    <style:style style:name="T104" style:family="text">
      <style:text-properties officeooo:rsid="0019214f"/>
    </style:style>
    <style:style style:name="T105" style:family="text">
      <style:text-properties officeooo:rsid="003fc392"/>
    </style:style>
    <style:style style:name="T106" style:family="text">
      <style:text-properties officeooo:rsid="00407c3a"/>
    </style:style>
    <style:style style:name="T107" style:family="text">
      <style:text-properties officeooo:rsid="0041f77b"/>
    </style:style>
    <style:style style:name="T108" style:family="text">
      <style:text-properties officeooo:rsid="00432904"/>
    </style:style>
    <style:style style:name="T109" style:family="text">
      <style:text-properties officeooo:rsid="00440a1a"/>
    </style:style>
    <style:style style:name="T110" style:family="text">
      <style:text-properties officeooo:rsid="00444bac"/>
    </style:style>
    <style:style style:name="T111" style:family="text">
      <style:text-properties officeooo:rsid="00456404"/>
    </style:style>
    <style:style style:name="T112" style:family="text">
      <style:text-properties officeooo:rsid="00474623"/>
    </style:style>
    <style:style style:name="T113" style:family="text">
      <style:text-properties officeooo:rsid="00491043"/>
    </style:style>
    <style:style style:name="T114" style:family="text">
      <style:text-properties fo:background-color="#ffffff" loext:char-shading-value="0"/>
    </style:style>
    <style:style style:name="T115" style:family="text">
      <style:text-properties fo:background-color="#ffffff" loext:char-shading-value="0" style:font-name-asian="Scheherazade1" style:language-complex="fa" style:country-complex="IR"/>
    </style:style>
    <style:style style:name="T116" style:family="text">
      <style:text-properties fo:background-color="#ffffff" loext:char-shading-value="0" style:language-complex="fa" style:country-complex="IR"/>
    </style:style>
    <style:style style:name="T117" style:family="text">
      <style:text-properties officeooo:rsid="001d105b" fo:background-color="#ffffff" loext:char-shading-value="0" style:language-complex="fa" style:country-complex="IR"/>
    </style:style>
    <style:style style:name="T118" style:family="text">
      <style:text-properties officeooo:rsid="00253164" fo:background-color="#ffffff" loext:char-shading-value="0" style:language-complex="fa" style:country-complex="IR"/>
    </style:style>
    <style:style style:name="T119" style:family="text">
      <style:text-properties fo:background-color="#ffffff" loext:char-shading-value="0" style:language-complex="ar" style:country-complex="BH"/>
    </style:style>
    <style:style style:name="T120" style:family="text">
      <style:text-properties fo:background-color="#ffffff" loext:char-shading-value="0" style:language-complex="ur" style:country-complex="PK"/>
    </style:style>
    <style:style style:name="T121" style:family="text">
      <style:text-properties fo:background-color="#ffffff" loext:char-shading-value="0" style:language-complex="ur" style:country-complex="PK"/>
    </style:style>
    <style:style style:name="T122" style:family="text">
      <style:text-properties officeooo:rsid="003eaaa8" fo:background-color="#ffffff" loext:char-shading-value="0" style:language-complex="ur" style:country-complex="PK"/>
    </style:style>
    <style:style style:name="T123" style:family="text">
      <style:text-properties officeooo:rsid="003eaaa8" fo:background-color="#ffffff" loext:char-shading-value="0" style:language-complex="ur" style:country-complex="PK"/>
    </style:style>
    <style:style style:name="T124" style:family="text">
      <style:text-properties officeooo:rsid="002c97fd" fo:background-color="#ffffff" loext:char-shading-value="0"/>
    </style:style>
    <style:style style:name="T125" style:family="text">
      <style:text-properties officeooo:rsid="002c97fd" fo:background-color="#ffffff" loext:char-shading-value="0"/>
    </style:style>
    <style:style style:name="T126" style:family="text">
      <style:text-properties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شِنگ<text:span text:style-name="T1"> </text:span>کھنی<text:span text:style-name="T1"> </text:span>خسوس<text:span text:style-name="T1"> </text:span>بُو</text:p>
      <text:p text:style-name="P19">یلے<text:span text:style-name="T1"> </text:span>کسل<text:span text:style-name="T1"> </text:span>کُن<text:span text:style-name="T1"> </text:span>رُوم<text:span text:style-name="T1"> </text:span>یُولی<text:span text:style-name="T1"> </text:span>بادشاہ<text:span text:style-name="T1"> </text:span>لہ<text:span text:style-name="T1"> </text:span>فرُوفرا<text:span text:style-name="T1"> </text:span>بُوفے<text:span text:style-name="T1"> </text:span>چنگ<text:span text:style-name="T1"> </text:span>سہ<text:span text:style-name="T1"> </text:span>میدپی<text:span text:style-name="T1"> </text:span>اِنسُوک۔<text:span text:style-name="T1"> </text:span>کھو<text:span text:style-name="T1"> </text:span>سی<text:span text:style-name="T1"> </text:span>مسجد<text:span text:style-name="T1"> </text:span>یود<text:span text:style-name="T1"> </text:span>سا<text:span text:style-name="T1"> </text:span>اوت<text:span text:style-name="T1"> </text:span>کلے<text:span text:style-name="T1"> </text:span>تن٘ین،<text:span text:style-name="T1"> </text:span>شارگو<text:span text:style-name="T1"> </text:span>تارگو<text:span text:style-name="T1"> </text:span>چوق<text:span text:style-name="T1"> </text:span>لہ<text:span text:style-name="T1"> </text:span>لقپہ<text:span text:style-name="T1"> </text:span>زُون<text:span text:style-name="T1"> </text:span>زیرین،<text:span text:style-name="T1"> </text:span>چِگِنگ<text:span text:style-name="T1"> </text:span>مِنے<text:span text:style-name="T1"> </text:span>تن٘ین<text:span text:style-name="T1"> </text:span>دُوکسے<text:span text:style-name="T1"> </text:span>جق<text:span text:style-name="T1"> </text:span>کُنِنگ<text:span text:style-name="T1"> </text:span>نہ<text:span text:style-name="T1"> </text:span>جق<text:span text:style-name="T1"> </text:span>چِک<text:span text:style-name="T1"> </text:span>کھو<text:span text:style-name="T1"> </text:span>لہ<text:span text:style-name="T1"> </text:span>بُوی<text:span text:style-name="T1"> </text:span>سکیس<text:span text:style-name="T1"> </text:span>لے<text:span text:style-name="T1"> </text:span>کسل۔<text:span text:style-name="T1"> </text:span>دیرے<text:span text:style-name="T1"> </text:span>دے<text:span text:style-name="T1"> </text:span>فرُو<text:span text:style-name="T1"> </text:span>لہ<text:span text:style-name="T1"> </text:span>اوما<text:span text:style-name="T1"> </text:span>چدپا<text:span text:style-name="T1"> </text:span>نہ<text:span text:style-name="T1"> </text:span>کھوے<text:span text:style-name="T1"> </text:span>وزیر<text:span text:style-name="T1"> </text:span>پو<text:span text:style-name="T1"> </text:span>سی<text:span text:style-name="T1"> </text:span>بادشاہ<text:span text:style-name="T1"> </text:span>لہ<text:span text:style-name="T1"> </text:span>جوا<text:span text:style-name="T1"> </text:span>بیاس، <text:span text:style-name="T1"><text:s/>”</text:span>لے<text:span text:style-name="T1"> </text:span>کسل<text:span text:style-name="T1"> </text:span>یا<text:span text:style-name="T1"> </text:span>نونو<text:span text:style-name="T1"> </text:span>ن٘ا<text:span text:style-name="T1"> </text:span>لہ<text:span text:style-name="T1"> </text:span><text:span text:style-name="T89">خسوا</text:span><text:span text:style-name="T90"> </text:span><text:span text:style-name="T89">شزدے</text:span><text:span text:style-name="T1"> </text:span>بیاس<text:span text:style-name="T1"> </text:span>نہ<text:span text:style-name="T1"> </text:span>یری<text:span text:style-name="T1"> </text:span>شزدے<text:span text:style-name="T1"> </text:span>گویدپا۔<text:span text:style-name="T1">“ </text:span></text:p>
      <text:p text:style-name="P19"><text:span text:style-name="T2">دو</text:span><text:span text:style-name="T21"> </text:span><text:span text:style-name="T2">زیربا</text:span><text:span text:style-name="T21"> </text:span><text:span text:style-name="T2">نہ</text:span><text:span text:style-name="T21"> </text:span><text:span text:style-name="T2">بادشاہ</text:span><text:span text:style-name="T21"> </text:span><text:span text:style-name="T2">سی</text:span><text:span text:style-name="T21"> </text:span><text:span text:style-name="T2">وزیر</text:span><text:span text:style-name="T21"> </text:span><text:span text:style-name="T2">پو</text:span><text:span text:style-name="T21"> </text:span><text:span text:style-name="T2">لہ</text:span><text:span text:style-name="T21"> </text:span><text:span text:style-name="T2">زیرس،</text:span><text:span text:style-name="T21"> ”</text:span><text:span text:style-name="T2">ن٘ا</text:span><text:span text:style-name="T21"> </text:span><text:span text:style-name="T2">لہ</text:span><text:span text:style-name="T21"> </text:span><text:span text:style-name="T2">فوتپا</text:span><text:span text:style-name="T21"> </text:span><text:span text:style-name="T2">نہ</text:span><text:span text:style-name="T21"> </text:span><text:span text:style-name="T2">مید۔</text:span><text:span text:style-name="T21"> </text:span><text:span text:style-name="T2">امّہ</text:span><text:span text:style-name="T21"> </text:span><text:span text:style-name="T2">چِہ</text:span><text:span text:style-name="T21"> </text:span><text:span text:style-name="T2">بیک</text:span><text:span text:style-name="T21"> </text:span><text:span text:style-name="T2">کھیان٘ی</text:span><text:span text:style-name="T21"> </text:span><text:span text:style-name="T2">مہ</text:span><text:span text:style-name="T21"> </text:span><text:span text:style-name="T2">زیرس</text:span><text:span text:style-name="T21"> </text:span><text:span text:style-name="T2">نہ</text:span><text:span text:style-name="T21"> </text:span><text:span text:style-name="T2">لیاخموپا۔</text:span><text:span text:style-name="T21"> </text:span><text:span text:style-name="T2">تا</text:span><text:span text:style-name="T21"> </text:span><text:span text:style-name="T2">کھیان٘ی</text:span><text:span text:style-name="T21"> </text:span><text:span text:style-name="T2">زیربا</text:span><text:span text:style-name="T21"> </text:span><text:span text:style-name="T2">نہ</text:span><text:span text:style-name="T21"> </text:span><text:span text:style-name="T2">اون٘ا</text:span><text:span text:style-name="T21"> </text:span><text:span text:style-name="T2">کھیان٘ی</text:span><text:span text:style-name="T21"> </text:span><text:span text:style-name="T2">کھیر</text:span><text:span text:style-name="T21"> </text:span><text:span text:style-name="T2">ینگ</text:span><text:span text:style-name="T21">“ </text:span><text:span text:style-name="T2">زیرے</text:span><text:span text:style-name="T21"> </text:span><text:span text:style-name="T2">دے</text:span><text:span text:style-name="T21"> </text:span><text:span text:style-name="T2">فرُو</text:span><text:span text:style-name="T21"> </text:span><text:span text:style-name="T2">وزیر</text:span><text:span text:style-name="T21"> </text:span><text:span text:style-name="T2">پو</text:span><text:span text:style-name="T21"> </text:span><text:span text:style-name="T2">لہ</text:span><text:span text:style-name="T21"> </text:span><text:span text:style-name="T2">مِنس</text:span><text:span text:style-name="T21"> </text:span><text:span text:style-name="T2">جُو۔</text:span><text:span text:style-name="T21"> </text:span></text:p>
      <text:p text:style-name="P19"><text:span text:style-name="T2">دیکھہ</text:span><text:span text:style-name="T21"> </text:span><text:span text:style-name="T2">نہ</text:span><text:span text:style-name="T21"> </text:span><text:span text:style-name="T2">خُدا</text:span><text:span text:style-name="T21"> </text:span><text:span text:style-name="T2">سی</text:span><text:span text:style-name="T21"> </text:span><text:span text:style-name="T2">بادشاہ</text:span><text:span text:style-name="T21"> </text:span><text:span text:style-name="T2">لہ</text:span><text:span text:style-name="T21"> </text:span><text:span text:style-name="T2">ینگ</text:span><text:span text:style-name="T21"> </text:span><text:span text:style-name="T2">بُوی</text:span><text:span text:style-name="T21"> </text:span><text:span text:style-name="T2">چِک</text:span><text:span text:style-name="T21"> </text:span><text:span text:style-name="T2">شزدے</text:span><text:span text:style-name="T21"> </text:span><text:span text:style-name="T2">بیاس</text:span><text:span text:style-name="T21"> </text:span><text:span text:style-name="T2">جُو۔</text:span><text:span text:style-name="T21"> </text:span><text:span text:style-name="T2">دو</text:span><text:span text:style-name="T21"> </text:span><text:span text:style-name="T2">کوا</text:span><text:span text:style-name="T21"> </text:span><text:span text:style-name="T2">نہ</text:span><text:span text:style-name="T21"> </text:span><text:span text:style-name="T2">ایکھا</text:span><text:span text:style-name="T21"> </text:span><text:span text:style-name="T2">یُولی</text:span><text:span text:style-name="T21"> </text:span><text:span text:style-name="T2">بادشاہ</text:span><text:span text:style-name="T21"> </text:span><text:span text:style-name="T2">لہ</text:span><text:span text:style-name="T21"> </text:span><text:span text:style-name="T2">سہ</text:span><text:span text:style-name="T21"> </text:span><text:span text:style-name="T2">بُوی</text:span><text:span text:style-name="T21"> </text:span><text:span text:style-name="T2">میدپی</text:span><text:span text:style-name="T21"> </text:span><text:span text:style-name="T2">اِنسُوک۔</text:span><text:span text:style-name="T21"> </text:span><text:span text:style-name="T2">کھو</text:span><text:span text:style-name="T21"> </text:span><text:span text:style-name="T2">سی</text:span><text:span text:style-name="T21"> </text:span><text:span text:style-name="T2">سہ</text:span><text:span text:style-name="T21"> </text:span><text:span text:style-name="T2">دے</text:span><text:span text:style-name="T21"> </text:span><text:span text:style-name="T2">بادشاہ</text:span><text:span text:style-name="T21"> </text:span><text:span text:style-name="T2">پو</text:span><text:span text:style-name="T21"> </text:span><text:span text:style-name="T2">لہ</text:span><text:span text:style-name="T21"> </text:span><text:span text:style-name="T2">زیرس</text:span><text:span text:style-name="T3">، </text:span><text:span text:style-name="T21"><text:s/>”</text:span><text:span text:style-name="T2">یری</text:span><text:span text:style-name="T21"> </text:span><text:span text:style-name="T2">شزدے</text:span><text:span text:style-name="T21"> </text:span><text:span text:style-name="T2">یری</text:span><text:span text:style-name="T21"> </text:span><text:span text:style-name="T2">یا</text:span><text:span text:style-name="T21"> </text:span><text:span text:style-name="T2">فرُو</text:span><text:span text:style-name="T21"> </text:span><text:span text:style-name="T2">یان٘ی</text:span><text:span text:style-name="T21"> </text:span><text:span text:style-name="T2">ن٘ا</text:span><text:span text:style-name="T21"> </text:span><text:span text:style-name="T2">لہ</text:span><text:span text:style-name="T21"> </text:span><text:span text:style-name="T2">شزدے</text:span><text:span text:style-name="T21"> </text:span><text:span text:style-name="T2">بیوس۔</text:span><text:span text:style-name="T21">“ </text:span><text:span text:style-name="T2">دو</text:span><text:span text:style-name="T21"> </text:span><text:span text:style-name="T2">زیربا</text:span><text:span text:style-name="T21"> </text:span><text:span text:style-name="T2">نہ</text:span><text:span text:style-name="T21"> </text:span><text:span text:style-name="T2">دے</text:span><text:span text:style-name="T21"> </text:span><text:span text:style-name="T2">بادشاہ</text:span><text:span text:style-name="T21"> </text:span><text:span text:style-name="T2">پو</text:span><text:span text:style-name="T21"> </text:span><text:span text:style-name="T2">لیگی</text:span><text:span text:style-name="T21"> </text:span><text:span text:style-name="T2">نونگسپا</text:span><text:span text:style-name="T21"> </text:span><text:span text:style-name="T2">چن</text:span><text:span text:style-name="T21"> </text:span><text:span text:style-name="T2">چی</text:span><text:span text:style-name="T21"> </text:span><text:span text:style-name="T2">یودپی</text:span><text:span text:style-name="T21"> </text:span><text:span text:style-name="T2">اِنسُوک۔</text:span><text:span text:style-name="T21"> </text:span><text:span text:style-name="T2">دو</text:span><text:span text:style-name="T21"> </text:span><text:span text:style-name="T2">دے</text:span><text:span text:style-name="T21"> </text:span><text:span text:style-name="T2">بادشاہ</text:span><text:span text:style-name="T21"> </text:span><text:span text:style-name="T2">پو</text:span><text:span text:style-name="T21"> </text:span><text:span text:style-name="T2">لہ</text:span><text:span text:style-name="T21"> </text:span><text:span text:style-name="T2">مِنے</text:span><text:span text:style-name="T21"> </text:span><text:span text:style-name="T2">تنگس۔</text:span></text:p>
      <text:p text:style-name="P19"><text:span text:style-name="T26"><text:s/></text:span><text:span text:style-name="T2">دیکھہ</text:span><text:span text:style-name="T21"> </text:span><text:span text:style-name="T2">نہ</text:span><text:span text:style-name="T21"> </text:span><text:span text:style-name="T2">ینگ</text:span><text:span text:style-name="T21"> </text:span><text:span text:style-name="T2">لو</text:span><text:span text:style-name="T21"> </text:span><text:span text:style-name="T2">خسُوم</text:span><text:span text:style-name="T21"> </text:span><text:span text:style-name="T2">بجی</text:span><text:span text:style-name="T21"> </text:span><text:span text:style-name="T2">لہ</text:span><text:span text:style-name="T21"> </text:span><text:span text:style-name="T2">بادشاہ</text:span><text:span text:style-name="T21"> </text:span><text:span text:style-name="T2">لہ</text:span><text:span text:style-name="T21"> </text:span><text:span text:style-name="T2">ینگ</text:span><text:span text:style-name="T21"> </text:span><text:span text:style-name="T2">بُ</text:span><text:span text:style-name="T31">وی</text:span><text:span text:style-name="T22"> </text:span><text:span text:style-name="T31">سکیس</text:span><text:span text:style-name="T22"> </text:span><text:span text:style-name="T31">جُو۔</text:span><text:span text:style-name="T22"> </text:span><text:span text:style-name="T31">یا</text:span><text:span text:style-name="T22"> </text:span><text:span text:style-name="T31">یُولِنگ</text:span><text:span text:style-name="T22"> </text:span><text:span text:style-name="T31">نُو</text:span><text:span text:style-name="T22"> </text:span><text:span text:style-name="T31">بادشی</text:span><text:span text:style-name="T22"> </text:span><text:span text:style-name="T31">ہرتنے</text:span><text:span text:style-name="T22"> </text:span><text:span text:style-name="T31">کنگکول</text:span><text:span text:style-name="T22"> </text:span><text:span text:style-name="T31">بے</text:span><text:span text:style-name="T22"> </text:span><text:span text:style-name="T31">شِنگ</text:span><text:span text:style-name="T22"> </text:span><text:span text:style-name="T31">کھن</text:span><text:span text:style-name="T22"> </text:span><text:span text:style-name="T31">چی</text:span><text:span text:style-name="T22"> </text:span><text:span text:style-name="T31">یودپی</text:span><text:span text:style-name="T22"> </text:span><text:span text:style-name="T31">اِنسُوک۔</text:span><text:span text:style-name="T22"> </text:span><text:span text:style-name="T31">کھو</text:span><text:span text:style-name="T22"> </text:span><text:span text:style-name="T31">سی</text:span><text:span text:style-name="T22"> </text:span><text:span text:style-name="T31">بادشاہ</text:span><text:span text:style-name="T22"> </text:span><text:span text:style-name="T31">لہ</text:span><text:span text:style-name="T22"> </text:span><text:span text:style-name="T31">جوا</text:span><text:span text:style-name="T22"> </text:span><text:span text:style-name="T31">بیاس</text:span><text:span text:style-name="T32">، </text:span><text:span text:style-name="T22"><text:s/></text:span><text:span text:style-name="T91">”</text:span><text:span text:style-name="T31">لے</text:span><text:span text:style-name="T22"> </text:span><text:span text:style-name="T31">اتی</text:span><text:span text:style-name="T22"> </text:span><text:span text:style-name="T31">چو</text:span><text:span text:style-name="T22"> </text:span><text:span text:style-name="T31">ن٘ا</text:span><text:span text:style-name="T22"> </text:span><text:span text:style-name="T31">لہ</text:span><text:span text:style-name="T22"> </text:span><text:span text:style-name="T31">فرُو</text:span><text:span text:style-name="T22"> </text:span><text:span text:style-name="T31">فرے</text:span><text:span text:style-name="T22"> </text:span><text:span text:style-name="T31">چنگ</text:span><text:span text:style-name="T22"> </text:span><text:span text:style-name="T31">سہ</text:span><text:span text:style-name="T22"> </text:span><text:span text:style-name="T31">مید۔</text:span><text:span text:style-name="T22"> </text:span><text:span text:style-name="T31">یری</text:span><text:span text:style-name="T22"> </text:span><text:span text:style-name="T31">شزدے</text:span><text:span text:style-name="T22"> </text:span><text:span text:style-name="T31">یا</text:span><text:span text:style-name="T22"> </text:span><text:span text:style-name="T31">نونو</text:span><text:span text:style-name="T22"> </text:span><text:span text:style-name="T31">ن٘ا</text:span><text:span text:style-name="T22"> </text:span><text:span text:style-name="T31">لہ</text:span><text:span text:style-name="T22"> </text:span><text:span text:style-name="T31">خسوا</text:span><text:span text:style-name="T22"> </text:span><text:span text:style-name="T31">شزدے</text:span><text:span text:style-name="T22"> </text:span><text:span text:style-name="T31">بیوس۔</text:span><text:span text:style-name="T22">“ </text:span><text:span text:style-name="T31">بادشاہ</text:span><text:span text:style-name="T22"> </text:span><text:span text:style-name="T31">لہ</text:span><text:span text:style-name="T22"> </text:span><text:span text:style-name="T31">مید</text:span><text:span text:style-name="T22"> </text:span><text:span text:style-name="T31">زیربا</text:span><text:span text:style-name="T22"> </text:span><text:span text:style-name="T31">کھو</text:span><text:span text:style-name="T22"> </text:span><text:span text:style-name="T31">لہ</text:span><text:span text:style-name="T22"> </text:span><text:span text:style-name="T31">سہ</text:span><text:span text:style-name="T22"> </text:span><text:span text:style-name="T31">مہ</text:span><text:span text:style-name="T22"> </text:span><text:span text:style-name="T31">یَن۔</text:span><text:span text:style-name="T22"> </text:span><text:span text:style-name="T31">دے</text:span><text:span text:style-name="T22"> </text:span><text:span text:style-name="T31">فرُو</text:span><text:span text:style-name="T22"> </text:span><text:span text:style-name="T31">کھو</text:span><text:span text:style-name="T22"> </text:span><text:span text:style-name="T31">لہ</text:span><text:span text:style-name="T22"> </text:span><text:span text:style-name="T31">مِنے</text:span><text:span text:style-name="T22"> </text:span><text:span text:style-name="T31">تنگس</text:span><text:span text:style-name="T22"> </text:span><text:span text:style-name="T31">لے</text:span><text:span text:style-name="T22"> </text:span><text:span text:style-name="T31">کسل۔</text:span><text:span text:style-name="T22"> </text:span><text:span text:style-name="T31">وزیر</text:span><text:span text:style-name="T22"> </text:span><text:span text:style-name="T31">پو</text:span><text:span text:style-name="T22"> </text:span><text:span text:style-name="T31">نہ</text:span><text:span text:style-name="T22"> </text:span><text:span text:style-name="T31">اے</text:span><text:span text:style-name="T22"> </text:span><text:span text:style-name="T31">بادشاہ</text:span><text:span text:style-name="T22"> </text:span><text:span text:style-name="T31">پو</text:span><text:span text:style-name="T22"> </text:span><text:span text:style-name="T31">سی</text:span><text:span text:style-name="T22"> </text:span><text:span text:style-name="T31">کھیرفی</text:span><text:span text:style-name="T22"> </text:span><text:span text:style-name="T31">فرُونگ</text:span><text:span text:style-name="T22"> </text:span><text:span text:style-name="T31">لہ</text:span><text:span text:style-name="T22"> </text:span><text:span text:style-name="T31">کھون٘ی</text:span><text:span text:style-name="T22"> </text:span><text:span text:style-name="T31">سی</text:span><text:span text:style-name="T22"> </text:span><text:span text:style-name="T31">لیاخمو</text:span><text:span text:style-name="T22"> </text:span><text:span text:style-name="T31">بیاسے</text:span><text:span text:style-name="T22"> <text:s/></text:span><text:span text:style-name="T31">سبق</text:span><text:span text:style-name="T22"> </text:span><text:span text:style-name="T31">کُن</text:span><text:span text:style-name="T22"> </text:span><text:span text:style-name="T31">ہلژبس۔</text:span></text:p>
      <text:p text:style-name="P19"><text:soft-page-break/><text:span text:style-name="T27"><text:s/></text:span><text:span text:style-name="T31">دِیہا</text:span><text:span text:style-name="T22"> </text:span><text:span text:style-name="T31">اتا</text:span><text:span text:style-name="T22"> </text:span><text:span text:style-name="T31">شِنگ</text:span><text:span text:style-name="T22"> </text:span><text:span text:style-name="T31">کھن</text:span><text:span text:style-name="T22"> </text:span><text:span text:style-name="T31">لہ</text:span><text:span text:style-name="T22"> </text:span><text:span text:style-name="T31">نور</text:span><text:span text:style-name="T22"> </text:span><text:span text:style-name="T31">چی</text:span><text:span text:style-name="T22"> </text:span><text:span text:style-name="T31">منگموے</text:span><text:span text:style-name="T22"> </text:span><text:span text:style-name="T31">یودپی</text:span><text:span text:style-name="T22"> </text:span><text:span text:style-name="T31">اِنسُوک۔</text:span><text:span text:style-name="T22"> </text:span><text:span text:style-name="T31">کھو</text:span><text:span text:style-name="T22"> </text:span><text:span text:style-name="T31">سی</text:span><text:span text:style-name="T22"> </text:span><text:span text:style-name="T31">دے</text:span><text:span text:style-name="T22"> </text:span><text:span text:style-name="T31">فرُو</text:span><text:span text:style-name="T22"> </text:span><text:span text:style-name="T31">نور</text:span><text:span text:style-name="T22"> </text:span><text:span text:style-name="T31">ژھوا</text:span><text:span text:style-name="T22"> </text:span><text:span text:style-name="T31">تن٘ین</text:span><text:span text:style-name="T22"> </text:span><text:span text:style-name="T31">یقس۔</text:span><text:span text:style-name="T22"> </text:span><text:span text:style-name="T31">دیرے</text:span><text:span text:style-name="T22"> </text:span><text:span text:style-name="T31">دے</text:span><text:span text:style-name="T22"> </text:span><text:span text:style-name="T31">فرُونگ</text:span><text:span text:style-name="T22"> </text:span><text:span text:style-name="T31">ٹوق</text:span><text:span text:style-name="T22"> </text:span><text:span text:style-name="T31">ٹوق</text:span><text:span text:style-name="T22"> </text:span><text:span text:style-name="T44">فیال</text:span><text:span text:style-name="T22"> </text:span><text:span text:style-name="T47">فیال</text:span><text:span text:style-name="T22"> </text:span><text:span text:style-name="T31">سونگس۔</text:span><text:span text:style-name="T22"> </text:span><text:span text:style-name="T31">وزیر</text:span><text:span text:style-name="T22"> </text:span><text:span text:style-name="T31">پو</text:span><text:span text:style-name="T22"> </text:span><text:span text:style-name="T31">نہ</text:span><text:span text:style-name="T22"> </text:span><text:span text:style-name="T31">بادشاہ</text:span><text:span text:style-name="T22"> </text:span><text:span text:style-name="T31">پو</text:span><text:span text:style-name="T22"> </text:span><text:span text:style-name="T31">سی</text:span><text:span text:style-name="T22"> </text:span><text:span text:style-name="T92">خسوسفی</text:span><text:span text:style-name="T22"> </text:span><text:span text:style-name="T31">دے</text:span><text:span text:style-name="T22"> </text:span><text:span text:style-name="T31">فرُونگ</text:span><text:span text:style-name="T22"> </text:span><text:span text:style-name="T31">لہ</text:span><text:span text:style-name="T22"> </text:span><text:span text:style-name="T31">جق</text:span><text:span text:style-name="T22"> </text:span><text:span text:style-name="T31">چِک</text:span><text:span text:style-name="T22"> </text:span><text:span text:style-name="T31">کوس۔</text:span><text:span text:style-name="T22"> </text:span><text:span text:style-name="T31">فلان</text:span><text:span text:style-name="T22"> </text:span><text:span text:style-name="T31">یُول</text:span><text:span text:style-name="T22"> </text:span><text:span text:style-name="T31">چِگِنگ</text:span><text:span text:style-name="T22"> </text:span><text:span text:style-name="T31">سلمہ</text:span><text:span text:style-name="T22"> </text:span><text:span text:style-name="T31">چوچو</text:span><text:span text:style-name="T22"> </text:span><text:span text:style-name="T31">زیرین</text:span><text:span text:style-name="T22"> </text:span><text:span text:style-name="T31">لیگی</text:span><text:span text:style-name="T22"> </text:span><text:span text:style-name="T31">کوسوندو</text:span><text:span text:style-name="T22"> </text:span><text:span text:style-name="T31">رگیالموے</text:span><text:span text:style-name="T22"> </text:span><text:span text:style-name="T31">چِک</text:span><text:span text:style-name="T22"> </text:span><text:span text:style-name="T31">یود</text:span><text:span text:style-name="T22"> </text:span><text:span text:style-name="T31">لو۔</text:span><text:span text:style-name="T22"> </text:span><text:span text:style-name="T31">دو</text:span><text:span text:style-name="T22"> </text:span><text:span text:style-name="T31">لہ</text:span><text:span text:style-name="T22"> </text:span><text:span text:style-name="T31">میُول</text:span><text:span text:style-name="T22"> </text:span><text:span text:style-name="T31">گنگمی</text:span><text:span text:style-name="T22"> </text:span><text:span text:style-name="T31">بادشی</text:span><text:span text:style-name="T22"> </text:span><text:span text:style-name="T31">فرُونگ</text:span><text:span text:style-name="T22"> </text:span><text:span text:style-name="T31">لغم</text:span><text:span text:style-name="T22"> </text:span><text:span text:style-name="T31">لہ</text:span><text:span text:style-name="T22"> </text:span><text:span text:style-name="T31">گوانگ</text:span><text:span text:style-name="T22"> </text:span><text:span text:style-name="T31">لو۔</text:span><text:span text:style-name="T22"> </text:span><text:span text:style-name="T31">دو</text:span><text:span text:style-name="T22"> </text:span><text:span text:style-name="T31">کوا</text:span><text:span text:style-name="T22"> </text:span><text:span text:style-name="T31">نہ</text:span><text:span text:style-name="T22"> </text:span><text:span text:style-name="T31">کھونگ</text:span><text:span text:style-name="T22"> <text:s/></text:span><text:span text:style-name="T31">نِ٘یسکا</text:span><text:span text:style-name="T22"> </text:span><text:span text:style-name="T31">سہ</text:span><text:span text:style-name="T22"> </text:span><text:span text:style-name="T31">سونگس</text:span><text:span text:style-name="T22"> </text:span><text:span text:style-name="T31">لے</text:span><text:span text:style-name="T22"> </text:span><text:span text:style-name="T31">کسل۔</text:span><text:span text:style-name="T22"> </text:span><text:span text:style-name="T31">دے</text:span><text:span text:style-name="T22"> </text:span><text:span text:style-name="T31">خپیرو</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لہ</text:span><text:span text:style-name="T22"> </text:span><text:span text:style-name="T31">سہ</text:span><text:span text:style-name="T22"> </text:span><text:span text:style-name="T31">کو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کُھوری</text:span><text:span text:style-name="T22"> </text:span><text:span text:style-name="T31">خسوسپی</text:span><text:span text:style-name="T22"> </text:span><text:span text:style-name="T31">اتا</text:span><text:span text:style-name="T22"> </text:span><text:span text:style-name="T31">شِنگ</text:span><text:span text:style-name="T22"> </text:span><text:span text:style-name="T31">کھن</text:span><text:span text:style-name="T22"> </text:span><text:span text:style-name="T31">لہ</text:span><text:span text:style-name="T22"> </text:span><text:span text:style-name="T31">زیرس،</text:span><text:span text:style-name="T22"> </text:span><text:span text:style-name="T23">”</text:span><text:span text:style-name="T31">اتا</text:span><text:span text:style-name="T22"> </text:span><text:span text:style-name="T31">جُو</text:span><text:span text:style-name="T22"> </text:span><text:span text:style-name="T31">یانگ</text:span><text:span text:style-name="T22"> </text:span><text:span text:style-name="T31">لہ</text:span><text:span text:style-name="T22"> </text:span><text:span text:style-name="T31">خا</text:span><text:span text:style-name="T22"> </text:span><text:span text:style-name="T47">مہ</text:span><text:span text:style-name="T23"> </text:span><text:span text:style-name="T47">اونگس</text:span><text:span text:style-name="T23"> </text:span><text:span text:style-name="T47">نہ</text:span><text:span text:style-name="T22"> </text:span><text:span text:style-name="T31">ن٘ا</text:span><text:span text:style-name="T22"> </text:span><text:span text:style-name="T31">خپیر</text:span><text:span text:style-name="T47">ے</text:span><text:span text:style-name="T22"> </text:span><text:span text:style-name="T31">چِک</text:span><text:span text:style-name="T22"> </text:span><text:span text:style-name="T31">زیرید،</text:span><text:span text:style-name="T22">“ </text:span><text:span text:style-name="T31">زیرے</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س،</text:span><text:span text:style-name="T22"> ”</text:span><text:span text:style-name="T31">ن٘ی</text:span><text:span text:style-name="T22"> </text:span><text:span text:style-name="T31">کاچو</text:span><text:span text:style-name="T22"> </text:span><text:span text:style-name="T31">نِ٘یسکا</text:span><text:span text:style-name="T22"> </text:span><text:span text:style-name="T31">سلمہ</text:span><text:span text:style-name="T22"> </text:span><text:span text:style-name="T31">چوچو</text:span><text:span text:style-name="T22"> </text:span><text:span text:style-name="T31">لہ</text:span><text:span text:style-name="T22"> </text:span><text:span text:style-name="T31">لغم</text:span><text:span text:style-name="T22"> </text:span><text:span text:style-name="T31">لہ</text:span><text:span text:style-name="T22"> </text:span><text:span text:style-name="T31">سونگسید</text:span><text:span text:style-name="T22"> </text:span><text:span text:style-name="T31">لو۔</text:span><text:span text:style-name="T22"> </text:span><text:span text:style-name="T31">یان٘ی</text:span><text:span text:style-name="T22"> </text:span><text:span text:style-name="T31">جلتے</text:span><text:span text:style-name="T22"> </text:span><text:span text:style-name="T31">کھسکوس</text:span><text:span text:style-name="T22"> </text:span><text:span text:style-name="T31">چی</text:span><text:span text:style-name="T22"> </text:span><text:span text:style-name="T31">بیاس</text:span><text:span text:style-name="T22"> </text:span><text:span text:style-name="T31">نہ</text:span><text:span text:style-name="T22"> </text:span><text:span text:style-name="T31">ن٘ا</text:span><text:span text:style-name="T22"> </text:span><text:span text:style-name="T31">سہ</text:span><text:span text:style-name="T22"> </text:span><text:span text:style-name="T31">گِک</text:span><text:span text:style-name="T22"> </text:span><text:span text:style-name="T31">جُو۔</text:span><text:span text:style-name="T22">“ </text:span></text:p>
      <text:p text:style-name="P19"><text:span text:style-name="T31">زیربا</text:span><text:span text:style-name="T22"> </text:span><text:span text:style-name="T31">نہ</text:span><text:span text:style-name="T22"> </text:span><text:span text:style-name="T31">اتو</text:span><text:span text:style-name="T22"> </text:span><text:span text:style-name="T31">سی</text:span><text:span text:style-name="T22"> </text:span><text:span text:style-name="T31">زیرس،</text:span><text:span text:style-name="T22"> </text:span><text:span text:style-name="T23">”</text:span><text:span text:style-name="T31">یانگ</text:span><text:span text:style-name="T22"> </text:span><text:span text:style-name="T31">شخفو</text:span><text:span text:style-name="T22"> <text:s/></text:span><text:span text:style-name="T31">شوخس</text:span><text:span text:style-name="T22"> </text:span><text:span text:style-name="T31">امہ</text:span><text:span text:style-name="T22"> </text:span><text:span text:style-name="T31">جق</text:span><text:span text:style-name="T22"> </text:span><text:span text:style-name="T31">چی</text:span><text:span text:style-name="T22"> </text:span><text:span text:style-name="T31">نِ٘یس</text:span><text:span text:style-name="T22"> </text:span><text:span text:style-name="T31">خسُوم</text:span><text:span text:style-name="T22"> </text:span><text:span text:style-name="T31">دَدے</text:span><text:span text:style-name="T22"> </text:span><text:span text:style-name="T31">شوخس۔</text:span><text:span text:style-name="T22"> </text:span><text:span text:style-name="T31">ن٘تی</text:span><text:span text:style-name="T22"> </text:span><text:span text:style-name="T31">گونگما</text:span><text:span text:style-name="T22"> </text:span><text:span text:style-name="T31">ژھر</text:span><text:span text:style-name="T22"> </text:span><text:span text:style-name="T31">پوینگ</text:span><text:span text:style-name="T22"> </text:span><text:span text:style-name="T31">ستقپے</text:span><text:span text:style-name="T22"> </text:span><text:span text:style-name="T31">چِک</text:span><text:span text:style-name="T22"> </text:span><text:span text:style-name="T31">یود،</text:span><text:span text:style-name="T22"> </text:span><text:span text:style-name="T31">دو</text:span><text:span text:style-name="T22"> </text:span><text:span text:style-name="T31">لہ</text:span><text:span text:style-name="T22"> </text:span><text:span text:style-name="T31">ڈانگ</text:span><text:span text:style-name="T91"> </text:span><text:span text:style-name="T92">خسُوم</text:span><text:span text:style-name="T22"> </text:span><text:span text:style-name="T31">بیوس۔</text:span><text:span text:style-name="T22"> </text:span><text:span text:style-name="T31">ن٘ا</text:span><text:span text:style-name="T22"> </text:span><text:span text:style-name="T31">یانگ</text:span><text:span text:style-name="T22"> </text:span><text:span text:style-name="T31">لہ</text:span><text:span text:style-name="T22"> </text:span><text:span text:style-name="T31">خلُونگ</text:span><text:span text:style-name="T22"> </text:span><text:span text:style-name="T31">ہرتے</text:span><text:span text:style-name="T22"> </text:span><text:span text:style-name="T31">چِک</text:span><text:span text:style-name="T22"> </text:span><text:span text:style-name="T31">فچوید۔</text:span><text:span text:style-name="T22"> </text:span><text:span text:style-name="T31">یانگ</text:span><text:span text:style-name="T22"> </text:span><text:span text:style-name="T31">یا</text:span><text:span text:style-name="T22"> </text:span><text:span text:style-name="T31">ہرت</text:span><text:span text:style-name="T34">ے </text:span><text:span text:style-name="T31">کھہ</text:span><text:span text:style-name="T22"> </text:span><text:span text:style-name="T31">جونے</text:span><text:span text:style-name="T22"> </text:span><text:span text:style-name="T31">شوخس۔</text:span><text:span text:style-name="T22">“ </text:span><text:span text:style-name="T31">دیرے</text:span><text:span text:style-name="T22"> </text:span><text:span text:style-name="T31">جقمے</text:span><text:span text:style-name="T22"> </text:span><text:span text:style-name="T31">خسُوم</text:span><text:span text:style-name="T22"> </text:span><text:span text:style-name="T31">بجی</text:span><text:span text:style-name="T22"> </text:span><text:span text:style-name="T31">لہ</text:span><text:span text:style-name="T22"> </text:span><text:span text:style-name="T31">اپو</text:span><text:span text:style-name="T22"> </text:span><text:span text:style-name="T31">شِنگ</text:span><text:span text:style-name="T22"> </text:span><text:span text:style-name="T31">کھن</text:span><text:span text:style-name="T22"> </text:span><text:span text:style-name="T31">لہ</text:span><text:span text:style-name="T22"> </text:span><text:span text:style-name="T31">دے</text:span><text:span text:style-name="T22"> </text:span><text:span text:style-name="T31">ہرتو</text:span><text:span text:style-name="T22"> </text:span><text:span text:style-name="T31">لدنس۔</text:span><text:span text:style-name="T22"> </text:span><text:span text:style-name="T31">اپو</text:span><text:span text:style-name="T22"> </text:span><text:span text:style-name="T31">شِنگ</text:span><text:span text:style-name="T22"> </text:span><text:span text:style-name="T31">کھنی</text:span><text:span text:style-name="T22"> </text:span><text:span text:style-name="T31">دے</text:span><text:span text:style-name="T22"> </text:span><text:span text:style-name="T31">ہرتو</text:span><text:span text:style-name="T22"> </text:span><text:span text:style-name="T31">دینے</text:span><text:span text:style-name="T22"> </text:span><text:span text:style-name="T31">بیاسے</text:span><text:span text:style-name="T22"> </text:span><text:span text:style-name="T31">فچوس</text:span><text:span text:style-name="T22"> </text:span><text:span text:style-name="T31">جُو۔</text:span><text:span text:style-name="T22"> </text:span><text:span text:style-name="T31">دو</text:span><text:span text:style-name="T22"> </text:span><text:span text:style-name="T31">لہ</text:span><text:span text:style-name="T22"> </text:span><text:span text:style-name="T31">ہُو</text:span><text:span text:style-name="T22"> </text:span><text:span text:style-name="T31">بیا</text:span><text:span text:style-name="T22"> </text:span><text:span text:style-name="T47">نہ</text:span><text:span text:style-name="T22"> </text:span><text:span text:style-name="T31">مُوکھب</text:span><text:span text:style-name="T22"> </text:span><text:span text:style-name="T31">چی</text:span><text:span text:style-name="T22"> </text:span><text:span text:style-name="T31">گوے</text:span><text:span text:style-name="T22"> </text:span><text:span text:style-name="T31">اِنسُوک،</text:span><text:span text:style-name="T22"> <text:s/></text:span><text:span text:style-name="T31">ہا</text:span><text:span text:style-name="T22"> </text:span><text:span text:style-name="T31">بیا</text:span><text:span text:style-name="T22"> </text:span><text:span text:style-name="T31">نہ</text:span><text:span text:style-name="T22"> </text:span><text:span text:style-name="T31">ینگ</text:span><text:span text:style-name="T22"> </text:span><text:span text:style-name="T31">ہرتا</text:span><text:span text:style-name="T22"> </text:span><text:span text:style-name="T31">گوے</text:span><text:span text:style-name="T22"> </text:span><text:span text:style-name="T31">اِنسُوک۔</text:span></text:p>
      <text:p text:style-name="P19"><text:span text:style-name="T27"><text:s/></text:span><text:span text:style-name="T31">دیرے</text:span><text:span text:style-name="T22"> </text:span><text:span text:style-name="T31">جقمے</text:span><text:span text:style-name="T22"> </text:span><text:span text:style-name="T31">خسُوم</text:span><text:span text:style-name="T22"> </text:span><text:span text:style-name="T31">لہ</text:span><text:span text:style-name="T22"> </text:span><text:span text:style-name="T31">کھو</text:span><text:span text:style-name="T22"> </text:span><text:span text:style-name="T31">دے</text:span><text:span text:style-name="T22"> </text:span><text:span text:style-name="T31">ہرتے</text:span><text:span text:style-name="T22"> </text:span><text:span text:style-name="T31">کھہ</text:span><text:span text:style-name="T22"> </text:span><text:span text:style-name="T31">رونے</text:span><text:span text:style-name="T22"> </text:span><text:span text:style-name="T31">سونگس</text:span><text:span text:style-name="T22"> </text:span><text:span text:style-name="T31">لے</text:span><text:span text:style-name="T22"> </text:span><text:span text:style-name="T31">کسل۔</text:span><text:span text:style-name="T22"> </text:span><text:span text:style-name="T31">دیرے</text:span><text:span text:style-name="T22"> </text:span><text:span text:style-name="T31">لم</text:span><text:span text:style-name="T22"> </text:span><text:span text:style-name="T31">دُوس</text:span><text:span text:style-name="T22"> </text:span><text:span text:style-name="T31">چِگی</text:span><text:span text:style-name="T22"> </text:span><text:span text:style-name="T31">کھہ</text:span><text:span text:style-name="T22"> </text:span><text:span text:style-name="T31">تھونے</text:span><text:span text:style-name="T22"> </text:span><text:span text:style-name="T31">دے</text:span><text:span text:style-name="T22"> </text:span><text:span text:style-name="T31">ملسی</text:span><text:span text:style-name="T22"> </text:span><text:span text:style-name="T31">کھہ</text:span><text:span text:style-name="T22"> </text:span><text:span text:style-name="T31">اپی</text:span><text:span text:style-name="T22"> </text:span><text:span text:style-name="T31">چِک</text:span><text:span text:style-name="T22"> </text:span><text:span text:style-name="T31">دُوگین</text:span><text:span text:style-name="T22"> </text:span><text:span text:style-name="T31">یودپی</text:span><text:span text:style-name="T22"> </text:span><text:span text:style-name="T31">اِنسُوک۔</text:span><text:span text:style-name="T22"> </text:span><text:span text:style-name="T31">کھو</text:span><text:span text:style-name="T22"> </text:span><text:span text:style-name="T31">دے</text:span><text:span text:style-name="T22"> </text:span><text:span text:style-name="T31">اپی</text:span><text:span text:style-name="T22"> </text:span><text:span text:style-name="T31">شِدیا</text:span><text:span text:style-name="T22"> </text:span><text:span text:style-name="T31">اپی</text:span><text:span text:style-name="T22"> </text:span><text:span text:style-name="T31">لہ</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31">مِنین</text:span><text:span text:style-name="T22"> </text:span><text:span text:style-name="T31">جقمے</text:span><text:span text:style-name="T22"> </text:span><text:span text:style-name="T31">نِ٘یس</text:span><text:span text:style-name="T22"> </text:span><text:span text:style-name="T31">خسُوم</text:span><text:span text:style-name="T22"> </text:span><text:span text:style-name="T31">چی</text:span><text:span text:style-name="T22"> </text:span><text:span text:style-name="T31">دُوکس۔</text:span><text:span text:style-name="T22"> </text:span><text:span text:style-name="T31">دیکھہ</text:span><text:span text:style-name="T22"> </text:span><text:span text:style-name="T31">نہ</text:span><text:span text:style-name="T22"> </text:span><text:span text:style-name="T31">جق</text:span><text:span text:style-name="T22"> </text:span><text:span text:style-name="T31">چِک</text:span><text:span text:style-name="T22"> </text:span><text:span text:style-name="T31">کھو</text:span><text:span text:style-name="T22"> </text:span><text:span text:style-name="T31">سی</text:span><text:span text:style-name="T22"> </text:span><text:span text:style-name="T31">اپی</text:span><text:span text:style-name="T22"> </text:span><text:span text:style-name="T31">لہ</text:span><text:span text:style-name="T22"> </text:span><text:span text:style-name="T31">ترِس،</text:span><text:span text:style-name="T22"> ”</text:span><text:span text:style-name="T31">اِنا</text:span><text:span text:style-name="T22"> </text:span><text:span text:style-name="T47">جُو</text:span><text:span text:style-name="T23"> </text:span><text:soft-page-break/><text:span text:style-name="T47">یُولِنگ</text:span><text:span text:style-name="T22"> </text:span><text:span text:style-name="T31">چِہ</text:span><text:span text:style-name="T22"> </text:span><text:span text:style-name="T31">خپیرا</text:span><text:span text:style-name="T22"> </text:span><text:span text:style-name="T31">یود؟</text:span><text:span text:style-name="T22"> </text:span><text:span text:style-name="T31">یا</text:span><text:span text:style-name="T22"> </text:span><text:span text:style-name="T31">یُول</text:span><text:span text:style-name="T22"> </text:span><text:span text:style-name="T31">پوینگ</text:span><text:span text:style-name="T22"> </text:span><text:span text:style-name="T31">نُو</text:span><text:span text:style-name="T22"> </text:span><text:span text:style-name="T31">سلمہ</text:span><text:span text:style-name="T22"> </text:span><text:span text:style-name="T31">چوچو</text:span><text:span text:style-name="T22"> </text:span><text:span text:style-name="T31">زیرین</text:span><text:span text:style-name="T22"> </text:span><text:span text:style-name="T31">یود</text:span><text:span text:style-name="T22"> </text:span><text:span text:style-name="T31">لو۔</text:span><text:span text:style-name="T22"> </text:span><text:span text:style-name="T31">ن٘ا</text:span><text:span text:style-name="T22"> </text:span><text:span text:style-name="T31">سہ</text:span><text:span text:style-name="T22"> </text:span><text:span text:style-name="T31">مو</text:span><text:span text:style-name="T22"> </text:span><text:span text:style-name="T31">لہ</text:span><text:span text:style-name="T22"> </text:span><text:span text:style-name="T31">چِک</text:span><text:span text:style-name="T22"> </text:span><text:span text:style-name="T31">ہلتا</text:span><text:span text:style-name="T22"> </text:span><text:span text:style-name="T31">گوے</text:span><text:span text:style-name="T22"> </text:span><text:span text:style-name="T31">اِن۔</text:span><text:span text:style-name="T22"> </text:span><text:span text:style-name="T31">یری</text:span><text:span text:style-name="T22"> </text:span><text:span text:style-name="T31">شزدے</text:span><text:span text:style-name="T22"> </text:span><text:span text:style-name="T31">لم</text:span><text:span text:style-name="T22"> </text:span><text:span text:style-name="T31">سنے،</text:span><text:span text:style-name="T22"> </text:span><text:span text:style-name="T31">جلتے</text:span><text:span text:style-name="T22"> </text:span><text:span text:style-name="T31">کھسکوس</text:span><text:span text:style-name="T22"> </text:span><text:span text:style-name="T31">چی</text:span><text:span text:style-name="T22"> </text:span><text:span text:style-name="T31">بیوس۔</text:span><text:span text:style-name="T22">“</text:span></text:p>
      <text:p text:style-name="P20"><text:span text:style-name="T31">دو</text:span><text:span text:style-name="T22"> </text:span><text:span text:style-name="T31">زیربا</text:span><text:span text:style-name="T22"> </text:span><text:span text:style-name="T31">نہ</text:span><text:span text:style-name="T22"> </text:span><text:span text:style-name="T31">اپی</text:span><text:span text:style-name="T22"> </text:span><text:span text:style-name="T31">سی</text:span><text:span text:style-name="T22"> </text:span><text:span text:style-name="T31">زیرس،</text:span><text:span text:style-name="T42"> </text:span><text:span text:style-name="T22"><text:s/>”</text:span><text:span text:style-name="T31">لے</text:span><text:span text:style-name="T22"> </text:span><text:span text:style-name="T31">بُو</text:span><text:span text:style-name="T22"> </text:span><text:span text:style-name="T31">ہسکے</text:span><text:span text:style-name="T22"> </text:span><text:span text:style-name="T31">نم</text:span><text:span text:style-name="T22"> </text:span><text:span text:style-name="T31">لنگ</text:span><text:span text:style-name="T22"> </text:span><text:span text:style-name="T31">نہ</text:span><text:span text:style-name="T22"> </text:span><text:span text:style-name="T31">کھا</text:span><text:span text:style-name="T22"> </text:span><text:span text:style-name="T31">سپِس</text:span><text:span text:style-name="T22"> </text:span><text:span text:style-name="T31">چی</text:span><text:span text:style-name="T22"> </text:span><text:span text:style-name="T31">اونگمی</text:span><text:span text:style-name="T22"> </text:span><text:span text:style-name="T31">اِن۔</text:span><text:span text:style-name="T22"> </text:span><text:span text:style-name="T31">دے</text:span><text:span text:style-name="T22"> </text:span><text:span text:style-name="T31">کھا</text:span><text:span text:style-name="T22"> </text:span><text:span text:style-name="T31">سپِس</text:span><text:span text:style-name="T22"> </text:span><text:span text:style-name="T31">پو</text:span><text:span text:style-name="T22"> </text:span><text:span text:style-name="T31">زُونے</text:span><text:span text:style-name="T22"> </text:span><text:span text:style-name="T31">گوا</text:span><text:span text:style-name="T22"> </text:span><text:span text:style-name="T31">نہ</text:span><text:span text:style-name="T22"> </text:span><text:span text:style-name="T31">وا</text:span><text:span text:style-name="T22"> </text:span><text:span text:style-name="T31">رزیس</text:span><text:span text:style-name="T22"> </text:span><text:span text:style-name="T31">کھی</text:span><text:span text:style-name="T22"> </text:span><text:span text:style-name="T31">رزیس</text:span><text:span text:style-name="T22"> </text:span><text:span text:style-name="T31">چی</text:span><text:span text:style-name="T22"> </text:span><text:span text:style-name="T47">تھوبد</text:span><text:span text:style-name="T31">۔</text:span><text:span text:style-name="T22"> </text:span><text:span text:style-name="T31">دو</text:span><text:span text:style-name="T22"> </text:span><text:span text:style-name="T31">زُونے</text:span><text:span text:style-name="T22"> </text:span><text:span text:style-name="T31">سونگس</text:span><text:span text:style-name="T22"> </text:span><text:span text:style-name="T31">نہ</text:span><text:span text:style-name="T22"> </text:span><text:span text:style-name="T31">می</text:span><text:span text:style-name="T22"> </text:span><text:span text:style-name="T31">رزیس</text:span><text:span text:style-name="T22"> </text:span><text:span text:style-name="T31">چی</text:span><text:span text:style-name="T22"> </text:span><text:span text:style-name="T31">سہ</text:span><text:span text:style-name="T22"> </text:span><text:span text:style-name="T47">تھوبد</text:span><text:span text:style-name="T31">۔</text:span><text:span text:style-name="T22"> </text:span><text:span text:style-name="T31">دو</text:span><text:span text:style-name="T22"> </text:span><text:span text:style-name="T31">زوُنے</text:span><text:span text:style-name="T22"> </text:span><text:span text:style-name="T31">سونگ</text:span><text:span text:style-name="T22"> </text:span><text:span text:style-name="T31">نہ</text:span><text:span text:style-name="T22"> </text:span><text:span text:style-name="T31">کھیانگ</text:span><text:span text:style-name="T22"> </text:span><text:span text:style-name="T31">دے</text:span><text:span text:style-name="T22"> </text:span><text:span text:style-name="T31">یُول</text:span><text:span text:style-name="T22"> </text:span><text:span text:style-name="T31">پِنگ</text:span><text:span text:style-name="T58"> </text:span><text:span text:style-name="T60">تھو</text:span><text:span text:style-name="T58"> </text:span><text:span text:style-name="T60">نمی</text:span><text:span text:style-name="T22"> </text:span><text:span text:style-name="T31">اِن۔</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نم</text:span><text:span text:style-name="T22"> </text:span><text:span text:style-name="T31">لنگفا</text:span><text:span text:style-name="T22"> </text:span><text:span text:style-name="T31">نہ</text:span><text:span text:style-name="T22"> </text:span><text:span text:style-name="T31">کھو</text:span><text:span text:style-name="T22"> </text:span><text:span text:style-name="T31">اپی</text:span><text:span text:style-name="T22"> </text:span><text:span text:style-name="T31">سی</text:span><text:span text:style-name="T22"> </text:span><text:span text:style-name="T31">زیرفی</text:span><text:span text:style-name="T22"> </text:span><text:span text:style-name="T31">لم</text:span><text:span text:style-name="T22"> </text:span><text:span text:style-name="T31">پو</text:span><text:span text:style-name="T22"> </text:span><text:span text:style-name="T31">زُونے</text:span><text:span text:style-name="T22"> </text:span><text:span text:style-name="T31">گوا</text:span><text:span text:style-name="T22"> </text:span><text:span text:style-name="T31">نہ</text:span><text:span text:style-name="T22"> </text:span><text:span text:style-name="T31">چھوغو</text:span><text:span text:style-name="T22"> </text:span><text:span text:style-name="T31">یُول</text:span><text:span text:style-name="T22"> </text:span><text:span text:style-name="T31">چِگِنگ</text:span><text:span text:style-name="T22"> </text:span><text:span text:style-name="T31">نُو</text:span><text:span text:style-name="T22"> </text:span><text:span text:style-name="T31">تھون</text:span><text:span text:style-name="T22"> </text:span><text:span text:style-name="T31">لے</text:span><text:span text:style-name="T22"> </text:span><text:span text:style-name="T31">کسل۔</text:span><text:span text:style-name="T22"> </text:span><text:span text:style-name="T31">دیرے</text:span><text:span text:style-name="T22"> </text:span><text:span text:style-name="T31">کھو</text:span><text:span text:style-name="T22"> </text:span><text:span text:style-name="T31">کھورین</text:span><text:span text:style-name="T22"> </text:span><text:span text:style-name="T31">کھورین</text:span><text:span text:style-name="T22"> </text:span><text:span text:style-name="T31">چ</text:span><text:span text:style-name="T47">ی</text:span><text:span text:style-name="T22"> </text:span><text:span text:style-name="T31">ننگ</text:span><text:span text:style-name="T22"> </text:span><text:span text:style-name="T31">چِگِنگ</text:span><text:span text:style-name="T22"> </text:span><text:span text:style-name="T31">تھونما</text:span><text:span text:style-name="T22"> </text:span><text:span text:style-name="T31">نہ</text:span><text:span text:style-name="T22"> </text:span><text:span text:style-name="T31">دے</text:span><text:span text:style-name="T22"> </text:span><text:span text:style-name="T31">ننگ پوینگ</text:span><text:span text:style-name="T22"> </text:span><text:span text:style-name="T31">اپی</text:span><text:span text:style-name="T22"> </text:span><text:span text:style-name="T31">چِک</text:span><text:span text:style-name="T22"> </text:span><text:span text:style-name="T31">نہ</text:span><text:span text:style-name="T22"> </text:span><text:span text:style-name="T31">بون٘وے</text:span><text:span text:style-name="T22"> </text:span><text:span text:style-name="T31">چِک</text:span><text:span text:style-name="T22"> </text:span><text:span text:style-name="T31">یودسُوک</text:span><text:span text:style-name="T22"> </text:span><text:span text:style-name="T31">جُو۔</text:span><text:span text:style-name="T22"> </text:span><text:span text:style-name="T31">کھو</text:span><text:span text:style-name="T22"> </text:span><text:span text:style-name="T31">لیگی</text:span><text:span text:style-name="T22"> </text:span><text:span text:style-name="T31">ہلتو</text:span><text:span text:style-name="T32">خ</text:span><text:span text:style-name="T31">سیدپا</text:span><text:span text:style-name="T22"> </text:span><text:span text:style-name="T31">کھو</text:span><text:span text:style-name="T22"> </text:span><text:span text:style-name="T31">سی</text:span><text:span text:style-name="T22"> </text:span><text:span text:style-name="T31">اپی</text:span><text:span text:style-name="T22"> </text:span><text:span text:style-name="T31">لہ</text:span><text:span text:style-name="T22"> </text:span><text:span text:style-name="T31">زیرس،</text:span><text:span text:style-name="T22"> ”</text:span><text:span text:style-name="T31">لے</text:span><text:span text:style-name="T22"> </text:span><text:span text:style-name="T31">ان٘و</text:span><text:span text:style-name="T22"> </text:span><text:span text:style-name="T47">زَچس</text:span><text:span text:style-name="T22"> </text:span><text:span text:style-name="T47">بَچس</text:span><text:span text:style-name="T22"> </text:span><text:span text:style-name="T31">چی</text:span><text:span text:style-name="T22"> </text:span><text:span text:style-name="T31">چنگ</text:span><text:span text:style-name="T22"> </text:span><text:span text:style-name="T31">یودا؟</text:span><text:span text:style-name="T22">“ </text:span></text:p>
      <text:p text:style-name="P19"><text:span text:style-name="T31">زیربا</text:span><text:span text:style-name="T22"> </text:span><text:span text:style-name="T31">نہ</text:span><text:span text:style-name="T22"> </text:span><text:span text:style-name="T31">اپی</text:span><text:span text:style-name="T22"> </text:span><text:span text:style-name="T31">سی</text:span><text:span text:style-name="T22"> </text:span><text:span text:style-name="T31">زیرس،</text:span><text:span text:style-name="T22"> ”</text:span><text:span text:style-name="T31">دینگ</text:span><text:span text:style-name="T22"> </text:span><text:span text:style-name="T31">کَلی</text:span><text:span text:style-name="T22"> </text:span><text:span text:style-name="T31">بلے</text:span><text:span text:style-name="T22"> </text:span><text:span text:style-name="T31">تِکچی</text:span><text:span text:style-name="T22"> </text:span><text:span text:style-name="T31">یود،</text:span><text:span text:style-name="T22"> </text:span><text:span text:style-name="T31">کھیان٘ی</text:span><text:span text:style-name="T22"> </text:span><text:span text:style-name="T31">یو</text:span><text:span text:style-name="T22"> </text:span><text:span text:style-name="T31">تُھونگنُوک</text:span><text:span text:style-name="T22"> </text:span><text:span text:style-name="T31">نا</text:span><text:span text:style-name="T22"> </text:span><text:span text:style-name="T31">تُھونگ۔</text:span><text:span text:style-name="T22">“</text:span></text:p>
      <text:p text:style-name="P16"><text:span text:style-name="T27"><text:s/></text:span><text:span text:style-name="T31">کھو</text:span><text:span text:style-name="T22"> </text:span><text:span text:style-name="T31">سی</text:span><text:span text:style-name="T22"> </text:span><text:span text:style-name="T31">ہلتوخفی</text:span><text:span text:style-name="T22"> </text:span><text:span text:style-name="T31">کھہ</text:span><text:span text:style-name="T22"> </text:span><text:span text:style-name="T31">دے</text:span><text:span text:style-name="T22"> </text:span><text:span text:style-name="T31">بلے</text:span><text:span text:style-name="T22"> </text:span><text:span text:style-name="T31">تُھونگسے</text:span><text:span text:style-name="T22"> </text:span><text:span text:style-name="T31">ن</text:span><text:span text:style-name="T47">ہ</text:span><text:span text:style-name="T22"> </text:span><text:span text:style-name="T31">ترِس</text:span><text:span text:style-name="T33">، </text:span><text:span text:style-name="T22"><text:s/>”</text:span><text:span text:style-name="T31">یدانگ</text:span><text:span text:style-name="T22"> </text:span><text:span text:style-name="T31">لہ</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31">فچوے</text:span><text:span text:style-name="T22"> </text:span><text:span text:style-name="T31">چنگ</text:span><text:span text:style-name="T22"> </text:span><text:span text:style-name="T31">میدپی</text:span><text:span text:style-name="T22"> </text:span><text:span text:style-name="T31">اِنا؟</text:span><text:span text:style-name="T22">“ </text:span></text:p>
      <text:p text:style-name="P16">زیربا<text:span text:style-name="T1"> </text:span>نہ<text:span text:style-name="T1"> </text:span>اپی<text:span text:style-name="T1"> </text:span>سی<text:span text:style-name="T1"> </text:span>زیرس<text:span text:style-name="T104">، </text:span><text:span text:style-name="T1"><text:s/>”</text:span>لے<text:span text:style-name="T1"> </text:span>مِلی<text:span text:style-name="T1"> </text:span>اتا<text:span text:style-name="T1"> </text:span>ننگ<text:span text:style-name="T1"> </text:span>نُو<text:span text:style-name="T1"> </text:span>چنگ<text:span text:style-name="T1"> </text:span>سہ<text:span text:style-name="T1"> </text:span>مید۔<text:span text:style-name="T1">“ </text:span></text:p>
      <text:p text:style-name="P16"><text:span text:style-name="T31">زیرب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خمُول</text:span><text:span text:style-name="T22"> </text:span><text:span text:style-name="T31">چی</text:span><text:span text:style-name="T22"> </text:span><text:span text:style-name="T31">بقچی</text:span><text:span text:style-name="T22"> </text:span><text:span text:style-name="T31">اپی</text:span><text:span text:style-name="T22"> </text:span><text:span text:style-name="T31">لہ</text:span><text:span text:style-name="T22"> </text:span><text:span text:style-name="T31">مِنے</text:span><text:span text:style-name="T22"> </text:span><text:span text:style-name="T31">نہ</text:span><text:span text:style-name="T22"> </text:span><text:span text:style-name="T31">زیرس، </text:span><text:span text:style-name="T22"><text:s/>”</text:span><text:span text:style-name="T31">یانگ</text:span><text:span text:style-name="T22"> </text:span><text:span text:style-name="T31">لہ</text:span><text:span text:style-name="T22"> </text:span><text:span text:style-name="T61">گو</text:span><text:span text:style-name="T59"> </text:span><text:span text:style-name="T61">نمہ</text:span><text:span text:style-name="T22"> </text:span><text:span text:style-name="T31">ژینُوی</text:span><text:span text:style-name="T22"> </text:span><text:span text:style-name="T31">دخون</text:span><text:span text:style-name="T22"> </text:span><text:span text:style-name="T31">چی</text:span><text:span text:style-name="T22"> </text:span><text:span text:style-name="T31">کھیونگ۔</text:span><text:span text:style-name="T22"> </text:span><text:span text:style-name="T31">ینگ</text:span><text:span text:style-name="T22"> </text:span><text:span text:style-name="T31">ن٘دانگ</text:span><text:span text:style-name="T22"> </text:span><text:span text:style-name="T31">لہ</text:span><text:span text:style-name="T22"> </text:span><text:span text:style-name="T31">گیوخسپا</text:span><text:span text:style-name="T22"> </text:span><text:span text:style-name="T31">گونتھق</text:span><text:span text:style-name="T22"> </text:span><text:span text:style-name="T31">گوے</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31">سہ</text:span><text:span text:style-name="T22"> </text:span><text:span text:style-name="T31">کُھورے</text:span><text:span text:style-name="T22"> </text:span><text:span text:style-name="T31">اونگ۔</text:span><text:span text:style-name="T22">“ </text:span><text:span text:style-name="T31">دیرے</text:span><text:span text:style-name="T22"> </text:span><text:span text:style-name="T31">اپی</text:span><text:span text:style-name="T22"> </text:span><text:span text:style-name="T31">سونگسے</text:span><text:span text:style-name="T22"> </text:span><text:span text:style-name="T31">مانگ</text:span><text:span text:style-name="T22"> </text:span><text:span text:style-name="T31">لہ</text:span><text:span text:style-name="T22"> </text:span><text:span text:style-name="T31">گونچس</text:span><text:span text:style-name="T22"> </text:span><text:span text:style-name="T31">چی</text:span><text:span text:style-name="T22"> </text:span><text:span text:style-name="T31">ن</text:span><text:span text:style-name="T47">ہ</text:span><text:span text:style-name="T22"> </text:span><text:span text:style-name="T47">زاچس</text:span><text:span text:style-name="T22"> </text:span><text:span text:style-name="T31">تُھونگچس</text:span><text:span text:style-name="T22"> </text:span><text:span text:style-name="T31">گنگمہ</text:span><text:span text:style-name="T22"> </text:span><text:span text:style-name="T31">کُھورے</text:span><text:span text:style-name="T22"> </text:span><text:span text:style-name="T31">تھدے</text:span><text:span text:style-name="T22"> </text:span><text:span text:style-name="T31">خوشار</text:span><text:span text:style-name="T22"> </text:span><text:span text:style-name="T31">گوین</text:span><text:span text:style-name="T22"> </text:span><text:span text:style-name="T31">لوقسے</text:span><text:span text:style-name="T22"> </text:span><text:span text:style-name="T31">تھونس</text:span><text:span text:style-name="T22"> </text:span><text:span text:style-name="T31">جُو۔</text:span><text:span text:style-name="T22"> </text:span></text:p>
      <text:p text:style-name="P16"><text:soft-page-break/><text:span text:style-name="T31">دیرے</text:span><text:span text:style-name="T22"> </text:span><text:span text:style-name="T31">جق</text:span><text:span text:style-name="T22"> </text:span><text:span text:style-name="T31">خسُوم</text:span><text:span text:style-name="T22"> </text:span><text:span text:style-name="T31">بجی</text:span><text:span text:style-name="T22"> </text:span><text:span text:style-name="T31">لہ</text:span><text:span text:style-name="T22"> </text:span><text:span text:style-name="T31">اپی</text:span><text:span text:style-name="T22"> </text:span><text:span text:style-name="T31">سی</text:span><text:span text:style-name="T22"> </text:span><text:span text:style-name="T31">کھو</text:span><text:span text:style-name="T22"> </text:span><text:span text:style-name="T31">لہ</text:span><text:span text:style-name="T22"> </text:span><text:span text:style-name="T31">ترِس، </text:span><text:span text:style-name="T22"><text:s/>”</text:span><text:span text:style-name="T31">لے</text:span><text:span text:style-name="T22"> </text:span><text:span text:style-name="T31">مِلی</text:span><text:span text:style-name="T22"> </text:span><text:span text:style-name="T31">اتا</text:span><text:span text:style-name="T22"> </text:span><text:span text:style-name="T31">کھیانگ</text:span><text:span text:style-name="T22"> </text:span><text:span text:style-name="T31">گار</text:span><text:span text:style-name="T22"> </text:span><text:span text:style-name="T31">نہ</text:span><text:span text:style-name="T22"> </text:span><text:span text:style-name="T31">اونگفی</text:span><text:span text:style-name="T22"> </text:span><text:span text:style-name="T31">اِن؟</text:span><text:span text:style-name="T22"> <text:s text:c="2"/></text:span><text:span text:style-name="T31">گار</text:span><text:span text:style-name="T22"> </text:span><text:span text:style-name="T31">گوے</text:span><text:span text:style-name="T22"> </text:span><text:span text:style-name="T31">اِن؟</text:span><text:span text:style-name="T22">“ </text:span></text:p>
      <text:p text:style-name="P16"><text:span text:style-name="T31">زیرب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س،</text:span><text:span text:style-name="T22"> ”</text:span><text:span text:style-name="T31">ان٘و</text:span><text:span text:style-name="T22"> </text:span><text:span text:style-name="T31">جُو،</text:span><text:span text:style-name="T22"> </text:span><text:span text:style-name="T31">یتی</text:span><text:span text:style-name="T22"> </text:span><text:span text:style-name="T31">یوُلِنگ</text:span><text:span text:style-name="T22"> </text:span><text:span text:style-name="T31">سلمہ</text:span><text:span text:style-name="T22"> </text:span><text:span text:style-name="T31">چوچو</text:span><text:span text:style-name="T22"> </text:span><text:span text:style-name="T31">زیرین</text:span><text:span text:style-name="T22"> </text:span><text:span text:style-name="T31">خاتون</text:span><text:span text:style-name="T22"> </text:span><text:span text:style-name="T31">چی</text:span><text:span text:style-name="T22"> </text:span><text:span text:style-name="T31">یود</text:span><text:span text:style-name="T22"> </text:span><text:span text:style-name="T31">لو۔</text:span><text:span text:style-name="T22"> </text:span><text:span text:style-name="T31">یو</text:span><text:span text:style-name="T22"> </text:span><text:span text:style-name="T31">لہ</text:span><text:span text:style-name="T22"> </text:span><text:span text:style-name="T31">میُول</text:span><text:span text:style-name="T22"> </text:span><text:span text:style-name="T31">گنگمی</text:span><text:span text:style-name="T22"> </text:span><text:span text:style-name="T31">بادشی</text:span><text:span text:style-name="T22"> </text:span><text:span text:style-name="T31">بُونگ</text:span><text:span text:style-name="T22"> </text:span><text:span text:style-name="T31">لغم</text:span><text:span text:style-name="T22"> </text:span><text:span text:style-name="T31">لہ</text:span><text:span text:style-name="T22"> </text:span><text:span text:style-name="T31">اونگسید</text:span><text:span text:style-name="T22"> </text:span><text:span text:style-name="T31">لو۔</text:span><text:span text:style-name="T22"> </text:span><text:span text:style-name="T31">ن٘ا</text:span><text:span text:style-name="T22"> </text:span><text:span text:style-name="T31">سہ</text:span><text:span text:style-name="T22"> </text:span><text:span text:style-name="T31">یو</text:span><text:span text:style-name="T22"> </text:span><text:span text:style-name="T31">لہ</text:span><text:span text:style-name="T22"> </text:span><text:span text:style-name="T31">لغم</text:span><text:span text:style-name="T22"> </text:span><text:span text:style-name="T31">لہ</text:span><text:span text:style-name="T22"> </text:span><text:span text:style-name="T31">اونگفی</text:span><text:span text:style-name="T22"> </text:span><text:span text:style-name="T31">اِن،</text:span><text:span text:style-name="T22"> </text:span><text:span text:style-name="T31">یری</text:span><text:span text:style-name="T22"> </text:span><text:span text:style-name="T31">شزدے</text:span><text:span text:style-name="T22"> </text:span><text:span text:style-name="T31">جلتہ</text:span><text:span text:style-name="T22"> </text:span><text:span text:style-name="T31">کُھلتے</text:span><text:span text:style-name="T22"> </text:span><text:span text:style-name="T31">بیوس۔</text:span><text:span text:style-name="T22">“</text:span></text:p>
      <text:p text:style-name="P16"><text:span text:style-name="T27"><text:s/></text:span><text:span text:style-name="T31">زیربا</text:span><text:span text:style-name="T22"> </text:span><text:span text:style-name="T31">نہ</text:span><text:span text:style-name="T22"> </text:span><text:span text:style-name="T31">اپی</text:span><text:span text:style-name="T22"> </text:span><text:span text:style-name="T31">سی</text:span><text:span text:style-name="T22"> </text:span><text:span text:style-name="T31">زیرس،</text:span><text:span text:style-name="T22"> ”</text:span><text:span text:style-name="T31">دو</text:span><text:span text:style-name="T22"> </text:span><text:span text:style-name="T31">بدون٘و،</text:span><text:span text:style-name="T22"> </text:span><text:span text:style-name="T31">ن٘ا</text:span><text:span text:style-name="T22"> </text:span><text:span text:style-name="T31">ہسکے</text:span><text:span text:style-name="T22"> </text:span><text:span text:style-name="T31">دوری</text:span><text:span text:style-name="T22"> </text:span><text:span text:style-name="T31">سونگسے</text:span><text:span text:style-name="T22"> </text:span><text:span text:style-name="T31">کھورے</text:span><text:span text:style-name="T22"> </text:span><text:span text:style-name="T31">ہلتسے</text:span><text:span text:style-name="T22"> </text:span><text:span text:style-name="T31">نہ</text:span><text:span text:style-name="T22"> </text:span><text:span text:style-name="T31">یانگ</text:span><text:span text:style-name="T22"> </text:span><text:span text:style-name="T31">لہ</text:span><text:span text:style-name="T22"> </text:span><text:span text:style-name="T31">خپیرا</text:span><text:span text:style-name="T22"> </text:span><text:span text:style-name="T31">زیرُوک۔</text:span><text:span text:style-name="T22">“ </text:span></text:p>
      <text:p text:style-name="P19"><text:span text:style-name="T31">دیرے</text:span><text:span text:style-name="T22"> </text:span><text:span text:style-name="T31">جقمے</text:span><text:span text:style-name="T22"> </text:span><text:span text:style-name="T31">کھئِک</text:span><text:span text:style-name="T22"> </text:span><text:span text:style-name="T31">لہ</text:span><text:span text:style-name="T22"> </text:span><text:span text:style-name="T31">اپی</text:span><text:span text:style-name="T22"> </text:span><text:span text:style-name="T31">لہ</text:span><text:span text:style-name="T22"> </text:span><text:span text:style-name="T31">ینگ</text:span><text:span text:style-name="T22"> </text:span><text:span text:style-name="T31">خمُول</text:span><text:span text:style-name="T22"> </text:span><text:span text:style-name="T31">بُول</text:span><text:span text:style-name="T22"> </text:span><text:span text:style-name="T31">چی</text:span><text:span text:style-name="T22"> </text:span><text:span text:style-name="T31">مِنے</text:span><text:span text:style-name="T22"> </text:span><text:span text:style-name="T31">ن</text:span><text:span text:style-name="T47">ہ</text:span><text:span text:style-name="T22"> </text:span><text:span text:style-name="T31">زیرس،</text:span><text:span text:style-name="T22"> ”</text:span><text:span text:style-name="T31">اپی</text:span><text:span text:style-name="T22"> </text:span><text:span text:style-name="T31">جُو</text:span><text:span text:style-name="T22"> </text:span><text:span text:style-name="T31">تا</text:span><text:span text:style-name="T22"> </text:span><text:span text:style-name="T31">یانگ</text:span><text:span text:style-name="T22"> </text:span><text:span text:style-name="T31">چِک</text:span><text:span text:style-name="T22"> </text:span><text:span text:style-name="T31">سونگسے</text:span><text:span text:style-name="T22"> </text:span><text:span text:style-name="T31">ہلتوس۔</text:span><text:span text:style-name="T22">“ </text:span><text:span text:style-name="T31">دے</text:span><text:span text:style-name="T22"> </text:span><text:span text:style-name="T31">اپیُو</text:span><text:span text:style-name="T22"> </text:span><text:span text:style-name="T31">سلمہ</text:span><text:span text:style-name="T22"> </text:span><text:span text:style-name="T31">چوچو</text:span><text:span text:style-name="T22"> </text:span><text:span text:style-name="T31">خسوسپی</text:span><text:span text:style-name="T22"> </text:span><text:span text:style-name="T31">ان٘و</text:span><text:span text:style-name="T22"> </text:span><text:span text:style-name="T31">اِنسُوک۔</text:span><text:span text:style-name="T22"> </text:span><text:span text:style-name="T31">مو</text:span><text:span text:style-name="T22"> </text:span><text:span text:style-name="T31">سی</text:span><text:span text:style-name="T22"> </text:span><text:span text:style-name="T31">جُوبیاس</text:span><text:span text:style-name="T22"> </text:span><text:span text:style-name="T31">بُوبیاس</text:span><text:span text:style-name="T22"> </text:span><text:span text:style-name="T31">چی</text:span><text:span text:style-name="T22"> </text:span><text:span text:style-name="T31">کُھورے</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سلمہ</text:span><text:span text:style-name="T22"> </text:span><text:span text:style-name="T31">چوچو</text:span><text:span text:style-name="T22"> </text:span><text:span text:style-name="T31">نہ</text:span><text:span text:style-name="T22"> </text:span><text:span text:style-name="T31">تُھوکپا</text:span><text:span text:style-name="T22"> </text:span><text:span text:style-name="T31">سونگس</text:span><text:span text:style-name="T22"> </text:span><text:span text:style-name="T31">لے</text:span><text:span text:style-name="T22"> </text:span><text:span text:style-name="T31">کسل۔</text:span><text:span text:style-name="T22"> </text:span><text:span text:style-name="T31">موے</text:span><text:span text:style-name="T22"> </text:span><text:span text:style-name="T31">کھر</text:span><text:span text:style-name="T22"> </text:span><text:span text:style-name="T31">پو</text:span><text:span text:style-name="T22"> </text:span><text:span text:style-name="T31">لہ</text:span><text:span text:style-name="T22"> </text:span><text:span text:style-name="T31">فولادی</text:span><text:span text:style-name="T22"> </text:span><text:span text:style-name="T47">رگیابق</text:span><text:span text:style-name="T22"> </text:span><text:span text:style-name="T31">یودپی</text:span><text:span text:style-name="T22"> </text:span><text:span text:style-name="T31">اِنپا۔</text:span><text:span text:style-name="T22"> </text:span><text:span text:style-name="T31">اپی</text:span><text:span text:style-name="T22"> </text:span><text:span text:style-name="T31">سلمہ</text:span><text:span text:style-name="T22"> </text:span><text:span text:style-name="T31">چوچوے</text:span><text:span text:style-name="T22"> </text:span><text:span text:style-name="T31">کھرِنگ</text:span><text:span text:style-name="T22"> </text:span><text:span text:style-name="T31">نُو</text:span><text:span text:style-name="T22"> </text:span><text:span text:style-name="T31">سونگسے</text:span><text:span text:style-name="T22"> </text:span><text:span text:style-name="T31">نہ</text:span><text:span text:style-name="T22"> </text:span><text:span text:style-name="T31">زیرس،</text:span><text:span text:style-name="T22"> ”</text:span><text:span text:style-name="T31">اِنا</text:span><text:span text:style-name="T22"> </text:span><text:span text:style-name="T31">لے</text:span><text:span text:style-name="T22"> </text:span><text:span text:style-name="T31">بون٘و</text:span><text:span text:style-name="T22"> </text:span><text:span text:style-name="T31">میُول</text:span><text:span text:style-name="T22"> </text:span><text:span text:style-name="T31">گنگمِنگ</text:span><text:span text:style-name="T22"> </text:span><text:span text:style-name="T31">نہ</text:span><text:span text:style-name="T22"> </text:span><text:span text:style-name="T31">ن٘ری</text:span><text:span text:style-name="T22"> </text:span><text:span text:style-name="T31">بون٘و</text:span><text:span text:style-name="T22"> </text:span><text:span text:style-name="T31">لہ</text:span><text:span text:style-name="T22"> </text:span><text:span text:style-name="T31">بادشی</text:span><text:span text:style-name="T22"> </text:span><text:span text:style-name="T31">بُو</text:span><text:span text:style-name="T22"> </text:span><text:span text:style-name="T31">گنگمہ</text:span><text:span text:style-name="T22"> </text:span><text:span text:style-name="T31">لغم</text:span><text:span text:style-name="T22"> </text:span><text:span text:style-name="T31">لہ</text:span><text:span text:style-name="T22"> </text:span><text:span text:style-name="T31">اونگسید</text:span><text:span text:style-name="T22"> </text:span><text:span text:style-name="T31">زیرے</text:span><text:span text:style-name="T22"> </text:span><text:span text:style-name="T31">کوا</text:span><text:span text:style-name="T22"> </text:span><text:span text:style-name="T31">نہ</text:span><text:span text:style-name="T22"> </text:span><text:span text:style-name="T31">ن٘ا</text:span><text:span text:style-name="T22"> </text:span><text:span text:style-name="T31">لہ</text:span><text:span text:style-name="T22"> </text:span><text:span text:style-name="T31">گرگو</text:span><text:span text:style-name="T22"> </text:span><text:span text:style-name="T31">سونگسے</text:span><text:span text:style-name="T22"> </text:span><text:span text:style-name="T31">ہلتا</text:span><text:span text:style-name="T22"> </text:span><text:span text:style-name="T31">اونگفی</text:span><text:span text:style-name="T22"> </text:span><text:span text:style-name="T31">اِن۔</text:span><text:span text:style-name="T22"> </text:span><text:span text:style-name="T31">ن٘ی</text:span><text:span text:style-name="T22"> </text:span><text:span text:style-name="T31">بون٘و</text:span><text:span text:style-name="T22"> </text:span><text:span text:style-name="T31">ینگ</text:span><text:span text:style-name="T22"> </text:span><text:span text:style-name="T31">تھونگنُوگا</text:span><text:span text:style-name="T22"> </text:span><text:span text:style-name="T31">مِہ</text:span><text:span text:style-name="T22"> </text:span><text:span text:style-name="T31">تھونگ</text:span><text:span text:style-name="T22"> </text:span><text:span text:style-name="T31">خسمسے۔</text:span><text:span text:style-name="T22">“ </text:span><text:span text:style-name="T31">یو</text:span><text:span text:style-name="T22"> </text:span><text:span text:style-name="T31">زیرین</text:span><text:span text:style-name="T22"> </text:span><text:span text:style-name="T31">اپی</text:span><text:span text:style-name="T22"> </text:span><text:span text:style-name="T31">سی</text:span><text:span text:style-name="T22"> </text:span><text:span text:style-name="T31">نُ٘و</text:span><text:span text:style-name="T22"> </text:span><text:span text:style-name="T31">زُوم</text:span><text:span text:style-name="T22"> </text:span><text:span text:style-name="T31">چی</text:span><text:span text:style-name="T22"> </text:span><text:span text:style-name="T31">بیاس</text:span><text:span text:style-name="T22"> </text:span><text:span text:style-name="T31">جُو۔</text:span><text:span text:style-name="T22"> </text:span></text:p>
      <text:p text:style-name="P19"><text:span text:style-name="T31">سلمہ</text:span><text:span text:style-name="T22"> </text:span><text:span text:style-name="T31">چوچو</text:span><text:span text:style-name="T22"> </text:span><text:span text:style-name="T31">سی</text:span><text:span text:style-name="T22"> </text:span><text:span text:style-name="T31">زیرس،</text:span><text:span text:style-name="T22"> ”</text:span><text:span text:style-name="T31">ان٘و</text:span><text:span text:style-name="T22"> </text:span><text:span text:style-name="T31">یانگ</text:span><text:span text:style-name="T22"> </text:span><text:span text:style-name="T31">نُ٘و</text:span><text:span text:style-name="T22"> </text:span><text:span text:style-name="T31">مہ</text:span><text:span text:style-name="T22"> </text:span><text:span text:style-name="T31">نُ٘وس۔</text:span><text:span text:style-name="T22"> </text:span><text:span text:style-name="T31">کھونگ</text:span><text:span text:style-name="T22"> </text:span><text:span text:style-name="T31">لہ</text:span><text:span text:style-name="T22"> </text:span><text:span text:style-name="T31">ن٘ا</text:span><text:span text:style-name="T22"> </text:span><text:span text:style-name="T31">گار</text:span><text:span text:style-name="T22"> </text:span><text:span text:style-name="T47">تھوبے،</text:span><text:span text:style-name="T22"> </text:span><text:span text:style-name="T31">کُھودانگ</text:span><text:span text:style-name="T22"> </text:span><text:span text:style-name="T31">ستُرونگسے</text:span><text:span text:style-name="T22"> </text:span><text:span text:style-name="T31">دُوکسے</text:span><text:span text:style-name="T22"> </text:span><text:span text:style-name="T31">یود</text:span><text:span text:style-name="T22"> </text:span><text:span text:style-name="T31">ینگ۔</text:span><text:span text:style-name="T22"> </text:span><text:span text:style-name="T31">کھونگ</text:span><text:span text:style-name="T22"> </text:span><text:span text:style-name="T31">لہ</text:span><text:span text:style-name="T22"> </text:span><text:span text:style-name="T31">ن٘ا</text:span><text:span text:style-name="T22"> </text:span><text:span text:style-name="T47">تھوبی</text:span><text:span text:style-name="T22"> </text:span><text:span text:style-name="T31">ملا</text:span><text:span text:style-name="T22"> </text:span><text:span text:style-name="T31">مین۔</text:span><text:span text:style-name="T22"> </text:span><text:span text:style-name="T31">ن٘ی</text:span><text:span text:style-name="T22"> </text:span><text:span text:style-name="T31">دِی</text:span><text:span text:style-name="T22"> </text:span><text:span text:style-name="T31">شغرن</text:span><text:span text:style-name="T22"> </text:span><text:span text:style-name="T31">پوینگ</text:span><text:span text:style-name="T22"> </text:span><text:span text:style-name="T31">نُو</text:span><text:span text:style-name="T22"> </text:span><text:span text:style-name="T31">پولو</text:span><text:span text:style-name="T22"> </text:span><text:span text:style-name="T31">ہرژیسے</text:span><text:span text:style-name="T22"> </text:span><text:span text:style-name="T31">مِنگا</text:span><text:span text:style-name="T22"> </text:span><text:span text:style-name="T31">چِک</text:span><text:span text:style-name="T22"> </text:span><text:span text:style-name="T31">ژا</text:span><text:span text:style-name="T22"> </text:span><text:span text:style-name="T31">سی</text:span><text:span text:style-name="T22"> </text:span><text:span text:style-name="T31">ہَلی</text:span><text:span text:style-name="T22"> </text:span><text:span text:style-name="T31">رگُو</text:span><text:span text:style-name="T22"> </text:span><text:span text:style-name="T31">سترانگس</text:span><text:span text:style-name="T22"> </text:span><text:span text:style-name="T31">نہ</text:span><text:span text:style-name="T22"> </text:span><text:span text:style-name="T31">دے</text:span><text:span text:style-name="T22"> </text:span><text:span text:style-name="T31">می</text:span><text:span text:style-name="T22"> </text:span><text:span text:style-name="T31">لہ</text:span><text:span text:style-name="T22"> </text:span><text:span text:style-name="T31">ن٘ا</text:span><text:span text:style-name="T22"> </text:span><text:span text:style-name="T31">دُوکپی</text:span><text:span text:style-name="T22"> </text:span><text:span text:style-name="T31">اِن۔</text:span><text:span text:style-name="T22"> </text:span><text:span text:style-name="T31">رگُو</text:span><text:span text:style-name="T22"> </text:span><text:span text:style-name="T31">ژھنگمی</text:span><text:span text:style-name="T22"> </text:span><text:span text:style-name="T31">ڈفوق</text:span><text:span text:style-name="T22"> </text:span><text:span text:style-name="T31">پو</text:span><text:span text:style-name="T22"> </text:span><text:span text:style-name="T31">ن٘ی</text:span><text:span text:style-name="T22"> </text:span><text:span text:style-name="T31">رفسلی</text:span><text:span text:style-name="T22"> </text:span><text:span text:style-name="T31">بربنی</text:span><text:span text:style-name="T22"> </text:span><text:span text:style-name="T31">ننگجونگ</text:span><text:span text:style-name="T22"> </text:span><text:span text:style-name="T31">تھونما</text:span><text:span text:style-name="T22"> </text:span><text:span text:style-name="T31">رگوسپی</text:span><text:span text:style-name="T22"> </text:span><text:span text:style-name="T31">اِن۔</text:span><text:span text:style-name="T22"> </text:span><text:span text:style-name="T31">دیکھہ</text:span><text:span text:style-name="T22"> </text:span><text:span text:style-name="T31">نہ</text:span><text:span text:style-name="T22"> </text:span><text:span text:style-name="T31">ن٘ا</text:span><text:span text:style-name="T22"> </text:span><text:span text:style-name="T31">سی</text:span><text:span text:style-name="T22"> </text:span><text:span text:style-name="T31">چندنی</text:span><text:span text:style-name="T22"> </text:span><text:span text:style-name="T31">زدونگپو</text:span><text:span text:style-name="T22"> </text:span><text:span text:style-name="T31">کھ</text:span><text:span text:style-name="T92">رولبا</text:span><text:span text:style-name="T91"> </text:span><text:span text:style-name="T92">فنگمی</text:span><text:span text:style-name="T22"> </text:span><text:span text:style-name="T31">اِن۔</text:span><text:span text:style-name="T22"> </text:span><text:span text:style-name="T31">دو</text:span><text:span text:style-name="T22"> </text:span><text:span text:style-name="T31">کھرولبا</text:span><text:span text:style-name="T22"> </text:span><text:soft-page-break/><text:span text:style-name="T31">رگوسپی</text:span><text:span text:style-name="T22"> </text:span><text:span text:style-name="T31">اِن۔</text:span><text:span text:style-name="T22"> </text:span><text:span text:style-name="T31">دیکھہ</text:span><text:span text:style-name="T22"> </text:span><text:span text:style-name="T31">نہ</text:span><text:span text:style-name="T22"> </text:span><text:span text:style-name="T31">ن٘ا</text:span><text:span text:style-name="T22"> </text:span><text:span text:style-name="T31">ستوربی</text:span><text:span text:style-name="T22"> </text:span><text:span text:style-name="T31">اِن۔</text:span><text:span text:style-name="T22"> </text:span><text:span text:style-name="T31">ن٘ا</text:span><text:span text:style-name="T22"> </text:span><text:span text:style-name="T31">سُو</text:span><text:span text:style-name="T22"> </text:span><text:span text:style-name="T31">لہ</text:span><text:span text:style-name="T22"> </text:span><text:span text:style-name="T31">تھوبس</text:span><text:span text:style-name="T22"> </text:span><text:span text:style-name="T31">نہ</text:span><text:span text:style-name="T22"> </text:span><text:span text:style-name="T31">دے</text:span><text:span text:style-name="T22"> </text:span><text:span text:style-name="T31">می</text:span><text:span text:style-name="T22"> </text:span><text:span text:style-name="T31">لہ</text:span><text:span text:style-name="T22"> </text:span><text:span text:style-name="T31">ن٘ا</text:span><text:span text:style-name="T22"> </text:span><text:span text:style-name="T31">دُوکپی</text:span><text:span text:style-name="T22"> </text:span><text:span text:style-name="T31">اِن۔</text:span><text:span text:style-name="T22"> </text:span><text:span text:style-name="T31">دے</text:span><text:span text:style-name="T22"> </text:span><text:span text:style-name="T31">گنگمہ</text:span><text:span text:style-name="T22"> </text:span><text:span text:style-name="T31">سُو</text:span><text:span text:style-name="T22"> </text:span><text:span text:style-name="T31">لہ</text:span><text:span text:style-name="T22"> </text:span><text:span text:style-name="T31">گوے</text:span><text:span text:style-name="T22"> </text:span><text:span text:style-name="T31">مین،</text:span><text:span text:style-name="T22"> </text:span><text:span text:style-name="T31">یانگ</text:span><text:span text:style-name="T22"> </text:span><text:span text:style-name="T31">نُ٘و</text:span><text:span text:style-name="T22"> </text:span><text:span text:style-name="T31">مہ</text:span><text:span text:style-name="T22"> </text:span><text:span text:style-name="T31">نُ٘وس،</text:span><text:span text:style-name="T22"> </text:span><text:span text:style-name="T31">کھوقکھول</text:span><text:span text:style-name="T22"> </text:span><text:span text:style-name="T31">مہ</text:span><text:span text:style-name="T22"> </text:span><text:span text:style-name="T31">بیوس۔</text:span><text:span text:style-name="T22">“ </text:span></text:p>
      <text:p text:style-name="P19"><text:span text:style-name="T31">اپی</text:span><text:span text:style-name="T22"> </text:span><text:span text:style-name="T31">سی</text:span><text:span text:style-name="T22"> </text:span><text:span text:style-name="T31">دے</text:span><text:span text:style-name="T22"> </text:span><text:span text:style-name="T31">خپیرا</text:span><text:span text:style-name="T22"> </text:span><text:span text:style-name="T31">گنگمہ</text:span><text:span text:style-name="T22"> </text:span><text:span text:style-name="T31">موینگ</text:span><text:span text:style-name="T22"> </text:span><text:span text:style-name="T31">نہ</text:span><text:span text:style-name="T22"> </text:span><text:span text:style-name="T31">فیُونگس</text:span><text:span text:style-name="T22"> </text:span><text:span text:style-name="T31">لے</text:span><text:span text:style-name="T22"> </text:span><text:span text:style-name="T31">کسل۔</text:span><text:span text:style-name="T22"> <text:s/></text:span><text:span text:style-name="T31">دیکھہ</text:span><text:span text:style-name="T22"> </text:span><text:span text:style-name="T31">نہ</text:span><text:span text:style-name="T22"> </text:span><text:span text:style-name="T31">لوقسے</text:span><text:span text:style-name="T22"> </text:span><text:span text:style-name="T31">اونگسے</text:span><text:span text:style-name="T22"> </text:span><text:span text:style-name="T31">دے</text:span><text:span text:style-name="T22"> </text:span><text:span text:style-name="T31">خپیرا</text:span><text:span text:style-name="T22"> </text:span><text:span text:style-name="T31">گنگمہ</text:span><text:span text:style-name="T22"> </text:span><text:span text:style-name="T31">دے</text:span><text:span text:style-name="T22"> </text:span><text:span text:style-name="T31">فرُو</text:span><text:span text:style-name="T22"> </text:span><text:span text:style-name="T31">لہ</text:span><text:span text:style-name="T22"> </text:span><text:span text:style-name="T31">زیرس</text:span><text:span text:style-name="T22"> </text:span><text:span text:style-name="T31">لے</text:span><text:span text:style-name="T22"> </text:span><text:span text:style-name="T31">کسل۔</text:span><text:span text:style-name="T22"> </text:span><text:span text:style-name="T31">دیکھہ</text:span><text:span text:style-name="T22"> </text:span><text:span text:style-name="T31">نہ</text:span><text:span text:style-name="T22"> </text:span><text:span text:style-name="T31">اپی</text:span><text:span text:style-name="T22"> </text:span><text:span text:style-name="T31">سی</text:span><text:span text:style-name="T22"> </text:span><text:span text:style-name="T31">ینگ</text:span><text:span text:style-name="T22"> </text:span><text:span text:style-name="T31">زیرس،</text:span><text:span text:style-name="T22"> ”</text:span><text:span text:style-name="T31">اونگمو</text:span><text:span text:style-name="T22"> </text:span><text:span text:style-name="T31">نہ</text:span><text:span text:style-name="T22"> </text:span><text:span text:style-name="T31">بادشی</text:span><text:span text:style-name="T22"> </text:span><text:span text:style-name="T31">فرُو</text:span><text:span text:style-name="T22"> </text:span><text:span text:style-name="T31">گنگمہ</text:span><text:span text:style-name="T22"> </text:span><text:span text:style-name="T31">اونگسے</text:span><text:span text:style-name="T22"> </text:span><text:span text:style-name="T31">ننگ</text:span><text:span text:style-name="T22"> </text:span><text:span text:style-name="T31">امہ</text:span><text:span text:style-name="T22"> </text:span><text:span text:style-name="T31">پولوینگ</text:span><text:span text:style-name="T22"> </text:span><text:span text:style-name="T31">رگیال</text:span><text:span text:style-name="T22"> </text:span><text:span text:style-name="T31">چی</text:span><text:span text:style-name="T22"> </text:span><text:span text:style-name="T31">سُو</text:span><text:span text:style-name="T22"> </text:span><text:span text:style-name="T31">لہ</text:span><text:span text:style-name="T22"> </text:span><text:span text:style-name="T31">سہ</text:span><text:span text:style-name="T22"> </text:span><text:span text:style-name="T31">مہ</text:span><text:span text:style-name="T22"> </text:span><text:span text:style-name="T47">تھوبا</text:span><text:span text:style-name="T22"> </text:span><text:span text:style-name="T31">ننگ۔</text:span><text:span text:style-name="T22">“</text:span></text:p>
      <text:p text:style-name="P17"><text:span text:style-name="T27"><text:s/></text:span><text:span text:style-name="T31">اے</text:span><text:span text:style-name="T22"> </text:span><text:span text:style-name="T31">جق</text:span><text:span text:style-name="T22"> </text:span><text:span text:style-name="T31">لہ</text:span><text:span text:style-name="T22"> </text:span><text:span text:style-name="T31">کھو</text:span><text:span text:style-name="T22"> </text:span><text:span text:style-name="T31">کَھری</text:span><text:span text:style-name="T22"> </text:span><text:span text:style-name="T31">فیوخ</text:span><text:span text:style-name="T115"> </text:span><text:span text:style-name="T116">لہ</text:span><text:span text:style-name="T117"> کھوربا گوا </text:span><text:span text:style-name="T119">نہ</text:span><text:span text:style-name="T115"> </text:span><text:span text:style-name="T116">کُھوری</text:span><text:span text:style-name="T115"> </text:span><text:span text:style-name="T116">ککا</text:span><text:span text:style-name="T115"> </text:span><text:span text:style-name="T116">نِ٘</text:span><text:span text:style-name="T31">یسکا</text:span><text:span text:style-name="T22"> </text:span><text:span text:style-name="T31">نہ</text:span><text:span text:style-name="T22"> </text:span><text:span text:style-name="T31">تُھوکس۔</text:span><text:span text:style-name="T22"> </text:span><text:span text:style-name="T31">کھون٘ی</text:span><text:span text:style-name="T22"> </text:span><text:span text:style-name="T31">سی</text:span><text:span text:style-name="T22"> </text:span><text:span text:style-name="T31">کھو</text:span><text:span text:style-name="T22"> </text:span><text:span text:style-name="T31">لہ</text:span><text:span text:style-name="T22"> </text:span><text:span text:style-name="T31">ترِس،</text:span><text:span text:style-name="T22"> ”</text:span><text:span text:style-name="T31">لے</text:span><text:span text:style-name="T22"> </text:span><text:span text:style-name="T31">فرُو</text:span><text:span text:style-name="T22"> </text:span><text:span text:style-name="T31">کھیانگ</text:span><text:span text:style-name="T22"> </text:span><text:span text:style-name="T31">گار</text:span><text:span text:style-name="T22"> </text:span><text:span text:style-name="T31">نہ</text:span><text:span text:style-name="T22"> </text:span><text:span text:style-name="T31">اونگفی</text:span><text:span text:style-name="T22"> </text:span><text:span text:style-name="T31">اِن؟</text:span><text:span text:style-name="T22"> </text:span><text:span text:style-name="T24">گار پا</text:span><text:span text:style-name="T22"> </text:span><text:span text:style-name="T31">اِن؟</text:span><text:span text:style-name="T22">“</text:span></text:p>
      <text:p text:style-name="P16"><text:span text:style-name="T27"><text:s/></text:span><text:span text:style-name="T31">زیرب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س،</text:span><text:span text:style-name="T22"> ”</text:span><text:span text:style-name="T31">ن٘ا</text:span><text:span text:style-name="T22"> </text:span><text:span text:style-name="T31">یا</text:span><text:span text:style-name="T22"> </text:span><text:span text:style-name="T31">یُولی</text:span><text:span text:style-name="T22"> </text:span><text:span text:style-name="T31">می</text:span><text:span text:style-name="T22"> </text:span><text:span text:style-name="T31">اِن</text:span><text:span text:style-name="T22"> </text:span><text:span text:style-name="T31">جُو۔</text:span><text:span text:style-name="T22">“</text:span></text:p>
      <text:p text:style-name="P16"><text:span text:style-name="T27"><text:s/></text:span><text:span text:style-name="T31">زیربا</text:span><text:span text:style-name="T22"> </text:span><text:span text:style-name="T31">نہ</text:span><text:span text:style-name="T22"> </text:span><text:span text:style-name="T31">کھون٘ی</text:span><text:span text:style-name="T22"> </text:span><text:span text:style-name="T31">زیرس،</text:span><text:span text:style-name="T22"> </text:span><text:span text:style-name="T23">”</text:span><text:span text:style-name="T31">اون٘ا</text:span><text:span text:style-name="T22"> </text:span><text:span text:style-name="T31">کھیانگ</text:span><text:span text:style-name="T22"> </text:span><text:span text:style-name="T31">ن٘یا</text:span><text:span text:style-name="T22"> </text:span><text:span text:style-name="T31">لہ</text:span><text:span text:style-name="T22"> </text:span><text:span text:style-name="T92">زان</text:span><text:span text:style-name="T91"> </text:span><text:span text:style-name="T92">بان</text:span><text:span text:style-name="T91"> </text:span><text:span text:style-name="T92">چی</text:span><text:span text:style-name="T91"> </text:span><text:span text:style-name="T92">فچوا</text:span><text:span text:style-name="T22"> </text:span><text:span text:style-name="T31">دُوکتُوگا؟</text:span><text:span text:style-name="T23">“</text:span></text:p>
      <text:p text:style-name="P16"><text:span text:style-name="T27"><text:s/></text:span><text:span text:style-name="T31">کھو</text:span><text:span text:style-name="T22"> </text:span><text:span text:style-name="T31">سی</text:span><text:span text:style-name="T22"> </text:span><text:span text:style-name="T31">زیرس،</text:span><text:span text:style-name="T22"> </text:span><text:span text:style-name="T23">”</text:span><text:span text:style-name="T31">لیاخمو</text:span><text:span text:style-name="T22"> </text:span><text:span text:style-name="T31">گِک</text:span><text:span text:style-name="T22"> </text:span><text:span text:style-name="T31">جُو۔</text:span><text:span text:style-name="T22">“ </text:span><text:span text:style-name="T31">کھونگ</text:span><text:span text:style-name="T22"> </text:span><text:span text:style-name="T31">لہ</text:span><text:span text:style-name="T22"> </text:span><text:span text:style-name="T31">دے</text:span><text:span text:style-name="T22"> </text:span><text:span text:style-name="T31">جق</text:span><text:span text:style-name="T22"> </text:span><text:span text:style-name="T31">لہ</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31">فچوین</text:span><text:span text:style-name="T22"> </text:span><text:span text:style-name="T31">دُوکس</text:span><text:span text:style-name="T22"> </text:span><text:span text:style-name="T31">لے</text:span><text:span text:style-name="T22"> </text:span><text:span text:style-name="T31">کسل۔</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کھونگ</text:span><text:span text:style-name="T22"> </text:span><text:span text:style-name="T31">ینگ</text:span><text:span text:style-name="T22"> </text:span><text:span text:style-name="T31">پولو</text:span><text:span text:style-name="T22"> </text:span><text:span text:style-name="T31">لہ</text:span><text:span text:style-name="T22"> </text:span><text:span text:style-name="T31">سونگس۔</text:span><text:span text:style-name="T22"> </text:span><text:span text:style-name="T31">کَھری</text:span><text:span text:style-name="T22"> </text:span><text:span text:style-name="T31">ننگجونگ</text:span><text:span text:style-name="T22"> </text:span><text:span text:style-name="T31">کھونگ</text:span><text:span text:style-name="T22"> </text:span><text:span text:style-name="T31">مہ</text:span><text:span text:style-name="T22"> </text:span><text:span text:style-name="T31">لہ</text:span><text:span text:style-name="T22"> </text:span><text:span text:style-name="T31">مہ</text:span><text:span text:style-name="T22"> </text:span><text:span text:style-name="T31">تھونس۔</text:span><text:span text:style-name="T22"> </text:span><text:span text:style-name="T31">تا</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کُھوری</text:span><text:span text:style-name="T22"> </text:span><text:span text:style-name="T31">خلُونگ</text:span><text:span text:style-name="T22"> </text:span><text:span text:style-name="T31">ہرتے</text:span><text:span text:style-name="T22"> </text:span><text:span text:style-name="T31">کھہ</text:span><text:span text:style-name="T22"> </text:span><text:span text:style-name="T31">جونے</text:span><text:span text:style-name="T22"> </text:span><text:span text:style-name="T31">نہ</text:span><text:span text:style-name="T22"> </text:span><text:span text:style-name="T31">اَنا</text:span><text:span text:style-name="T22"> </text:span><text:span text:style-name="T31">کھری</text:span><text:span text:style-name="T22"> </text:span><text:span text:style-name="T31">ننگجونگ</text:span><text:span text:style-name="T22"> </text:span><text:span text:style-name="T31">ببس۔</text:span><text:span text:style-name="T22"> </text:span><text:span text:style-name="T31">پولو</text:span><text:span text:style-name="T22"> </text:span><text:span text:style-name="T31">فیُونگسے</text:span><text:span text:style-name="T22"> </text:span><text:span text:style-name="T31">کھیونگسے</text:span><text:span text:style-name="T22"> </text:span><text:span text:style-name="T31">شغرنِنگ</text:span><text:span text:style-name="T22"> </text:span><text:span text:style-name="T31">گین</text:span><text:span text:style-name="T22"> </text:span><text:span text:style-name="T31">گو</text:span><text:span text:style-name="T22"> </text:span><text:span text:style-name="T31">گین</text:span><text:span text:style-name="T22"> </text:span><text:span text:style-name="T31">تُھورگو</text:span><text:span text:style-name="T22"> </text:span><text:span text:style-name="T31">تُھور</text:span><text:span text:style-name="T22"> </text:span><text:span text:style-name="T31">ڈفوق</text:span><text:span text:style-name="T22"> </text:span><text:span text:style-name="T31">کھیریدپا</text:span><text:span text:style-name="T22"> </text:span><text:span text:style-name="T31">لے</text:span><text:span text:style-name="T22"> </text:span><text:span text:style-name="T31">کسل۔</text:span><text:span text:style-name="T22"> </text:span><text:span text:style-name="T31">دو</text:span><text:span text:style-name="T22"> </text:span><text:span text:style-name="T31">تھونگما</text:span><text:span text:style-name="T22"> </text:span><text:span text:style-name="T31">نہ</text:span><text:span text:style-name="T22"> </text:span><text:span text:style-name="T31">سلمہ</text:span><text:span text:style-name="T22"> </text:span><text:span text:style-name="T31">چوچو</text:span><text:span text:style-name="T22"> </text:span><text:span text:style-name="T31">لہ</text:span><text:span text:style-name="T22"> </text:span><text:span text:style-name="T31">اِشن</text:span><text:span text:style-name="T22"> </text:span><text:span text:style-name="T47">سنِنگ</text:span><text:span text:style-name="T23"> </text:span><text:span text:style-name="T47">مہ</text:span><text:span text:style-name="T22"> </text:span><text:span text:style-name="T31">خسوت</text:span><text:span text:style-name="T22"> </text:span><text:span text:style-name="T31">سونگسے</text:span><text:span text:style-name="T22"> </text:span><text:span text:style-name="T31">نہ</text:span><text:span text:style-name="T22"> </text:span><text:span text:style-name="T31">دو</text:span><text:span text:style-name="T35">خ</text:span><text:span text:style-name="T31">سے</text:span><text:span text:style-name="T22"> </text:span><text:span text:style-name="T31">تم</text:span><text:span text:style-name="T22"> </text:span><text:span text:style-name="T31">لن</text:span><text:span text:style-name="T22"> </text:span><text:span text:style-name="T31">چی</text:span><text:span text:style-name="T22"> </text:span><text:span text:style-name="T31">زیریدپا</text:span><text:span text:style-name="T22"> </text:span><text:span text:style-name="T31">لے</text:span><text:span text:style-name="T22"> </text:span><text:span text:style-name="T31">کسل،</text:span></text:p>
      <text:p text:style-name="P21"><text:span text:style-name="T25">”</text:span>کھیانگ<text:span text:style-name="T1"> </text:span>لہ<text:span text:style-name="T1"> </text:span>گین<text:span text:style-name="T1"> </text:span>لم<text:span text:style-name="T1"> </text:span>نورے<text:span text:style-name="T1"> </text:span>اونگفی<text:span text:style-name="T1"> </text:span>اِن<text:span text:style-name="T1"> </text:span>نہ<text:span text:style-name="T1"> </text:span>ن٘ا<text:span text:style-name="T1"> </text:span>گین<text:span text:style-name="T1"> </text:span>لم<text:span text:style-name="T1"> </text:span>ہلتنُوک</text:p>
      <text:p text:style-name="P21">کھیانگ<text:span text:style-name="T1"> <text:s/></text:span>لہ<text:span text:style-name="T1"> </text:span>تھُور<text:span text:style-name="T1"> </text:span>لم<text:span text:style-name="T1"> </text:span>نورے<text:span text:style-name="T1"> </text:span>اونگفی<text:span text:style-name="T1"> </text:span>اِن<text:span text:style-name="T1"> </text:span>نہ<text:span text:style-name="T1"> </text:span>ن٘ا<text:span text:style-name="T1"> </text:span>تُھور<text:span text:style-name="T1"> </text:span>لم<text:span text:style-name="T1"> </text:span>ہلتنُوک</text:p>
      <text:p text:style-name="P21"><text:span text:style-name="T25"><text:s text:c="7"/></text:span>رگیاخ<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رگیاخ<text:span text:style-name="T1"> </text:span>بورُوک<text:span text:style-name="T1"> <text:s text:c="2"/></text:span></text:p>
      <text:p text:style-name="P21"><text:soft-page-break/><text:span text:style-name="T25"><text:s text:c="8"/></text:span>ہلم<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کنگ<text:span text:style-name="T1"> </text:span>ہلم<text:span text:style-name="T1"> </text:span>سکونُوک</text:p>
      <text:p text:style-name="P21">تا<text:span text:style-name="T1"> </text:span>ہرتا<text:span text:style-name="T1"> </text:span>چِک<text:span text:style-name="T1"> </text:span>نہ<text:span text:style-name="T1"> </text:span>می<text:span text:style-name="T1"> </text:span>چِگی<text:span text:style-name="T1"> </text:span>چِہ<text:span text:style-name="T1"> </text:span>پولو؟<text:span text:style-name="T1">“</text:span></text:p>
      <text:p text:style-name="P16"><text:span text:style-name="T31">یلے</text:span><text:span text:style-name="T22"> </text:span><text:span text:style-name="T31">کسل</text:span><text:span text:style-name="T22"> </text:span><text:span text:style-name="T31">دو</text:span><text:span text:style-name="T22"> </text:span><text:span text:style-name="T31">کو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یدپا،</text:span><text:span text:style-name="T22"> ”</text:span><text:span text:style-name="T31">ن٘ا</text:span><text:span text:style-name="T22"> </text:span><text:span text:style-name="T31">لہ</text:span><text:span text:style-name="T22"> </text:span><text:span text:style-name="T31">رگیاخ</text:span><text:span text:style-name="T22"> </text:span><text:span text:style-name="T31">چھمسے</text:span><text:span text:style-name="T22"> </text:span><text:span text:style-name="T31">اونگفی</text:span><text:span text:style-name="T22"> </text:span><text:span text:style-name="T31">سہ</text:span><text:span text:style-name="T22"> </text:span><text:span text:style-name="T31">مین۔</text:span><text:span text:style-name="T22"> </text:span><text:span text:style-name="T31">ن٘ا</text:span><text:span text:style-name="T22"> </text:span><text:span text:style-name="T31">لہ</text:span><text:span text:style-name="T22"> </text:span><text:span text:style-name="T31">لم</text:span><text:span text:style-name="T22"> </text:span><text:span text:style-name="T31">نورے</text:span><text:span text:style-name="T22"> </text:span><text:span text:style-name="T31">سہ</text:span><text:span text:style-name="T22"> </text:span><text:span text:style-name="T31">اونگفی</text:span><text:span text:style-name="T22"> </text:span><text:span text:style-name="T31">مین۔</text:span><text:span text:style-name="T22"> </text:span><text:span text:style-name="T31">ن٘ا</text:span><text:span text:style-name="T22"> </text:span><text:span text:style-name="T31">سلمہ</text:span><text:span text:style-name="T22"> </text:span><text:span text:style-name="T31">چوچو</text:span><text:span text:style-name="T22"> </text:span><text:span text:style-name="T31">لہ</text:span><text:span text:style-name="T22"> </text:span><text:span text:style-name="T31">لغم</text:span><text:span text:style-name="T22"> </text:span><text:span text:style-name="T31">لہ</text:span><text:span text:style-name="T22"> </text:span><text:span text:style-name="T31">اونگفی</text:span><text:span text:style-name="T22"> </text:span><text:span text:style-name="T31">اِن۔</text:span><text:span text:style-name="T22"> </text:span><text:span text:style-name="T31">کھیانگ</text:span><text:span text:style-name="T22"> </text:span><text:span text:style-name="T31">دُوکپی</text:span><text:span text:style-name="T22"> </text:span><text:span text:style-name="T31">اِن</text:span><text:span text:style-name="T22"> </text:span><text:span text:style-name="T31">نہ</text:span><text:span text:style-name="T22"> </text:span><text:span text:style-name="T31">دُوکپی</text:span><text:span text:style-name="T22"> </text:span><text:span text:style-name="T31">اِن</text:span><text:span text:style-name="T22"> </text:span><text:span text:style-name="T31">زیر۔</text:span><text:span text:style-name="T22"> </text:span><text:span text:style-name="T31">دُوکپی</text:span><text:span text:style-name="T22"> </text:span><text:span text:style-name="T31">مین</text:span><text:span text:style-name="T22"> </text:span><text:span text:style-name="T31">نہ</text:span><text:span text:style-name="T22"> </text:span><text:span text:style-name="T31">دُوکپی</text:span><text:span text:style-name="T22"> </text:span><text:span text:style-name="T47">مین</text:span><text:span text:style-name="T22"> </text:span><text:span text:style-name="T31">زیر۔</text:span><text:span text:style-name="T22"> </text:span><text:span text:style-name="T47">ر</text:span><text:span text:style-name="T31">بِلُوکھ</text:span><text:span text:style-name="T22"> </text:span><text:span text:style-name="T31">کھیان٘ی</text:span><text:span text:style-name="T22"> </text:span><text:span text:style-name="T31">دُوکپی</text:span><text:span text:style-name="T22"> </text:span><text:span text:style-name="T31">مین</text:span><text:span text:style-name="T22"> </text:span><text:span text:style-name="T31">زیرس</text:span><text:span text:style-name="T22"> </text:span><text:span text:style-name="T31">نہ</text:span><text:span text:style-name="T22"> </text:span><text:span text:style-name="T31">ن٘ا</text:span><text:span text:style-name="T22"> </text:span><text:span text:style-name="T31">کِھری</text:span><text:span text:style-name="T22"> </text:span><text:span text:style-name="T31">کھر</text:span><text:span text:style-name="T22"> </text:span><text:span text:style-name="T31">کھر</text:span><text:span text:style-name="T22"> </text:span><text:span text:style-name="T31">ہلُونگ</text:span><text:span text:style-name="T22"> </text:span><text:span text:style-name="T47">،</text:span><text:span text:style-name="T23"> </text:span><text:span text:style-name="T31">یُول</text:span><text:span text:style-name="T22"> </text:span><text:span text:style-name="T31">یُول</text:span><text:span text:style-name="T22"> </text:span><text:span text:style-name="T31">ہلُونگ</text:span><text:span text:style-name="T22"> </text:span><text:span text:style-name="T31">گو</text:span><text:span text:style-name="T22"> </text:span><text:span text:style-name="T31">چُوکپی</text:span><text:span text:style-name="T22"> </text:span><text:span text:style-name="T31">اِن۔</text:span><text:span text:style-name="T22">“</text:span></text:p>
      <text:p text:style-name="P16"><text:span text:style-name="T27"><text:s/></text:span><text:span text:style-name="T31">مو</text:span><text:span text:style-name="T22"> </text:span><text:span text:style-name="T31">سی</text:span><text:span text:style-name="T22"> </text:span><text:span text:style-name="T31">زیرس،</text:span><text:span text:style-name="T22"> ”</text:span><text:span text:style-name="T31">شرکھی</text:span><text:span text:style-name="T22"> </text:span><text:span text:style-name="T31">بادشونگ</text:span><text:span text:style-name="T22"> </text:span><text:span text:style-name="T31">سہ</text:span><text:span text:style-name="T22"> </text:span><text:span text:style-name="T31">ن٘ا</text:span><text:span text:style-name="T22"> </text:span><text:span text:style-name="T31">لہ</text:span><text:span text:style-name="T22"> </text:span><text:span text:style-name="T31">لغم</text:span><text:span text:style-name="T22"> </text:span><text:span text:style-name="T31">لہ</text:span><text:span text:style-name="T22"> </text:span><text:span text:style-name="T31">اونگسید۔</text:span><text:span text:style-name="T22"> </text:span><text:span text:style-name="T31">نُوبکھی</text:span><text:span text:style-name="T22"> </text:span><text:span text:style-name="T31">بادشونگ</text:span><text:span text:style-name="T22"> </text:span><text:span text:style-name="T31">سہ</text:span><text:span text:style-name="T22"> </text:span><text:span text:style-name="T31">ن٘ا</text:span><text:span text:style-name="T22"> </text:span><text:span text:style-name="T31">لہ</text:span><text:span text:style-name="T22"> </text:span><text:span text:style-name="T31">لغم</text:span><text:span text:style-name="T22"> </text:span><text:span text:style-name="T31">لہ</text:span><text:span text:style-name="T22"> </text:span><text:span text:style-name="T31">اونگسید۔</text:span><text:span text:style-name="T22"> </text:span><text:span text:style-name="T31">ن٘ا</text:span><text:span text:style-name="T22"> </text:span><text:span text:style-name="T31">کھیانگ</text:span><text:span text:style-name="T22"> </text:span><text:span text:style-name="T31">لہ</text:span><text:span text:style-name="T22"> </text:span><text:span text:style-name="T31">چا</text:span><text:span text:style-name="T22"> </text:span><text:span text:style-name="T31">دُوکتُوک؟</text:span><text:span text:style-name="T22">“</text:span></text:p>
      <text:p text:style-name="P16"><text:span text:style-name="T27"><text:s/></text:span><text:span text:style-name="T31">زیرب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س،</text:span><text:span text:style-name="T22"> </text:span><text:span text:style-name="T23">”</text:span><text:span text:style-name="T31">شرکھی</text:span><text:span text:style-name="T22"> </text:span><text:span text:style-name="T31">بادشون</text:span><text:span text:style-name="T47">گ</text:span><text:span text:style-name="T22"> </text:span><text:span text:style-name="T31">ن٘ی</text:span><text:span text:style-name="T22"> </text:span><text:span text:style-name="T47">ہرتارزی</text:span><text:span text:style-name="T23"> </text:span><text:span text:style-name="T47">پا</text:span><text:span text:style-name="T22"> </text:span><text:span text:style-name="T31">اِن۔</text:span><text:span text:style-name="T22"> </text:span><text:span text:style-name="T31">نُوبکھی</text:span><text:span text:style-name="T22"> </text:span><text:span text:style-name="T31">بادشونگ</text:span><text:span text:style-name="T22"> </text:span><text:span text:style-name="T31">ن٘ی</text:span><text:span text:style-name="T22"> </text:span><text:span text:style-name="T31">کِھی</text:span><text:span text:style-name="T22"> </text:span><text:span text:style-name="T31">رزِیپا</text:span><text:span text:style-name="T22"> </text:span><text:span text:style-name="T31">اِن۔</text:span><text:span text:style-name="T22">“</text:span></text:p>
      <text:p text:style-name="P19"><text:span text:style-name="T27"><text:s/></text:span><text:span text:style-name="T31">دو</text:span><text:span text:style-name="T22"> </text:span><text:span text:style-name="T31">زیربا</text:span><text:span text:style-name="T22"> </text:span><text:span text:style-name="T31">نہ</text:span><text:span text:style-name="T22"> </text:span><text:span text:style-name="T31">مو</text:span><text:span text:style-name="T22"> </text:span><text:span text:style-name="T31">سی</text:span><text:span text:style-name="T22"> </text:span><text:span text:style-name="T31">زیرس،</text:span><text:span text:style-name="T22"> ”</text:span><text:span text:style-name="T31">اون٘ا</text:span><text:span text:style-name="T22"> </text:span><text:span text:style-name="T31">ن٘ا</text:span><text:span text:style-name="T22"> </text:span><text:span text:style-name="T31">ہسکے</text:span><text:span text:style-name="T22"> </text:span><text:span text:style-name="T31">گنگمہ</text:span><text:span text:style-name="T22"> </text:span><text:span text:style-name="T31">زدمسے</text:span><text:span text:style-name="T22"> </text:span><text:span text:style-name="T31">شغرنِنگ</text:span><text:span text:style-name="T22"> </text:span><text:span text:style-name="T31">پولو</text:span><text:span text:style-name="T22"> </text:span><text:span text:style-name="T31">ہرژے</text:span><text:span text:style-name="T22"> </text:span><text:span text:style-name="T31">چُوگید۔</text:span><text:span text:style-name="T22"> </text:span><text:span text:style-name="T31">سُو</text:span><text:span text:style-name="T22"> </text:span><text:span text:style-name="T31">سی</text:span><text:span text:style-name="T22"> </text:span><text:span text:style-name="T31">کھوانگ</text:span><text:span text:style-name="T22"> </text:span><text:span text:style-name="T31">ژا</text:span><text:span text:style-name="T22"> </text:span><text:span text:style-name="T31">سی</text:span><text:span text:style-name="T22"> </text:span><text:span text:style-name="T31">ہرژیسے</text:span><text:span text:style-name="T22"> </text:span><text:span text:style-name="T47">ہَلی</text:span><text:span text:style-name="T22"> </text:span><text:span text:style-name="T31">رگُو</text:span><text:span text:style-name="T22"> </text:span><text:span text:style-name="T31">سترانگسے</text:span><text:span text:style-name="T22"> </text:span><text:span text:style-name="T31">جُوگی</text:span><text:span text:style-name="T22"> </text:span><text:span text:style-name="T31">ڈفوق</text:span><text:span text:style-name="T22"> </text:span><text:span text:style-name="T31">پو</text:span><text:span text:style-name="T22"> </text:span><text:span text:style-name="T31">ن٘ی</text:span><text:span text:style-name="T22"> </text:span><text:span text:style-name="T31">رفسلی</text:span><text:span text:style-name="T22"> </text:span><text:span text:style-name="T31">بربنی</text:span><text:span text:style-name="T22"> </text:span><text:span text:style-name="T31">نانگجونگ</text:span><text:span text:style-name="T22"> </text:span><text:span text:style-name="T31">تھون</text:span><text:span text:style-name="T22"> </text:span><text:span text:style-name="T31">چُوکس</text:span><text:span text:style-name="T22"> </text:span><text:span text:style-name="T31">نہ</text:span><text:span text:style-name="T22"> </text:span><text:span text:style-name="T31">ن٘ا</text:span><text:span text:style-name="T22"> </text:span><text:span text:style-name="T31">دو</text:span><text:span text:style-name="T22"> </text:span><text:span text:style-name="T31">لہ</text:span><text:span text:style-name="T22"> </text:span><text:span text:style-name="T31">دُوگید۔</text:span><text:span text:style-name="T22">“ </text:span><text:span text:style-name="T31">دیرے</text:span><text:span text:style-name="T22"> </text:span><text:span text:style-name="T31">دو</text:span><text:span text:style-name="T91"> </text:span><text:span text:style-name="T92">کوا</text:span><text:span text:style-name="T22"> </text:span><text:span text:style-name="T31">نہ</text:span><text:span text:style-name="T22"> </text:span><text:span text:style-name="T31">کھو</text:span><text:span text:style-name="T22"> </text:span><text:span text:style-name="T31">شوخمو</text:span><text:span text:style-name="T22"> </text:span><text:span text:style-name="T31">بیاسے</text:span><text:span text:style-name="T22"> </text:span><text:span text:style-name="T31">اونگسے</text:span><text:span text:style-name="T22"> </text:span><text:span text:style-name="T31">ینگ</text:span><text:span text:style-name="T22"> </text:span><text:span text:style-name="T31">کُھوری</text:span><text:span text:style-name="T22"> </text:span><text:span text:style-name="T31">ملسی</text:span><text:span text:style-name="T22"> </text:span><text:span text:style-name="T31">کھہ</text:span><text:span text:style-name="T22"> </text:span><text:span text:style-name="T31">دُوکسے</text:span><text:span text:style-name="T22"> </text:span><text:span text:style-name="T31">ککا</text:span><text:span text:style-name="T22"> </text:span><text:span text:style-name="T31">نِ٘یسکا</text:span><text:span text:style-name="T22"> </text:span><text:span text:style-name="T31">لہ</text:span><text:span text:style-name="T22"> </text:span><text:span text:style-name="T31">زان</text:span><text:span text:style-name="T22"> </text:span><text:span text:style-name="T31">بان</text:span><text:span text:style-name="T22"> </text:span><text:span text:style-name="T31">فچوسے</text:span><text:span text:style-name="T22"> </text:span><text:span text:style-name="T31">دُوکس</text:span><text:span text:style-name="T22"> </text:span><text:span text:style-name="T31">لے</text:span><text:span text:style-name="T22"> </text:span><text:span text:style-name="T31">کسل۔</text:span><text:span text:style-name="T22"> </text:span><text:span text:style-name="T31">دیرے</text:span><text:span text:style-name="T22"> </text:span><text:span text:style-name="T31">کھوے</text:span><text:span text:style-name="T22"> </text:span><text:span text:style-name="T31">ککا</text:span><text:span text:style-name="T22"> </text:span><text:span text:style-name="T31">نِ٘یسکا</text:span><text:span text:style-name="T22"> </text:span><text:span text:style-name="T31">تھل</text:span><text:span text:style-name="T22"> </text:span><text:span text:style-name="T31">فوق</text:span><text:span text:style-name="T22"> </text:span><text:span text:style-name="T31">تھل</text:span><text:span text:style-name="T22"> </text:span><text:span text:style-name="T31">فوق</text:span><text:span text:style-name="T22"> </text:span><text:span text:style-name="T31">سونگسے</text:span><text:span text:style-name="T22"> </text:span><text:span text:style-name="T31">تھونم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ترِس،</text:span><text:span text:style-name="T22"> ”</text:span><text:span text:style-name="T31">چِنا</text:span><text:span text:style-name="T22"> </text:span><text:span text:style-name="T31">لے</text:span><text:span text:style-name="T22"> </text:span><text:span text:style-name="T31">بادشی</text:span><text:span text:style-name="T22"> </text:span><text:span text:style-name="T31">نونونگ</text:span><text:span text:style-name="T22"> </text:span><text:span text:style-name="T31">دِرِنگ</text:span><text:span text:style-name="T22"> </text:span><text:span text:style-name="T31">چِنا</text:span><text:span text:style-name="T22"> </text:span><text:span text:style-name="T31">سونگس؟</text:span><text:span text:style-name="T22">“</text:span></text:p>
      <text:p text:style-name="P19"><text:span text:style-name="T27"><text:s/></text:span><text:span text:style-name="T31">دو</text:span><text:span text:style-name="T22"> </text:span><text:span text:style-name="T31">زیربا</text:span><text:span text:style-name="T22"> </text:span><text:span text:style-name="T31">نہ</text:span><text:span text:style-name="T22"> </text:span><text:span text:style-name="T31">کھون٘ی</text:span><text:span text:style-name="T22"> </text:span><text:span text:style-name="T31">زیرس،</text:span><text:span text:style-name="T22"> ”</text:span><text:span text:style-name="T31">چِہ</text:span><text:span text:style-name="T22"> </text:span><text:span text:style-name="T31">بیک</text:span><text:span text:style-name="T22"> </text:span><text:span text:style-name="T31">لے،</text:span><text:span text:style-name="T22"> </text:span><text:span text:style-name="T31">ن٘یا</text:span><text:span text:style-name="T22"> </text:span><text:span text:style-name="T31">چوق</text:span><text:span text:style-name="T22"> </text:span><text:span text:style-name="T31">پولو</text:span><text:span text:style-name="T22"> </text:span><text:span text:style-name="T31">ہرژیک</text:span><text:span text:style-name="T22"> </text:span><text:span text:style-name="T31">زیرے</text:span><text:span text:style-name="T22"> </text:span><text:span text:style-name="T31">من</text:span><text:span text:style-name="T22"> </text:span><text:span text:style-name="T31">نہ</text:span><text:span text:style-name="T22"> </text:span><text:span text:style-name="T31">ہرتاپے</text:span><text:span text:style-name="T22"> </text:span><text:span text:style-name="T31">چِک</text:span><text:span text:style-name="T22"> </text:span><text:span text:style-name="T31">تھونس۔</text:span><text:span text:style-name="T22"> <text:s/></text:span><text:span text:style-name="T31">کھو</text:span><text:span text:style-name="T22"> </text:span><text:span text:style-name="T31">سی</text:span><text:span text:style-name="T22"> </text:span><text:span text:style-name="T31">سُو</text:span><text:span text:style-name="T22"> </text:span><text:span text:style-name="T31">لہ</text:span><text:span text:style-name="T22"> </text:span><text:span text:style-name="T31">سہ</text:span><text:span text:style-name="T22"> </text:span><text:span text:style-name="T31">پولو</text:span><text:span text:style-name="T22"> </text:span><text:span text:style-name="T31">ن</text:span><text:span text:style-name="T47">ہ</text:span><text:span text:style-name="T22"> </text:span><text:span text:style-name="T31">غجی</text:span><text:span text:style-name="T22"> </text:span><text:span text:style-name="T31">گو</text:span><text:span text:style-name="T22"> </text:span><text:span text:style-name="T31">مہ</text:span><text:span text:style-name="T22"> </text:span><text:span text:style-name="T31">چُوکس۔</text:span><text:span text:style-name="T22"> </text:span><text:span text:style-name="T31">گین</text:span><text:span text:style-name="T22"> </text:span><text:span text:style-name="T31">گو</text:span><text:span text:style-name="T22"> </text:span><text:span text:style-name="T31">گین</text:span><text:span text:style-name="T22"> </text:span><text:span text:style-name="T31">ڈفوق</text:span><text:span text:style-name="T22"> </text:span><text:span text:style-name="T31">کھیرس،</text:span><text:span text:style-name="T22"> </text:span><text:span text:style-name="T31">تُھورگو</text:span><text:span text:style-name="T22"> </text:span><text:span text:style-name="T31">تُھور</text:span><text:span text:style-name="T22"> </text:span><text:soft-page-break/><text:span text:style-name="T31">ڈفوق</text:span><text:span text:style-name="T22"> </text:span><text:span text:style-name="T31">کھیرس۔</text:span><text:span text:style-name="T22"> </text:span><text:span text:style-name="T31">دِرِنگ</text:span><text:span text:style-name="T22"> </text:span><text:span text:style-name="T31">نہ</text:span><text:span text:style-name="T22"> </text:span><text:span text:style-name="T31">جق</text:span><text:span text:style-name="T22"> </text:span><text:span text:style-name="T31">خسُوم</text:span><text:span text:style-name="T22"> </text:span><text:span text:style-name="T31">اِن</text:span><text:span text:style-name="T22"> </text:span><text:span text:style-name="T31">کھو</text:span><text:span text:style-name="T22"> </text:span><text:span text:style-name="T31">سی</text:span><text:span text:style-name="T22"> </text:span><text:span text:style-name="T31">سُو</text:span><text:span text:style-name="T22"> </text:span><text:span text:style-name="T31">لہ</text:span><text:span text:style-name="T22"> </text:span><text:span text:style-name="T31">سہ</text:span><text:span text:style-name="T22"> </text:span><text:span text:style-name="T31">ریس</text:span><text:span text:style-name="T22"> </text:span><text:span text:style-name="T31">چی</text:span><text:span text:style-name="T22"> </text:span><text:span text:style-name="T31">مہ</text:span><text:span text:style-name="T22"> </text:span><text:span text:style-name="T31">مِنما۔</text:span><text:span text:style-name="T22"> </text:span><text:span text:style-name="T31">دوسے</text:span><text:span text:style-name="T22"> </text:span><text:span text:style-name="T31">مو</text:span><text:span text:style-name="T22"> </text:span><text:span text:style-name="T31">سی</text:span><text:span text:style-name="T22"> </text:span><text:span text:style-name="T31">زیرسید،</text:span><text:span text:style-name="T22"> </text:span><text:span text:style-name="T31">ہسکے</text:span><text:span text:style-name="T22"> </text:span><text:span text:style-name="T31">چندنی</text:span><text:span text:style-name="T22"> </text:span><text:span text:style-name="T31">زدونگپو</text:span><text:span text:style-name="T22"> </text:span><text:span text:style-name="T31">کھرولبا</text:span><text:span text:style-name="T22"> </text:span><text:span text:style-name="T31">فنگمی</text:span><text:span text:style-name="T22"> </text:span><text:span text:style-name="T31">اِن۔</text:span><text:span text:style-name="T22"> </text:span><text:span text:style-name="T31">دو</text:span><text:span text:style-name="T22"> </text:span><text:span text:style-name="T31">سُو</text:span><text:span text:style-name="T22"> </text:span><text:span text:style-name="T31">سی</text:span><text:span text:style-name="T22"> </text:span><text:span text:style-name="T31">کھرولس</text:span><text:span text:style-name="T22"> </text:span><text:span text:style-name="T31">نہ</text:span><text:span text:style-name="T22"> </text:span><text:span text:style-name="T31">دو</text:span><text:span text:style-name="T22"> </text:span><text:span text:style-name="T31">لہ</text:span><text:span text:style-name="T22"> </text:span><text:span text:style-name="T31">مو</text:span><text:span text:style-name="T22"> </text:span><text:span text:style-name="T31">دُوکپی</text:span><text:span text:style-name="T22"> </text:span><text:span text:style-name="T31">اِن</text:span><text:span text:style-name="T22"> </text:span><text:span text:style-name="T31">لو۔</text:span><text:span text:style-name="T22">“</text:span></text:p>
      <text:p text:style-name="P19"><text:span text:style-name="T27"><text:s/></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لہ</text:span><text:span text:style-name="T22"> </text:span><text:span text:style-name="T31">اپی</text:span><text:span text:style-name="T22"> </text:span><text:span text:style-name="T31">سی</text:span><text:span text:style-name="T22"> </text:span><text:span text:style-name="T31">زیرے</text:span><text:span text:style-name="T22"> </text:span><text:span text:style-name="T31">یودپا،</text:span><text:span text:style-name="T22"> ”</text:span><text:span text:style-name="T31">دو</text:span><text:span text:style-name="T22"> </text:span><text:span text:style-name="T31">کھیانگ</text:span><text:span text:style-name="T22"> </text:span><text:span text:style-name="T31">لہ</text:span><text:span text:style-name="T22"> </text:span><text:span text:style-name="T31">کھوقکھول</text:span><text:span text:style-name="T22"> </text:span><text:span text:style-name="T31">مہ</text:span><text:span text:style-name="T22"> </text:span><text:span text:style-name="T31">سونگ۔</text:span><text:span text:style-name="T22"> </text:span><text:span text:style-name="T31">ن٘ا</text:span><text:span text:style-name="T22"> </text:span><text:span text:style-name="T31">کھیانگ</text:span><text:span text:style-name="T22"> </text:span><text:span text:style-name="T31">لہ</text:span><text:span text:style-name="T22"> </text:span><text:span text:style-name="T31">کونڈغی</text:span><text:span text:style-name="T22"> </text:span><text:span text:style-name="T31">سترے</text:span><text:span text:style-name="T22"> </text:span><text:span text:style-name="T31">چِک</text:span><text:span text:style-name="T22"> </text:span><text:span text:style-name="T31">کھیونگسے</text:span><text:span text:style-name="T22"> </text:span><text:span text:style-name="T31">مِنید۔</text:span><text:span text:style-name="T22"> </text:span><text:span text:style-name="T31">کھیان٘ی</text:span><text:span text:style-name="T22"> </text:span><text:span text:style-name="T31">یو</text:span><text:span text:style-name="T22"> </text:span><text:span text:style-name="T31">سمونلم</text:span><text:span text:style-name="T22"> </text:span><text:span text:style-name="T31">چی</text:span><text:span text:style-name="T22"> </text:span><text:span text:style-name="T31">بیاسے</text:span><text:span text:style-name="T22"> </text:span><text:span text:style-name="T31">نہ</text:span><text:span text:style-name="T22"> </text:span><text:span text:style-name="T31">تیانگس</text:span><text:span text:style-name="T22"> </text:span><text:span text:style-name="T31">نہ</text:span><text:span text:style-name="T22"> </text:span><text:span text:style-name="T31">یا</text:span><text:span text:style-name="T22"> </text:span><text:span text:style-name="T31">بنگ</text:span><text:span text:style-name="T22"> </text:span><text:span text:style-name="T31">لہ</text:span><text:span text:style-name="T22"> </text:span><text:span text:style-name="T31">دو</text:span><text:span text:style-name="T22"> </text:span><text:span text:style-name="T31">گرولبی</text:span><text:span text:style-name="T22"> </text:span><text:span text:style-name="T31">اِن۔</text:span><text:span text:style-name="T22">“ </text:span><text:span text:style-name="T31">اِن</text:span><text:span text:style-name="T22"> </text:span><text:span text:style-name="T31">نہ</text:span><text:span text:style-name="T22"> </text:span><text:span text:style-name="T31">اِن</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سلمہ</text:span><text:span text:style-name="T22"> </text:span><text:span text:style-name="T31">چوچو</text:span><text:span text:style-name="T22"> </text:span><text:span text:style-name="T31">سی</text:span><text:span text:style-name="T22"> </text:span><text:span text:style-name="T31">چھوغو</text:span><text:span text:style-name="T22"> </text:span><text:span text:style-name="T31">چندنی</text:span><text:span text:style-name="T22"> </text:span><text:span text:style-name="T31">زدونگپوے</text:span><text:span text:style-name="T22"> </text:span><text:span text:style-name="T31">کھیونگسے</text:span><text:span text:style-name="T22"> </text:span><text:span text:style-name="T31">ہرمغی</text:span><text:span text:style-name="T22"> </text:span><text:span text:style-name="T31">دُونُو</text:span><text:span text:style-name="T22"> </text:span><text:span text:style-name="T31">کھرولبا</text:span><text:span text:style-name="T22"> </text:span><text:span text:style-name="T31">فنگس</text:span><text:span text:style-name="T22"> </text:span><text:span text:style-name="T31">لے</text:span><text:span text:style-name="T22"> </text:span><text:span text:style-name="T31">کسل۔</text:span><text:span text:style-name="T22"> </text:span><text:span text:style-name="T31">تا</text:span><text:span text:style-name="T22"> </text:span><text:span text:style-name="T31">بادشی</text:span><text:span text:style-name="T22"> </text:span><text:span text:style-name="T31">بُو</text:span><text:span text:style-name="T22"> </text:span><text:span text:style-name="T31">گنگمہ</text:span><text:span text:style-name="T22"> </text:span><text:span text:style-name="T31">سی</text:span><text:span text:style-name="T22"> </text:span><text:span text:style-name="T31">چھوغو</text:span><text:span text:style-name="T22"> </text:span><text:span text:style-name="T31">چھوغو</text:span><text:span text:style-name="T22"> </text:span><text:span text:style-name="T31">جِک</text:span><text:span text:style-name="T22"> </text:span><text:span text:style-name="T31">جِک</text:span><text:span text:style-name="T22"> <text:s/></text:span><text:span text:style-name="T31">ستریونگ</text:span><text:span text:style-name="T22"> </text:span><text:span text:style-name="T31">کُھورے</text:span><text:span text:style-name="T22"> </text:span><text:span text:style-name="T31">دے</text:span><text:span text:style-name="T22"> </text:span><text:span text:style-name="T31">چندنی</text:span><text:span text:style-name="T22"> </text:span><text:span text:style-name="T31">زدونگپو</text:span><text:span text:style-name="T22"> </text:span><text:span text:style-name="T31">کھرولبی</text:span><text:span text:style-name="T22"> </text:span><text:span text:style-name="T31">فرالُوکھ</text:span><text:span text:style-name="T22"> </text:span><text:span text:style-name="T31">بیاس۔</text:span><text:span text:style-name="T22"> </text:span><text:span text:style-name="T31">امہ</text:span><text:span text:style-name="T22"> </text:span><text:span text:style-name="T31">سُو</text:span><text:span text:style-name="T22"> </text:span><text:span text:style-name="T31">لہ</text:span><text:span text:style-name="T22"> </text:span><text:span text:style-name="T31">سہ</text:span><text:span text:style-name="T22"> </text:span><text:span text:style-name="T31">دو</text:span><text:span text:style-name="T22"> </text:span><text:span text:style-name="T31">مہ</text:span><text:span text:style-name="T22"> </text:span><text:span text:style-name="T31">گرولس۔</text:span><text:span text:style-name="T22"> </text:span></text:p>
      <text:p text:style-name="P19"><text:span text:style-name="T31">دیرے</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اپی</text:span><text:span text:style-name="T22"> </text:span><text:span text:style-name="T31">سی</text:span><text:span text:style-name="T22"> </text:span><text:span text:style-name="T31">کھو</text:span><text:span text:style-name="T22"> </text:span><text:span text:style-name="T31">لہ</text:span><text:span text:style-name="T22"> </text:span><text:span text:style-name="T31">دے</text:span><text:span text:style-name="T22"> </text:span><text:span text:style-name="T31">سترے</text:span><text:span text:style-name="T22"> </text:span><text:span text:style-name="T31">کھیونگسے</text:span><text:span text:style-name="T22"> </text:span><text:span text:style-name="T31">مِنسیدپا،</text:span><text:span text:style-name="T22"> </text:span><text:span text:style-name="T31">کھو</text:span><text:span text:style-name="T22"> </text:span><text:span text:style-name="T31">سی</text:span><text:span text:style-name="T22"> </text:span><text:span text:style-name="T31">یو</text:span><text:span text:style-name="T22"> </text:span><text:span text:style-name="T31">کُھورے</text:span><text:span text:style-name="T22"> </text:span><text:span text:style-name="T31">سونگس۔</text:span><text:span text:style-name="T22"> </text:span><text:span text:style-name="T31">دیرے</text:span><text:span text:style-name="T22"> </text:span><text:span text:style-name="T31">کھو</text:span><text:span text:style-name="T22"> </text:span><text:span text:style-name="T31">دے</text:span><text:span text:style-name="T22"> </text:span><text:span text:style-name="T31">چھہ</text:span><text:span text:style-name="T22"> </text:span><text:span text:style-name="T31">سوغی</text:span><text:span text:style-name="T22"> </text:span><text:span text:style-name="T31">یوا</text:span><text:span text:style-name="T22"> </text:span><text:span text:style-name="T31">بورفی</text:span><text:span text:style-name="T22"> </text:span><text:span text:style-name="T31">کونڈغی</text:span><text:span text:style-name="T22"> </text:span><text:span text:style-name="T31">سترے</text:span><text:span text:style-name="T22"> </text:span><text:span text:style-name="T31">کُھورے</text:span><text:span text:style-name="T22"> </text:span><text:span text:style-name="T47">بیُونگما</text:span><text:span text:style-name="T22"> </text:span><text:span text:style-name="T31">نہ</text:span><text:span text:style-name="T22"> </text:span><text:span text:style-name="T31">ہرمق</text:span><text:span text:style-name="T22"> </text:span><text:span text:style-name="T31">چوغی</text:span><text:span text:style-name="T22"> </text:span><text:span text:style-name="T31">سی</text:span><text:span text:style-name="T22"> </text:span><text:span text:style-name="T31">روا</text:span><text:span text:style-name="T22"> </text:span><text:span text:style-name="T31">بیاس۔</text:span><text:span text:style-name="T22"> </text:span><text:span text:style-name="T31">دو</text:span><text:span text:style-name="T22"> </text:span><text:span text:style-name="T31">لہ</text:span><text:span text:style-name="T22"> </text:span><text:span text:style-name="T31">سُو</text:span><text:span text:style-name="T22"> </text:span><text:span text:style-name="T31">سہ</text:span><text:span text:style-name="T22"> </text:span><text:span text:style-name="T31">مہ</text:span><text:span text:style-name="T22"> </text:span><text:span text:style-name="T31">اوس۔</text:span><text:span text:style-name="T22"> </text:span><text:span text:style-name="T31">دیرے</text:span><text:span text:style-name="T22"> </text:span><text:span text:style-name="T31">کھو</text:span><text:span text:style-name="T22"> </text:span><text:span text:style-name="T31">سی</text:span><text:span text:style-name="T22"> </text:span><text:span text:style-name="T31">سمونلم</text:span><text:span text:style-name="T22"> </text:span><text:span text:style-name="T31">چی</text:span><text:span text:style-name="T22"> </text:span><text:span text:style-name="T31">بیاسے</text:span><text:span text:style-name="T22"> </text:span><text:span text:style-name="T31">نہ</text:span><text:span text:style-name="T22"> </text:span><text:span text:style-name="T31">زیرس،</text:span><text:span text:style-name="T22"> ”</text:span><text:span text:style-name="T31">دِی</text:span><text:span text:style-name="T22"> </text:span><text:span text:style-name="T31">پو</text:span><text:span text:style-name="T22"> </text:span><text:span text:style-name="T31">نِ٘یس</text:span><text:span text:style-name="T22"> </text:span><text:span text:style-name="T31">پو</text:span><text:span text:style-name="T22"> </text:span><text:span text:style-name="T31">خنم</text:span><text:span text:style-name="T22"> </text:span><text:span text:style-name="T31">کھیر</text:span><text:span text:style-name="T22"> </text:span><text:span text:style-name="T31">سا</text:span><text:span text:style-name="T22"> </text:span><text:span text:style-name="T31">کھیر</text:span><text:span text:style-name="T22"> </text:span><text:span text:style-name="T31">سونگ</text:span><text:span text:style-name="T22"> </text:span><text:span text:style-name="T31">شِک۔</text:span><text:span text:style-name="T22"> </text:span><text:span text:style-name="T31">اے</text:span><text:span text:style-name="T22"> </text:span><text:span text:style-name="T31">چِک پو</text:span><text:span text:style-name="T22"> </text:span><text:span text:style-name="T31">سلمہ</text:span><text:span text:style-name="T22"> </text:span><text:span text:style-name="T31">چوچوے</text:span><text:span text:style-name="T22"> </text:span><text:span text:style-name="T31">بخستونی</text:span><text:span text:style-name="T22"> </text:span><text:span text:style-name="T31">زان</text:span><text:span text:style-name="T22"> </text:span><text:span text:style-name="T31">لہ</text:span><text:span text:style-name="T22"> </text:span><text:span text:style-name="T31">سونگ</text:span><text:span text:style-name="T22"> </text:span><text:span text:style-name="T31">شِک۔</text:span><text:span text:style-name="T22">“ <text:s/></text:span><text:span text:style-name="T31">یو</text:span><text:span text:style-name="T22"> </text:span><text:span text:style-name="T31">زیرے</text:span><text:span text:style-name="T22"> </text:span><text:span text:style-name="T31">تیانگما</text:span><text:span text:style-name="T22"> </text:span><text:span text:style-name="T31">چِک</text:span><text:span text:style-name="T22"> </text:span><text:span text:style-name="T31">زدونگپو</text:span><text:span text:style-name="T22"> </text:span><text:span text:style-name="T31">لہ</text:span><text:span text:style-name="T22"> </text:span><text:span text:style-name="T31">پو</text:span><text:span text:style-name="T22"> </text:span><text:span text:style-name="T31">خسُوم</text:span><text:span text:style-name="T22"> </text:span><text:span text:style-name="T31">سونگس۔</text:span><text:span text:style-name="T22"> </text:span><text:span text:style-name="T31">نِ٘یس</text:span><text:span text:style-name="T22"> </text:span><text:span text:style-name="T31">پو</text:span><text:span text:style-name="T22"> </text:span><text:span text:style-name="T31">خنم</text:span><text:span text:style-name="T22"> </text:span><text:span text:style-name="T31">کھیر</text:span><text:span text:style-name="T22"> </text:span><text:span text:style-name="T31">سا</text:span><text:span text:style-name="T22"> </text:span><text:span text:style-name="T31">کھیر</text:span><text:span text:style-name="T22"> </text:span><text:span text:style-name="T31">سونگس</text:span><text:span text:style-name="T22"> </text:span><text:span text:style-name="T31">جُو۔</text:span><text:span text:style-name="T22"> </text:span><text:span text:style-name="T31">چِک</text:span><text:span text:style-name="T22"> </text:span><text:span text:style-name="T31">پو</text:span><text:span text:style-name="T22"> </text:span><text:span text:style-name="T31">ییکھہ</text:span><text:span text:style-name="T22"> </text:span><text:span text:style-name="T31">لُوس۔</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سی</text:span><text:span text:style-name="T22"> </text:span><text:span text:style-name="T31">دے</text:span><text:span text:style-name="T22"> </text:span><text:span text:style-name="T31">من</text:span><text:span text:style-name="T22"> </text:span><text:span text:style-name="T31">نہ</text:span><text:span text:style-name="T22"> </text:span><text:span text:style-name="T31">ہرمق</text:span><text:span text:style-name="T22"> </text:span><text:span text:style-name="T31">گنگمہ</text:span><text:span text:style-name="T22"> </text:span><text:span text:style-name="T31">لہ</text:span><text:span text:style-name="T22"> </text:span><text:span text:style-name="T31">سکوس،</text:span><text:span text:style-name="T22"> </text:span><text:span text:style-name="T23">”</text:span><text:span text:style-name="T31">یا</text:span><text:span text:style-name="T22"> </text:span><text:span text:style-name="T31">کِھدانگ</text:span><text:span text:style-name="T22"> </text:span><text:span text:style-name="T31">سُو</text:span><text:span text:style-name="T22"> </text:span><text:span text:style-name="T31">سی</text:span><text:span text:style-name="T22"> </text:span><text:span text:style-name="T31">مہ</text:span><text:span text:style-name="T22"> </text:span><text:span text:style-name="T31">کوس</text:span><text:span text:style-name="T22"> </text:span><text:span text:style-name="T31">مہ</text:span><text:span text:style-name="T22"> </text:span><text:span text:style-name="T31">زیر،</text:span><text:span text:style-name="T22"> </text:span><text:span text:style-name="T31">مہ</text:span><text:span text:style-name="T22"> </text:span><text:span text:style-name="T31">ژھور</text:span><text:span text:style-name="T22"> </text:span><text:span text:style-name="T31">مہ</text:span><text:span text:style-name="T22"> </text:span><text:span text:style-name="T31">زیر،</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لہ</text:span><text:span text:style-name="T22"> </text:span><text:span text:style-name="T31">رگیل</text:span><text:span text:style-name="T22"> </text:span><text:span text:style-name="T31">تھوبسید</text:span><text:span text:style-name="T22"> </text:span><text:span text:style-name="T31">ہے۔</text:span><text:span text:style-name="T22">“</text:span></text:p>
      <text:p text:style-name="P19"><text:span text:style-name="T27"><text:s/></text:span><text:span text:style-name="T31">دو</text:span><text:span text:style-name="T22"> </text:span><text:span text:style-name="T31">زیربا</text:span><text:span text:style-name="T22"> </text:span><text:span text:style-name="T31">نہ</text:span><text:span text:style-name="T22"> </text:span><text:span text:style-name="T31">سلمہ</text:span><text:span text:style-name="T22"> </text:span><text:span text:style-name="T31">چوچو</text:span><text:span text:style-name="T22"> </text:span><text:span text:style-name="T31">سی</text:span><text:span text:style-name="T22"> </text:span><text:span text:style-name="T31">زیرس،</text:span><text:span text:style-name="T22"> ”</text:span><text:span text:style-name="T31">دخسن</text:span><text:span text:style-name="T22"> </text:span><text:span text:style-name="T31">ن٘ا</text:span><text:span text:style-name="T22"> </text:span><text:span text:style-name="T31">بیر</text:span><text:span text:style-name="T22"> </text:span><text:span text:style-name="T31">لہ</text:span><text:span text:style-name="T22"> </text:span><text:span text:style-name="T31">ستوربی</text:span><text:span text:style-name="T22"> </text:span><text:span text:style-name="T31">اِن۔</text:span><text:span text:style-name="T22"> </text:span><text:span text:style-name="T31">سُو</text:span><text:span text:style-name="T22"> </text:span><text:span text:style-name="T31">لہ</text:span><text:span text:style-name="T22"> </text:span><text:span text:style-name="T31">تھوبس</text:span><text:span text:style-name="T22"> </text:span><text:span text:style-name="T31">نہ</text:span><text:span text:style-name="T22"> </text:span><text:span text:style-name="T31">دے</text:span><text:span text:style-name="T22"> </text:span><text:span text:style-name="T31">میُو</text:span><text:span text:style-name="T22"> </text:span><text:span text:style-name="T31">لہ</text:span><text:span text:style-name="T22"> </text:span><text:span text:style-name="T31">ن٘ا</text:span><text:span text:style-name="T22"> </text:span><text:span text:style-name="T31">دُوکپی</text:span><text:span text:style-name="T22"> </text:span><text:span text:style-name="T31">اِن۔</text:span><text:span text:style-name="T22">“ </text:span></text:p>
      <text:p text:style-name="P19"><text:soft-page-break/><text:span text:style-name="T31">مو</text:span><text:span text:style-name="T22"> </text:span><text:span text:style-name="T31">سی</text:span><text:span text:style-name="T22"> </text:span><text:span text:style-name="T31">دو</text:span><text:span text:style-name="T22"> </text:span><text:span text:style-name="T31">زیربا</text:span><text:span text:style-name="T22"> </text:span><text:span text:style-name="T31">نہ</text:span><text:span text:style-name="T22"> </text:span><text:span text:style-name="T31">ینگ</text:span><text:span text:style-name="T22"> </text:span><text:span text:style-name="T31">ہرمق</text:span><text:span text:style-name="T22"> </text:span><text:span text:style-name="T31">گنگمہ</text:span><text:span text:style-name="T22"> </text:span><text:span text:style-name="T31">چھقس۔</text:span><text:span text:style-name="T22"> </text:span><text:span text:style-name="T31">دیرے</text:span><text:span text:style-name="T22"> </text:span><text:span text:style-name="T31">کھو</text:span><text:span text:style-name="T22"> </text:span><text:span text:style-name="T31">ینگ</text:span><text:span text:style-name="T22"> </text:span><text:span text:style-name="T31">شوخمو</text:span><text:span text:style-name="T22"> </text:span><text:span text:style-name="T31">بیاسے</text:span><text:span text:style-name="T22"> </text:span><text:span text:style-name="T31">اونگسے</text:span><text:span text:style-name="T22"> </text:span><text:span text:style-name="T31">کاچونگ</text:span><text:span text:style-name="T22"> </text:span><text:span text:style-name="T31">لہ</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2">ف</text:span><text:span text:style-name="T31">چوسے</text:span><text:span text:style-name="T22"> </text:span><text:span text:style-name="T31">یقس۔</text:span><text:span text:style-name="T22"> </text:span><text:span text:style-name="T31">دیرے</text:span><text:span text:style-name="T22"> </text:span><text:span text:style-name="T31">کھونگ</text:span><text:span text:style-name="T22"> </text:span><text:span text:style-name="T31">کھا</text:span><text:span text:style-name="T22"> </text:span><text:span text:style-name="T31">مِگی</text:span><text:span text:style-name="T22"> </text:span><text:span text:style-name="T31">رنگ</text:span><text:span text:style-name="T22"> </text:span><text:span text:style-name="T31">بنگ</text:span><text:span text:style-name="T22"> </text:span><text:span text:style-name="T31">کھیرے</text:span><text:span text:style-name="T22"> </text:span><text:span text:style-name="T31">کھا</text:span><text:span text:style-name="T22"> </text:span><text:span text:style-name="T31">سکمسے</text:span><text:span text:style-name="T22"> </text:span><text:span text:style-name="T31">تھونس</text:span><text:span text:style-name="T22"> </text:span><text:span text:style-name="T31">جُو۔</text:span><text:span text:style-name="T22"> </text:span><text:span text:style-name="T31">کھو</text:span><text:span text:style-name="T22"> </text:span><text:span text:style-name="T31">سی</text:span><text:span text:style-name="T22"> </text:span><text:span text:style-name="T31">ترِس،</text:span><text:span text:style-name="T22"> ”</text:span><text:span text:style-name="T31">اِنا</text:span><text:span text:style-name="T22"> </text:span><text:span text:style-name="T31">لے</text:span><text:span text:style-name="T22"> </text:span><text:span text:style-name="T31">بادشی</text:span><text:span text:style-name="T22"> </text:span><text:span text:style-name="T31">بُونگ</text:span><text:span text:style-name="T22"> </text:span><text:span text:style-name="T31">یدانگ</text:span><text:span text:style-name="T22"> </text:span><text:span text:style-name="T31">لہ</text:span><text:span text:style-name="T22"> </text:span><text:span text:style-name="T31">چِنا</text:span><text:span text:style-name="T22"> </text:span><text:span text:style-name="T31">سونگس؟</text:span><text:span text:style-name="T23">“</text:span></text:p>
      <text:p text:style-name="P19"><text:span text:style-name="T27"><text:s/></text:span><text:span text:style-name="T31">زیرے</text:span><text:span text:style-name="T22"> </text:span><text:span text:style-name="T31">تریا</text:span><text:span text:style-name="T22"> </text:span><text:span text:style-name="T31">نہ</text:span><text:span text:style-name="T22"> </text:span><text:span text:style-name="T31">کھون٘ی</text:span><text:span text:style-name="T22"> </text:span><text:span text:style-name="T31">زیرس،</text:span><text:span text:style-name="T22"> ”</text:span><text:span text:style-name="T31">ن٘یا</text:span><text:span text:style-name="T22"> </text:span><text:span text:style-name="T31">لہ</text:span><text:span text:style-name="T22"> </text:span><text:span text:style-name="T31">چنگ</text:span><text:span text:style-name="T22"> </text:span><text:span text:style-name="T31">نم</text:span><text:span text:style-name="T22"> </text:span><text:span text:style-name="T31">لنگ</text:span><text:span text:style-name="T22"> </text:span><text:span text:style-name="T31">چی</text:span><text:span text:style-name="T22"> </text:span><text:span text:style-name="T31">مہ</text:span><text:span text:style-name="T22"> </text:span><text:span text:style-name="T31">سونگس۔</text:span><text:span text:style-name="T22"> </text:span><text:span text:style-name="T31">چنگ</text:span><text:span text:style-name="T22"> </text:span><text:span text:style-name="T31">سہ</text:span><text:span text:style-name="T22"> </text:span><text:span text:style-name="T31">مینمی</text:span><text:span text:style-name="T22"> </text:span><text:span text:style-name="T31">فرُوی</text:span><text:span text:style-name="T22"> </text:span><text:span text:style-name="T31">چِک</text:span><text:span text:style-name="T22"> </text:span><text:span text:style-name="T31">اونگسے</text:span><text:span text:style-name="T22"> </text:span><text:span text:style-name="T31">نہ</text:span><text:span text:style-name="T22"> </text:span><text:span text:style-name="T31">دے</text:span><text:span text:style-name="T22"> </text:span><text:span text:style-name="T31">زدونگپو</text:span><text:span text:style-name="T22"> </text:span><text:span text:style-name="T31">کھو</text:span><text:span text:style-name="T22"> </text:span><text:span text:style-name="T31">سی</text:span><text:span text:style-name="T22"> </text:span><text:span text:style-name="T31">کھرولے</text:span><text:span text:style-name="T22"> </text:span><text:span text:style-name="T31">فنگس۔</text:span><text:span text:style-name="T23">“</text:span></text:p>
      <text:p text:style-name="P16"><text:span text:style-name="T27"><text:s/></text:span><text:span text:style-name="T31">دیکھہ</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کھونگ</text:span><text:span text:style-name="T22"> </text:span><text:span text:style-name="T31">لہ</text:span><text:span text:style-name="T22"> </text:span><text:span text:style-name="T31">زان</text:span><text:span text:style-name="T22"> </text:span><text:span text:style-name="T31">بان</text:span><text:span text:style-name="T22"> </text:span><text:span text:style-name="T31">چی</text:span><text:span text:style-name="T22"> </text:span><text:span text:style-name="T31">مِنے</text:span><text:span text:style-name="T22"> </text:span><text:span text:style-name="T31">ن</text:span><text:span text:style-name="T47">ہ</text:span><text:span text:style-name="T22"> </text:span><text:span text:style-name="T31">کھوانگ</text:span><text:span text:style-name="T22"> </text:span><text:span text:style-name="T31">اپی</text:span><text:span text:style-name="T22"> </text:span><text:span text:style-name="T31">لہ</text:span><text:span text:style-name="T22"> </text:span><text:span text:style-name="T31">ینگ</text:span><text:span text:style-name="T22"> </text:span><text:span text:style-name="T31">ہرتخ</text:span><text:span text:style-name="T22"> </text:span><text:span text:style-name="T31">بخ</text:span><text:span text:style-name="T22"> </text:span><text:span text:style-name="T31">چی</text:span><text:span text:style-name="T22"> </text:span><text:span text:style-name="T31">کُھورے</text:span><text:span text:style-name="T22"> </text:span><text:span text:style-name="T31">اپی</text:span><text:span text:style-name="T22"> </text:span><text:span text:style-name="T31">شِدیا</text:span><text:span text:style-name="T22"> </text:span><text:span text:style-name="T31">سونگس</text:span><text:span text:style-name="T22"> </text:span><text:span text:style-name="T31">لے</text:span><text:span text:style-name="T22"> </text:span><text:span text:style-name="T31">کسل۔</text:span><text:span text:style-name="T22"> </text:span><text:span text:style-name="T31">اپی</text:span><text:span text:style-name="T22"> </text:span><text:span text:style-name="T31">لہ</text:span><text:span text:style-name="T22"> </text:span><text:span text:style-name="T31">کھو</text:span><text:span text:style-name="T22"> </text:span><text:span text:style-name="T31">سی</text:span><text:span text:style-name="T22"> </text:span><text:span text:style-name="T31">ینگ</text:span><text:span text:style-name="T22"> </text:span><text:span text:style-name="T31">جُو</text:span><text:span text:style-name="T22"> </text:span><text:span text:style-name="T31">سلام</text:span><text:span text:style-name="T22"> </text:span><text:span text:style-name="T31">چی</text:span><text:span text:style-name="T22"> </text:span><text:span text:style-name="T31">بیاسے</text:span><text:span text:style-name="T22"> </text:span><text:span text:style-name="T31">نہ</text:span><text:span text:style-name="T22"> </text:span><text:span text:style-name="T31">زیرس،</text:span><text:span text:style-name="T22"> ”</text:span><text:span text:style-name="T31">یلے</text:span><text:span text:style-name="T22"> </text:span><text:span text:style-name="T31">ان٘و</text:span><text:span text:style-name="T22"> </text:span><text:span text:style-name="T31">بیر</text:span><text:span text:style-name="T22"> </text:span><text:span text:style-name="T31">لہ</text:span><text:span text:style-name="T22"> </text:span><text:span text:style-name="T31">مو</text:span><text:span text:style-name="T22"> </text:span><text:span text:style-name="T31">ستوربی</text:span><text:span text:style-name="T22"> </text:span><text:span text:style-name="T31">اِن</text:span><text:span text:style-name="T22"> </text:span><text:span text:style-name="T31">لو۔</text:span><text:span text:style-name="T22"> </text:span><text:span text:style-name="T31">سُو</text:span><text:span text:style-name="T22"> </text:span><text:span text:style-name="T31">لہ</text:span><text:span text:style-name="T22"> </text:span><text:span text:style-name="T31">تھوبس</text:span><text:span text:style-name="T22"> </text:span><text:span text:style-name="T31">نہ</text:span><text:span text:style-name="T22"> </text:span><text:span text:style-name="T31">مو</text:span><text:span text:style-name="T22"> </text:span><text:span text:style-name="T31">دو</text:span><text:span text:style-name="T22"> </text:span><text:span text:style-name="T31">لہ</text:span><text:span text:style-name="T22"> </text:span><text:span text:style-name="T31">دُوکپی</text:span><text:span text:style-name="T22"> </text:span><text:span text:style-name="T31">اِن</text:span><text:span text:style-name="T22"> </text:span><text:span text:style-name="T31">لو۔</text:span><text:span text:style-name="T22"> </text:span><text:span text:style-name="T31">دو</text:span><text:span text:style-name="T22"> </text:span><text:span text:style-name="T31">لہ</text:span><text:span text:style-name="T22"> </text:span><text:span text:style-name="T31">ن٘ا</text:span><text:span text:style-name="T22"> </text:span><text:span text:style-name="T31">چِہ</text:span><text:span text:style-name="T22"> </text:span><text:span text:style-name="T31">بیا؟</text:span><text:span text:style-name="T22">“ </text:span></text:p>
      <text:p text:style-name="P16"><text:span text:style-name="T31">دو</text:span><text:span text:style-name="T22"> </text:span><text:span text:style-name="T31">زیربا</text:span><text:span text:style-name="T22"> </text:span><text:span text:style-name="T31">نہ</text:span><text:span text:style-name="T22"> </text:span><text:span text:style-name="T31">اپی</text:span><text:span text:style-name="T22"> </text:span><text:span text:style-name="T31">سی</text:span><text:span text:style-name="T22"> </text:span><text:span text:style-name="T31">زیرس،</text:span><text:span text:style-name="T22"> ”</text:span><text:span text:style-name="T31">موے</text:span><text:span text:style-name="T22"> </text:span><text:span text:style-name="T31">گونگما</text:span><text:span text:style-name="T22"> </text:span><text:span text:style-name="T47">ژھر</text:span><text:span text:style-name="T23"> </text:span><text:span text:style-name="T47">پوینگ</text:span><text:span text:style-name="T22"> </text:span><text:span text:style-name="T31">غونی</text:span><text:span text:style-name="T22"> </text:span><text:span text:style-name="T31">سکیُورا</text:span><text:span text:style-name="T91"> </text:span><text:span text:style-name="T92">بگیا</text:span><text:span text:style-name="T91"> </text:span><text:span text:style-name="T92">تنگس</text:span><text:span text:style-name="T31">ے</text:span><text:span text:style-name="T22"> </text:span><text:span text:style-name="T31">یود۔</text:span><text:span text:style-name="T22"> </text:span><text:span text:style-name="T31">دینگ</text:span><text:span text:style-name="T22"> </text:span><text:span text:style-name="T31">نُو</text:span><text:span text:style-name="T22"> </text:span><text:span text:style-name="T31">رگشہ</text:span><text:span text:style-name="T22"> </text:span><text:span text:style-name="T31">رگشہ</text:span><text:span text:style-name="T22"> </text:span><text:span text:style-name="T31">غون</text:span><text:span text:style-name="T22"> </text:span><text:span text:style-name="T31">کُن</text:span><text:span text:style-name="T22"> </text:span><text:span text:style-name="T31">سمِنے</text:span><text:span text:style-name="T22"> </text:span><text:span text:style-name="T31">یود۔</text:span><text:span text:style-name="T22"> </text:span><text:span text:style-name="T31">کھیانگ</text:span><text:span text:style-name="T22"> </text:span><text:span text:style-name="T31">دونگ</text:span><text:span text:style-name="T22"> </text:span><text:span text:style-name="T31">گنگمہ</text:span><text:span text:style-name="T22"> </text:span><text:span text:style-name="T31">لہ</text:span><text:span text:style-name="T22"> </text:span><text:span text:style-name="T31">ملا</text:span><text:span text:style-name="T22"> </text:span><text:span text:style-name="T31">مِہ</text:span><text:span text:style-name="T22"> </text:span><text:span text:style-name="T31">تُھوکپی</text:span><text:span text:style-name="T22"> </text:span><text:span text:style-name="T31">اِن۔</text:span><text:span text:style-name="T22"> </text:span><text:span text:style-name="T47">یی</text:span><text:span text:style-name="T31">نگ</text:span><text:span text:style-name="T22"> </text:span><text:span text:style-name="T31">ژھرمارے</text:span><text:span text:style-name="T22"> </text:span><text:span text:style-name="T31">غون</text:span><text:span text:style-name="T22"> </text:span><text:span text:style-name="T31">چی</text:span><text:span text:style-name="T22"> </text:span><text:span text:style-name="T31">چِک</text:span><text:span text:style-name="T22"> </text:span><text:span text:style-name="T47">ہرن٘یدے</text:span><text:span text:style-name="T22"> <text:s/></text:span><text:span text:style-name="T31">یود۔</text:span><text:span text:style-name="T22"> </text:span><text:span text:style-name="T31">مو</text:span><text:span text:style-name="T22"> </text:span><text:span text:style-name="T31">یینگ</text:span><text:span text:style-name="T22"> </text:span><text:span text:style-name="T31">نُو</text:span><text:span text:style-name="T22"> </text:span><text:span text:style-name="T31">جُوکسے</text:span><text:span text:style-name="T22"> </text:span><text:span text:style-name="T31">دُوکپی</text:span><text:span text:style-name="T22"> </text:span><text:span text:style-name="T31">اِن۔</text:span><text:span text:style-name="T22"> </text:span><text:span text:style-name="T31">کھیان٘ی</text:span><text:span text:style-name="T22"> </text:span><text:span text:style-name="T31">ن٘ی</text:span><text:span text:style-name="T22"> </text:span><text:span text:style-name="T31">ہرکن</text:span><text:span text:style-name="T22"> </text:span><text:span text:style-name="T31">سکمسید</text:span><text:span text:style-name="T22"> </text:span><text:span text:style-name="T31">زیرے</text:span><text:span text:style-name="T22"> </text:span><text:span text:style-name="T31">نہ</text:span><text:span text:style-name="T22"> </text:span><text:span text:style-name="T31">گری</text:span><text:span text:style-name="T22"> </text:span><text:span text:style-name="T31">تنگسے</text:span><text:span text:style-name="T22"> </text:span><text:span text:style-name="T31">چدس</text:span><text:span text:style-name="T22"> </text:span><text:span text:style-name="T31">نہ</text:span><text:span text:style-name="T22"> </text:span><text:span text:style-name="T31">یا</text:span><text:span text:style-name="T22"> </text:span><text:span text:style-name="T31">غون</text:span><text:span text:style-name="T22"> </text:span><text:span text:style-name="T31">پوینگ</text:span><text:span text:style-name="T22"> </text:span><text:span text:style-name="T31">نُو</text:span><text:span text:style-name="T22"> </text:span><text:span text:style-name="T31">مو</text:span><text:span text:style-name="T22"> </text:span><text:span text:style-name="T31">دُوکپی</text:span><text:span text:style-name="T22"> </text:span><text:span text:style-name="T31">اِن۔</text:span><text:span text:style-name="T23">“</text:span></text:p>
      <text:p text:style-name="P21"><text:span text:style-name="T27"><text:s/></text:span><text:span text:style-name="T31">کھو</text:span><text:span text:style-name="T22"> </text:span><text:span text:style-name="T31">سی</text:span><text:span text:style-name="T22"> ”</text:span><text:span text:style-name="T31">لیاخمو</text:span><text:span text:style-name="T22"> </text:span><text:span text:style-name="T31">گِک</text:span><text:span text:style-name="T22">“ </text:span><text:span text:style-name="T31">زیرے</text:span><text:span text:style-name="T22"> </text:span><text:span text:style-name="T31">لوقسے</text:span><text:span text:style-name="T22"> </text:span><text:span text:style-name="T31">اونگس۔</text:span><text:span text:style-name="T22"> </text:span><text:span text:style-name="T31">اے</text:span><text:span text:style-name="T22"> </text:span><text:span text:style-name="T31">جق</text:span><text:span text:style-name="T22"> </text:span><text:span text:style-name="T31">لہ</text:span><text:span text:style-name="T22"> </text:span><text:span text:style-name="T31">کھو</text:span><text:span text:style-name="T22"> </text:span><text:span text:style-name="T31">کھورین</text:span><text:span text:style-name="T22"> </text:span><text:span text:style-name="T31">سونگسے</text:span><text:span text:style-name="T22"> </text:span><text:span text:style-name="T31">دے</text:span><text:span text:style-name="T22"> </text:span><text:span text:style-name="T31">غونی</text:span><text:span text:style-name="T22"> </text:span><text:span text:style-name="T31">شِدیا</text:span><text:span text:style-name="T22"> </text:span><text:span text:style-name="T31">تھونما</text:span><text:span text:style-name="T22"> </text:span><text:span text:style-name="T31">نہ</text:span><text:span text:style-name="T22"> </text:span><text:span text:style-name="T31">کھوان٘ی</text:span><text:span text:style-name="T22"> </text:span><text:span text:style-name="T31">کھوانگ</text:span><text:span text:style-name="T22"> </text:span><text:span text:style-name="T31">لہ</text:span><text:span text:style-name="T22"> </text:span><text:span text:style-name="T31">زیرس،</text:span><text:span text:style-name="T22"> ”</text:span><text:span text:style-name="T31">لے</text:span><text:span text:style-name="T22"> </text:span><text:span text:style-name="T31">تا</text:span><text:span text:style-name="T22"> </text:span><text:span text:style-name="T31">ن٘ری</text:span><text:span text:style-name="T22"> </text:span><text:span text:style-name="T31">ہرکن</text:span><text:span text:style-name="T22"> </text:span><text:span text:style-name="T31">سکمسید،</text:span><text:span text:style-name="T22"> </text:span><text:span text:style-name="T31">سلمہ</text:span><text:span text:style-name="T22"> </text:span><text:span text:style-name="T31">چوچو</text:span><text:span text:style-name="T22"> </text:span><text:span text:style-name="T31">سہ</text:span><text:span text:style-name="T22"> </text:span><text:span text:style-name="T31">مہ</text:span><text:span text:style-name="T22"> </text:span><text:span text:style-name="T31">تھوبس۔</text:span><text:span text:style-name="T22"> </text:span><text:span text:style-name="T31">ن٘ا</text:span><text:span text:style-name="T22"> </text:span><text:span text:style-name="T31">یا</text:span><text:span text:style-name="T22"> </text:span><text:span text:style-name="T31">غون</text:span><text:span text:style-name="T22"> </text:span><text:span text:style-name="T31">پو</text:span><text:span text:style-name="T22"> </text:span><text:span text:style-name="T31">فشقسے</text:span><text:span text:style-name="T22"> </text:span><text:span text:style-name="T31">زیک</text:span><text:span text:style-name="T22">“ </text:span><text:span text:style-name="T31">زیرے</text:span><text:span text:style-name="T22"> </text:span><text:span text:style-name="T31">کھو</text:span><text:span text:style-name="T22"> </text:span><text:span text:style-name="T31">سی</text:span><text:span text:style-name="T22"> </text:span><text:span text:style-name="T31">گری</text:span><text:span text:style-name="T22"> </text:span><text:span text:style-name="T31">فیُونگسے</text:span><text:span text:style-name="T22"> </text:span><text:span text:style-name="T31">فشقتُوک</text:span><text:span text:style-name="T22"> </text:span><text:span text:style-name="T31">زیربا</text:span><text:span text:style-name="T22"> </text:span><text:span text:style-name="T31">نہ</text:span></text:p>
      <text:p text:style-name="P21"><text:span text:style-name="T27"><text:s/></text:span><text:span text:style-name="T31">دیرے</text:span><text:span text:style-name="T22"> </text:span><text:span text:style-name="T31">مو</text:span><text:span text:style-name="T22"> </text:span><text:span text:style-name="T31">سی</text:span><text:span text:style-name="T22"> </text:span><text:span text:style-name="T31">زیرس،</text:span><text:span text:style-name="T22"> ”</text:span><text:span text:style-name="T31">لے</text:span><text:span text:style-name="T22"> </text:span><text:span text:style-name="T31">لے</text:span><text:span text:style-name="T22"> </text:span><text:span text:style-name="T31">کھیان٘ی</text:span><text:span text:style-name="T22"> </text:span><text:span text:style-name="T31">سلمہ</text:span><text:span text:style-name="T22"> </text:span><text:span text:style-name="T31">چوچو</text:span><text:span text:style-name="T22"> </text:span><text:span text:style-name="T47">ردَبیدا؟</text:span><text:span text:style-name="T23">“</text:span><text:span text:style-name="T22"> </text:span><text:span text:style-name="T31">زیرے</text:span><text:span text:style-name="T22"> </text:span><text:span text:style-name="T31">مو</text:span><text:span text:style-name="T22"> </text:span><text:span text:style-name="T31">دینگ</text:span><text:span text:style-name="T22"> </text:span><text:span text:style-name="T31">نہ</text:span><text:span text:style-name="T22"> </text:span><text:span text:style-name="T31">بیُونگس</text:span><text:span text:style-name="T22"> </text:span><text:span text:style-name="T31">لے</text:span><text:span text:style-name="T22"> </text:span><text:span text:style-name="T31">کسل۔</text:span><text:span text:style-name="T22"> </text:span><text:span text:style-name="T31">دے</text:span><text:span text:style-name="T22"> </text:span><text:span text:style-name="T31">من</text:span><text:span text:style-name="T22"> </text:span><text:span text:style-name="T31">نہ</text:span><text:span text:style-name="T22"> </text:span><text:span text:style-name="T31">ہرمق</text:span><text:span text:style-name="T22"> </text:span><text:span text:style-name="T31">پو</text:span><text:span text:style-name="T22"> </text:span><text:span text:style-name="T31">سی</text:span><text:span text:style-name="T22"> </text:span><text:span text:style-name="T31">روا</text:span><text:span text:style-name="T22"> </text:span><text:span text:style-name="T31">بیاس۔</text:span><text:span text:style-name="T22"> </text:span><text:span text:style-name="T31">گنگمہ</text:span><text:span text:style-name="T22"> </text:span><text:span text:style-name="T31">لہ</text:span><text:span text:style-name="T22"> </text:span><text:span text:style-name="T31">سکوس۔</text:span><text:span text:style-name="T22"> </text:span><text:span text:style-name="T31">سلمہ</text:span><text:span text:style-name="T22"> </text:span><text:span text:style-name="T31">چوچو</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oft-page-break/><text:span text:style-name="T31">لہ</text:span><text:span text:style-name="T22"> </text:span><text:span text:style-name="T31">تھوب۔</text:span><text:span text:style-name="T22"> </text:span><text:span text:style-name="T31">مو</text:span><text:span text:style-name="T22"> </text:span><text:span text:style-name="T31">سی</text:span><text:span text:style-name="T22"> </text:span><text:span text:style-name="T31">ہرمق</text:span><text:span text:style-name="T22"> </text:span><text:span text:style-name="T31">چوق</text:span><text:span text:style-name="T22"> </text:span><text:span text:style-name="T31">لہ</text:span><text:span text:style-name="T22"> </text:span><text:span text:style-name="T31">سکوس۔</text:span><text:span text:style-name="T22"> </text:span><text:span text:style-name="T31">ری</text:span><text:span text:style-name="T22"> </text:span><text:span text:style-name="T31">زُونے</text:span><text:span text:style-name="T22"> </text:span><text:span text:style-name="T31">ژوس،</text:span><text:span text:style-name="T22"> </text:span><text:span text:style-name="T31">چُھو</text:span><text:span text:style-name="T22"> </text:span><text:span text:style-name="T31">زُونے</text:span><text:span text:style-name="T22"> </text:span><text:span text:style-name="T31">ہرکقس۔</text:span><text:span text:style-name="T22"> </text:span><text:span text:style-name="T31">فُو</text:span><text:span text:style-name="T2">ر</text:span><text:span text:style-name="T31">بی</text:span><text:span text:style-name="T22"> </text:span><text:span text:style-name="T31">بیہ</text:span><text:span text:style-name="T22"> </text:span><text:span text:style-name="T31">نہ</text:span><text:span text:style-name="T22"> </text:span><text:span text:style-name="T31">چُھوی</text:span><text:span text:style-name="T22"> </text:span><text:span text:style-name="T31">ن٘یہ</text:span><text:span text:style-name="T22"> </text:span><text:span text:style-name="T31">لہ</text:span><text:span text:style-name="T22"> </text:span><text:span text:style-name="T31">تھونے</text:span><text:span text:style-name="T22"> </text:span><text:span text:style-name="T31">من</text:span><text:span text:style-name="T22"> </text:span><text:span text:style-name="T31">مو</text:span><text:span text:style-name="T22"> </text:span><text:span text:style-name="T31">سی</text:span><text:span text:style-name="T22"> </text:span><text:span text:style-name="T31">گنگمہ</text:span><text:span text:style-name="T22"> </text:span><text:span text:style-name="T31">درانگ</text:span><text:span text:style-name="T22"> </text:span><text:span text:style-name="T31">چُوکس۔</text:span><text:span text:style-name="T22"> </text:span><text:span text:style-name="T31">دیکھہ</text:span><text:span text:style-name="T22"> </text:span><text:span text:style-name="T31">نہ</text:span><text:span text:style-name="T22"> </text:span><text:span text:style-name="T31">مو</text:span><text:span text:style-name="T22"> </text:span><text:span text:style-name="T31">سی</text:span><text:span text:style-name="T22"> </text:span><text:span text:style-name="T31">زیرس،</text:span><text:span text:style-name="T22"> ” </text:span><text:span text:style-name="T31">تا</text:span><text:span text:style-name="T22"> </text:span><text:span text:style-name="T31">چِہ</text:span><text:span text:style-name="T22"> </text:span><text:span text:style-name="T31">بیک</text:span><text:span text:style-name="T22"> </text:span><text:span text:style-name="T31">لے</text:span><text:span text:style-name="T22"> </text:span><text:span text:style-name="T31">شِنگ</text:span><text:span text:style-name="T22"> </text:span><text:span text:style-name="T31">کھنی</text:span><text:span text:style-name="T22"> </text:span><text:span text:style-name="T31">خسوس</text:span><text:span text:style-name="T22"> </text:span><text:span text:style-name="T31">بُو،</text:span><text:span text:style-name="T22"> </text:span><text:span text:style-name="T31">ن٘ا</text:span><text:span text:style-name="T22"> </text:span><text:span text:style-name="T31">چھوغو</text:span><text:span text:style-name="T22"> </text:span><text:span text:style-name="T31">چھوغو</text:span><text:span text:style-name="T22"> </text:span><text:span text:style-name="T31">بادشی</text:span><text:span text:style-name="T22"> </text:span><text:span text:style-name="T31">بُونگ</text:span><text:span text:style-name="T22"> </text:span><text:span text:style-name="T31">لہ</text:span><text:span text:style-name="T22"> </text:span><text:span text:style-name="T31">مہ</text:span><text:span text:style-name="T22"> </text:span><text:span text:style-name="T31">دُوکفی</text:span><text:span text:style-name="T22"> </text:span><text:span text:style-name="T31">اِنپا۔</text:span><text:span text:style-name="T22"> </text:span><text:span text:style-name="T31">تا</text:span><text:span text:style-name="T22"> </text:span><text:span text:style-name="T31">ن٘ی</text:span><text:span text:style-name="T22"> </text:span><text:span text:style-name="T31">سپلبہ</text:span><text:span text:style-name="T22"> </text:span><text:span text:style-name="T31">کھیانگ</text:span><text:span text:style-name="T22"> </text:span><text:span text:style-name="T31">لہ</text:span><text:span text:style-name="T22"> </text:span><text:span text:style-name="T47">تھوبا</text:span><text:span text:style-name="T22"> </text:span><text:span text:style-name="T31">نہ۔</text:span><text:span text:style-name="T22">“</text:span></text:p>
      <text:p text:style-name="P19"><text:span text:style-name="T27"><text:s/></text:span><text:span text:style-name="T31">زیربا</text:span><text:span text:style-name="T22"> </text:span><text:span text:style-name="T31">نہ</text:span><text:span text:style-name="T22"> </text:span><text:span text:style-name="T31">کھو</text:span><text:span text:style-name="T22"> </text:span><text:span text:style-name="T31">سی</text:span><text:span text:style-name="T22"> </text:span><text:span text:style-name="T31">زیرس،</text:span><text:span text:style-name="T22"> ”</text:span><text:span text:style-name="T31">لے</text:span><text:span text:style-name="T22"> </text:span><text:span text:style-name="T31">سلمہ</text:span><text:span text:style-name="T22"> </text:span><text:span text:style-name="T31">چوچو</text:span><text:span text:style-name="T22"> </text:span><text:span text:style-name="T31">کھیانگ</text:span><text:span text:style-name="T22"> </text:span><text:span text:style-name="T31">لہ</text:span><text:span text:style-name="T22"> </text:span><text:span text:style-name="T31">گیودپہ</text:span><text:span text:style-name="T22"> </text:span><text:span text:style-name="T31">مہ</text:span><text:span text:style-name="T22"> </text:span><text:span text:style-name="T31">سونگ،</text:span><text:span text:style-name="T22"> </text:span><text:span text:style-name="T31">ن٘انگ</text:span><text:span text:style-name="T22"> </text:span><text:span text:style-name="T31">سہ</text:span><text:span text:style-name="T22"> </text:span><text:span text:style-name="T31">رُوم</text:span><text:span text:style-name="T22"> </text:span><text:span text:style-name="T31">یُولی</text:span><text:span text:style-name="T22"> </text:span><text:span text:style-name="T31">بادشی</text:span><text:span text:style-name="T22"> </text:span><text:span text:style-name="T31">تھہ</text:span><text:span text:style-name="T22"> </text:span><text:span text:style-name="T31">چُونگ</text:span><text:span text:style-name="T22"> </text:span><text:span text:style-name="T31">خان</text:span><text:span text:style-name="T22"> </text:span><text:span text:style-name="T31">اِن۔</text:span><text:span text:style-name="T22">“ </text:span><text:span text:style-name="T31">دو</text:span><text:span text:style-name="T22"> </text:span><text:span text:style-name="T31">کوا</text:span><text:span text:style-name="T22"> </text:span><text:span text:style-name="T31">نہ</text:span><text:span text:style-name="T22"> </text:span><text:span text:style-name="T31">مو</text:span><text:span text:style-name="T22"> </text:span><text:span text:style-name="T31">سہ</text:span><text:span text:style-name="T22"> </text:span><text:span text:style-name="T31">منگمو</text:span><text:span text:style-name="T22"> </text:span><text:span text:style-name="T31">رَنس۔</text:span><text:span text:style-name="T22"> </text:span><text:span text:style-name="T31">نِ٘یسکا</text:span><text:span text:style-name="T22"> </text:span><text:span text:style-name="T31">تھدے</text:span><text:span text:style-name="T22"> </text:span><text:span text:style-name="T31">خسودے</text:span><text:span text:style-name="T22"> </text:span><text:span text:style-name="T31">کُھوری</text:span><text:span text:style-name="T22"> </text:span><text:span text:style-name="T47">کھرِنگ</text:span><text:span text:style-name="T22"> </text:span><text:span text:style-name="T31">کھیرے</text:span><text:span text:style-name="T22"> </text:span><text:span text:style-name="T31">دُوکفی</text:span><text:span text:style-name="T22"> </text:span><text:span text:style-name="T31">رُونگ</text:span><text:span text:style-name="T22"> </text:span><text:span text:style-name="T31">ن</text:span><text:span text:style-name="T47">ہ</text:span><text:span text:style-name="T22"> </text:span><text:span text:style-name="T31">خپیرا</text:span><text:span text:style-name="T22"> </text:span><text:span text:style-name="T31">لے</text:span><text:span text:style-name="T22"> </text:span><text:span text:style-name="T31">کسل۔</text:span><text:span text:style-name="T22"> </text:span></text:p>
      <text:p text:style-name="P19"/>
      <text:p text:style-name="P19"/>
      <text:p text:style-name="P23"><text:span text:style-name="T44">ہرمِک پا</text:span> <text:span text:style-name="T47">نِ٘یسی</text:span> زدرُونگ</text:p>
      <text:p text:style-name="P12">یلے کسل کُن ملسے چِک لہ ہرمِکپ<text:span text:style-name="T47">ا</text:span> فرُوی <text:span text:style-name="T47">نِ٘ی</text:span>س یودسُوک جُو۔ جق چِک دے فرُو چِک پو سی کُھوری اتا لہ تھونگ مہ چُوکپا بَجوے کھیونگسے نہ بَجو<text:span text:style-name="T47">ے</text:span> ہرکوخمہ تھونے من پو ہرتا شِلنگ تنگس۔ دیکھہ نہ کھلتری مار چی چھونچی تنگسے نہ سکنگس<text:span text:style-name="T47">ے</text:span> یقس۔ دیکھہ نہ کھو سی کُھوری اتا لہ زیرس، <text:span text:style-name="T47">”</text:span>لے اتا یری شزدے ن٘ا لہ تواق چی لیگی سن٘یان اون٘ین یود۔ یری شزدے یان٘ی دی ماری بَجو کُھورے <text:span text:style-name="T47">سونگسے ن٘ا</text:span> لہ لیاخمو تواق چی کھیونگ۔<text:span text:style-name="T47">“</text:span></text:p>
      <text:p text:style-name="P12"><text:span text:style-name="T25"><text:s/></text:span>دو زیربا نہ اتا سی زیرس<text:span text:style-name="T47">،</text:span> <text:span text:style-name="T47">”</text:span>لیاخمو گِک لے بُو<text:span text:style-name="T47">“</text:span> دو زیرے اتو سی ماری بَجو کُھورے ژونگما کھیرس جُو۔</text:p>
      <text:p text:style-name="P12"><text:span text:style-name="T25"><text:s/></text:span>ایکھہ اے ہرمِکپا فرُو چِک پو سی ہلچقکری تواق چی لیاخمو ہلچق اِنما ژوخ بیاسے مہ رگشے بیاسے فچوسے نہ کُھوری اتو لہ زیرس<text:span text:style-name="T47">،</text:span> <text:span text:style-name="T47">”</text:span>لے اتا <text:span text:style-name="T47">دِیبِک</text:span> <text:span text:style-name="T47">خپِت</text:span> پو لیگی منگموے گوید۔ یان٘ی یا تواق پو کھیرے ژونگسے مار بار چی کھیونگس نہ لیاخمو گوید<text:span text:style-name="T47">۔“</text:span> </text:p>
      <text:p text:style-name="P14"><text:span text:style-name="T2">اتو سی </text:span><text:span text:style-name="T47">”</text:span><text:span text:style-name="T2">لیاخمو گِک لے بُوژ ھا زیرے دے تواق پو کُھورے ژونگما کھیرس۔</text:span><text:span text:style-name="T47">“</text:span><text:span text:style-name="T2"> دیرے کھو درُولے لم دُوس </text:span><text:span text:style-name="T47">چِگی کھہ</text:span><text:span text:style-name="T2"> تھونما ن</text:span><text:span text:style-name="T47">ہ</text:span><text:span text:style-name="T2"> دونچھید پو اے فرُوی اتو ن</text:span><text:span text:style-name="T47">ہ</text:span><text:span text:style-name="T2"> ٹُم تُھوکس جُو۔ دے اتو سی اے اتو لہ </text:span><text:span text:style-name="T47">ترِس،</text:span><text:span text:style-name="T2"> </text:span><text:span text:style-name="T47">”</text:span><text:span text:style-name="T2">لے رگاکھن یانگ گار شخفی اِن؟</text:span><text:span text:style-name="T47">“</text:span></text:p>
      <text:p text:style-name="P14"><text:span text:style-name="T26"><text:s/></text:span><text:span text:style-name="T2">زیربا نہ کھو سی زیرس</text:span><text:span text:style-name="T47">،</text:span><text:span text:style-name="T2"> </text:span><text:span text:style-name="T47">”</text:span><text:span text:style-name="T2">ن٘ا دی ماری بَجو لیاخمو تواق چی </text:span><text:span text:style-name="T47">نہ بجوا</text:span><text:span text:style-name="T2"> کھیربی اِن۔ ن٘ی بُو لہ تواق چی لیگی سن٘یان اون٘ین یود۔</text:span><text:span text:style-name="T47">“</text:span></text:p>
      <text:p text:style-name="P14"><text:soft-page-break/><text:span text:style-name="T26"><text:s/></text:span><text:span text:style-name="T2">دو زیربا نہ اے اتو سی زیرس</text:span><text:span text:style-name="T47">،</text:span><text:span text:style-name="T2"> </text:span><text:span text:style-name="T47">”</text:span><text:span text:style-name="T2">اون٘ا لیاخمو سونگس۔ ن٘ا </text:span><text:span text:style-name="T47">سہ</text:span><text:span text:style-name="T2"> دی رگشہ تواق پو مار بار چی لہ تنگما کھیربی اِن۔</text:span><text:span text:style-name="T47">“</text:span></text:p>
      <text:p text:style-name="P14"><text:span text:style-name="T28"><text:s/></text:span><text:span text:style-name="T26"><text:s/></text:span><text:span text:style-name="T28">”</text:span><text:span text:style-name="T2">اون٘ا</text:span><text:span text:style-name="T31"> لیاخمو سونگ ن٘دانگ نِ٘یسکا یون</text:span><text:span text:style-name="T47">گ</text:span><text:span text:style-name="T31"> سپےسپے بیا کھیونگ۔</text:span><text:span text:style-name="T47">“</text:span><text:span text:style-name="T31"> </text:span></text:p>
      <text:p text:style-name="P10"><text:span text:style-name="T31">دو زیربا نہ اے اتو سہ رَنس جُو۔ تواق ژونگما کھیونگفی اتو سی زیرس</text:span><text:span text:style-name="T47">،</text:span><text:span text:style-name="T31"> </text:span><text:span text:style-name="T47">”</text:span><text:span text:style-name="T31">کھیان٘ی تواق پو کُھورے کِھری ننگ نُو سونگ۔ ن٘ا کِھری بَجو کُھورے ن٘ری ننگ نُو</text:span><text:span text:style-name="T92"> گ</text:span><text:span text:style-name="T94">وید</text:span><text:span text:style-name="T31">۔</text:span><text:span text:style-name="T47">“</text:span><text:span text:style-name="T31"> یو زیرے سوسو سوسوے لم کُن لہ درُول لے کسل ۔</text:span></text:p>
      <text:p text:style-name="P10"><text:span text:style-name="T31">دیرے تواق ژونگما کھیونگفی اتو کُھوری ننگ نُو تھونس۔ بُو سی تریا ن</text:span><text:span text:style-name="T47">ہ</text:span><text:span text:style-name="T31"> زیرس، </text:span><text:span text:style-name="T47">”</text:span><text:span text:style-name="T31">یلے بُو ن٘ا لیاخمو ماری بَجو چِک کھیونگسید۔ </text:span><text:span text:style-name="T47">دِیبِک</text:span><text:span text:style-name="T31"> رگُون پو ن٘دانگ لہ تا قرال گوید۔ دیرے جق چی </text:span><text:span text:style-name="T47">کھئِک</text:span><text:span text:style-name="T31"> لہ بُو سی زیرس۔ اتا یا مار پو بجُوسے یقپا کھیونگ۔ زیرے نہ کھو سی تھب </text:span><text:span text:style-name="T47">پیکھہ</text:span><text:span text:style-name="T31"> کلے مے تنگس۔ </text:span></text:p>
      <text:p text:style-name="P10"><text:span text:style-name="T31">دیرے بَجو لہ ژھو کھوربا نہ ہرتا شِلنگ پو سی مار پو ہُوپ تھینے نہ بَجوینگ شِلنگ پو شولوق بیُونگس جُو۔ دے فرُو لہ لیگی خا منگ</text:span><text:span text:style-name="T92"> اونگ</text:span><text:span text:style-name="T94">س</text:span><text:span text:style-name="T47">،</text:span><text:span text:style-name="T31"> کھو لہ خسم</text:span><text:span text:style-name="T47">س، ”</text:span><text:span text:style-name="T31">یو پا ن٘ری یا ہلچقکری تواق پو لہ ہلتین دُوکتُوکپا۔ یو ژوخ پو اتا فچوسے دُوکپوپا ن٘ا فیانے گِک۔</text:span><text:span text:style-name="T47">“</text:span><text:span text:style-name="T31"> یو خسمسے کھو </text:span><text:span text:style-name="T47">تا</text:span><text:span text:style-name="T31"> ننگ نُو </text:span><text:span text:style-name="T47">نہ <text:s/>بیُونگسے سو</text:span><text:span text:style-name="T31">نگس لے </text:span><text:span text:style-name="T47">کسل۔</text:span></text:p>
      <text:p text:style-name="P10"><text:span text:style-name="T27"><text:s/></text:span><text:span text:style-name="T31">ایکھہ تواق لینفی اتو بی فرُو سی جقمے </text:span><text:span text:style-name="T47">نِ٘یس</text:span><text:span text:style-name="T31"> خسُوم</text:span><text:span text:style-name="T47"> لہ </text:span><text:span text:style-name="T31">تواق پوینگ سمن رِنڈی تنگسے ہرتخ چی لہ فنگما سونگس لے کسل۔ کھو سی تواق پو ہرتخ لہ فنگما ن</text:span><text:span text:style-name="T47">ہ</text:span><text:span text:style-name="T31"> ڈم پو ن</text:span><text:span text:style-name="T47">ہ</text:span><text:span text:style-name="T31"> ن٘یمبو ہلچقکر لہ گار کھ</text:span><text:span text:style-name="T47">ڈس</text:span><text:span text:style-name="T31"> جُو بجقسے </text:span><text:span text:style-name="T47">نِ٘یس</text:span><text:span text:style-name="T31"> سونگس لے کسل ۔ کُھوری کھ</text:span><text:span text:style-name="T36">ا</text:span><text:span text:style-name="T31"> مِک کُن لہ سمن چھر فوقسے ژھوب ژھوب سونگس۔ تا کھو </text:span><text:soft-page-break/><text:span text:style-name="T47">لہ </text:span><text:span text:style-name="T31">خسم</text:span><text:span text:style-name="T47">س،</text:span><text:span text:style-name="T43"> </text:span><text:span text:style-name="T47">”</text:span><text:span text:style-name="T31">یو ژوخ پو ات</text:span><text:span text:style-name="T47">ا</text:span><text:span text:style-name="T31"> فچوسے ژھونگ لہ تنگما ن</text:span><text:span text:style-name="T47">ہ،</text:span><text:span text:style-name="T31"> رَب چھدفی ہلچقکری شُوشُوی کھیونگنُوگا؟</text:span><text:span text:style-name="T47">“ </text:span><text:span text:style-name="T31"><text:s/>کھو لہ سہ یو خسمس </text:span><text:span text:style-name="T47">”</text:span><text:span text:style-name="T31">یو ژوخ پو اتا فچوسے دُوکپو پا ن٘ا فیانے گِک۔</text:span><text:span text:style-name="T47">“</text:span><text:span text:style-name="T31"> زیرے نہ کھو سہ فیانے درُولس لے کسل۔ چِک پو تُھورُو ن</text:span><text:span text:style-name="T47">ہ</text:span><text:span text:style-name="T31"> فیانے گینُو سونگس۔ اے چِک پو گینُو ن</text:span><text:span text:style-name="T47">ہ</text:span><text:span text:style-name="T31"> فیانے تُھورُو سونگس۔ لم گٹ </text:span><text:span text:style-name="T47">چِگی کھہ</text:span><text:span text:style-name="T31"> کھونگ نِ٘یسکا سہ تُھوکس لے کسل۔ </text:span></text:p>
      <text:p text:style-name="P10"><text:span text:style-name="T31">چِک چِک پو لہ گار گوے اِن زیرے تریا ن</text:span><text:span text:style-name="T47">ہ</text:span><text:span text:style-name="T31"> چِک پو سی زیرس</text:span><text:span text:style-name="T47">،</text:span><text:span text:style-name="T31"> </text:span><text:span text:style-name="T47">”</text:span><text:span text:style-name="T31">چِہ لے رگاکھن ن٘ا سی </text:span><text:span text:style-name="T47">چِنے</text:span><text:span text:style-name="T31"> رگشے تواق چی فچوسیدپا، ن٘ی اتو سی کھوانگ سہ می فچوسے ژونگما کھیرے نہ ہرتا شِلن٘ی بَجوے کُھورے اونگسیدسُوک۔ یو اتا فچوسے دُوکپوپا ن٘ا فیانے گوے اِن۔</text:span><text:span text:style-name="T47">“</text:span></text:p>
      <text:p text:style-name="P12"><text:span text:style-name="T27"><text:s/></text:span><text:span text:style-name="T31">دو کوا ن</text:span><text:span text:style-name="T47">ہ</text:span><text:span text:style-name="T31"> اے ہرمِکپا فرُو سی زیرس</text:span><text:span text:style-name="T47">،</text:span><text:span text:style-name="T31"> </text:span><text:span text:style-name="T47">”</text:span><text:span text:style-name="T31">اون٘ا </text:span><text:span text:style-name="T38">کِھر</text:span><text:span text:style-name="T31">ی ہلچقکر پو رگیالہ</text:span><text:span text:style-name="T36">، </text:span><text:span text:style-name="T31"><text:s/>چھون کَلے بَلے تنگسے یودپی اِنسُوک۔ ن٘ا سی ہرتخ لہ فنگما ن</text:span><text:span text:style-name="T47">ہ</text:span><text:span text:style-name="T31"> ڈم پو نہ ن٘یمبو درا </text:span><text:span text:style-name="T47">نِ٘یس</text:span><text:span text:style-name="T31"> سونگس۔</text:span><text:span text:style-name="T47">“</text:span></text:p>
      <text:p text:style-name="P12"><text:span text:style-name="T27"><text:s/></text:span><text:span text:style-name="T31">دو کوا نہ تواق فچوکھن ہرمِکپو سی زیرس</text:span><text:span text:style-name="T47">،</text:span><text:span text:style-name="T31"> </text:span><text:span text:style-name="T47">”</text:span><text:span text:style-name="T31">لے رگاکھن ن٘دانگ نِ٘یسکوے ہرمِک پو درا ن</text:span><text:span text:style-name="T47">ہ</text:span><text:span text:style-name="T31"> درا سونگس۔ تا ن٘دان٘ی یا </text:span><text:span text:style-name="T47">ہرمِک</text:span><text:span text:style-name="T31"> کُن ینگ ملسے لہ بیا کھیونگ۔ ن٘تی </text:span><text:span text:style-name="T47">یُولِنگ</text:span><text:span text:style-name="T31"> تا گنگمہ لہ </text:span><text:span text:style-name="T47">ن٘و</text:span><text:span text:style-name="T31">نسید، ن٘تی ہرمِک کُن ینگ درُولبی مین۔ ن٘دانگ ینگ ملسے چِک لہ بیُونگ۔</text:span><text:span text:style-name="T47">“ </text:span><text:span text:style-name="T31"><text:s/>یو زیرے کھونگ نِ٘یسکا ینگ درُ</text:span><text:span text:style-name="T36">و</text:span><text:span text:style-name="T31">لس لے کسل ۔ </text:span></text:p>
      <text:p text:style-name="P12"><text:span text:style-name="T31">دیرے جقمے کھئِک لہ کھونگ ینگ یُول چِگی تھن٘ے لہ تھونس جُو۔ یُولی تھن٘ے لہ </text:span><text:span text:style-name="T47">موڑیانگمو</text:span><text:span text:style-name="T31"> اپی چِگی ننگ پو یودسُوک۔ کھونگ نِ٘یسکا دے ژھن پو موے ننگ نُو برانگسہ دُوکس لے کسل۔ دیرے ژھن لہ کھون٘ی سی اپی لہ </text:span><text:span text:style-name="T47">ترِس،</text:span><text:span text:style-name="T31"> </text:span><text:span text:style-name="T47">”</text:span><text:span text:style-name="T31">اِنا ان٘و یُول کُنِنگ چِہ خپیرا یود؟</text:span><text:span text:style-name="T47">“</text:span></text:p>
      <text:p text:style-name="P12"><text:soft-page-break/><text:span text:style-name="T27"><text:s/></text:span><text:span text:style-name="T31">اپی سی زیرس، </text:span><text:span text:style-name="T47">”</text:span><text:span text:style-name="T31">چِہ خپیرا </text:span><text:span text:style-name="T47">یود لے</text:span><text:span text:style-name="T31"> بُو، یُول کُنِنگ چنگ سہ تھیب تھب چی مید۔ ن٘ا موڑیانگمو لہ سُو سی چِہ زیرید ن</text:span><text:span text:style-name="T47">ہ</text:span><text:span text:style-name="T31"> چِہ کوید</text:span><text:span text:style-name="T47">؟“</text:span></text:p>
      <text:p text:style-name="P12"><text:span text:style-name="T27"><text:s/></text:span><text:span text:style-name="T31">کھون٘ی زیرس، </text:span><text:span text:style-name="T47">”</text:span><text:span text:style-name="T31">لے ان٘و کوسفے ژھورفے چی سہ خپیر</text:span><text:span text:style-name="T47">ے</text:span><text:span text:style-name="T31"> تونگ۔</text:span><text:span text:style-name="T47">“</text:span></text:p>
      <text:p text:style-name="P12"><text:span text:style-name="T27"><text:s/></text:span><text:span text:style-name="T31">زیربا نہ اپی سی زیرس، </text:span><text:span text:style-name="T47">”</text:span><text:span text:style-name="T31">لے مِلی اتا ن٘ئی یُولی بادشو شِسے </text:span><text:span text:style-name="T47">دِرِنگ نہ</text:span><text:span text:style-name="T62"> جقم</text:span><text:span text:style-name="T63">ا</text:span><text:span text:style-name="T62"> </text:span><text:span text:style-name="T31">بدُون سونگس۔</text:span><text:span text:style-name="T47">“</text:span></text:p>
      <text:p text:style-name="P10"><text:span text:style-name="T27"><text:s/></text:span><text:span text:style-name="T31">کھونگ لہ یو </text:span><text:span text:style-name="T47">کوا نہ</text:span><text:span text:style-name="T31"> زیرس، </text:span><text:span text:style-name="T47">”ا</text:span><text:span text:style-name="T31">خ لے، دے بادشو لیگی لیاخمو یودپا کھو رگلسا؟</text:span><text:span text:style-name="T47">“</text:span><text:span text:style-name="T31"> چِک پو سی <text:s/>اے لہ زیرس، </text:span><text:span text:style-name="T47">”</text:span><text:span text:style-name="T31">لے ن٘دانگ بادشاہ لہ فاتحہ باتحے لہ دونگ۔</text:span><text:span text:style-name="T47">“</text:span><text:span text:style-name="T31"> دو زیرے نہ کھون٘ی اپی کِھدے کُھودان٘ی سی کُھورے اونگفی کُھورب</text:span><text:span text:style-name="T47">ہ</text:span><text:span text:style-name="T31"> نِ٘یسکا ہلژخمہ لہ کُھورے</text:span><text:span text:style-name="T47">،</text:span><text:span text:style-name="T31"> بادشی رونگ کھن٘ی فیوخ لہ اپی سی زگُور بین لم ہلتنے کھونگ کھیرس۔ دیرے کھونگ </text:span><text:span text:style-name="T47">دیکھہ</text:span><text:span text:style-name="T31"> تھونما ن</text:span><text:span text:style-name="T47">ہ</text:span><text:span text:style-name="T31"> کھونگ لہ تھونگس</text:span><text:span text:style-name="T47">،</text:span><text:span text:style-name="T31"> ستونگمہ ربے تنگسے یودسُوک۔ امّہ سبق زیربی </text:span><text:span text:style-name="T47">ا</text:span><text:span text:style-name="T31">خوند بخوند چی سُو سہ میدسُوک۔</text:span></text:p>
      <text:p text:style-name="P12"><text:span text:style-name="T27"><text:s/></text:span><text:span text:style-name="T31">کھون٘ی سی اپی لہ زیرس، </text:span><text:span text:style-name="T47">”</text:span><text:span text:style-name="T31">ان٘و جُو یانگ کُھوربو کُھورے لوقسے سونگ۔ ن٘یا بادشاہ لہ سہ زدم </text:span><text:span text:style-name="T47">بُودپی</text:span><text:span text:style-name="T31"> </text:span><text:span text:style-name="T47">فیاق</text:span><text:span text:style-name="T31"> چی بین دُوگید۔ کھو ن٘ئی اتا لہ منگمو <text:s/>فنفی اِن۔</text:span><text:span text:style-name="T47">“</text:span><text:span text:style-name="T31"> دو زیرے نہ نِ٘یسکا دے ستونگمہ ربینگ جُوکسے سبق زیرب</text:span><text:span text:style-name="T47">ا</text:span><text:span text:style-name="T31"> ژوخچی بین دُوکس۔ دُوکسے نہ کھون٘ی گراخفو بیدپا۔</text:span></text:p>
      <text:p text:style-name="P12"><text:span text:style-name="T27"><text:s/></text:span><text:span text:style-name="T31">تواق فچوکھن پو سی زیرس۔ </text:span><text:span text:style-name="T47">”</text:span><text:span text:style-name="T31">لے ن٘دانگ نِ٘یسکوے ہرمِک پو یا </text:span><text:span text:style-name="T47">موقعی کھہ لسِنگ اونگس نہ اون٘ید،</text:span><text:span text:style-name="T31"> مید نہ مید۔</text:span><text:span text:style-name="T47">“</text:span></text:p>
      <text:p text:style-name="P12"><text:span text:style-name="T27"><text:s/></text:span><text:span text:style-name="T31">اے ہرمِکپو سی زیرس، </text:span><text:span text:style-name="T47">”</text:span><text:span text:style-name="T31">اون٘ا زیر ن٘دانگ چِہ بیک؟</text:span><text:span text:style-name="T47">“</text:span></text:p>
      <text:p text:style-name="P18"><text:soft-page-break/><text:span text:style-name="T27"><text:s/></text:span><text:span text:style-name="T31">زیربا نہ تواق فچوسفی ہرمِکپو سی زیرس، </text:span><text:span text:style-name="T47">”</text:span><text:span text:style-name="T31">ن٘دانگ نمزو بُولبا چِک نہ بادشی رونگ کھنگ </text:span><text:span text:style-name="T47">پو بی</text:span><text:span text:style-name="T31"> کنگلوکھی خیمنگ پو فُود</text:span><text:span text:style-name="T47">ید، دیکھہ نہ</text:span><text:span text:style-name="T31"> کھیانگ دینگ جُوکسے دُوک۔ ن٘ا سی ینگ خیمنگ پو کلے نہ سہ بے تنگسے ینگ فچوسے یغید۔ دیکھہ نہ ن٘ا بادشی </text:span><text:span text:style-name="T47">کھرِنگ</text:span><text:span text:style-name="T92"> </text:span><text:span text:style-name="T94">گ</text:span><text:span text:style-name="T92">وید</text:span><text:span text:style-name="T31"> </text:span><text:span text:style-name="T36">، </text:span><text:span text:style-name="T31">سونگسے سلام بلام چی بیاسپی لزا لہ، بوا گار شخس زیرے ترید۔ تریا ن</text:span><text:span text:style-name="T47">ہ</text:span><text:span text:style-name="T31"> کھون٘ی زیربت، بوا گیُورے جقمے کھئِک سونگس۔ زیربا نہ ن٘ا</text:span><text:span text:style-name="T36">،</text:span><text:span text:style-name="T31"> یا اللّہ یا امام زیرے، گوینگ تیان٘ین </text:span><text:span text:style-name="T47">برانِ٘نگ</text:span><text:span text:style-name="T31"> تیان٘ین قاؤ بیاسے ن٘وید۔ دیکھہ نہ بادشی بُو لہ زیرید، اون٘ا یری شزدے <text:s/>ن٘ئی اتا </text:span><text:span text:style-name="T47">س</text:span><text:span text:style-name="T31">ی ژھونگ لہ سونگسے <text:s/>لوقپی وخ لہ خسیری کیالبُوی چِک بادشی </text:span><text:span text:style-name="T47">شِدیا</text:span><text:span text:style-name="T31"> یقپا منے یودپی اِن لو۔ </text:span><text:span text:style-name="T47">دِیبِک</text:span><text:span text:style-name="T31"> </text:span><text:span text:style-name="T47">خپِت</text:span><text:span text:style-name="T31"> پو منگموے گوا ن</text:span><text:span text:style-name="T47">ہ</text:span><text:span text:style-name="T31"> یری شزدے زیرے اتا سی یو کھیونگما تنگفی اِن۔</text:span><text:span text:style-name="T92"> </text:span><text:span text:style-name="T94">گ</text:span><text:span text:style-name="T92">وان</text:span><text:span text:style-name="T94">ہ</text:span><text:span text:style-name="T31"> یری شزدے یو شزدے بیوس۔</text:span></text:p>
      <text:p text:style-name="P18"><text:span text:style-name="T27"><text:s/></text:span><text:span text:style-name="T31">زیربا نہ کھون٘ی زیربت، ن٘یا لہ بوا سی چنگ ہرمنگ چی بیاسفا مید کھیان٘ی غزون تنگمی اِن۔ زیربا نہ ن٘ا سی زیرید، یری</text:span><text:span text:style-name="T92"> شزدے</text:span><text:span text:style-name="T31"> یدانگ مہ چھیس نہ یری </text:span><text:span text:style-name="T47">بَبی</text:span><text:span text:style-name="T31"> </text:span><text:span text:style-name="T47">دُوکسَکھی کھہ</text:span><text:span text:style-name="T31"> بوا لہ تریا شوخ۔ </text:span><text:span text:style-name="T47">شخسے </text:span><text:span text:style-name="T31">یان٘ی زیر، می چِک اونگسے یری </text:span><text:span text:style-name="T47">شِدی</text:span><text:span text:style-name="T83">ا</text:span><text:span text:style-name="T85"> خسیری</text:span><text:span text:style-name="T31"> کیالبُوی یقسید زیرید دو چِہ اِن جُو؟ <text:s/>یو یودپی اِنا مین؟ یودپی اِن نہ یودپی اِن زیر۔ میدپی اِن نہ میدپی اِن زیر۔</text:span></text:p>
      <text:p text:style-name="P10"><text:span text:style-name="T27"><text:s/></text:span><text:span text:style-name="T31">زیربا نہ خیارے میدپی بادشو سی چِہ زیرُوک؟ <text:s/></text:span><text:span text:style-name="T47">کھیان٘ی مزار پِنگ نہ یو</text:span><text:span text:style-name="T31"> زیر، <text:s/>حق اِن لے</text:span><text:span text:style-name="T92"> بُوژھا</text:span><text:span text:style-name="T31"> یا کھچیم پو زیرب</text:span><text:span text:style-name="T47">ا</text:span><text:span text:style-name="T31"> بجیدفو سی ن٘ا لہ اِشن ژھرانگ ہلتنین یود۔ مے غدُو سونگسید۔ کِھری شزدے شوخمو کھو لہ دے خسیری </text:span><text:span text:style-name="T47">کیالبُو</text:span><text:span text:style-name="T31"> مِنے تونگ۔ زیربا نہ کھونگ لہ خسمید، یلے ن٘ری بوا لہ </text:span><text:span text:style-name="T47">اِشن</text:span><text:span text:style-name="T31"> ژھرانگ ننگ۔ خسیری کیالبُو کھیونگسے کھو لہ شوخمو مِنے تونگ۔ دیکھہ نہ شامی تھو </text:span><text:span text:style-name="T47">گ</text:span><text:span text:style-name="T31">وا ن</text:span><text:span text:style-name="T47">ہ</text:span><text:span text:style-name="T31"> ن٘ا اونگسے کھیانگ رونگ کھنگ پوینگ نہ خیمنگ پو لینے فیُون٘ید۔ دیکھہ نہ ن٘دانگ نِ٘یسکو سی </text:span><text:soft-page-break/><text:span text:style-name="T31">خسیری کیالبُو لہ فید بید۔</text:span><text:span text:style-name="T47">“</text:span><text:span text:style-name="T31"> <text:s/>زیرے نہ کھونگ چوق نمزو بَل بُول </text:span><text:span text:style-name="T47">گوا نہ</text:span><text:span text:style-name="T31"> نِ٘یسکا سی </text:span><text:span text:style-name="T47">بادشی</text:span><text:span text:style-name="T31"> رونگ کھنگ پو بی کنگلوکھ</text:span><text:span text:style-name="T47">و</text:span><text:span text:style-name="T31"> برُوسے خیمنگ پو فُودے نہ دے بَجو فچوکھن پو دینگ جُوکسے بادشاہ ن</text:span><text:span text:style-name="T47">ہ</text:span><text:span text:style-name="T31"> شُول زدی</text:span><text:span text:style-name="T37">ب </text:span><text:span text:style-name="T31">تنگسے دُوکس۔</text:span></text:p>
      <text:p text:style-name="P12"><text:span text:style-name="T27"><text:s/></text:span><text:span text:style-name="T31">ایکھہ تواق فچوکھن پو سی خیمنگ پو کلے تھلبہ بلبے تنگسے پینجی فچوسے نہ کھو بادشی </text:span><text:span text:style-name="T47">کھرِنگ</text:span><text:span text:style-name="T31"> سونگس لے کسل۔ بادشاہ لہ سلام بلام چی بیاسفی لزینگ </text:span><text:span text:style-name="T47">ترِس،</text:span><text:span text:style-name="T31"> </text:span><text:span text:style-name="T47">”</text:span><text:span text:style-name="T31">اِنا لے کسل بوا گار شخس؟</text:span><text:span text:style-name="T47">“</text:span></text:p>
      <text:p text:style-name="P12"><text:span text:style-name="T27"><text:s/></text:span><text:span text:style-name="T31">زیربا نہ بادشی بُو سی زیرس، </text:span><text:span text:style-name="T47">”</text:span><text:span text:style-name="T31">چِہ بیک لے رگاکھن بوا ستورے </text:span><text:span text:style-name="T47">دِرِنگ</text:span><text:span text:style-name="T31"> نہ جقمے بدُون </text:span><text:span text:style-name="T47">بگیاد</text:span><text:span text:style-name="T31"> چی سونگس۔ کھیانگ سُو اِن گار ن</text:span><text:span text:style-name="T47">ہ</text:span><text:span text:style-name="T31"> اونگفی اِن</text:span><text:span text:style-name="T47">؟“</text:span></text:p>
      <text:p text:style-name="P14"><text:span text:style-name="T27"><text:s/></text:span><text:span text:style-name="T31">زیرے تریا نہ کھو قاؤ بیاسے </text:span><text:span text:style-name="T47">نُ٘وس</text:span><text:span text:style-name="T31">۔ گو ردُونگس، برانگ ردُونگس۔ دیکھہ نہ کھو لہ </text:span><text:span text:style-name="T47">کھرِنگ</text:span><text:span text:style-name="T31"> ن</text:span><text:span text:style-name="T47">ہ</text:span><text:span text:style-name="T31"> زان بان چی کھیو نگس۔ یو زا چھمفا ن</text:span><text:span text:style-name="T47">ہ</text:span><text:span text:style-name="T31"> کھو سی بادشی بُو لہ جوا بیاس۔ </text:span><text:span text:style-name="T47">”</text:span><text:span text:style-name="T31">یلے کسل ن٘ئی اتا سی نَنِنگ ژھونگ لہ سونگسے نہ لوقپی وخ لہ کُھور پو ہلچو </text:span><text:span text:style-name="T47">گ</text:span><text:span text:style-name="T31">وا ن</text:span><text:span text:style-name="T47">ہ</text:span><text:span text:style-name="T31"> خسیری کیالبُوی چِک بادشی شِدیا امانت یقسے یودپی اِن لو۔ یو دِیبِک خپِت پو منگموے گوا نہ اتا سی کھیونگما تنگفی اِن۔ یری شزدے سونگ نہ یو لزوقسے مِن۔</text:span><text:span text:style-name="T47">“</text:span></text:p>
      <text:p text:style-name="P14"><text:span text:style-name="T27"><text:s/></text:span><text:span text:style-name="T31">دو زیربا نہ بادشی بُو سی زیرس، </text:span><text:span text:style-name="T47">”</text:span><text:span text:style-name="T31">لے رگاکھن چنگ چھدکھہ میدپی ہنہ ن٘ئی بوا سی چنگ ہرمنگ چی بیاسفا مید، ن</text:span><text:span text:style-name="T47">ہ</text:span><text:span text:style-name="T31"> ن٘یا لہ کوسفا مید۔ نہ </text:span><text:span text:style-name="T47">کھچیم</text:span><text:span text:style-name="T31"> چی زیرف</text:span><text:span text:style-name="T47">ا</text:span><text:span text:style-name="T31"> مید۔ </text:span><text:span text:style-name="T47">دُوکپی</text:span><text:span text:style-name="T31"> </text:span><text:span text:style-name="T47">سکِل</text:span><text:span text:style-name="T31"> لہ خسیری کیالبُوی گا</text:span><text:span text:style-name="T47">ر</text:span><text:span text:style-name="T31"> </text:span><text:span text:style-name="T47">نہ</text:span><text:span text:style-name="T31"> کھیونگ</text:span><text:span text:style-name="T47">؟“</text:span></text:p>
      <text:p text:style-name="P12"><text:span text:style-name="T27"><text:s/></text:span><text:span text:style-name="T31">دو زیربا نہ <text:s/>کھو سی زیرس، </text:span><text:span text:style-name="T47">”</text:span><text:span text:style-name="T31">لے مِلی اتا </text:span><text:span text:style-name="T116">ن٘ا غزون چ</text:span><text:span text:style-name="T31">ا تنگنُوک۔ یانگ </text:span><text:span text:style-name="T47">مہ چھیس نہ</text:span><text:span text:style-name="T31"> یری بوا لہ تریا شوخس۔ بوا سی یود زیرس نہ ن٘ا لہ تھوب کھن۔ مید </text:span><text:span text:style-name="T47">زیرس نہ مِہ</text:span><text:span text:style-name="T31"> تھوب کھن۔</text:span><text:span text:style-name="T47">“</text:span></text:p>
      <text:p text:style-name="P12"><text:soft-page-break/><text:span text:style-name="T27"><text:s/></text:span><text:span text:style-name="T47">دو</text:span><text:span text:style-name="T31"> زیربا نہ اے می گنگمہ سہ تنگ </text:span><text:span text:style-name="T47">بگیالے</text:span><text:span text:style-name="T31"> نہ زیرس، </text:span><text:span text:style-name="T47">”</text:span><text:span text:style-name="T31">لے چِہ ستروقمید چی یود</text:span><text:span text:style-name="T47">؟</text:span><text:span text:style-name="T31"> چِہ خپیرے زیرید</text:span><text:span text:style-name="T47">؟</text:span><text:span text:style-name="T31"> تا </text:span><text:span text:style-name="T47">شِسفی</text:span><text:span text:style-name="T31"> می چِگی رونگ </text:span><text:span text:style-name="T47">کھنگ پِنگ نہ</text:span><text:span text:style-name="T31"> خپیرے زیرُوگا؟</text:span><text:span text:style-name="T47">“</text:span></text:p>
      <text:p text:style-name="P12"><text:span text:style-name="T27"><text:s/></text:span><text:span text:style-name="T31">دو زیربا نہ کھو سی زیرس، </text:span><text:span text:style-name="T47">”</text:span><text:span text:style-name="T31">لے بادشی بُو یانگ شوخس۔ بادشاہ سی یود زیرس نہ تھوبتُوک۔ مید زیرس نہ مِہ تھوب ینگ۔</text:span><text:span text:style-name="T47">“</text:span><text:span text:style-name="T31"> دے جغی ژھن پو کھو کھرِنگ دُوکس۔</text:span></text:p>
      <text:p text:style-name="P10"><text:span text:style-name="T27"><text:s/></text:span><text:span text:style-name="T47">گیوخسپا نہ</text:span><text:span text:style-name="T31"> بادشی بُو ن</text:span><text:span text:style-name="T47">ہ</text:span><text:span text:style-name="T31"> نِ٘یسکا ہلژخمہ بخمے کُھورے بادشی دُوکسَکھی کھہ اونگس</text:span><text:span text:style-name="T47">ے،</text:span><text:span text:style-name="T31"> فاتحہ باتحے بیاسے ہلژخمہ بخمون</text:span><text:span text:style-name="T47">گ</text:span><text:span text:style-name="T31"> بگوسے تنگسے نہ بادشی بُو سی زیرس، </text:span><text:span text:style-name="T47">”</text:span><text:span text:style-name="T31">یلے بوا <text:s/></text:span><text:span text:style-name="T47">کسل </text:span><text:span text:style-name="T31"><text:s/>دِینے می چِک اونگسے کھو سی زیرید</text:span><text:span text:style-name="T47">،</text:span><text:span text:style-name="T31"> </text:span><text:span text:style-name="T56">ک</text:span><text:span text:style-name="T31">ھون٘ی اتو سی یری شِدیا خسیری کیالبُوی چِک یقسے یود لو۔ دو چِہ اِن جُو۔ یو یودپی اِنا مین؟</text:span><text:span text:style-name="T47">“</text:span></text:p>
      <text:p text:style-name="P10"><text:span text:style-name="T27"><text:s/></text:span><text:span text:style-name="T31">دو زیربا نہ ایکھہ بَجو فچوکھن پو دے رونگ کھنگ پِنگ جُوکسے یودپی لا، کھو سی دینگ نہ زیرس، </text:span><text:span text:style-name="T47">”</text:span><text:span text:style-name="T31">ہئی لے بُوژھا یا </text:span><text:span text:style-name="T47">کھچیم</text:span><text:span text:style-name="T31"> پو مہ زیرفو سی <text:s/>مے </text:span><text:span text:style-name="T47">غدُو</text:span><text:span text:style-name="T31"> سونگسے <text:s/>ن٘ی جِنگمہ لہ جُوکسے یود</text:span><text:span text:style-name="T116">۔ ک</text:span><text:span text:style-name="T118">ِ</text:span><text:span text:style-name="T116">ھری</text:span><text:span text:style-name="T31"> شزدے یو کھو لہ کھیان٘ی شوخمو مِنے تونگ۔ یو زیربو </text:span><text:span text:style-name="T47">ن٘ا لہ </text:span><text:span text:style-name="T31">بجیدسُوک۔</text:span><text:span text:style-name="T47">“</text:span></text:p>
      <text:p text:style-name="P10"><text:span text:style-name="T27"><text:s/></text:span><text:span text:style-name="T47">د</text:span><text:span text:style-name="T31">و کوا نہ گنگمہ </text:span><text:span text:style-name="T47">بگیالے</text:span><text:span text:style-name="T31"> دروقسے زیرس، </text:span><text:span text:style-name="T47">”</text:span><text:span text:style-name="T31">لے کھوے حق </text:span><text:span text:style-name="T67">اِن</text:span><text:span text:style-name="T31">منگ۔ مِن کھو لہ شوخمو بیاسے خسیر</text:span><text:span text:style-name="T47">ی</text:span><text:span text:style-name="T31"> کیالبُو فیُونگسے مِنے تونگ۔ </text:span><text:span text:style-name="T47">مید نہ</text:span><text:span text:style-name="T31"> بوا لہ ینگ ژامژے </text:span><text:span text:style-name="T47">کھرِس</text:span><text:span text:style-name="T31"> </text:span><text:span text:style-name="T47">کھرِس</text:span><text:span text:style-name="T31"> گوات۔</text:span><text:span text:style-name="T47">“</text:span></text:p>
      <text:p text:style-name="P18"><text:span text:style-name="T27"><text:s/></text:span><text:span text:style-name="T31">بادشی بُو سی دے می لہ زیرس، </text:span><text:span text:style-name="T47">”</text:span><text:span text:style-name="T31">یلے فرُو ن٘ا لہ ن</text:span><text:span text:style-name="T47">ہ</text:span><text:span text:style-name="T31"> ن٘وزِن مید۔ کِھری خسیری کیالبُو گو اِن نہ کھیانگ فیُونگسے کھیر۔</text:span><text:span text:style-name="T47">“</text:span><text:span text:style-name="T31"> زیربا نہ کھو شوخمو بیاسے سونگسے خسیری چھوغو کیالبُوی چِک لہ </text:span><text:span text:style-name="T47">تھقپہ تنگسے</text:span><text:span text:style-name="T31"> کُھورے فیُونگسے کھیونگس جُو۔ </text:span></text:p>
      <text:p text:style-name="P11"><text:soft-page-break/><text:span text:style-name="T31">ایکھ</text:span><text:span text:style-name="T47">ہ</text:span><text:span text:style-name="T31"> دے شرگو بَجو فچوکھن پو رونگ کھنگ پوینگ نہ فیُونگم</text:span><text:span text:style-name="T47">ا</text:span><text:span text:style-name="T31"> سہ </text:span><text:span text:style-name="T47">مہ گوا</text:span><text:span text:style-name="T31"> کھو شوخمو بیاسے یا کیالبُو کُھورے کُھوری ننگ نُو سونگس لے کسل۔ شرگو بَجو فچوکھن پو جقمہ خسُوم سونگس، کھو دینگ نُو </text:span><text:span text:style-name="T47">ن٘</text:span><text:span text:style-name="T48">ِید</text:span><text:span text:style-name="T31"> اونگسے ہلتوخسے ہلتوخسے نہ کھو اِنا مَزارِنگ تروسپی ستب سونگس۔ دیرے کھو دینگ نہ لنگسے خیمنگ پو لہ گو بو تیان٘ین کنگ </text:span><text:span text:style-name="T47">فرَس</text:span><text:span text:style-name="T31"> سا </text:span><text:span text:style-name="T47">فرَس</text:span><text:span text:style-name="T31"> </text:span><text:span text:style-name="T47">بیا</text:span><text:span text:style-name="T31">سے بیُونگس لے کسل۔ تھلبہ فید چی رونگ کھن</text:span><text:span text:style-name="T47">گ</text:span><text:span text:style-name="T31"> پوینگ سونگس۔ دیکھہ نہ خیمنگ پو کھو سی ینگ کلس۔ تھلبے چھونچی ینگ کھلتری تنگسے </text:span><text:span text:style-name="T47">پینجی </text:span><text:span text:style-name="T31">فچوسے اونگما ن</text:span><text:span text:style-name="T47">ہ</text:span><text:span text:style-name="T31"> کھو لہ ہرکافُو چِگِنگ نہ <text:s/>خسیری کفشی یکہ چِک بُودے <text:s/></text:span><text:span text:style-name="T47">یودے </text:span><text:span text:style-name="T31">تھوبس لے کسل۔ کھو لہ خسمس، یلے بادشی بون٘ونگ یوری کھوربا <text:s/>اونگسے <text:s/>موے کفشی یکہ چِک پو </text:span><text:span text:style-name="T47">ییکھہ</text:span><text:span text:style-name="T31"> بُودفی اِنمنگ۔ </text:span><text:span text:style-name="T47">دو</text:span><text:span text:style-name="T31"> کھو سی کتپی کس بَر چِگِنگ بورے نہ اے یکہ چِکپو ژَلے سونگس لے کسل۔</text:span></text:p>
      <text:p text:style-name="P10"><text:span text:style-name="T27"><text:s/></text:span><text:span text:style-name="T31">دیرے اے تواق فچوکھن پو سی کھو </text:span><text:span text:style-name="T47">شِسیدا</text:span><text:span text:style-name="T31"> </text:span><text:span text:style-name="T47">یود</text:span><text:span text:style-name="T31"> زیربو ہلتا لہ اونگسے دے رونگ کھنگ پو بی شِدیا سنا کلے چن</text:span><text:span text:style-name="T47">گ</text:span><text:span text:style-name="T31"> سکت چی کوان٘ا میدانگ ہلتس۔ دے من نہ کھو لہ دے بَجو فچوکھن پو </text:span><text:span text:style-name="T47">اَہا</text:span><text:span text:style-name="T31"> ن</text:span><text:span text:style-name="T47">ہ</text:span><text:span text:style-name="T31"> اونگمو تھونگس۔ تھونگما ن</text:span><text:span text:style-name="T47">ہ</text:span><text:span text:style-name="T31"> کھو <text:s/>سونگسے زیرس، </text:span><text:span text:style-name="T47">”</text:span><text:span text:style-name="T31">لے رگاکھن <text:s/>ن٘ا کھیانگ فیُونگما </text:span><text:span text:style-name="T47">اونگفی اِنپا، </text:span><text:span text:style-name="T31">کھیانگ دی رونگ کھن <text:s/>پِنگ نہ چِہ بیاسے بیُونگس؟</text:span><text:span text:style-name="T47">“</text:span></text:p>
      <text:p text:style-name="P12"><text:span text:style-name="T27"><text:s/></text:span><text:span text:style-name="T31">دو </text:span><text:span text:style-name="T47">زیربا نہ</text:span><text:span text:style-name="T31"> کھو سی زیرس، </text:span><text:span text:style-name="T47">”</text:span><text:span text:style-name="T31">لے کھیانگ رَب چھدفے اِنمنگ ن٘ا ہلژانگما اون٘ید زیرے نہ دِرِنگ نہ جقما خسُوم سونگ۔ ن٘ا ہلتوخسے ہلتوخسے شیدسُوک۔ ہلتوخسے ہلتوخسے نہ ن٘ی مِک کُن ٹھوب سونگسید۔</text:span><text:span text:style-name="T47">“</text:span></text:p>
      <text:p text:style-name="P14"><text:soft-page-break/><text:span text:style-name="T27"><text:s/></text:span><text:span text:style-name="T31">دو زیربا نہ تواق فچوکھن پو سی زیرس</text:span><text:span text:style-name="T39">، </text:span><text:span text:style-name="T31"><text:s/></text:span><text:span text:style-name="T47">”</text:span><text:span text:style-name="T31">لے ن٘ا بادشی بُو سی ینگ یا خسیری کیالبُو کوقسے کھیرُو</text:span><text:span text:style-name="T44">گا</text:span><text:span text:style-name="T31"> خسمسے <text:s/>شوخمو بیاسے یو ننگ نُو فنگسے نہ کھیانگ فیُونگما اونگفی اِنپا۔ اون٘ا کھیانگ گار سونگفی اِنپا؟</text:span><text:span text:style-name="T47">“</text:span></text:p>
      <text:p text:style-name="P14"><text:span text:style-name="T28"><text:s/></text:span><text:span text:style-name="T31">بَجوفچوکھن پو سی زیرس، </text:span><text:span text:style-name="T47">”</text:span><text:span text:style-name="T31">ن٘ا لہ خسیری کفش</text:span><text:span text:style-name="T47">ی</text:span><text:span text:style-name="T31"> یکہ چِک تھوبسید۔ </text:span><text:span text:style-name="T47">دو</text:span><text:span text:style-name="T31"> اے کتپی بر پوینگ بورے نہ اے یکہ چِک پو ژَلے گوے اِن۔</text:span><text:span text:style-name="T47">“</text:span></text:p>
      <text:p text:style-name="P14"><text:span text:style-name="T27"><text:s/></text:span><text:span text:style-name="T31">زیربا نہ کھو سی زیرس، </text:span><text:span text:style-name="T47">”</text:span><text:span text:style-name="T31">یا یا دو اِننا شوخمو سونگسے اے یکہ چِک پو سہ ژَلے کُھورے اونگ۔ دیکھہ نہ ن٘دانگ نِ٘یسکو ن٘یمبو گِک۔</text:span><text:span text:style-name="T47">“</text:span><text:span text:style-name="T31"> دے تواق فچوکھن پو سی کتپی بر پِنگ ہلتا ن</text:span><text:span text:style-name="T47">ہ</text:span><text:span text:style-name="T31"> کھو لہ دے خسیری کفشی یکہ چِک پو تھونگس۔ تھونگما ن</text:span><text:span text:style-name="T47">ہ</text:span><text:span text:style-name="T31"> کھو یو کُھورے شورس۔</text:span></text:p>
      <text:p text:style-name="P10"><text:span text:style-name="T27"><text:s/></text:span><text:span text:style-name="T31">دیرے بَجو فچوکھن پو لہ اے یکہ چِک پو مہ </text:span><text:span text:style-name="T47">تھوبا</text:span><text:span text:style-name="T31"> لوقسے اونگسے ہلتا ن</text:span><text:span text:style-name="T47">ہ</text:span><text:span text:style-name="T31"> کھو لہ تھونگس۔ تواق فچوکھن پو سی خیسری کفشو یقفی </text:span><text:span text:style-name="T47">ملسی کھہ</text:span><text:span text:style-name="T31"> ن</text:span><text:span text:style-name="T47">ہ</text:span><text:span text:style-name="T31"> کُھورے شورے میدسُوک۔ دیرے کھو سی کھو بدسے کھیرس لے کسل۔ کھو </text:span><text:span text:style-name="T47">شورس، کھو</text:span><text:span text:style-name="T31"> سی بدس۔ کھو لہ خسمس، یلے دی رب </text:span><text:span text:style-name="T47">چھد پو</text:span><text:span text:style-name="T31"> سی یا کفشو کُھورے بگیُوگنگ زیرے نہ کھوانگ سہ بگیُوکس۔ دے تواق فچوکھن پو شورے شوخمو کُھوری ننگ پوینگ جُوکس۔</text:span></text:p>
      <text:p text:style-name="P10"><text:span text:style-name="T27"><text:s/></text:span><text:span text:style-name="T31">ایکھہ بَجو فچوکھن پو تھونے نہ چِک لہ </text:span><text:span text:style-name="T47">ترِس،</text:span><text:span text:style-name="T31"> </text:span><text:span text:style-name="T47">”</text:span><text:span text:style-name="T31">لے رگاکھن کِھتی یُولِنگ یودپی دے ہرمِکپو بی ننگ پو گو اِن؟</text:span><text:span text:style-name="T47">“</text:span><text:span text:style-name="T31"> زیربا نہ کھو سی کھو لہ دے ہرمِکپو بی ننگ پو ہلتنس۔ نن٘ی زگو چُوکسے یودسُوک۔ کھو گیب پوری کھور</text:span><text:span text:style-name="T47">ے</text:span><text:span text:style-name="T31"> ہلتا </text:span><text:span text:style-name="T47">نہ</text:span><text:span text:style-name="T31"> کھو </text:span><text:span text:style-name="T47">لہ</text:span><text:span text:style-name="T31"> تھونگس۔ گیب پوینگ نُو کرکونگ چِک یودسُوک۔ یا کرکونگ پوری ہلتا ن</text:span><text:span text:style-name="T47">ہ</text:span><text:span text:style-name="T31"> کھو لہ تھونگس۔ کھوانگ </text:span><text:span text:style-name="T47">نِ٘</text:span><text:span text:style-name="T49">ید</text:span><text:span text:style-name="T31"> اونگسے کُھوری بُوسترِنگ پو لہ زیریدسُوک، </text:span><text:span text:style-name="T47">”</text:span><text:span text:style-name="T31">یلے بُوستِرنگ پقزی بَجو فچوکھن پو اونگس نہ کھو لہ زیر، ن٘ا ملا اونگف</text:span><text:span text:style-name="T47">ا</text:span><text:span text:style-name="T31"> مید۔</text:span><text:span text:style-name="T47">“</text:span><text:span text:style-name="T31"> بُوستِرنگ </text:span><text:soft-page-break/><text:span text:style-name="T31">پو سی یا زیرس۔ دیکھہ نہ زیرس</text:span><text:span text:style-name="T47">،</text:span><text:span text:style-name="T31"> </text:span><text:span text:style-name="T47">”</text:span><text:span text:style-name="T31">ن٘تی دے فیُوکپو چھوغو سی </text:span><text:span text:style-name="T47">دِ</text:span><text:span text:style-name="T31">رِنگ بَل کھل تن٘ید لو، ن٘ا </text:span><text:span text:style-name="T47">دیکھہ</text:span><text:span text:style-name="T31"> گوید۔ ن٘ا کھیانگ لہ زان بان چی فچوسے یغید کھیان٘ی زو۔</text:span><text:span text:style-name="T47">“</text:span></text:p>
      <text:p text:style-name="P12"><text:span text:style-name="T27"><text:s/></text:span><text:span text:style-name="T31">دیرے تواق فچوکھن پو سی </text:span><text:span text:style-name="T47">نِ٘</text:span><text:span text:style-name="T50">ید </text:span><text:span text:style-name="T31">اونگسے دُوکسے نہ زیرس، </text:span><text:span text:style-name="T47">”</text:span><text:span text:style-name="T31">چوقپا یا لِمِک کُن زبسے یوق </text:span><text:span text:style-name="T47">ہے۔“</text:span></text:p>
      <text:p text:style-name="P12"><text:span text:style-name="T27"><text:s/></text:span><text:span text:style-name="T31">زیربا نہ بُوستِرنگ پو سی زیرس، </text:span><text:span text:style-name="T47">”</text:span><text:span text:style-name="T31">کَژی لِمک پو یا کَژی زگوے تھوق بر لہ یود۔ بَلٹی لِمک پو لِمک ژھنگ تھنگار اوقپِنگ تھلبِنگ تنگسے یود۔ فِمی لِمک پو یا ننگجونگ </text:span><text:span text:style-name="T47">فیال</text:span><text:span text:style-name="T31"> لہ تنگسے یود۔ خسیری کیالبُو غبُوسی شِدیا دونگ پِنگ کھلتری فُونگما تنگسے یود</text:span><text:span text:style-name="T47">۔</text:span><text:span text:style-name="T31"> دے ژھنگمہ کھو لہ چِہ بیاسے <text:s/></text:span><text:span text:style-name="T47">ہرتخپا</text:span><text:span text:style-name="T31"> گِک۔ کھو لہ نام تھو</text:span><text:span text:style-name="T47">بید؟“</text:span><text:span text:style-name="T31"> </text:span></text:p>
      <text:p text:style-name="P12"><text:span text:style-name="T31">بَجو فچوکھن پو لہ دے ژھنگمہ چوق کوس لے کسل۔ مو بَل کھلبا گوے من </text:span><text:span text:style-name="T47">نہ </text:span><text:span text:style-name="T31">کھو شوخمو بیاسے سونگسے موڑیانگمو اپی </text:span><text:span text:style-name="T47">چِگی</text:span><text:span text:style-name="T31"> ننگ نُو تھونس۔ کھو سی اپی لہ زیرس، </text:span><text:span text:style-name="T47">”</text:span><text:span text:style-name="T31">لے مِلی ان٘و ن٘ا لہ یری گونچس چی کوتچی چِگی فری رگوسید۔ ن٘ا یانگ لہ تھد چُوکسے چِگنگ مِنید۔</text:span><text:span text:style-name="T47">“</text:span></text:p>
      <text:p text:style-name="P14"><text:span text:style-name="T27"><text:s/></text:span><text:span text:style-name="T31">اپی سی زیرس، </text:span><text:span text:style-name="T47">”</text:span><text:span text:style-name="T31">دو چِہ بے اِن لے مِلی اتا؟</text:span><text:span text:style-name="T47">“</text:span></text:p>
      <text:p text:style-name="P14"><text:span text:style-name="T27"><text:s/></text:span><text:span text:style-name="T31">زیربا نہ کھو سی زیرس، ”دو ن٘ا یانگ لہ اونگسے نہ زیرُوک۔ یری گونچس پو ن٘ا گونے گوے مین، یانگ لہ لزوقسے کھیونگس</text:span><text:span text:style-name="T92">ے مِنمی</text:span><text:span text:style-name="T31"> اِن۔ کوتچی چِگی فری ن٘ا لہ رگوسپی اِن۔ لیاخمورے مِن لے ان٘و </text:span><text:span text:style-name="T47">چھدپوے</text:span><text:span text:style-name="T31"> مہ مِن۔ یری شزدے مارفو دخون چی مارفو گونمے نہ مارفو ژینُوی مِن۔</text:span><text:span text:style-name="T47">“</text:span><text:span text:style-name="T31"> اپی لہ خمُول چی غا مِنے نہ کھو سی دے گونچس کُن کھیونگسے گونے دخون پو </text:span><text:span text:style-name="T47">گوے کھہ</text:span><text:span text:style-name="T31"> کَلے کھو سونگس لے کسل۔ دیرے دے بَجو فچوکھن پو </text:span><text:span text:style-name="T47">لہ</text:span><text:span text:style-name="T31"> زگوے فِرول ن</text:span><text:span text:style-name="T47">ہ</text:span><text:span text:style-name="T31"> لقپو چوق تنگما ن</text:span><text:span text:style-name="T47">ہ</text:span><text:span text:style-name="T31"> کھو لہ لِمِک پو </text:span><text:soft-page-break/><text:span text:style-name="T31">تھوبس۔ کھو زگو فیسے ننگجونگ سونگس۔ شوخمو بیاسے اوت پو سپرس۔ تا دے تواق فچوکھن پو ژھن </text:span><text:span text:style-name="T47">گون</text:span><text:span text:style-name="T31"> پو </text:span><text:span text:style-name="T47">گوے کھہ</text:span><text:span text:style-name="T31"> تنگسے </text:span><text:span text:style-name="T47">نِ٘</text:span><text:span text:style-name="T50">ید</text:span><text:span text:style-name="T31"> اونگسے یود۔</text:span></text:p>
      <text:p text:style-name="P10"><text:span text:style-name="T27"><text:s/></text:span><text:span text:style-name="T31">کھو سی زیرس، </text:span><text:span text:style-name="T47">”</text:span><text:span text:style-name="T31">لے بُوسترنگ لوقسے اونگسا؟</text:span><text:span text:style-name="T47">“</text:span><text:span text:style-name="T31"> <text:s/>کھو سی سکت پو فران٘و بیاسے نہ زیرس، </text:span><text:span text:style-name="T47">”</text:span><text:span text:style-name="T31">اون٘ا چی ن٘ا لہ لَس چی سونگسے لوقسے اونگفی اِن۔</text:span><text:span text:style-name="T47">“</text:span><text:span text:style-name="T31"> دیکھہ نہ کھو بَلٹی لِمک پو تھلبی اوق نہ فیُونگسے </text:span><text:span text:style-name="T47">بَلٹِنگ</text:span><text:span text:style-name="T31"> سونگسے فے چُوسے کھیونگس۔ مار چی سہ کھیونگس۔ کُھوربا تنگس</text:span><text:span text:style-name="T92">ے کروسر</text:span><text:span text:style-name="T31"> بیاسے کھوان٘ی درانگ درانگ زوس۔ دیکھہ نہ تھقپے چِک فیُونگسے نہ یا فران٘و سکت </text:span><text:span text:style-name="T47">پیکھہ</text:span><text:span text:style-name="T31"> زیرس، <text:s/>”لے <text:s/>لے <text:s/>ن٘تی دے فیُوکپو چھوغو سی </text:span><text:span text:style-name="T47">گیوخسپی کھہ</text:span><text:span text:style-name="T31"> سہ فُود تنگمی تِھک میدانگ۔ دو فری کِھری گیوخسپی </text:span><text:span text:style-name="T47">کھابور</text:span><text:span text:style-name="T31"> پو سہ کِھری گو </text:span><text:span text:style-name="T47">سن٘یاسی کھہ</text:span><text:span text:style-name="T31"> یود ہے،“ زیرے نہ کھو شوخمو بیاسے بَلٹی لِمک پو تھلبی اوق تنگس۔ تھقپو کُھورس، زگو چدس۔ کَژی لِمک پو لقژھوت بیا ن</text:span><text:span text:style-name="T47">ہ</text:span><text:span text:style-name="T31"> دو سہ تھوبس۔</text:span></text:p>
      <text:p text:style-name="P10"><text:span text:style-name="T27"><text:s/></text:span><text:span text:style-name="T31">دیکھہ نہ کھو </text:span><text:span text:style-name="T47">کژِینگ</text:span><text:span text:style-name="T31"> سونگس۔ کھو لہ کوسیدپا خسیری کیالبُو غبُوسی شِدیا دونگ پِنگ کھلتری فُونگما تنگسے یود زیرے۔ کھو سی غبُوس تھنگار یودپی فُونگمہ بُونگمون</text:span><text:span text:style-name="T47">گ</text:span><text:span text:style-name="T31"> </text:span><text:span text:style-name="T47">فیاقسے</text:span><text:span text:style-name="T31"> فنگس۔ دون٘ی کھا فیس۔ خسیری کیالبُو فیُونگما ن</text:span><text:span text:style-name="T47">ہ</text:span><text:span text:style-name="T31"> خسیری کفشی یکو سہ دو بی کھلتری یقسے یودسُوک۔ دو سہ کھو لہ تھوبس۔ دیکھہ نہ کھو کیالبُو لہ تھقپ</text:span><text:span text:style-name="T47">ہ</text:span><text:span text:style-name="T31"> </text:span><text:span text:style-name="T47">بورے</text:span><text:span text:style-name="T31"> کُھورے بیُونگس لے کسل۔ کَژی لِمک پو ینگ گوپی </text:span><text:span text:style-name="T47">ملسی کھہ</text:span><text:span text:style-name="T31"> یقس۔ کھو کیالبُو ن</text:span><text:span text:style-name="T47">ہ</text:span><text:span text:style-name="T31"> کفشو کُھورے شورشور لہ شورے کُھوری ننگ نُو سونگس لے کسل۔ دیرے کھو ننگ نُو تھونے </text:span><text:span text:style-name="T47">ہلتُور</text:span><text:span text:style-name="T31"> نِ٘</text:span><text:span text:style-name="T40">ید </text:span><text:span text:style-name="T31">تنگسے دُوکس۔</text:span></text:p>
      <text:p text:style-name="P13"><text:span text:style-name="T27"><text:s/></text:span><text:span text:style-name="T31">ایکھ</text:span><text:span text:style-name="T47">ہ</text:span><text:span text:style-name="T31"> تواق فچوکھن پو بی بُوستِرنگ پو </text:span><text:span text:style-name="T47">گیوخسپی کھہ</text:span><text:span text:style-name="T31"> اونگسے کھو لہ </text:span><text:span text:style-name="T47">کھابور</text:span><text:span text:style-name="T31"> چی فچوسے </text:span><text:span text:style-name="T47">”</text:span><text:span text:style-name="T31">نو دی </text:span><text:span text:style-name="T47">کھابور</text:span><text:span text:style-name="T31"> پو۔</text:span><text:span text:style-name="T47">“</text:span></text:p>
      <text:p text:style-name="P12"><text:soft-page-break/><text:span text:style-name="T27"><text:s/></text:span><text:span text:style-name="T31">زیربا نہ کھو سی زیرس، </text:span><text:span text:style-name="T47">”</text:span><text:span text:style-name="T31">لے چھڑون٘و کھیان٘ی گُوندے ژھن لہ </text:span><text:span text:style-name="T47">نہ رین</text:span><text:span text:style-name="T31"> چی ژام ن٘ا لہ </text:span><text:span text:style-name="T47">کھابور</text:span><text:span text:style-name="T31"> چی فچوسے </text:span><text:span text:style-name="T47">مِنمی اِن؟ </text:span><text:span text:style-name="T31"><text:s/>ژھن لہ زان چی فچوسے کھیونگس۔ دیکھہ نہ کروسر چی کھیونگس۔</text:span><text:span text:style-name="T47">“</text:span></text:p>
      <text:p text:style-name="P12"><text:span text:style-name="T27"><text:s/></text:span><text:span text:style-name="T31">دو زیربا نہ </text:span><text:span text:style-name="T47">بُوسترِنگ پو</text:span><text:span text:style-name="T31"> سی </text:span><text:span text:style-name="T47">زیرس، ”اَیا</text:span><text:span text:style-name="T31"> ن٘ا ملا لوقسے </text:span><text:span text:style-name="T47">مہ اونگفی؟“</text:span><text:span text:style-name="T31"> </text:span><text:span text:style-name="T47">د</text:span><text:span text:style-name="T31">و کوا نہ کھو سی ژینُوی کنگیا چِک پوینگ کنگمہ نِ٘یسکا تنگسے بُڑُوم بَڑم بین چھونگس لے کسل۔</text:span></text:p>
      <text:p text:style-name="P10"><text:span text:style-name="T27"><text:s/></text:span><text:span text:style-name="T31">بُوستِرنگ پو سی زیرس، </text:span><text:span text:style-name="T47">”</text:span><text:span text:style-name="T31">لے رُوسپ</text:span><text:span text:style-name="T47">ہ</text:span><text:span text:style-name="T31"> تُھوسپا کنگمہ چِک پو ژینُوی </text:span><text:span text:style-name="T47">اَہا</text:span><text:span text:style-name="T31"> </text:span><text:span text:style-name="T47">کنگیِنگ</text:span><text:span text:style-name="T31"> بورے سون٘ی۔</text:span><text:span text:style-name="T47">“</text:span><text:span text:style-name="T31"> دیرے کھو </text:span><text:span text:style-name="T47">کَژِنگ</text:span><text:span text:style-name="T31"> سونگسے ہلتا ن</text:span><text:span text:style-name="T47">ہ</text:span><text:span text:style-name="T31"> خسیری کیالبُو ن</text:span><text:span text:style-name="T47">ہ</text:span><text:span text:style-name="T31"> خسیری کفشی یکہ چِک پو نِ٘یسکا کھیرے میدسُوک لے کسل۔</text:span></text:p>
      <text:p text:style-name="P12"><text:span text:style-name="T27"><text:s/></text:span><text:span text:style-name="T31">ایکھ</text:span><text:span text:style-name="T47">ہ</text:span><text:span text:style-name="T31"> بَجوفچوکھن پو سی کُھوری </text:span><text:span text:style-name="T47">بُوسترِنگ پو</text:span><text:span text:style-name="T31"> لہ زیرس، </text:span><text:span text:style-name="T47">”</text:span><text:span text:style-name="T31">چھرے نہ </text:span><text:span text:style-name="T47">سن٘یاس</text:span><text:span text:style-name="T31"> </text:span><text:span text:style-name="T47">چی ہندوق</text:span><text:span text:style-name="T31"> کُھورے دونگ۔ تھو نمورے می چِک اونگمی اِن۔ کھو اونگمو تھونگما ن</text:span><text:span text:style-name="T47">ہ</text:span><text:span text:style-name="T31"> کھیان٘ی ن٘ی گوے کھہ قار پو تنگسے نہ کھیانگ </text:span><text:span text:style-name="T47">نُ٘وس۔</text:span><text:span text:style-name="T31"> کھو اونگسے چِہ سونگ زیرے تریا ن</text:span><text:span text:style-name="T47">ہ</text:span><text:span text:style-name="T31"> کھیان٘ی زیر، تا چِہ بیک لے ککا، دئی ن</text:span><text:span text:style-name="T47">ہ</text:span><text:span text:style-name="T31"> کھو ہلتوینگ ژھید زیرین کنگ </text:span><text:span text:style-name="T47">فرَس</text:span><text:span text:style-name="T31"> لق فرس بین دُوکس۔ دوسے چوق ییکھہ کھو رگلس۔ ن٘ا مہ ن٘وا سُو ن٘ویک۔ یاژے من پو کھو سی ہلتو</text:span><text:span text:style-name="T47">خ</text:span><text:span text:style-name="T31"> مہ چُوکپا گرانگ مہ چُوکپا گونچس چی چھد مہ چُوکپا </text:span><text:span text:style-name="T47">یق</text:span><text:span text:style-name="T31">سے نہ </text:span><text:span text:style-name="T47">دِرِنگ</text:span><text:span text:style-name="T31"> </text:span><text:span text:style-name="T47">اشی پا</text:span><text:span text:style-name="T31"> ن</text:span><text:span text:style-name="T47">ہ</text:span><text:span text:style-name="T31"> بر بیا ن</text:span><text:span text:style-name="T47">ہ</text:span><text:span text:style-name="T31"> ن٘ا مہ </text:span><text:span text:style-name="T47">نُ٘وس</text:span><text:span text:style-name="T31"> نا سُو ن٘ویک</text:span><text:span text:style-name="T47">؟</text:span><text:span text:style-name="T31"> </text:span></text:p>
      <text:p text:style-name="P12"><text:span text:style-name="T31">دو زیربا نہ کھو سی زیربت، اون٘ا کِھتی سن٘ین بین سُو یود نہ کھیونگما سونگ۔ زیر نہ کھیان٘ی زیر، چِہ بیک لے ککا سن٘ین بین سِنگ ن</text:span><text:span text:style-name="T47">ہ</text:span><text:span text:style-name="T31"> چھدے سُو ن</text:span><text:span text:style-name="T47">ہ</text:span><text:span text:style-name="T31"> سہ گو بور چی </text:span><text:span text:style-name="T47">میدپی اِ</text:span><text:span text:style-name="T31">ن۔ گنگمہ نہ چھدے یودپی اِن۔ زیربا نہ کھو سی زیربت، کھیان٘ی سہ فونگ ن٘ا ہرکوا گوید۔ دیکھہ نہ کھیان٘ی کھو لہ زیر، </text:span><text:soft-page-break/><text:span text:style-name="T31">شرکھی فیوخ لہ کرکونگ چی سہ یوق زیرسید ہے لے مِلی اتا، کھو لیگی جِکھمو چن چی یودپا، زیرے کھیان٘ی یو زیر ہے۔</text:span><text:span text:style-name="T47">“</text:span><text:span text:style-name="T31"> دیکھہ نہ کھو سی ہندوق تِھنگچس تِھنگس۔ </text:span><text:span text:style-name="T47">سن٘یاس</text:span><text:span text:style-name="T31"> چی تنگسے نِ٘</text:span><text:span text:style-name="T40">ید</text:span><text:span text:style-name="T31"> اونگس لے کسل۔</text:span></text:p>
      <text:p text:style-name="P12"><text:span text:style-name="T27"><text:s/></text:span><text:span text:style-name="T47">بُوسترِنگ پو</text:span><text:span text:style-name="T31"> سی ہلتین دُوکس۔ دیرے مو سی زیرس، </text:span><text:span text:style-name="T47">”</text:span><text:span text:style-name="T31">یلے کھو </text:span><text:span text:style-name="T47">اون٘انگ</text:span><text:span text:style-name="T31"> ہے۔</text:span><text:span text:style-name="T47">“</text:span></text:p>
      <text:p text:style-name="P12"><text:span text:style-name="T27"><text:s/></text:span><text:span text:style-name="T31">زیربا نہ کھو سی زیرس، </text:span><text:span text:style-name="T47">”</text:span><text:span text:style-name="T31">اون٘ا کھیان٘ی ن٘ی گوے کھہ قار پو تونگ، کھیانگ </text:span><text:span text:style-name="T47">نُ٘وس۔“</text:span><text:span text:style-name="T31"> مو سی کھوے گوے کھہ قار تنگس، مانگ </text:span><text:span text:style-name="T47">نُ٘وس۔</text:span><text:span text:style-name="T31"> کھو کنگمہ لقپہ تھر بر ہرکیانگسے رو </text:span><text:span text:style-name="T47">کیانگ</text:span><text:span text:style-name="T31"> سونگف</text:span><text:span text:style-name="T47">ا</text:span><text:span text:style-name="T31"> ژوخ بیاسے دُوکس۔ مو ن٘وین دُوکس۔ دے من نہ کھو تھونس۔</text:span></text:p>
      <text:p text:style-name="P12"><text:span text:style-name="T27"><text:s/></text:span><text:span text:style-name="T31">تواق فچوکھن پو لہ دو تھونگما ن</text:span><text:span text:style-name="T47">ہ</text:span><text:span text:style-name="T31"> زیرس۔ </text:span><text:span text:style-name="T47">”</text:span><text:span text:style-name="T31">چِہ سونگس لے اشے چِہ سونگس؟</text:span><text:span text:style-name="T47">“</text:span></text:p>
      <text:p text:style-name="P12"><text:span text:style-name="T27"><text:s/></text:span><text:span text:style-name="T31">زیربا نہ مو سی زیرس، </text:span><text:span text:style-name="T47">”</text:span><text:span text:style-name="T31">لے مِلی اتا دئی نا ہلتوینگ ژھین کنگ </text:span><text:span text:style-name="T47">فرَس</text:span><text:span text:style-name="T31"> سا </text:span><text:span text:style-name="T47">فرَس</text:span><text:span text:style-name="T31"> بین دُوکسے نہ دوسے چوق کھو شرگو رگلس۔ تا چِہ بیک۔ ن٘ا مہ ن٘وا سُو ن٘ویک</text:span><text:span text:style-name="T47">؟“</text:span></text:p>
      <text:p text:style-name="P14"><text:span text:style-name="T27"><text:s/></text:span><text:span text:style-name="T31">زیربا نہ کھو سی زیرس، </text:span><text:span text:style-name="T47">”</text:span><text:span text:style-name="T31">ن٘یا نِ٘یسکا </text:span><text:span text:style-name="T47">وعدہ</text:span><text:span text:style-name="T31"> یودپی اِن۔ ن٘ا </text:span><text:span text:style-name="T47">شِس نہ </text:span><text:span text:style-name="T31">کھوان٘ی کھروا۔ کھوانگ </text:span><text:span text:style-name="T47">شِس نہ</text:span><text:span text:style-name="T31"> ن٘ا سی کھروا۔ اون٘ا </text:span><text:span text:style-name="T47">گرون٘ی</text:span><text:span text:style-name="T31"> سن٘ین کُن لہ اونگ زیر۔</text:span><text:span text:style-name="T47">“</text:span></text:p>
      <text:p text:style-name="P14"><text:span text:style-name="T27"><text:s/></text:span><text:span text:style-name="T31">دو زیربا نہ مو سی زیرس، </text:span><text:span text:style-name="T94">”</text:span><text:span text:style-name="T92">کھ</text:span><text:span text:style-name="T93">و </text:span><text:span text:style-name="T92">گنگم</text:span><text:span text:style-name="T31">ہ نا تھمف</text:span><text:span text:style-name="T47">ا</text:span><text:span text:style-name="T31"> چن چی یودپا۔ سُو ن</text:span><text:span text:style-name="T47">ہ</text:span><text:span text:style-name="T31"> سہ اونگ گو میدپی اِن۔ سُو ن</text:span><text:span text:style-name="T47">ہ</text:span><text:span text:style-name="T31"> سہ گوبو</text:span><text:span text:style-name="T47">ر</text:span><text:span text:style-name="T31"> کھوانگ میدپی اِن۔</text:span><text:span text:style-name="T47">“</text:span></text:p>
      <text:p text:style-name="P14"><text:span text:style-name="T27"><text:s/></text:span><text:span text:style-name="T31">دو زیربا نہ کھو سی زیرس، </text:span><text:span text:style-name="T47">”</text:span><text:span text:style-name="T31">یا اون٘ا گوپا کھوانگ ہلژخمہ بیا کھیونگ۔ دیکھہ نہ کھو گا</text:span><text:span text:style-name="T47">ر</text:span><text:span text:style-name="T31"> کھیربی اِن نہ ن٘دانگ نِ٘یسکا سی کھیرُوک۔ دوسے ن٘دانگ نِ٘یسکا سی ہلژخمہ بیا کھیونگ۔</text:span><text:span text:style-name="T47">“</text:span><text:span text:style-name="T31"> مو سی چُھو ژھو بیاسے </text:span><text:soft-page-break/><text:span text:style-name="T31">کھیرس۔ کھو سی تغری زگو </text:span><text:span text:style-name="T47">فُودے</text:span><text:span text:style-name="T31"> تِھنگس۔ کھروا لہ نِ٘یسکا سی لینے کھیرے زگوے کھہ یقس۔ کھو تا کنگمہ لقپہ تھر بر ہرکیانگسے کھ</text:span><text:span text:style-name="T47">ا</text:span><text:span text:style-name="T31"> مِک ٹھق ژُومسے دُوکس۔ تا </text:span><text:span text:style-name="T47">کھرُ</text:span><text:span text:style-name="T31">وکھن پو سہ کھوانگ</text:span><text:span text:style-name="T47">،</text:span><text:span text:style-name="T31"> ہرتین کھن پو سہ </text:span><text:span text:style-name="T47">کھوانگ، چُھو</text:span><text:span text:style-name="T31"> تنگ کھن پو سہ کھوانگ۔ یُوک لہ لزوقتُوک زیربا نہ لواق یُوک لہ لوقس۔ یُوک لہ لزوقتُوک زیربا نہ لواق یُوک لہ لوقس۔ کھو </text:span><text:span text:style-name="T47">لہ</text:span><text:span text:style-name="T31"> خسمس، کھو لیگی فچول کھن چی اِنسُوک، لقپہ تُھوکپا چِک کھوانگ لواق لواق لوغنگ۔ <text:s/>دیرے کھروا چھمس۔</text:span></text:p>
      <text:p text:style-name="P15"><text:span text:style-name="T27"><text:s/></text:span><text:span text:style-name="T31">زگوے کھہ یقسے نہ مو سی شیلیب چی کُھورس۔ کھوان٘ی گینٹی چِک کُھورے رونگ کھنگ پو ہرکوا سونگس۔ کھو سی ہرکوس</text:span><text:span text:style-name="T40">،</text:span><text:span text:style-name="T31"> م</text:span><text:span text:style-name="T47">و سی</text:span><text:span text:style-name="T31"> س</text:span><text:span text:style-name="T47">ا</text:span><text:span text:style-name="T31"> فنگس۔ دیرے ہرکوسے برنگ گنگ گو</text:span><text:span text:style-name="T47">ا نہ</text:span><text:span text:style-name="T31"> کھو سی زیرس</text:span><text:span text:style-name="T40">،</text:span><text:span text:style-name="T31"> <text:s/></text:span><text:span text:style-name="T47">”</text:span><text:span text:style-name="T31">ردوے بے</text:span><text:span text:style-name="T47">؟“</text:span></text:p>
      <text:p text:style-name="P14"><text:span text:style-name="T27"><text:s/></text:span><text:span text:style-name="T31">زیربا نہ اشو سی زیرس، </text:span><text:span text:style-name="T47">”</text:span><text:span text:style-name="T31">لے مِلی اتا یا کاڑو ن٘تی اِن۔ یو تِلے </text:span><text:span text:style-name="T47">ہرژِک</text:span><text:span text:style-name="T31"> ینگ۔</text:span><text:span text:style-name="T47">“</text:span><text:span text:style-name="T31"> نِ٘یسکا سی دو تِلے ردون</text:span><text:span text:style-name="T47">گ</text:span><text:span text:style-name="T31"> کھیونگس۔ مو سی ردوا مِنس</text:span><text:span text:style-name="T47">، کھو سی ہرژِکس۔</text:span><text:span text:style-name="T31"> دیکھہ نہ مو سی زیرس۔ </text:span><text:span text:style-name="T47">”</text:span><text:span text:style-name="T31">لے مِلی اتا شرکھی لجونگ لہ کرکونگ چی سہ یوق زیرسید۔ کھو لیگی جِکھموچن چی یودپا۔</text:span><text:span text:style-name="T47">“</text:span></text:p>
      <text:p text:style-name="P10"><text:span text:style-name="T27"><text:s text:c="2"/></text:span><text:span text:style-name="T31">کھو سی ”یا“ زیرے </text:span><text:span text:style-name="T92">شرکھی </text:span><text:span text:style-name="T31">لجونگ لہ کرکونگ چی یقس۔ دیکھہ نہ خیمنگ کلس۔ رونگ کھنگ پو فچوا چھمس۔ شیلب پو دے رونگ کھنگ پِنگ بورے نہ اشے لہ زیرس، </text:span><text:span text:style-name="T47">”</text:span><text:span text:style-name="T31">یلے اشے تا ن٘دانگ کھوانگ کھیونگما دونگ۔</text:span><text:span text:style-name="T47">“</text:span><text:span text:style-name="T31"> دیکھہ نہ کھونگ سونگسے کَسکو کھیونگس۔ نِ٘یسکا سی تواق لینے </text:span><text:span text:style-name="T47">کسکی کھہ</text:span><text:span text:style-name="T31"> کلس۔ </text:span><text:span text:style-name="T47">رَس</text:span><text:span text:style-name="T31"> </text:span><text:span text:style-name="T47">بَس</text:span><text:span text:style-name="T31"> چی کھیونگسے کھوے کھلتری تنگس۔ دیکھہ نہ نِ٘یسکا سی سن٘یے کھہ کلے فقتُو بیا کھیرس لے کسل۔ دیکھہ نہ کھونگ رونگ کھن٘ی شِدیا تھونما ن</text:span><text:span text:style-name="T47">ہ</text:span><text:span text:style-name="T31"> کھو دیکھہ یقس۔ دیکھہ نہ تواق فچوکھن پو کھو فَبا لہ رونگ کھنگ پِنگ سونگس۔ مو سی </text:span><text:span text:style-name="T47">گو نگمی کھہ</text:span><text:span text:style-name="T31"> ن</text:span><text:span text:style-name="T47">ہ</text:span><text:span text:style-name="T31"> مِنس، کھو سی لینس۔ </text:span></text:p>
      <text:p text:style-name="P10"><text:soft-page-break/><text:span text:style-name="T31">دیرے کھو رونگ کھنگ پوینگ فبس۔ کنگلوکھی کھہ خیمنگ کلس۔ چوق سا فنگما ن</text:span><text:span text:style-name="T47">ہ</text:span><text:span text:style-name="T31"> کھو کرکونگ پوری کھونگ</text:span><text:span text:style-name="T92"> </text:span><text:span text:style-name="T94">گ</text:span><text:span text:style-name="T92">وا </text:span><text:span text:style-name="T31">لہ ہلتین دُوکس۔ دے تواق فچوکھن پو کھوانگ سہ ہرمِکپا ل</text:span><text:span text:style-name="T41">ا</text:span><text:span text:style-name="T47">،</text:span><text:span text:style-name="T31"> کھو لہ خسمس، ” کھو رب </text:span><text:span text:style-name="T47">چھدفا سی</text:span><text:span text:style-name="T31"> کرکونگ چی یوق زیرے یقسید۔ کھو سی چی ن</text:span><text:span text:style-name="T47">ہ</text:span><text:span text:style-name="T31"> چی تھیب چی بید۔“ <text:s/>زیرے نہ ہلتا ن</text:span><text:span text:style-name="T47">ہ</text:span><text:span text:style-name="T31"> کھو لہ </text:span><text:span text:style-name="T47">اَہِیکھہ</text:span><text:span text:style-name="T31"> چھقپو رونگ کھنگ چی تھونگس۔ کھو ہلتا لہ دینگ جُوکسے دُوکس۔ بَجو فچوکھن پو سی کرکونگ پوری ہلتین یودپا۔ کھو لہ دو تھونگما ن</text:span><text:span text:style-name="T47">ہ</text:span><text:span text:style-name="T31"> خسمس، ”یلے دی رب چھدف</text:span><text:span text:style-name="T47">ا</text:span><text:span text:style-name="T31"> یینگ نہ بیُونگسے میدپا ن٘ا سہ مِہ بیُونگ،“ زیرے کھو سی کرکونگ پوری ہلتین دُوکسے دیرے ژھن فید سونگس۔</text:span></text:p>
      <text:p text:style-name="P12"><text:span text:style-name="T27"><text:s/></text:span><text:span text:style-name="T31">دیرے ہرکُونمے خسُومی ملسے لہ</text:span><text:span text:style-name="T47"> نہ</text:span><text:span text:style-name="T31"> چِگنگ چی منگموے ہرکُوسے </text:span><text:span text:style-name="T47">کھیونگسے</text:span><text:span text:style-name="T31"> ییکھہ بوق سپُونگس۔ دیکھہ نہ دو لہ پو خسُوم بیاس۔ رَس چی سہ یودسُوک۔ دو لہ سہ پو خسُوم بیا ن</text:span><text:span text:style-name="T47">ہ</text:span><text:span text:style-name="T31"> چِک پو لہ رَس کُھرو خسُوم یُونژے سونگس</text:span><text:span text:style-name="T92">۔ </text:span><text:span text:style-name="T94">گ</text:span><text:span text:style-name="T92">وا</text:span><text:span text:style-name="T31"> ن</text:span><text:span text:style-name="T47">ہ</text:span><text:span text:style-name="T31"> کھو سی زیرس، </text:span><text:span text:style-name="T47">”</text:span><text:span text:style-name="T31">ہرکُوس نہ خسُومک</text:span><text:span text:style-name="T47">ا</text:span><text:span text:style-name="T31"> سی ہرکُوس۔ زبس نہ ژھنکا سی زبس۔ ن٘یسپا اونگس نہ ژھنکا لہ اونگس۔ ن٘ا لہ کُھرو خسُوم یُونژے گو چا</text:span><text:span text:style-name="T47">؟</text:span><text:span text:style-name="T31"> ن٘ا لہ ملا رگوسپا مید۔ ہا ینگ کھروانگ نہ فید رے چدے ن٘ا لہ مِن۔ دو مید ن</text:span><text:span text:style-name="T47">ہ</text:span><text:span text:style-name="T31"> یو سہ کِھدان٘ی کھیر۔ ن٘ا لہ ملا رگوسپا مید۔</text:span><text:span text:style-name="T47">“</text:span></text:p>
      <text:p text:style-name="P14"><text:span text:style-name="T27"><text:s/></text:span><text:span text:style-name="T31">زیربا نہ اے چِک پو سی زیرس، </text:span><text:span text:style-name="T47">”</text:span><text:span text:style-name="T31">لے </text:span><text:span text:style-name="T47">ن٘ئِینگ نہ</text:span><text:span text:style-name="T31"> چدے کھیرے چِہ ب</text:span><text:span text:style-name="T47">ید؟</text:span><text:span text:style-name="T31"> </text:span><text:span text:style-name="T47">دِرِنگ</text:span><text:span text:style-name="T31"> چوق می چِک </text:span><text:span text:style-name="T47">شِسے</text:span><text:span text:style-name="T31"> ییکھہ کھیونگسے دے رونگ کھنگ پِنگ تنگسید۔ کھوے شِشق پو </text:span><text:span text:style-name="T47">فُو</text:span><text:span text:style-name="T31">دے کھیونگس نہ کھیانگ لہ کُھرو </text:span><text:span text:style-name="T47">چوبگیاد</text:span><text:span text:style-name="T31"> چُورگُو گوات۔</text:span><text:span text:style-name="T47">“</text:span></text:p>
      <text:p text:style-name="P14"><text:soft-page-break/><text:span text:style-name="T27"><text:s/></text:span><text:span text:style-name="T31">دو زیربا نہ دے ہرکُو نمو سی زیرس، </text:span><text:span text:style-name="T47">”</text:span><text:span text:style-name="T31">یا اون٘ا ن٘ا ژا چا</text:span><text:span text:style-name="T92"> </text:span><text:span text:style-name="T94">گ</text:span><text:span text:style-name="T92">وے</text:span><text:span text:style-name="T31">۔ خسُومک</text:span><text:span text:style-name="T41">ا</text:span><text:span text:style-name="T51"> </text:span><text:span text:style-name="T31"><text:s/>سونگسے کھوے کنگلوکھی کھہ ہرکوا کھیونگ۔</text:span><text:span text:style-name="T47">“</text:span><text:span text:style-name="T31"> دو لہ ژھنکا رنس۔</text:span></text:p>
      <text:p text:style-name="P10"><text:span text:style-name="T27"><text:s/></text:span><text:span text:style-name="T31">دیرے کھونگ ژھنکا سونگسے، دے رونگ کھنگ پو ہرکوا ریاخس۔ تھلبونگ </text:span><text:span text:style-name="T47">اَہا</text:span><text:span text:style-name="T31"> </text:span><text:span text:style-name="T47">دِیہا</text:span><text:span text:style-name="T31"> فنگس۔ خیمنگ کُن کوقسے لقپا تنگنُوک زیرے من </text:span><text:span text:style-name="T47">نہ</text:span><text:span text:style-name="T31"> دیرے </text:span><text:span text:style-name="T47">د</text:span><text:span text:style-name="T31">ینگ نہ کھو سی زیرس، </text:span><text:span text:style-name="T47">”</text:span><text:span text:style-name="T31">لے دیرے رونگ </text:span><text:span text:style-name="T47">کھنگ پِنگ</text:span><text:span text:style-name="T31"> </text:span><text:span text:style-name="T47">شِمی</text:span><text:span text:style-name="T31"> لہ سہ دُوک چُوکپا مید ہے زیرے قا بیاس۔ دے من نہ </text:span><text:span text:style-name="T47">اَہا</text:span><text:span text:style-name="T31"> رونگ کھنگ پِنگ نہ تواق فچوکھن پو سی ”یلے شِمیُونگ لہ سہ دُوک چُوکپا میدانگ</text:span><text:span text:style-name="T47">، </text:span><text:span text:style-name="T31"><text:s/>اے شِیمیُونگ لہ سہ لنگسے اونگ شِک ہے“ زیرے قا یباس۔ دیکھہ نہ دو سہ زیرس، </text:span><text:span text:style-name="T47">”</text:span><text:span text:style-name="T31">کھون٘ی ن٘تی <text:s/>شِشق کُن فُودے کھیرانگ کھونگ ن٘دانگ زا کھیونگ۔</text:span><text:span text:style-name="T47">“</text:span><text:span text:style-name="T31"> <text:s text:c="2"/>دو کوا نہ دے ہرکُو نمون</text:span><text:span text:style-name="T47">گ</text:span><text:span text:style-name="T31"> لیگی دروقسے نہ کھونگ شورس۔</text:span></text:p>
      <text:p text:style-name="P12"><text:span text:style-name="T27"><text:s/></text:span><text:span text:style-name="T31">تواق فچوکھن پو ن</text:span><text:span text:style-name="T47">ہ</text:span><text:span text:style-name="T31"> بَجو فچوکھن پو نِ٘یسکا دینگ نہ بیُونگسے تُھوکس۔ تواق فچوکھن پو لہ بَجو فچوکھن پو سی زیرس، </text:span><text:span text:style-name="T47">” </text:span><text:span text:style-name="T31">تا دی چِگنگ ژھنگمہ ن٘دانگ لہ خُدا سی شزدے بیاسفی خسیرے اِن۔ <text:s/>کھیانگ سونگسے ن٘ی بُوستِرنگ پو لہ ن٘ی گونچس کُن مِن زیرے </text:span><text:span text:style-name="T47">کُھورے اونگ۔</text:span><text:span text:style-name="T31"> مانگ لہ چورونگ بورونگ چی تھقپے </text:span><text:span text:style-name="T47">ف</text:span><text:span text:style-name="T31">ژے کُھورے اونگ زیر۔ کھیانگ سہ چورونگ چی تھقپے کُھورے اونگ۔ دیکھہ نہ ن٘دان٘ی ننگ نُو کھیرے نہ درا درا بیاسے بگوید۔</text:span><text:span text:style-name="T47">“</text:span><text:span text:style-name="T31"> دو زیرے شِشق پوینگ نہ گو فیُونگس</text:span><text:span text:style-name="T47">ے</text:span><text:span text:style-name="T31"> دُوکس۔ تواق فچوکھن پو سونگس</text:span><text:span text:style-name="T47">ے، ”</text:span><text:span text:style-name="T31">اشے اشے</text:span><text:span text:style-name="T47">“</text:span></text:p>
      <text:p text:style-name="P12"><text:span text:style-name="T27"><text:s/></text:span><text:span text:style-name="T31">زیربا نہ مو سی دروقسے </text:span><text:span text:style-name="T47">”</text:span><text:span text:style-name="T31">چِہ سونگ لے مِلی اتا؟</text:span><text:span text:style-name="T47">“</text:span><text:span text:style-name="T31"> </text:span></text:p>
      <text:p text:style-name="P12"><text:span text:style-name="T31">زیربا نہ کھو سی زیرس، </text:span><text:span text:style-name="T47">”</text:span><text:span text:style-name="T31">یان٘ی شوخمو اوت چی سپور۔ خُدا سی ن٘دانگ لہ سپرسید۔</text:span><text:span text:style-name="T47">“</text:span></text:p>
      <text:p text:style-name="P12"><text:soft-page-break/><text:span text:style-name="T27"><text:s/></text:span><text:span text:style-name="T31">مو سی، </text:span><text:span text:style-name="T47">”</text:span><text:span text:style-name="T31">چِہ سونگ لے مِلی اتا؟</text:span><text:span text:style-name="T47">“</text:span><text:span text:style-name="T31"> زیرے نہ اوت چی سپرس۔</text:span></text:p>
      <text:p text:style-name="P12"><text:span text:style-name="T27"><text:s/></text:span><text:span text:style-name="T31">کھو سی زیرس، </text:span><text:span text:style-name="T47">”</text:span><text:span text:style-name="T31">کھوے گونچس کُن کھیونگ۔ دیکھہ نہ یان٘ی چورونگ چی </text:span><text:span text:style-name="T47">ف</text:span><text:span text:style-name="T31">ژے تھقپے کُھورے اونگ۔ </text:span><text:span text:style-name="T47">ن٘ا لہ</text:span><text:span text:style-name="T31"> سہ چورونگ چی تھقپے کُھورے اونگ۔</text:span><text:span text:style-name="T47">“</text:span><text:span text:style-name="T31"> </text:span></text:p>
      <text:p text:style-name="P12"><text:span text:style-name="T31">دیرے تواق فچوکھن پو سی گونچس کُن کُھورے بگیُوکسے کھوے شِدیا تھونس۔ اشو سہ چورونگ چی </text:span><text:span text:style-name="T47">ف</text:span><text:span text:style-name="T31">ژے تھقپے کُھورے تھونس۔ بَجو فچوکھن پو لہ کھو سی گونچس کُن سکونے نہ زیرس، </text:span><text:span text:style-name="T47">”</text:span><text:span text:style-name="T31">دی بوق </text:span><text:span text:style-name="T92">خسُومک</text:span><text:span text:style-name="T94">ا</text:span><text:span text:style-name="T31"> </text:span><text:span text:style-name="T47">ہرکِمسے</text:span><text:span text:style-name="T31"> مہ فونگ، یو لوقسو لوقسو کھیرب</text:span><text:span text:style-name="T47">ا</text:span><text:span text:style-name="T31"> بیوس۔ یا اشے یان٘ی دی بوق چِک پو کھیر۔ ن٘ا سی دی بوق چِک پو کھیرید۔ کھیان٘ی دی بوق چِک پو کھیر۔ یو کھیر</text:span><text:span text:style-name="T47">ے</text:span><text:span text:style-name="T31"> ننگ نُو لوقسو لوقسو سپُونگ۔</text:span><text:span text:style-name="T47">“ </text:span><text:span text:style-name="T31"><text:s/>پو خسُوم سونگس۔</text:span></text:p>
      <text:p text:style-name="P10"><text:span text:style-name="T27"><text:s/></text:span><text:span text:style-name="T31">دیکھہ نہ تواق فچوکھن پو سی زیرس، </text:span><text:span text:style-name="T47">”</text:span><text:span text:style-name="T68">دیُو</text:span><text:span text:style-name="T31"> لدن چُوک کھنی مِنفی شزدے اِن۔ اشے سی کھیونگفو اشے مان٘ی کھیر۔ کھیان٘ی کھیونگفو <text:s/>کھیان٘ی کھیر۔ ن٘ان٘ی کھیونگفی پو ن٘انگ لہ یوق۔ </text:span><text:span text:style-name="T47">تا</text:span><text:span text:style-name="T31"> خسیری کیالبُو لہ ن٘دانگ درا فید بیوس۔ خسیری کفشی یکو رونگ کھنگ پوینگ یودپی وخ لہ کھیانگ لہ تھوبفی </text:span><text:span text:style-name="T47">اِن،</text:span><text:span text:style-name="T31"> دو کِھری۔</text:span><text:span text:style-name="T47">“ </text:span></text:p>
      <text:p text:style-name="P10"><text:span text:style-name="T27"><text:s/></text:span><text:span text:style-name="T31">یو لہ کھونگ نِ٘یسکا تھدے رنے ینگ </text:span><text:span text:style-name="T47">دیُو</text:span><text:span text:style-name="T31"> لہ </text:span><text:span text:style-name="T47">دِکھہ </text:span><text:span text:style-name="T31">سُو لہ ہرمِک مِہ بے</text:span><text:span text:style-name="T47">، </text:span><text:span text:style-name="T31"><text:s/>ہرُکو مِہ ہرکُوے</text:span><text:span text:style-name="T47">،</text:span><text:span text:style-name="T31"> غزون مِہ تنگمی چھد بیاسے کُھودانگ </text:span><text:span text:style-name="T47">کُھوتی</text:span><text:span text:style-name="T31"> ننگ ننگ لہ سونگسے تھدے دُوکفی رُونگ ن</text:span><text:span text:style-name="T47">ہ</text:span><text:span text:style-name="T31"> </text:span><text:span text:style-name="T92">خپیرا</text:span><text:span text:style-name="T31">۔ کُھودانگ اَنا ن٘دانگ دِینا۔ کُھوتی کھینگ تھرا ن٘تی کھینگ کَھرا۔</text:span></text:p>
      <text:p text:style-name="P10"/>
      <text:p text:style-name="P6">بہرام گول بادشاہ</text:p>
      <text:p text:style-name="P5"><text:span text:style-name="T2">یلے کسل کُن طُوران شہری بادشاہ لہ بُو چِک یودپی اِنسُوک جُو۔ فرُوی مِنتخ پو لہ بہرام گول زیربی اِنسُوک جُو۔ کھو مِسنِنگ صُورتِنگ نُو <text:s/>لیگی کمال <text:s/>یودپی اِنسُوک جُو۔ جق چِک کھوے رگو لہ چھونچی کنی سونگس،</text:span><text:span text:style-name="T47"> </text:span><text:span text:style-name="T2">کھو ندپا سونگس۔ گوا نہ تا کُھوتی سہ ہلہ فچولی تعویز تُمار کھیون٘ین ہرکین لہ ہلت</text:span><text:span text:style-name="T47">ا</text:span><text:span text:style-name="T2"> کھن یودپی اِنسُوک جُو۔ دیکھہ نہ <text:s/>تا کھون٘ی د</text:span><text:span text:style-name="T47">ے ا</text:span><text:span text:style-name="T2">خون کُنی سی زیرفی اِنسُوک، </text:span><text:span text:style-name="T47">”</text:span><text:span text:style-name="T2">کھو لو چوبگیاد تھونے من پو <text:s/>نن٘ی زگو لوقسے فِرول <text:s/>مہ تونگ۔ تنگس نہ دی فرُو کِھدانگ لہ جُوچس مید۔ کھو لہ درے پری لق فوقسے کھیرُوک۔</text:span><text:span text:style-name="T47">“</text:span></text:p>
      <text:p text:style-name="P7"><text:span text:style-name="T26"><text:s/></text:span><text:span text:style-name="T2">دو زیربا نہ کھون٘ی سی کھوے کھہ پہرا یقسے کَھری زگو لوقسے فِرول مہ تنگس۔ خیر کھو جوان </text:span><text:span text:style-name="T47">سونگس، بخستون</text:span><text:span text:style-name="T2"> بیاس۔ بخستون بیاسفی جُوکتُو تا دو کھو لہ بجیدس۔ کھو سی بوا لہ زیرس، </text:span><text:span text:style-name="T47">”</text:span><text:span text:style-name="T2">بوا یری شزدے سونگ نہ ن٘ا سہ یدانگ نہ ن٘یمبو لِنگ لہ گوید۔</text:span><text:span text:style-name="T47">“</text:span></text:p>
      <text:p text:style-name="P7"><text:span text:style-name="T26"><text:s/></text:span><text:span text:style-name="T2">گوانہ تا بادشی لس پو چِہ اِن زیربا نہ لِنگ بیو، پولو ہرژیو اِنمی۔ </text:span><text:s/>گوانہ بادشاہ سی ”لیاخمو گِک“ زیرس۔ </text:p>
      <text:p text:style-name="P5"><text:span text:style-name="T26"><text:s/></text:span><text:span text:style-name="T2">تا بہرام گول بادشاہ کُھوری ژوخ ژوخ ن٘یَم ژھر نہ وزیر کُن نہ ترانگپونگ زدمس۔ زدمسے ن</text:span><text:span text:style-name="T47">ہ</text:span><text:span text:style-name="T2"> وزیر چِک یودسُوک۔ کھو سی کَھری ہندوق سونگسے اعلان بیاس، </text:span><text:span text:style-name="T47">”</text:span><text:span text:style-name="T2">گوانہ بادشاہ سلامت لِنگ لہ گوید لو۔ کِھدانگ شِنگ میدپی <text:s/>ملسی کھہ شِنگ تھون چُوک۔ ہرژوا میدپی <text:s/>ملسی کھہ ہرتاؤنگ لہ ہرژوا تھون چُوک۔</text:span><text:span text:style-name="T47">“</text:span></text:p>
      <text:p text:style-name="P5"><text:soft-page-break/><text:span text:style-name="T26"><text:s/></text:span><text:span text:style-name="T2">تا بادشائی حکم، دے شارگو گنگمہ سُو ژھن فید نہ، سُو گیوخسپا نہ لنگسے، کنگ پ</text:span><text:span text:style-name="T47">ا</text:span><text:span text:style-name="T2"> کنگ نہ، ہرتا پا ہرتا نہ </text:span><text:span text:style-name="T47">رَنگ</text:span><text:span text:style-name="T2"> </text:span><text:span text:style-name="T47">رَن٘ی</text:span><text:span text:style-name="T2"> لس کُن ملِنگ کھیون٘یدپا جُویا۔ تا کھوانگ نہ ن٘یمبو کُھوری امرأ اُمر</text:span><text:span text:style-name="T47">ے</text:span><text:span text:style-name="T2"> وزیر بازیر گنگمہ گیوخسپی کھابور بابور <text:s/>بیاسے نہ خلُونگ سکوری شین چِگنگ جُوگیدپا جُو۔ دے خلُونگ سکوری شین پِنگ جُوکسے تا کھونگ گویدپا جُویا۔ چوق نن٘ی ستاغو <text:s/>لوقسے کھونگ بیُونگما نہ تا دے نجُومیُون٘ی سی زیرفی حسابی کھہ کھوے لو چِک مہ گنگفی اِنسُوک۔ دے وخ لہ درے چِک کھو سترُونگسے دُوکسے یودپی اِنسُوک۔ دے د</text:span><text:span text:style-name="T74">ریو</text:span><text:span text:style-name="T75"> </text:span><text:span text:style-name="T2"><text:s/>سی کھوے کھہ لقپہ تنگس، خشُول پیکھہ فنگس۔ فنگسے کھو درے یُولی رول لہ کھیریدپا جُویا۔</text:span></text:p>
      <text:p text:style-name="P5"><text:span text:style-name="T26"><text:s/></text:span><text:span text:style-name="T2">دیرے دے جہاز پِنگ یودپی دے امرأ اُمرے وزیر چِک لہ سہ کھو کھیربو مہ تھونگس، کھو ستورس۔ کھونگ گنگمہ پریشان سونگس۔ سونگسے نہ کُھودان٘ی زیرس، </text:span><text:span text:style-name="T47">”</text:span><text:span text:style-name="T2">لے ن٘دانگ گنگمہ بادشی بُوی فری گوے اِن، بادشی بُو </text:span><text:span text:style-name="T47">دِکھہ</text:span><text:span text:style-name="T2"> ن</text:span><text:span text:style-name="T47">ہ</text:span><text:span text:style-name="T2"> خنمی کھیرسا؟ سا سی خمِدسا؟ <text:s/>ہرتخفا کھوانگ مید۔ ن٘دانگ لہ رگن٘وے بدل لہ زدُوک سونگس۔ تا ن٘دانگ چِہ زیرے بادشی دُونُو گوید؟ <text:s/>تا ینگ بادشاہ لہ غزون چی تنگما مِہ یَن، سونگفی واقعو زیرید ینگ۔</text:span><text:span text:style-name="T47">“</text:span></text:p>
      <text:p text:style-name="P7"><text:span text:style-name="T26"><text:s/></text:span><text:span text:style-name="T2">کھونگ لوقسے <text:s/>بادشی دُونُو سونگسے بادشاہ لہ زیرس، </text:span><text:span text:style-name="T47">”</text:span><text:span text:style-name="T2">یلے بادشاہ سلامت بہرام گول بادشاہ <text:s/>خنمی کھیرسا سا کھیرسا ن٘یا لہ ہرتخپے مہ سونگس۔</text:span><text:span text:style-name="T47">“</text:span></text:p>
      <text:p text:style-name="P7"><text:span text:style-name="T26"><text:s/></text:span><text:span text:style-name="T2">بادشاہ سی زیرس</text:span><text:span text:style-name="T47">،</text:span><text:span text:style-name="T2"> </text:span><text:span text:style-name="T47">”</text:span><text:span text:style-name="T2">تا ن٘دانگ چِہ بیک؟ ن٘تی قسمت چی یود نہ ن٘دانگ لہ تھوبتُوک، مید نہ ن٘دانگ چِہ بیک؟</text:span><text:span text:style-name="T47">“</text:span></text:p>
      <text:p text:style-name="P5"><text:soft-page-break/><text:span text:style-name="T26"><text:s/></text:span><text:span text:style-name="T2">کھونگ زین تُھون٘ین دُوکس۔ تا بہرام گول بادشاہ <text:s/>سوفید زیرکھن درے سی ہرکُوسے کھیرفی اِنسُوک۔ کھو سی کھو کُھوری درے یُولِنگ کھیرس۔ کھو درے یُولی بادشاہ اِنسُوک۔ درے سوفیدی کھو لہ زیرس، ”یلے بہرام گول بادشاہ ن٘ا کھیانگ سکیو پژے لو نِ٘یشُو نِ٘یس دُونُو نہ کِھری زگوتھیم پو ستُرونگسے دُوکسے یودپی اِنپا۔ چا زیربا نہ کھیانگ <text:s/>مسنِنگ صُورتِنگ لیگی کمال یود، <text:s/>دو فری کھیانگ لہ ہلتین دُوکپو فری، ینگ چنگ مقصد میدپی اِن۔ ن٘ری بُو کھیانگ </text:span><text:span text:style-name="T96">جِک</text:span><text:span text:style-name="T94">ھ</text:span><text:span text:style-name="T2"> مہ </text:span><text:span text:style-name="T47">ج</text:span><text:span text:style-name="T52">ِ</text:span><text:span text:style-name="T47">کھ،</text:span><text:span text:style-name="T2"> ن٘ری بُو ن٘ا کھیانگ لہ ہلتو فری کھیونگفی اِن،</text:span><text:span text:style-name="T47">“</text:span><text:span text:style-name="T2"> زیرس جُو۔ کھو لہ نوکر چی بگیا ہرژقچِک مِنس جُو۔ کھو تا شہر بہ شہر لہ کھورین تا کھو درے یُولی <text:s/>یُول می سونگس جُویا۔</text:span></text:p>
      <text:p text:style-name="P5"><text:span text:style-name="T26"><text:s/></text:span><text:span text:style-name="T2">تا درے یُولِنگ نہ کھو گا</text:span><text:span text:style-name="T47">ر</text:span><text:span text:style-name="T2"> بُودے <text:s/>گِک۔ دینگ کھو گقسے عرصے چِک دُوکفی جوکتُو دیرے کھو کھوربا سونگسے لوقسے اونگما نہ دے درے دینگ نُو نِ٘</text:span><text:span text:style-name="T4">ید</text:span><text:span text:style-name="T2"> اونگسے یودسُوک۔ دیرے کھو لہ خسمبے اونگس۔ اونگسے نہ کھو <text:s/>کَھرپو لہ چِک کھورس۔ کَھرپو لہ کمرہ نِ٘یشُو نِ٘یس یودسُوک۔ یا جُو یا دے چِک لہ سہ غزِمے میدسُوک۔ خسیر نہ خمُول نہ رینموشے گنگمہ </text:span><text:span text:style-name="T47">دونِ٘نگ نُو</text:span><text:span text:style-name="T2"> فنگسے </text:span><text:span text:style-name="T47">یودسُوک۔</text:span><text:span text:style-name="T2"> کمرہ چِک ژا ل</text:span><text:span text:style-name="T120">ہ غ</text:span><text:span text:style-name="T66">زِمہ</text:span><text:span text:style-name="T120"> <text:s/>ت</text:span><text:span text:style-name="T2">نگسے یودسُوک۔ کھو لہ خسمس، </text:span><text:span text:style-name="T47">”</text:span><text:span text:style-name="T2">یلے ن٘ی دِی اتا سی دے خسیر نہ خمُول نہ رینموشے گنگمہ لہ غزِمہ مید۔ کمرہ چِک ژا لہ غزِمہ <text:s/>تنگسے یود۔ دینگ نُو چِہ یودپی اِن</text:span><text:span text:style-name="T47">؟“</text:span><text:span text:style-name="T2"> زیرے کھو اتی جِنگمو لہ نہ <text:s/>لِمک پو فُودس۔ فُودے ن</text:span><text:span text:style-name="T47">ہ</text:span><text:span text:style-name="T2"> کھو دے کمری زگو فیس۔</text:span></text:p>
      <text:p text:style-name="P5"><text:span text:style-name="T26"><text:s/></text:span><text:span text:style-name="T2">فیا نہ دو کمرہ مینسُوک۔ دو ژھر چی اِنسُوک۔ دے ژھر پِنگ نُو گا میوہ مید نہ مید، یودپی میوہ گنگمہ دے ژھر پِنگ نُو یودسُوک۔ مِندوغی قسم گنگمہ نہ اومی ہرکونگ نہ شرابی ہرکونگ نہ گنگمہ یودسُوک۔ لیگی رگشے بیاسے یودسُوک۔ کھو حیران سونگس۔ بگیالس، بگیالے من نہ غُونگ </text:span><text:soft-page-break/><text:span text:style-name="T2">غنگ چی بیاس۔ دے من نہ جہاز چی خسُوم کھیون٘یدسُوک۔ چُومسے کھیونگس۔ </text:span><text:span text:style-name="T47">کھیونگما نہ</text:span><text:span text:style-name="T2"> کھو سی </text:span><text:span text:style-name="T47">”</text:span><text:span text:style-name="T2">یلے </text:span><text:span text:style-name="T47">دیُونگ</text:span><text:span text:style-name="T2"> گا</text:span><text:span text:style-name="T47">ر</text:span><text:span text:style-name="T2"> بَبی اِن</text:span><text:span text:style-name="T47">؟“</text:span><text:span text:style-name="T2"> زیرے نہ دے گُلاب چی یودسُوک۔ دے گُلابی مِندوغی بر پِنگ نُو اِبس۔</text:span></text:p>
      <text:p text:style-name="P7"><text:span text:style-name="T25"><text:s/></text:span>دیرے دے ژھر پِنگ نُو خاتُون چِک تھونس۔ دے خاتُون پو لہ زیربی اِنسُوک جُو آسمان پری۔ دو پرستانی بادشی بون٘و <text:s/>اِنسُوک جُو۔ اے پری نِ٘یسکا موے تران٘ی وزیر پو نہ خیونی وزیر پو اِنسُوک۔ چِک پو لہ پری پیکر زیریدسُوک۔ چِک پو لہ پری سوسن زیریدسُوک۔ دے پری چِک پو خنم پیکھہ دُوکپی اِنسُوک۔ اے پری چِک پو سا ہلتری می اون٘ان٘ا ہلتا لہ موے حفاظت لہ دُوکسے یودپی اِنسُوک۔ مو سی زیرس، ”میُولی می تری اون٘ید۔ میُولی می تری اون٘ید۔“</text:p>
      <text:p text:style-name="P7"><text:span text:style-name="T25"><text:s/></text:span>دے من نہ چک پو سی زیرس، ”می بی چنگ میدانگ، دینگ نُو نام شِسفی اِن شِسفی رو چِک ننگ۔“</text:p>
      <text:p text:style-name="P7"><text:span text:style-name="T26"><text:s/></text:span><text:span text:style-name="T2">زیربا نہ مو سی زیرس، ”اون٘ا کھوے گوے کھہ نہ کنگمی کھہ تھونے من خسیری فُولپہ ردُونگسے تونگ۔ کھو خیارفی اِن نہ چنگ بیاچس مید، مید نہ کھو قا بیاد۔</text:span><text:span text:style-name="T47">“</text:span></text:p>
      <text:p text:style-name="P7"><text:span text:style-name="T26"><text:s/></text:span><text:span text:style-name="T2">مو سی مِہ ہلتنمی زدِک گنگمہ کھو لہ ہلتنس۔ کھو چُب چدے تھیاقسے دُوکس۔ اُہ چی کھوانگ مہ بیاس۔ خیر دینگ نُو مو شُوکُورُو ستونگ گو کھروا اونگمی اِنسُوک۔ مو دینگ نُو گو کنگمہ کھروے من نہ کھو دینگ نہ بیُونگس۔ بیُونگسے نہ موے گو نمہ گونچس کُن کُھورس۔ کُھورے </text:span><text:span text:style-name="T47">نہ کھو</text:span><text:span text:style-name="T2"> بنگ <text:s/>تن٘ین </text:span><text:soft-page-break/><text:span text:style-name="T2">شورس۔ شوربا نہ مو سی زیرس</text:span><text:span text:style-name="T47">،</text:span><text:span text:style-name="T2"> ”لے مِلی اتا مِنگمو کھیانگ ن٘ا لہ شریعتی پردے فنگسے سون٘ی۔ </text:span><text:span text:style-name="T96">کھیانگ</text:span><text:span text:style-name="T2"> گا</text:span><text:span text:style-name="T47">ر</text:span><text:span text:style-name="T2"> شورے گوید؟“</text:span></text:p>
      <text:p text:style-name="P7"><text:span text:style-name="T26"><text:s text:c="2"/></text:span><text:span text:style-name="T28">”</text:span><text:span text:style-name="T2">کھیانگ ن٘ی وعدی کھہ تھونے میدپا</text:span><text:span text:style-name="T96"> فنگمی</text:span><text:span text:style-name="T2"> مین۔</text:span><text:span text:style-name="T47">“</text:span><text:span text:style-name="T2"> </text:span></text:p>
      <text:p text:style-name="P7"><text:span text:style-name="T2">اتا زیرس کھو منائی مہ سونگس۔ مِنگمو زیرس، کھو منائی مہ سونگس۔ کھو سی زیرس، ” کھیانگ ن٘ا لہ اشی پ</text:span><text:span text:style-name="T47">ا</text:span><text:span text:style-name="T2"> زیرے میدپا فنگمی مین۔“</text:span></text:p>
      <text:p text:style-name="P7"><text:span text:style-name="T26"><text:s/></text:span><text:span text:style-name="T2">زیربا نہ مو سی زیرس، ”یا اون٘ا لے ن٘ی کھانگمی اشی پ</text:span><text:span text:style-name="T47">ا</text:span><text:span text:style-name="T2"> کھیانگ ن٘ا لہ پردے فنگسے سونگ۔ کھیانگ ن٘ی اشی پ</text:span><text:span text:style-name="T47">ا</text:span><text:span text:style-name="T2"> اِن نہ کھیانگ ن٘ا لہ لوقسے ہلتوسی۔“ ینگ سُو سی ہلتس</text:span><text:span text:style-name="T47"> نہ</text:span><text:span text:style-name="T2"> موے دے مِسنِنگ صُورت پو مہ تھیاقپا تھلبہ گوے اِنسُوک۔ دیرے کھو لوقسے ہلتس۔ ہلتا نہ کھونگ نِ٘یسکی صُورتِنگ چک چِک پوے چنگ برفیس <text:s/>چی مہ سونگس۔ کھو سہ لیگی <text:s/>رگشے یودپا، مو سہ یودپا۔ </text:span></text:p>
      <text:p text:style-name="P7"><text:span text:style-name="T2">دیرے مو سی جلتہ بیاس، ”یلے بہرام گول بادشاہ دی گنگمہ کھو سی چِہ فری فچوسفی اِن</text:span><text:span text:style-name="T47">؟ <text:s/></text:span><text:span text:style-name="T2"><text:s/>ن٘ی مِنگ نہ فچوسفی اِن۔ کھیانگ چِہ فری ہرکُوسے کھیونگفی اِن</text:span><text:span text:style-name="T47">؟ </text:span><text:span text:style-name="T2"><text:s/>ن٘ی مِنگ نہ ہرکُوسے کھیونگفی اِن۔ مید نہ کھیانگ نہ چِہ بید؟ <text:s text:c="2"/>کھو سی ن٘ا کھنگسہ کھیربا لہ دِی ژھر نہ دی گنگمہ ن٘ی مِنگ نہ فچوسفی اِن۔ گوانہ کھوے طِب طالع ہلتا کھن کُنی <text:s/>سی بہرام گولی ذریعے کھہ میدپا آسمان پری کھوے لقتُو مِہ اونگ زیرس۔ زیربا چِک کھو سی دی گنگمہ بیاسفی اِن۔ دوسے کھو لہ زیر</text:span><text:span text:style-name="T47">س نہ </text:span><text:span text:style-name="T2">کھیانگ سہ کھو سی زید</text:span><text:span text:style-name="T5">، </text:span><text:span text:style-name="T2"><text:s/>ن٘ا سہ زید۔“</text:span></text:p>
      <text:p text:style-name="P7"><text:span text:style-name="T26"><text:s text:c="2"/></text:span><text:span text:style-name="T28">”</text:span><text:span text:style-name="T2">اون٘ا دو لہ ن٘دانگ سن٘یاد پو چِہ </text:span><text:span text:style-name="T47">بید۔؟“</text:span></text:p>
      <text:p text:style-name="P7"><text:soft-page-break/><text:span text:style-name="T47">زیربا</text:span><text:span text:style-name="T2"> نہ مو سی ہلژبس، </text:span><text:span text:style-name="T47">”</text:span><text:span text:style-name="T2">دوسے یا شُوکُورُو مین اے شُوکُورُو ن٘دانگ ینگ ییکھہ تُھوگید۔ کھیانگ ییکھہ اونگ۔ امّہ کھیانگ دِرِنگ سونگسے نہ زن چد چُھو چد تونگ۔ تنگما نہ کھو سی یانگ لہ تریات۔ تریا نہ یان٘ی یوق لہ سہ مہ زیر، زیر</text:span><text:span text:style-name="T47">س نہ </text:span><text:span text:style-name="T2">کھو سی کھیانگ ردَبسے زے اِن۔ کھیانگ کھو لہ نا تھو سکلے میدپا مہ زیر۔</text:span><text:span text:style-name="T47">“</text:span></text:p>
      <text:p text:style-name="P7"><text:span text:style-name="T26"><text:s text:c="2"/></text:span><text:span text:style-name="T28">”</text:span><text:span text:style-name="T2">لیاخمو گِک</text:span><text:span text:style-name="T47">“</text:span><text:span text:style-name="T2"> زیرس۔ کھونگ ینگ کُھوتی پرستانِنگ فُورس۔ کھو اونگسے کمری زگو چُوکس۔ چُوکسے نہ لِمک پو درے جِنگمہ لہ تن٘یدپا جُویا۔ تنگسے نہ کھو اونگسے کُھوری </text:span><text:span text:style-name="T47">کمرِنگ</text:span><text:span text:style-name="T2"> نِ٘ید اون٘یدپا جُویا۔ تروبری زان سہ مہ زوس۔ کُھوری کمرِنگ نِ٘ید اونگسے دُوکس۔ دیرے درے لہ نِ٘</text:span><text:span text:style-name="T5">ید</text:span><text:span text:style-name="T2"> ژھدے ہلتا نہ سپق سنہ بگیا ہرژق چِک زا</text:span><text:span text:style-name="T47">ن</text:span><text:span text:style-name="T2"> سنہ بگیا ہرژق چِک فچوسے دیکھہ تیار یود۔ امّہ کھو سی زوسفا مید۔ تا کھو لہ یاژے رِنگچن یودپی جُو بُو۔ کھو دے بِزبا بِزبونگ کھیون٘ین ردُونگس، ”ن٘ی بُو لہ کِھدانگ چِہ خا اونگ چُوکس؟“ </text:span></text:p>
      <text:p text:style-name="P7"><text:span text:style-name="T26"><text:s/></text:span><text:span text:style-name="T2">زیربا نہ کھون٘ی </text:span><text:span text:style-name="T47">زیرس، ”ن٘یا</text:span><text:span text:style-name="T2"> سی کھو لہ چنگ سہ خا اونگ چُوکفا مید۔ درونگ کھو گار یود <text:s/>ن٘یا لہ ہرتخفا مید۔</text:span><text:span text:style-name="T47">“</text:span></text:p>
      <text:p text:style-name="P7"><text:span text:style-name="T26"><text:s/></text:span><text:span text:style-name="T2">ہرمق لہ اونگ زیرے ژَلس۔ ژَلبا نہ چِگی سی زیرس ”لے کسل، بہرام گول بادشاہ کُھوری </text:span><text:span text:style-name="T47">کمرِنگ</text:span><text:span text:style-name="T2"> دُوکسے ننگ۔“</text:span></text:p>
      <text:p text:style-name="P7"><text:span text:style-name="T26"><text:s/></text:span><text:span text:style-name="T2">زیربا نہ درے سوفید کھوانگ سونگسے بہرام گول بادشاہ لہ </text:span><text:span text:style-name="T47">ترِس،</text:span><text:span text:style-name="T2"> ”اِنا لے اتی بُو کھیانگ لہ چِہ</text:span><text:span text:style-name="T96"> سونگس</text:span><text:span text:style-name="T2">؟“</text:span></text:p>
      <text:p text:style-name="P7"><text:soft-page-break/><text:span text:style-name="T26"><text:s text:c="3"/>”</text:span><text:span text:style-name="T2">لے اتا ن٘ا لہ تم خپیرا زیربی ردن مید ن٘ا شید۔“ زیربا نہ کھو سی دُنیائی حکیم ڈاکٹر گنگمہ کھیونگس، کھو لہ سمن بیا ۔ مِیر مَلّا ستونگ ستونگ کھیونگس۔ کھیونگما نہ کھو سی زیرس، ”لے اتا یری مِیر مَلّا ڈاکٹر کھیونگسے ن٘ا دو</text:span><text:span text:style-name="T47">د</text:span><text:span text:style-name="T2"> کھن مین۔ د</text:span><text:span text:style-name="T77">یو</text:span><text:span text:style-name="T2"> لہ عشقی ند زیربی اِن، ن٘ا ن٘ری لس چی یودپی اِن، یو سونگس نہ ن٘ا دودپی اِن۔ مید نہ ن٘ا شے اِن۔گوانہ یان٘ی سی ن٘ا شی مہ چُوکپا دود چُوکس نہ سہ یری لقپِنگ یودپی اِن۔ شی چُوکس نہ سہ یری لقپِنگ یودپی اِن۔ یری دے ڈاکٹر لہ ن٘ا دودپی مین۔“</text:span></text:p>
      <text:p text:style-name="P7"><text:span text:style-name="T25"><text:s/></text:span>زیربا نہ تا درے ترانگمو یودپی، ”کھیانگ شیو پژے ن٘ا بید۔“</text:p>
      <text:p text:style-name="P7"><text:span text:style-name="T26"><text:s/></text:span><text:span text:style-name="T2">زیربا نہ </text:span><text:span text:style-name="T47">”</text:span><text:span text:style-name="T2">ن٘ا یو بیاسے </text:span><text:span text:style-name="T47">زیربا کھیُودپا</text:span><text:span text:style-name="T2"> مید۔ اون٘ا ن٘ری اتا سی نے بور۔“</text:span></text:p>
      <text:p text:style-name="P5"><text:span text:style-name="T26"><text:s/></text:span><text:span text:style-name="T2">یلے کسل تا کُھوتی چھو سی </text:span><text:span text:style-name="T47">ناؤنگ</text:span><text:span text:style-name="T2"> کھو لہ سکلس۔ </text:span><text:span text:style-name="T47">لات نہ مناتی</text:span><text:span text:style-name="T2"> جخ چِک</text:span><text:span text:style-name="T47">،</text:span><text:span text:style-name="T2"> سُلیمان پیغمبری مارفو جِلی شوقبُوی جخ چِک زیرے کھو لہ نا تھو سکل لے کسل۔ سکلفی جُوکتُو تا کھو زیریدپا جُویا، ”یلے اتا گوانہ یانگ مِلی اتا سی دیژے خسیر نہ خمُول لہ غزِمے تنگسے میدسُوک۔ یان٘ی سی دے ژھربُو ژا لہ غزِمے تنگسے یودسُوک۔ یودپ</text:span><text:span text:style-name="T47">ا نہ</text:span><text:span text:style-name="T2"> ن٘ا دینگ نُو ہلتا سونگس۔ ہلت</text:span><text:span text:style-name="T47">ا</text:span><text:span text:style-name="T2"> گوا نہ دینگ نُو خنم ہلتری خاتُون چی کھئِک اونگس۔ اونگم</text:span><text:span text:style-name="T47">ا نہ</text:span><text:span text:style-name="T2"> ن٘ا دونگ لہ ہلتس۔ دوسے دے خاتُون پو ن</text:span><text:span text:style-name="T47">ہ</text:span><text:span text:style-name="T2"> بخستون سونگس </text:span><text:span text:style-name="T47">نہ</text:span><text:span text:style-name="T2"> ن٘ا </text:span><text:span text:style-name="T47">دودپی</text:span><text:span text:style-name="T2"> اِن، مید نہ ن٘ا شے اِن۔“</text:span></text:p>
      <text:p text:style-name="P5"><text:span text:style-name="T26"><text:s/></text:span><text:span text:style-name="T2">زیربا نہ تا کھو سی چِہ بیاس؟ <text:s/>تا نا بورے یودپو سی کھو لہ چنگ چارہ مہ سونگس۔ کھو لہ خا اونگسے اونگسے مے برے برے نہ کھو خنم نہ تُھوگیدپا جُویا۔ گِسکوری یودپی فونگ یود نہ ستقجی </text:span><text:span text:style-name="T47">یود نہ پٹ</text:span><text:span text:style-name="T2"> پٹ فُودے فن٘یدپا جُویا خا سی۔ تا نا بورے یودپا نہ <text:s/>کھو لہ نقصان تنگمی چارے مہ سونگس۔ کھو رین خسُوم سا لہ ببس۔ رین خسُوم خنم لہ سونگس۔دیکھہ نہ زیرس، ” تا چِہ بیک لے </text:span><text:soft-page-break/><text:span text:style-name="T2">آدمی طوطی کِھدانگ لیگسی نہ چنگمین یود۔ تا دوسے ن٘ی ژھیو فید سونگسید</text:span><text:span text:style-name="T47">،</text:span><text:span text:style-name="T2"> کھیانگ ہرکو نہ مو لہ دیژے گنگمہ فچوسے</text:span><text:span text:style-name="T47">۔</text:span><text:span text:style-name="T2"> کھیانگ سکیس پیکھہ نہ <text:s/>ن٘ی طِب طالع <text:s/></text:span><text:span text:style-name="T47">ہلتاکھن</text:span><text:span text:style-name="T2"> کُنی سی </text:span><text:span text:style-name="T47">زیرس، ”بہرام</text:span><text:span text:style-name="T2"> گول بادشی ذ</text:span><text:span text:style-name="T47">ریعے کھہ</text:span><text:span text:style-name="T2"> میدپا مِہ تھوب</text:span><text:span text:style-name="T47">“</text:span><text:span text:style-name="T2"> زیربا نہ لو ن٘یشُو نِ٘یس ن٘ا کِھری زگوتھیم پیکھہ دُوکس۔ تا <text:s/>دوسے ن٘ی سہ وعدے چِک یودپی اِن۔ یو بیکھہ تھون</text:span><text:span text:style-name="T47">ید نہ</text:span><text:span text:style-name="T2"> ن٘ا کھیانگ لہ بخستون </text:span><text:span text:style-name="T47">گ</text:span><text:span text:style-name="T2">وا چُوگید۔ مید نہ ن٘ا کھیانگ لہ بخستون </text:span><text:span text:style-name="T47">گ</text:span><text:span text:style-name="T2">وا چُوکپا مید“ زیریدپا جُویا۔</text:span></text:p>
      <text:p text:style-name="P7"><text:span text:style-name="T26"><text:s/></text:span><text:span text:style-name="T2">زیربا نہ کھو سی زیرس، ”یلے اتا یان٘ی ن٘ی بخستون پو کھوانگ </text:span><text:span text:style-name="T47">گ</text:span><text:span text:style-name="T2">وا چُوگی۔ یری وعدہ چِک سکیُور ن٘ا بگے</text:span><text:span text:style-name="T19"> </text:span><text:span text:style-name="T2">کھہ تھونید۔“ کھو سی ترِس، ”یری وعدو چِہ اِن؟“</text:span><text:span text:style-name="T19"> </text:span></text:p>
      <text:p text:style-name="P7"><text:span text:style-name="T26"><text:s/></text:span><text:span text:style-name="T2">زیربا نہ درے سی زیرس، ”ن٘ا لہ سہ ینگ اولاد میدپی اِن۔ ژھے جُوک پو لہ لزا ترُوک پو کھیانگ ن٘ی کَھری کھہ بادشاہت بیوس۔ لزا ترُوک پو کھیانگ </text:span><text:span text:style-name="T47">کِھری</text:span><text:span text:style-name="T2"> اتی یُولی کھہ بادشاہت <text:s/>بیوس ہے۔“</text:span></text:p>
      <text:p text:style-name="P7"><text:span text:style-name="T26"><text:s text:c="2"/></text:span><text:span text:style-name="T28">”</text:span><text:span text:style-name="T2">لیاخمو گِک</text:span><text:span text:style-name="T47">“</text:span><text:span text:style-name="T2"> زیرس۔</text:span></text:p>
      <text:p text:style-name="P5"><text:span text:style-name="T25"><text:s/></text:span>یلے کسل دیرے شُوکُورُوی جق کُن اونگما نہ <text:s/>کھو سی درے ہرمق لہ حکم بیاس۔ چُھو زُونے کھو ہرکقس، رِی زُونے <text:s/>ژوس، فُوربی بیہ سے کِنوق چُھوی ن٘یہ لہ تھونے من کھو دعوت بیدپا لے کسل۔ تا کھو شہر کُن لہ فچوکھہ بیا نہ جُو عُود عنبر تُوکھسے جُو لیگی زینت بیاس۔ دیرے شُوکُوری جق کُنِنگ نُو کھون٘ی بخستون یولانگ گویدپا جُویا۔</text:p>
      <text:p text:style-name="P5"><text:span text:style-name="T26"><text:s/></text:span><text:span text:style-name="T2">خیر دے درے سوفیدی کَھری کھہ سہ کھونگ عرصہ منگموے زین تُھون٘ین دُوکس۔ دُوکسے </text:span><text:span text:style-name="T47">نہ کھو</text:span><text:span text:style-name="T2"> جق چِک زیریدپا، ”یلے بوا تا ن٘ی سہ بوا زی چِہ سونگسید؟ </text:span><text:span text:style-name="T47">ن٘ی نن٘و چِہ سونگسید؟ <text:s/>بُو ژھرے </text:span><text:soft-page-break/><text:span text:style-name="T47">ژاژے سونگسید؟ <text:s text:c="2"/></text:span><text:span text:style-name="T2">تا ن٘ا لہ دُوکپا یَنما مید یان٘ی ن٘ا لہ رخصت چی بیا</text:span><text:span text:style-name="T47">س نہ</text:span><text:span text:style-name="T2"> ن٘ری بوا زی نہ بُو نہ تُھوکپا گوید۔“</text:span></text:p>
      <text:p text:style-name="P5"><text:span text:style-name="T26"><text:s/></text:span><text:span text:style-name="T2">زیربا نہ </text:span><text:span text:style-name="T47">”</text:span><text:span text:style-name="T2">لیاخمو گِک اتی بُو</text:span><text:span text:style-name="T47">“</text:span><text:span text:style-name="T2"> زیرس۔ دیرے کھو درے غلام زیربی درے چِک یودسُوک۔ کھو لہ اونگ زیرے کھیونگس۔ کھیونگسے ن</text:span><text:span text:style-name="T47">ہ</text:span><text:span text:style-name="T2"> کھو لہ زیرس، ”یلے درے ن٘ی بُو نہ <text:s/>نمو <text:s/>ن٘ا کِھری لقپِنگ بورے تنگمی اِن۔ گوانہ کھون٘ی ترانگمو ن٘تی لوقپار اِن۔ ن٘تی لوقپار پو کھون٘ی ترانگمو اِن۔ کھون٘ی چُھوئِنگ فونگ زیر</text:span><text:span text:style-name="T47">س <text:s/>نہ</text:span><text:span text:style-name="T2"> کھیانگ برق لہ تیانگمی اِن۔ کھون٘ی برق لہ تیونگ زیرس نہ کھیانگ چُھوئِنگ فنگمی اِن۔ گوانہ کھوان٘ی فوب زیرفی سےکھہ فبسے <text:s/>یقسے میدپا اونگ نہ ن٘ا کِھری ستروق لا تنگنُوک۔“ زیرے دے درے سنا لہ تھم، رِل بِل چی خچُوس، خچُوسے نہ آسمان پری ن</text:span><text:span text:style-name="T47">ہ</text:span><text:span text:style-name="T2"> بہرام گول بادشاہ دے درے خشُول پیکھہ رونس۔ رونما نہ تا کھو خنم لہ <text:s/>فُوریدپا جُویا۔</text:span></text:p>
      <text:p text:style-name="P5"><text:span text:style-name="T26"><text:s/></text:span><text:span text:style-name="T2">فُورے سونگسے یُول نہ ن٘یمور تھونچا تھونچا گوین چی کھو سی درے لہ حکم بیاس، ”یلے درے غلام کھیانگ ن٘یا دیکھہ فوب۔“ چا زیرنہ کھو لہ </text:span><text:span text:style-name="T47">سنِنگ</text:span><text:span text:style-name="T2"> پِنگ خسمس، ”ن٘ی دِی خاتُون پو لیگی رگشے یود۔ مسنِنگ صُورتِنگ لیگی کمال یود۔ نمزو تُوس پو ژامژے سونگسید۔ بوا زی یودا میدا؟ بادشاہت پو سُو سی زین یود؟ حکومت پو سُو سی بین یود؟ <text:s/>ن٘ا مو کِھدے مِہ گو۔ مہ سترِد شِک ینگ چِگی سی مو کوقسے کھیرس نہ ن٘ا چِہ بیک؟“ <text:s text:c="2"/>چھوغو </text:span><text:span text:style-name="T47">رزاڈُونگ</text:span><text:span text:style-name="T2"> چِگی کھہ کھو فبس۔ دیکھہ نہ کھو سی زیرس، ”یلے درے اون٘ا کھیانگ سونگ۔ سونگسے اتا لہ ن٘یا سی سلام بیانگ زیر۔“</text:span></text:p>
      <text:p text:style-name="P5"><text:soft-page-break/><text:span text:style-name="T26"><text:s/></text:span><text:span text:style-name="T2">زیربا نہ درے سی زیرس، ”ن٘ا یو بیاسے گوا کھیُودپا مید، یری اتا لیگسی جِگجِگ چی یود۔ بیر لہ ن٘ی بُو برق چی لہ تیانگسا، </text:span><text:span text:style-name="T47">چُھوئِنگ</text:span><text:span text:style-name="T2"> فنگسا گار فنگس زیرس نہ ن٘ا چِہ زیربا؟ <text:s/>یری لقپی کھہ چی ربسے مِنے میدپا ن٘ا سہ گوا کھیُودپا مید۔“</text:span></text:p>
      <text:p text:style-name="P5"><text:span text:style-name="T26"><text:s/></text:span><text:span text:style-name="T2">زیربا نہ کھو دیکھہ خط چی فُلو خسُوم ربِس۔ گوانہ درے غلامی سی ن٘ا صحیح سلامت نہ تھون چُوکسید زیرس۔ اتا لہ سلام چی ربِس، ربِسے نہ درے لہ مِنس۔ درے سی جُوی بیاس، بیاسے نہ کھو فُورے سونگس۔ کھونگ دیکھہ دُوکسے نمزو بُول تِھک لہ کھونگ کَھر نہ ن٘یمور اون٘یدپا جُویا۔ کَھر نہ ن٘یمور یُولی تھن٘ی کھہ تھونس۔ تا کھو سی موے سپلبی کھہ پردہ تن٘یدپا جُویا۔ دیرے کھو لہ خسمس۔ دیکھہ اپی چِک نہ اپو چِک یودپی اِن، کھون٘ی ننگ نُو سونگسے ن٘ا تِھکھ چی چدُوک۔ حال چال چِہ یود؟ حکومت پو سُوی </text:span><text:span text:style-name="T47">لقپِنگ</text:span><text:span text:style-name="T2"> یود؟ زیرے نہ کھو اپی ن</text:span><text:span text:style-name="T47">ہ</text:span><text:span text:style-name="T2"> اپوے ننگ نُو سونگس۔ دے اپی ن</text:span><text:span text:style-name="T47">ہ</text:span><text:span text:style-name="T2"> اپو سی تھب پیکھہ کوٹی زانگ چی کلے بُولُونگ بُولُونگ بین یودسُوک۔</text:span></text:p>
      <text:p text:style-name="P8"><text:span text:style-name="T26"><text:s/></text:span><text:span text:style-name="T28">”</text:span><text:span text:style-name="T47">السّلام</text:span><text:span text:style-name="T2"> علیکم لے اتا نہ ان٘و۔</text:span><text:span text:style-name="T47">“</text:span></text:p>
      <text:p text:style-name="P7"><text:span text:style-name="T26"><text:s/></text:span><text:span text:style-name="T2">زیربا نہ اپی ن</text:span><text:span text:style-name="T47">ہ</text:span><text:span text:style-name="T2"> اپو سی</text:span><text:span text:style-name="T6">،</text:span><text:span text:style-name="T2"> </text:span><text:span text:style-name="T47">”</text:span><text:span text:style-name="T2">وعلیکم </text:span><text:span text:style-name="T47">السّلام</text:span><text:span text:style-name="T2"> لے بُوژ ھا یانگ زازوے شخص۔</text:span><text:span text:style-name="T47">“</text:span></text:p>
      <text:p text:style-name="P7"><text:span text:style-name="T26"><text:s/></text:span><text:span text:style-name="T2">زیربا نہ </text:span><text:span text:style-name="T47">”</text:span><text:span text:style-name="T2">یری شزدے ن٘ا برانگسہ ژالے اونگفی اِن۔</text:span><text:span text:style-name="T47">“</text:span></text:p>
      <text:p text:style-name="P8"><text:span text:style-name="T26"><text:s/></text:span><text:span text:style-name="T2">زیربا نہ </text:span><text:span text:style-name="T47">”</text:span><text:span text:style-name="T2">یود یود برانگسہ میدپا چِہ یو۔ ن٘دانگ گنگمہ جق خسُومی برانگسہ </text:span><text:span text:style-name="T47">پا</text:span><text:span text:style-name="T2"> لہ ۔ یانگ شوخ </text:span><text:span text:style-name="T47">شوخ۔ یانگ گار نہ اِن</text:span><text:span text:style-name="T57">؟</text:span><text:span text:style-name="T47">“</text:span></text:p>
      <text:p text:style-name="P7"><text:soft-page-break/><text:span text:style-name="T28">”</text:span><text:span text:style-name="T2">ن٘ا فلان یُونانی ژھونگپے اِن لے اتا نہ ان٘و۔“ دو زیربا چِک <text:s/>دے اپی ن</text:span><text:span text:style-name="T47">ہ</text:span><text:span text:style-name="T2"> اپو فریاد بیاس نُ٘وس۔ ن٘وا نہ <text:s/>کھو سی زیرس ”یدانگ ن٘وین چ</text:span><text:span text:style-name="T47">ی</text:span><text:span text:style-name="T2"> ن٘ا یتی ننگ نُو برانگسہ دُوکسے چِہ ب</text:span><text:span text:style-name="T47">ید؟ </text:span><text:span text:style-name="T2"><text:s/>ینگ چِگی ننگ نُو برانگسہ دُوک نہ</text:span><text:span text:style-name="T96"> چھوقفی</text:span><text:span text:style-name="T2"> ینگ۔“</text:span></text:p>
      <text:p text:style-name="P7"><text:span text:style-name="T26"><text:s/></text:span><text:span text:style-name="T2">دو زیربا نہ اپو سی زیرس، </text:span><text:span text:style-name="T47">”</text:span><text:span text:style-name="T2">لے مِلی اتا یانگ دُوکفو فری مین۔ ن٘یا ن٘تی تمی تم ژِھر چی یودپی اِن۔ دو اِتُو اونگسے ن٘یا نُ٘وسفی اِن۔</text:span><text:span text:style-name="T47">“</text:span></text:p>
      <text:p text:style-name="Text_20_body"><text:span text:style-name="T26"><text:s/></text:span><text:span text:style-name="T2">زیربا نہ کھو لہ خسمس، ”یلے تا دی اپی ن</text:span><text:span text:style-name="T47">ہ</text:span><text:span text:style-name="T2"> اپوے شِدیا نہ <text:s/>ن٘دانگ لہ تم ژِھر چی </text:span><text:span text:style-name="T47">تھوبید</text:span><text:span text:style-name="T2">۔</text:span><text:span text:style-name="T47">“</text:span><text:span text:style-name="T2"> زیرے نہ کھو سی زیرس، ”اون٘ا ن٘ا لہ تھیوق کھنگ لہ کمرے چِک یود نہ یو خالی بیوس، ن٘ا نہ ن٘یمبو ن٘ی خاتُون پو سہ یودپی اِن۔“ اپی ن</text:span><text:span text:style-name="T47">ہ</text:span><text:span text:style-name="T2"> اپو سی لیاخمو گِک زیرے دے کمرو لہ فیاخمہ تنگس، چُھو بُوی تبس، کُھوری ننگ نُو چھدپو قالین بالین چی یودپا دو تِھنگس۔ کھو دے خاتُون پو کھیونگما سونگس۔ دیرے کھو دے خاتُون پو کھیونگسے نہ دے کمرِنگ تنگس۔ تنگسے نہ خاتُون پو لہ زیرس، ”یانگ یینگ دُوک، ن٘ا دِی اپی ن</text:span><text:span text:style-name="T47">ہ</text:span><text:span text:style-name="T2"> اپوینگ نہ <text:s/>خپیرے تھوبیدا ہلتا</text:span><text:span text:style-name="T96"> </text:span><text:span text:style-name="T94">گ</text:span><text:span text:style-name="T96">وید</text:span><text:span text:style-name="T2">۔“ زیرے اپی نہ اپوے شِدیا سونگسے نہ زیرس، ”گوانہ دخسن سہ یدانگ لہ خا اون٘ید نہ ن٘ا ینگ ننگ چِگِنگ گوید۔ دئی یدانگ تھدفی مطلب پو چِہ اِنپا؟</text:span><text:span text:style-name="T96"> </text:span><text:span text:style-name="T94">نُ٘وسفی</text:span><text:span text:style-name="T96"> </text:span><text:span text:style-name="T2">مطلب پو چِہ اِنپا؟ دو ن٘ا لہ زیر۔“</text:span></text:p>
      <text:p text:style-name="P5"><text:span text:style-name="T25"><text:s/></text:span>زیربا نہ دے اپو لیگی لیاخموے یودسُوک، کھو سی اپی لہ زیرس، ”سونگ لے اپی کھیانگ دِی ہندوق پیکھہ دُوک، دُوکسے نہ سُو سی سنا بیان٘ا سنَن٘ا یوق۔ ن٘ا دی ژھونگپو نہ خپیرا تن٘ید“ زیرے نہ اپی ہندوق تنگس۔ </text:p>
      <text:p text:style-name="P7"><text:soft-page-break/><text:span text:style-name="T26"><text:s/></text:span><text:span text:style-name="T2">کھو سی کھو لہ خپیرا تنگس، ”یلے یُونانی ژھونگپ</text:span><text:span text:style-name="T47">ا</text:span><text:span text:style-name="T2"> ن٘ئی بادشاہ لہ بہرام گول بادشاہ زیرین بُوی یودپا۔ دے بُوی شکل وشمائل پو نہ یرینگ چنگ برفیس میدسُوک۔ ن٘یا لہ چوق یانگ تھونگما نہ ن٘ئی بادشاہ اِنا زیرے تھدس۔ دیکھہ نہ یانگ یُونانی ژھونگپ</text:span><text:span text:style-name="T47">ا</text:span><text:span text:style-name="T2"> اِن زیربا نہ کھوے </text:span><text:span text:style-name="T47">اِتُو</text:span><text:span text:style-name="T2"> اونگسے ن٘یا نُ٘وسفی اِن۔ ینگ ن٘ئی مقصد چی میدپی اِن۔“</text:span></text:p>
      <text:p text:style-name="P7"><text:span text:style-name="T26"><text:s text:c="2"/></text:span><text:span text:style-name="T28">”</text:span><text:span text:style-name="T2">اِنا جُو کھوے واقعو چِہ سونگفی اِن؟ یان٘ی دو ن٘ا لہ زیر</text:span><text:span text:style-name="T47">۔“</text:span></text:p>
      <text:p text:style-name="P7"><text:span text:style-name="T26"><text:s/></text:span><text:span text:style-name="T2">زیربا نہ اپو سی زیرس</text:span><text:span text:style-name="T47">،</text:span><text:span text:style-name="T2"> ”کھو جق چِک ملسے لہ لِنگ چی لہ گوین یودپی اِنسُوک، گوین یودپی وخ لہ کھو خنمی کھیرسا سا کھیرسا دخسن سہ ن٘یا لہ ہرتخفا مید۔“</text:span></text:p>
      <text:p text:style-name="P7"><text:span text:style-name="T26"><text:s text:c="2"/></text:span><text:span text:style-name="T28">”</text:span><text:span text:style-name="T2">اون٘ا دوسے بادشو سُو یود؟ <text:s/>کھوانگ لہ بُوی بُوی یودپا میدپا؟ نن٘ے بن٘ے یودپا میدپا گوپا؟</text:span><text:span text:style-name="T47">“</text:span></text:p>
      <text:p text:style-name="P7"><text:span text:style-name="T28"><text:s/></text:span><text:span text:style-name="T26"><text:s/>”</text:span><text:span text:style-name="T2">کھوے بوا زی رگلے مید۔ کھوے نن٘و نہ بُو یودپا۔ نن٘و لہ کھوے دے ملعون وزیر پو دوسے باشاہ سونگسید، <text:s/>کھو سی کھوانگ لہ دُوک زیرس، زیربا نہ دے <text:s/>نمو سی زیرس، ن٘ا کھیانگ لہ دے وخ لہ دُوکتُوک، بہرام گول </text:span><text:span text:style-name="T96">بادشاہ شِسفی</text:span><text:span text:style-name="T2"> خبر چی سونگس نہ دُوکتُوک۔ مید نہ ن٘ا کھیانگ لہ دُوکپا مید۔ زیربا چِک دے شارگونگ فیُونگسے تنگسے دوسے رینٹھغی رینٹھق لہ ژَلے زین یود۔“ </text:span></text:p>
      <text:p text:style-name="P7"><text:span text:style-name="T2">کھو لہ خسمس، </text:span><text:span text:style-name="T47">”</text:span><text:span text:style-name="T2">ن٘انگ مہ سونگفو لیاخمو بیاسفی اِنسُوک۔ مید نہ ن٘انگ لہ سہ یو بے اِنسُوک۔</text:span><text:span text:style-name="T47">“ <text:s/></text:span><text:span text:style-name="T2"><text:s/>کھو سی زیرس، </text:span><text:span text:style-name="T47">”</text:span><text:span text:style-name="T2">اِنا کھون٘ی ژَلے زین یودا؟</text:span><text:span text:style-name="T47">“</text:span></text:p>
      <text:p text:style-name="P7"><text:span text:style-name="T26"><text:s/></text:span><text:span text:style-name="T28">”</text:span><text:span text:style-name="T2">اون٘ا کھون٘ی </text:span><text:span text:style-name="T47">ژَلے</text:span><text:span text:style-name="T2"> زین یود۔</text:span><text:span text:style-name="T47">“</text:span></text:p>
      <text:p text:style-name="P7"><text:soft-page-break/><text:span text:style-name="T26"><text:s/></text:span><text:span text:style-name="T28">”</text:span><text:span text:style-name="T2">اون٘ا گوپی بادشو چِنے یودپا؟ دوسے بادشو چِنے یود؟</text:span><text:span text:style-name="T47">“</text:span></text:p>
      <text:p text:style-name="P7"><text:span text:style-name="T26"><text:s/></text:span><text:span text:style-name="T2">زیربا نہ اپو سی زیرس، ”اللّٰہ! گوپی بادشو دینے یودپی اِنپا۔ عوام لہ ہلتوخفے سونگس نہ، <text:s/>خپِت چی سونگس نہ کھو سی خزانہ فیُونگمی اِنپا، کرالبی اِنپا۔ شخ عدالت کُن گوے کرَخمہ لہ فید بیاسے بے اِنپا۔ دینے رحم چن چی یودپی اِنپا۔ دوسے دے منحُوس پو سی دو بیا مید۔ کھو سی قسط سکلے سکلے نہ حتّٰی کہ سکیا یودپی بُوسترِنگ تک لہ کھو سی قسط سکلید۔ ینگ یان٘ی سی ہرمنگ تنگسے چِہ ب</text:span><text:span text:style-name="T47">ید</text:span><text:span text:style-name="T2">؟ سُو لہ بُو <text:s/>بون٘و سکیس نہ ردب نہ یق نہ کُھوری رَن، سُو <text:s/>تنگ نہ یق نہ کُھوری رَن۔ دینے چنگمین ظُلم چن بادشے یود۔“</text:span></text:p>
      <text:p text:style-name="P7"><text:span text:style-name="T26"><text:s/></text:span><text:span text:style-name="T2">دیرے کھونگ زان بان چی بیاس</text:span><text:span text:style-name="T47">،</text:span><text:span text:style-name="T2"> یو زوس۔ زوسے نہ کُھوری کمرِنگ سونگسے آسمان پری نہ کھو کڑا تنگس۔ کھو سی زیرس، ”یلے خاتُون </text:span><text:span text:style-name="T47">گ</text:span><text:span text:style-name="T2">وا دود <text:s/></text:span><text:span text:style-name="T47">میدننگ</text:span><text:span text:style-name="T2">۔ می بی نہ تُھوکسے ن٘دانگ سہ ہرمق بق چی فچوسے میدپا۔ ن٘ا پناہ گزین نہ <text:s/>مین۔ گوانہ لسی بزو <text:s/>دینے سونگسے ننگ زیرے نہ کھونگ نِ٘ی</text:span><text:span text:style-name="T6">د</text:span><text:span text:style-name="T2"> اونگس۔ گیوخسپی کھہ کھو سی زیرس، ”یلے خاتُون کِھری شزدے کھیانگ دی اپوے کمرِنگ نہ گاری مہ بیُونگ۔ ن٘ا ن٘دانگ لہ سپقچس بقچس چی لہ گو نگموے سترقپے تھوبان٘ا ہلتا <text:s/>گوید۔ کھیانگ گاری مہ بیُونگ۔“</text:span></text:p>
      <text:p text:style-name="P7"><text:span text:style-name="T26"><text:s text:c="2"/></text:span><text:span text:style-name="T28">”</text:span><text:span text:style-name="T2">لیاخمو گِک</text:span><text:span text:style-name="T47">“</text:span><text:span text:style-name="T2"> زیرس۔ آسمان پری دُوکس، کھو چھرے کُھورس، کُھورے نہ سونگسے سونگسے ٹوق پیکھہ تھونما چِک فُورگون چی خسُوم یودسُوک۔ یو لہ تیان٘ے من نہ گین پیکھہ سترقپے چِگی کٹ کٹ بیاس۔ دیکھہ نہ جُو کھو لہ خسمس، </text:span><text:span text:style-name="T47">”</text:span><text:span text:style-name="T2">دِی فُورگون پو لہ تیانگسے ژامژے گِک۔ دِی گو نگمی کھہ سترقپہ ننگ۔ یو لہ تیانگس نہ سپقچس چی گِک۔</text:span><text:span text:style-name="T47">“</text:span><text:span text:style-name="T2"> دو خسمسے کھو دے سترقپی گیب لہ </text:span><text:soft-page-break/><text:span text:style-name="T2">فوقس۔ دونگ لہ تیانگ چارے تیانگ چارے بین کھیرفو ن٘ل ژھوس چی خسُوم بجی ژے گینُو سونگس۔ گوانہ دیکھہ کھو لہ گو نگمو بقچی تھونگس۔ کھو لہ خسمس، ”گوانہ دِی سترقپو لہ تیانگسے چِہ بید۔ دِی گو نگمو لہ تیانگس نہ جق چی نِ٘یس خسُومی سپقچس چی بیُونگنُوک۔</text:span><text:span text:style-name="T47">“ </text:span><text:span text:style-name="T2"><text:s/>تا دے گو نگمون٘ی گیب لہ فوقس۔ دونگ لہ ہیُوٹ بُوٹ بین کھیرے کھو تا ری لہ فیُونگس۔ کھیرے کھیرے کھو تا راؤنگ <text:s/></text:span><text:span text:style-name="T71">ریُو</text:span><text:span text:style-name="T2">نگ نہ تُھوکس۔ تُھوکپا نہ <text:s/>کھو لہ خسمس، </text:span><text:span text:style-name="T47">”</text:span><text:span text:style-name="T2">اون٘ا ن٘انگ دیکھہ دلمو چِک لہ تیانگنُوک</text:span><text:span text:style-name="T47">“</text:span><text:span text:style-name="T2"> زیرے کھو دون٘ی گیب لہ فوقس۔ دون٘ی سی کھو یوپا سہ گینُو کھیرس۔ تا کھو لہ چھوغو ریدخ کُن تھونگس۔ تھونگما نہ </text:span><text:span text:style-name="T47">”</text:span><text:span text:style-name="T2">یا ن٘ا یینگ نہ چھوغو اپو چِک لہ تیانگنُوک</text:span><text:span text:style-name="T47">“ </text:span><text:span text:style-name="T2">زیرے کھو دیکھہ لِنگ بیاس۔</text:span></text:p>
      <text:p text:style-name="P5"><text:span text:style-name="T25"><text:s/></text:span>تا تُھورُو <text:s/>یُولِنگ چِہ گوین یود زیربا چِک۔ دینگ نُو فڑا فرُو خسُو می سی نور بانگ ژھوا کھیونگسیدپا۔ کھونگ مے ریس سہ تنگسے یودپا۔ فڑا فرُو چِک پو سی اے لہ زیرس، ”لے کھیانگ مے کُھورے اونگسیدا مید؟“</text:p>
      <text:p text:style-name="P5"><text:span text:style-name="T25"><text:s/></text:span>زیربا نہ اے فڑا فرُو سی زیرس، ”لے کِھدانگ دیکھہ شِنگ بِنگ چی زدومی، زدم نہ ن٘ا دے اپی نہ اپوے شِدیا <text:s/>سونگسے مے کُھورے او نگمی ینگ“</text:p>
      <text:p text:style-name="P5"><text:span text:style-name="T26"><text:s/>”</text:span><text:span text:style-name="T2">لیاخمو گِک“ زیرس۔ کھو اپی نہ اپوے ننگ نُو اونگسے بربن پیکھہ نہ ہلتا نہ کمرو سنگ سونگسے یودسُوک۔ کھو کمرِنگ ہلتس۔ ہلتا نہ دینگ نُو خاتُون چِک یودسُوک۔ کھو دے خاتُون پو تھونگما نہ ٹوانگ </text:span><text:span text:style-name="T7">فَ</text:span><text:span text:style-name="T2">ٹ سونگس، تروسے فوقس، شنگ لہ اونگس۔ دیکھہ نہ کھو اونگسے اے فرُونگ لہ زیرس، </text:span><text:span text:style-name="T47">”</text:span><text:span text:style-name="T2">لے دی اپی نہ اپو لہ بون٘وے ننگ۔ ن٘تی بادشائی خاتُون پو موے بِزبا لہ مِہ یق۔ ن٘ا انعام زا لہ بادشاہ لہ خبر کھیربی اِن۔</text:span><text:span text:style-name="T47">“</text:span></text:p>
      <text:p text:style-name="P5"><text:soft-page-break/><text:span text:style-name="T26"><text:s/></text:span><text:span text:style-name="T2">تا کھونگ سُو سی ن٘ا لہ تھونگفی اِن، سُو سی ن٘ا لہ تھونگفی اِن زیرس۔ یلے کسل </text:span><text:span text:style-name="T47">ایونگ</text:span><text:span text:style-name="T2"> زگو کھورے <text:s/>گوے من نہ فڑا فرُو چِک پو سی سکت تنگسے زیرس، ”لے بادشاہ سلامت دیکھہ اپی نہ اپو لہ بون٘وے ننگ۔ یان٘ی ن٘ا لہ انعام مِنی۔ گوانہ رگیاسترِد لہ میدپے ننگ۔ یری خاتُون پو دون موے بِزبا لہ مِہ یق“ زیرس۔</text:span></text:p>
      <text:p text:style-name="P5"><text:span text:style-name="T26"><text:s/></text:span><text:span text:style-name="T2">بادشاہ لہ دے خبر پو کوس۔ کوسے نہ تا کھون٘ی تُرُونگ فُوس۔ فُوا نہ ہرمق دیکھہ حاضر گویدپا جُویا۔ اپی نہ اپوے ننگ پو لہ کھو ستونگ چوبگیاد فوج سکورس تا۔ دے فڑا فرُوی ہلتا جوخ پوے کھہ مو سہ چھونچی مہ رِکھفا دُوکس۔ دیرے مو سہ دُور بین فیُونگس، فیُونگسے نہ ہلتس۔ ہلتا نہ مو لہ ینگ چنگ مہ تھونگس۔ تھلدُومی کِیری گو نقپو ہرمق چی تھونگس۔ مو لہ خسمس، </text:span><text:span text:style-name="T47">”</text:span><text:span text:style-name="T2">یلے دِ</text:span><text:span text:style-name="T78">یُو</text:span><text:span text:style-name="T2"> چنگ چنگ سونگس۔ تا بہرام گول بادشاہ نہ ن٘ا بر بید۔ دِکھہ <text:s/>کھون٘ی ن٘ا لہ دُوک چُوکپا مید۔</text:span><text:span text:style-name="T47">“</text:span><text:span text:style-name="T2"> زیرے مو شوخمو بیاسے خط بط چی ربِس۔ دے اپی نہ اپو لہ مو دے خط کُن مِنس، ”یلے اپو نہ اپی کِھتی شزدے کِھدانگ بخشِس بیوس۔ ن٘ئی دے ژھونگپا او نگس نہ دِی خط پو مِن ہے</text:span><text:span text:style-name="T47">“</text:span><text:span text:style-name="T2"> زیرس۔ زیرے نہ مو دے سُوٹ کیس پِنگ نُو فُورگونی خسوب چی یودسُوک، دو فیُونگس۔</text:span></text:p>
      <text:p text:style-name="P7"><text:span text:style-name="T25"><text:s/></text:span>دے من نہ اپو نہ اپی پیشی سونگس۔ گوا چک اپو نہ اپی سی زیرس، ”لے کسل نہ ن٘یا لہ بُوی مید، نہ ن٘یا لہ بون٘وے مید۔ یُونانی ژھونگپے اِن زیرین دینے ژھونگپے اونگس۔ کھو ن٘ئی <text:s/>ننگ نُو دُوکسید۔ دوسے کھوے <text:s/>نمو <text:s text:c="2"/>ن٘ئی ننگ نُو یود، کھوانگ مید۔ کھوانگ رگوس نہ ن٘تی دی بروق پِنگ لِنگ لہ سونگسید۔“</text:p>
      <text:p text:style-name="P7"><text:soft-page-break/><text:span text:style-name="T28">”</text:span><text:span text:style-name="T2">حرامزادہ کھیانگ ن٘یا لہ خبر چا مہ کھیونگس</text:span><text:span text:style-name="T47">“</text:span><text:span text:style-name="T2"> زیرے کھو لہ ہلٹنُو <text:s/>بقچی تیانگس جُویا۔ دیرے دے اپو دیکھہ شنگمید سونگس۔</text:span></text:p>
      <text:p text:style-name="P5"><text:span text:style-name="T26"><text:s/></text:span><text:span text:style-name="T2">دیرے دے اپو لہ دے حساب پو بیا نہ مو لہ خسمس، ”اون٘ا ن٘انگ لہ چِہ مِہ بیا؟“ دو <text:s/>خسمسے نہ فوُرگونی خسو</text:span><text:span text:style-name="T7">ب</text:span><text:span text:style-name="T2"> پِنگ جُوکس۔ جُوکسے نہ پرِستانِنگ نُو گویدپا جُویا۔</text:span></text:p>
      <text:p text:style-name="P5"><text:span text:style-name="T2">دیرے بادشاہ سی اپو زگقپ</text:span><text:span text:style-name="T47">ا</text:span><text:span text:style-name="T2"> لہ <text:s/>حکم بیاس۔ تا دے بروق پِنگ گوا لہ لم مِک خسُوم یودپی اِنپا۔ ینگ لم میدپی اِنپا۔ کھو سی سکلس، </text:span><text:span text:style-name="T47">” </text:span><text:span text:style-name="T2">کھو <text:s/>تھوب نہ زندہ کھیونگ۔ مید نہ کھو مُردہ کھوانگ کھیونگ۔ کھو زُونے کھیونگ</text:span><text:span text:style-name="T47">،</text:span><text:span text:style-name="T2"> کھیونگس نہ یودپی سا نہ دے خاتُون پو کھیونگنُوک۔</text:span><text:span text:style-name="T47">“</text:span><text:span text:style-name="T2"> </text:span></text:p>
      <text:p text:style-name="P5"><text:span text:style-name="T2">دیرے کھونگ بادشائی حکمی کھہ دے بروق پِنگ کھو ژَلے سونگس۔ گوا نہ دے ژھو</text:span><text:span text:style-name="T47">پا</text:span><text:span text:style-name="T2"> چِک نہ کھو تُھوکس۔ دینگ نُو چھوغو چھوغو وزیر کُن نہ چھوغو </text:span><text:span text:style-name="T47">جرنیل</text:span><text:span text:style-name="T2"> کُن یودپی اِنپا۔ کھونگ چِک چِک پو کُھوش کُھوش بیاس، ”لے دِیُو بہرام گول اِنمنگ گار نہ ژھونگپے اِن۔“ <text:s/></text:span></text:p>
      <text:p text:style-name="P5"><text:span text:style-name="T2">اے سی اے لہ </text:span><text:span text:style-name="T80">اِنمنگ</text:span><text:span text:style-name="T2"> زیرس۔ اے سی اے لہ اِنمنگ زیرس۔ ہر مغی سی کھو </text:span><text:span text:style-name="T94">زُ</text:span><text:span text:style-name="T96">ونس</text:span><text:span text:style-name="T2">، صلوات دُرود تنگس، مِک سمِنمونگ لہ کلس۔ یلے کسل تا دے ستونگ ترُوک ہرمق پو سی کھو لق تِھل لہ یقسے یُول لہ کھیون٘یدپا <text:s/>جُویا۔</text:span></text:p>
      <text:p text:style-name="P5"><text:span text:style-name="T26"><text:s/></text:span><text:span text:style-name="T2">دیرے اے ژھوپونگ لہ سہ ہرتخپا سونگس، ” لے لے دے ژھونگپو <text:s/>ن٘تی اے ژھوپو لہ <text:s/></text:span><text:span text:style-name="T47">تھوبسید ننگ۔</text:span><text:span text:style-name="T2"> تا دے اِنعام پو کھونگ لہ </text:span><text:span text:style-name="T47">تھوبید</text:span><text:span text:style-name="T2"> </text:span><text:span text:style-name="T47">“</text:span><text:span text:style-name="T2"> زیرے کھونگ سہ ن٘یمور اونگس۔ کھون٘ی دے ژھوپوینگ نُو سہ وزیر کُن یودسُوک۔ <text:s text:c="2"/>دون٘ی سہ زیرس</text:span><text:span text:style-name="T47">،</text:span><text:span text:style-name="T2"> </text:span><text:span text:style-name="T47">”</text:span><text:span text:style-name="T2">لے </text:span><text:span text:style-name="T47">دیُو</text:span><text:span text:style-name="T2"> بہرام گول بادشاہ اِنمنگ۔ ژھونگپے گار نہ اِن۔</text:span><text:span text:style-name="T47">“ </text:span><text:span text:style-name="T2"><text:s/>کھون٘ی سہ دُرود صلوات تیانگس۔ تا دے ستونگ </text:span><text:span text:style-name="T47">چوبگیاد</text:span><text:span text:style-name="T2"> <text:s/>ہرمق </text:span><text:soft-page-break/><text:span text:style-name="T2">پو سی کھو فَب</text:span><text:span text:style-name="T47">یدپا</text:span><text:span text:style-name="T2"> جُویا۔ دے ستونگ چوبگیاد پو تُھوکپا نہ بروق نہ یُول پو لق تُھود گویدسُوک۔ کھو لق تِھل لہ کلے فَبیدپا جُویا۔</text:span></text:p>
      <text:p text:style-name="P5"><text:span text:style-name="T26"><text:s/></text:span><text:span text:style-name="T2">وزیر تا ہنڈانگ سونگس۔ کھرِنگ تا چِہ گوید۔ </text:span><text:span text:style-name="T47">جرنیل</text:span><text:span text:style-name="T2"> ، وزیر نہ ہرمق ہرمُو کھو نہ <text:s/>ن٘یمبو سونگس۔ تا چنگ چارہ مید۔</text:span></text:p>
      <text:p text:style-name="P5"><text:span text:style-name="T26"><text:s/></text:span><text:span text:style-name="T2">بہرام گول بادشاہ سی زیرس، ”دخسن <text:s/>ن٘ا کھرِنگ مہ کھیر۔ چا زیرنہ کھرِنگ کھو دُوکسے یود</text:span><text:span text:style-name="T47">“</text:span><text:span text:style-name="T2"> زیرس جُو تا کھو دے چھاؤنی کُونہ چِک لہ کھٹ چِک تنگسے دُوکس۔</text:span></text:p>
      <text:p text:style-name="P5"><text:span text:style-name="T26"><text:s/></text:span><text:span text:style-name="T2">تا کھوے <text:s/>نمو نہ بُو لہ خبر کھیربا اے نچُونگمونگ سونگس۔ دے ان٘و نہ بُو سن٘یا لہ کیالبُو تنگسے رینٹھغی رینٹھق کھورین یودسُوک۔ یینگ نہ چِگی زیرس، ”لے خاتُون دِرِنگ بہرام گول بادشاہ تھونسید۔ کھیانگ دِی ژَلبا بلبا ژھود، کھیانگ دونگ“</text:span></text:p>
      <text:p text:style-name="P5"><text:span text:style-name="T26"><text:s/></text:span><text:span text:style-name="T2">زیربا چِک مو شارگو بہرام گولی اِتُو اونگسے ٹیُو بیاسے چِک نُ٘وس۔ نُ٘وسے نہ زیرس ”لے اشے نون٘ونگ ژَل چُوک۔ ژَل کھن لہ ژَل سہ چُوکپا مید۔ تا کھو شِسے رو رُوسپے سہ مِہ دُوک۔ </text:span><text:span text:style-name="T47">بگیادپہ</text:span><text:span text:style-name="T2"> بیا لہ سہ تھو یود۔“ دیکھہ نہ ٹیُو چِک بیاسے نُ٘وس۔ ن٘وا نہ مو <text:s/>تروسے فوقس۔ بہرحال کھون٘ی سی چھوغو رزِنگ چِگِنگ فنگس۔ صابن تنگسے مو ہرکیالس۔ عطر بطر سکُوس جُو۔ کھونگ گونچس بونچس کُھورے سونگسیدپا، دونگ سکونس۔ کھونگ ان٘و بُو </text:span><text:span text:style-name="T47">نِ٘یسکا ینگ</text:span><text:span text:style-name="T2"> بادشائی ن</text:span><text:span text:style-name="T47">مہ</text:span><text:span text:style-name="T2"> نہ بُو فچوسے بادشائی دُونُو کھیون٘یدپا جُویا۔</text:span></text:p>
      <text:p text:style-name="P7"><text:span text:style-name="T25"><text:s/></text:span>دے من نہ بہرام گولی سی گوپی دے درے رال فلُو خسُوم کُھورے یودپی اِنپا دو سترقس۔ سترقپا نہ درے گنگمہ اونگسے <text:s/>خنم زگقس۔ </text:p>
      <text:p text:style-name="P7"><text:soft-page-break/>ایون٘ی سی ترِس، ”لے بادشاہ سلامت دیُو چِہ سونگس؟“</text:p>
      <text:p text:style-name="P7"><text:span text:style-name="T25"><text:s/></text:span>زیربا <text:s/>نہ ”وزیری مَوتی سامان پو یو اِن۔“ </text:p>
      <text:p text:style-name="P7"><text:span text:style-name="T26"><text:s/></text:span><text:span text:style-name="T2">کھون٘ی سی ”ن٘یا </text:span><text:span text:style-name="T47">جِکھسید“</text:span><text:span text:style-name="T2"> زیربا نہ کھو سی ایونگ لزوقس۔ درے چِک ژا لہ دُوک زیرے حکم بیاس۔ دیکھہ نہ دو لہ حکم بیاس، ” <text:s/>کِھتی کھاخلنگ ن٘یا لہ خنودپی اِن۔ کھیانگ گو تُھورُو تنگسے دُوک، گین لہ مہ ہلتوس۔“</text:span></text:p>
      <text:p text:style-name="P7"><text:span text:style-name="T25"><text:s/></text:span>کھو سی گو تُھورُو تنگسے دُوکسے نہ ترِس، ”اِنا لے بادشاہ سلامت ن٘ا لہ چِہ حکم یود؟“</text:p>
      <text:p text:style-name="P7"><text:span text:style-name="T26"><text:s/></text:span><text:span text:style-name="T28">”</text:span><text:span text:style-name="T2">کھیان٘ی سی شِنگ من غا بگیا کھیونگ</text:span><text:span text:style-name="T47">“</text:span><text:span text:style-name="T2"> زیرس۔ کھو ترانگ لق خیون لق تنگسے شِنگ من غا بگیا کھیونگس۔ تیل کھیونگ زیرس، مار کھیونگ زیرس، زگیدپُو کھیونگ زیرس، زانگ کھیونگ زیرس۔</text:span></text:p>
      <text:p text:style-name="P7"><text:span text:style-name="T25"><text:s/></text:span>دیکھہ چھوغو فونگ چی خسُوم زگیدپُو ستدس۔ دے گنگمہ تیار گوا نہ کھو سی ترِس، ”اِنالے بادشاہ سلامت دی گنگمہ تیار بیاسید۔ ن٘ا سی چِہ بیا؟“</text:p>
      <text:p text:style-name="P7"><text:span text:style-name="T26"><text:s text:c="2"/></text:span><text:span text:style-name="T28">”</text:span><text:span text:style-name="T2">لے دِی فچوسے یودپی بادشو کھیونگسے دِی مار نق پِنگ تنگسے کھیان٘ی زے ینگ، ینگ چِہ بے؟ <text:s/>کھیانگ لہ خوراک </text:span><text:span text:style-name="T47">اِن۔“</text:span></text:p>
      <text:p text:style-name="P5"><text:span text:style-name="T47">تا</text:span><text:span text:style-name="T2"> کھو لقپو تنگس۔ کھو اِبفی کھہ گا</text:span><text:span text:style-name="T47">ر</text:span><text:span text:style-name="T2"> بُود</text:span><text:span text:style-name="T47">ید</text:span><text:span text:style-name="T2">، سنا لہ تھمین کھیون٘ین مار پِنگ تن٘ین کھوے خاندان پو گنگمہ چھم چُوکس۔</text:span></text:p>
      <text:p text:style-name="P24"><text:span text:style-name="T30"><text:s/></text:span>دیرے کھو سی ترِس، ”کھوے زمانِنگ نُو چنگمی<text:span text:style-name="T126">ن بی</text:span><text:span text:style-name="T125">اسفی</text:span><text:span text:style-name="T126"> ین</text:span>گ سہ <text:s/>می یودا؟“ </text:p>
      <text:p text:style-name="P25">زیربا نہ ”یود“ زیرس۔</text:p>
      <text:p text:style-name="P7"><text:soft-page-break/><text:span text:style-name="T25"><text:s/>”</text:span>اون٘ا کھیونگ“ زیرس۔ دے گنگمہ سہ دے مار نق پِنگ تنگسے درے لہ زا مِنیدپا جُویا۔ دیرے غلط بیاسفی می ژھنگمہ چھمس۔ زیرے کُھوری تخت پیکھہ کھوانگ دُوکس۔ دے ناجائز کھیونگفی گنگمی حق پو گنگمہ کُھودانگ لہ لزوقسے مِنس۔ خیر کھونگ دیکھہ زین تُھون٘ین دُوکس۔</text:p>
      <text:p text:style-name="P5"><text:span text:style-name="T26"><text:s/></text:span><text:span text:style-name="T2">دیرے دے اپی نہ اپو لہ ہرتخفا سونگس۔ کھونگ دے خط پو کُھورے دیکھہ تھونیدپا جُویا، ”یلے بادشاہ سلامت یان٘ی ن٘یا دوکِھنگ یقسے ن٘یا لہ تیانگ ردُونگ چُوکسے دے ظالم وزیر پو سی ن٘یا لہ ہلٹنُو تیانگفی رزیس کُن دخسن یود۔ اِنمو یانگ اِنسُوک۔ دے رزیس کُن ن٘ئ سنِنکھہ فری یود“ زیرے نہ دے خط پو مِنس۔ کھو دے خط پو لینس۔ لینے نہ بقچی نُ٘وس۔</text:span></text:p>
      <text:p text:style-name="P5"><text:span text:style-name="T26"><text:s/></text:span><text:span text:style-name="T2">مو سی یو زیرے یودسُوک، ”ینگ کھیانگ ن٘ا ژالے اون٘ید نہ </text:span><text:span text:style-name="T47">مہ اونگ۔</text:span><text:span text:style-name="T2"> چا زیرنہ کِھدانگ انسان لہ لو ستونگ چِک ژھے میدپی اِن۔ کِھتی یُول پو نہ درے یُولی بری لم تھق پو</text:span><text:span text:style-name="T45"> </text:span><text:span text:style-name="T2">لو ستونگ نِ٘یشُو نِ٘یسی لم تھق اِن ۔ لو ستونگ نِ٘یشُو نِ٘یسی لم تھق <text:s/>درے یُول نہ ن٘ئی یُولی بر پو اِن۔ کِھری شزدے کھیانگ کِھری زندگی غرق مہ بیا ینگ ن٘ا ژلَے </text:span><text:span text:style-name="T47">مہ اونگ۔“</text:span></text:p>
      <text:p text:style-name="P5"><text:span text:style-name="T26"><text:s/></text:span><text:span text:style-name="T2">یلے کسل کھو بقچی نُ٘وسے نہ <text:s/>کُھوری بُو لہ تخت تاج کُن مِنس۔ ہرمق ہر مُو زدمسے نہ کھونگ لہ زیرس، ”یلے ن٘ی ہرمق ہر مُو ن٘ا دِرنگ سہ کِھتی مین بیر لہ سہ کِھتی مین۔ </text:span><text:span text:style-name="T47">گ</text:span><text:span text:style-name="T2">وانہ ن٘ا لہ دینے دینے واقعے سونگسے اونگفی اِن۔ کِھتی شزدے ن٘ا لہ رگید نہ ن٘ی بُو لہ رگوس۔“</text:span></text:p>
      <text:p text:style-name="P5"><text:span text:style-name="T26"><text:s/></text:span><text:span text:style-name="T2">دیکھہ نہ دے رال فلُو خسُوم پو کھو ینگ سترقس۔ سترقپا نہ دے درے ینگ دیکھہ حاضر سونگس۔ دے درے سنِنکھی کھہ کھو جونس۔ جونے نہ کھو کُھوری اتی شِدیا ینگ گویدپا جُویا۔ </text:span><text:soft-page-break/><text:span text:style-name="T2">درے سوفیدی شِدیا سونگس۔ سونگسے نہ تروت لقفر</text:span><text:span text:style-name="T47">ت</text:span><text:span text:style-name="T2"> کُن تنگس۔ تنگما نہ درے سی زیرس، ”اِنا لے اتی بُو کھیانگ چا </text:span><text:span text:style-name="T47">اونگس؟“</text:span></text:p>
      <text:p text:style-name="P7"><text:span text:style-name="T26"><text:s text:c="2"/></text:span><text:span text:style-name="T28">”</text:span><text:span text:style-name="T2">تا چِہ بیا لے اتا، ن٘ا لہ دِینے دِینے واقعے سونگسے نہ آسمان پری نہ بربے سونگس۔</text:span><text:span text:style-name="T47">“</text:span></text:p>
      <text:p text:style-name="P7"><text:span text:style-name="T28"><text:s/></text:span><text:span text:style-name="T26"><text:s/></text:span><text:span text:style-name="T28">”</text:span><text:span text:style-name="T2">یلے بُو کھیانگ ییکھہ دُوک سنی اون٘ید نہ ییکھہ دُوک۔ کِھری یُولِنگ گو سنی <text:s/>اون٘ید نہ کِھری یُولِنگ لوقسے سونگ۔ ینگ کھیانگ لہ آسمان پری تھوبچس مید۔ تا <text:s/>لو ستونگ ن٘یشُو بجی لم پو لہ کھیانگ چِہ بیاسے گوید</text:span><text:span text:style-name="T47">؟“</text:span></text:p>
      <text:p text:style-name="P7"><text:span text:style-name="T26"><text:s/></text:span><text:span text:style-name="T2">زیربا نہ </text:span><text:span text:style-name="T47">”</text:span><text:span text:style-name="T2">لے اتا مِہ تھوب زیرے دُوکپو پا تھوبتُوک زیرے شیو کھوانگ غنیمت اِن۔ ن٘ا موے مِنتخسی کھہ شِس نہ سہ غنیمت شیسید۔ گوانہ اتا جُو بخشش یرِنگ سہ حکمت </text:span><text:span text:style-name="T47">یود نہ ہش</text:span><text:span text:style-name="T2"> ہُوش یود نہ لم پو یانگ لہ چھٹ بیا یَنمی اِن</text:span><text:span text:style-name="T47"> نہ</text:span><text:span text:style-name="T2"> یری شزدے لم پو چھونچی چھٹ بیوس۔</text:span><text:span text:style-name="T47">“</text:span></text:p>
      <text:p text:style-name="P7"><text:span text:style-name="T26"><text:s/></text:span><text:span text:style-name="T28">”</text:span><text:span text:style-name="T2">دو نہ ن٘ا لہ یَنمی اِن۔ امّہ زیربا نہ لو ستونگ فچُوی لم پو ن٘ا لہ منٹ چگی لم بیا یَنمی اِن۔ یوپ</text:span><text:span text:style-name="T47">ا</text:span><text:span text:style-name="T2"> </text:span><text:span text:style-name="T47">اَہا</text:span><text:span text:style-name="T2"> ن٘ا لہ سہ اختیار میدپی اِن۔</text:span><text:span text:style-name="T47">“</text:span></text:p>
      <text:p text:style-name="P7"><text:span text:style-name="T26"><text:s text:c="2"/></text:span><text:span text:style-name="T28">”</text:span><text:span text:style-name="T2">لیاخمو گِک</text:span><text:span text:style-name="T47">“</text:span><text:span text:style-name="T2"> زیرس۔ دے درے ینگ ککا چِک ینگ رگیاسترِد چِگِنگ بادشاہ بیاسے یودپی اِنسُوک۔ کھو لہ خط چی ربِس۔ ینگ درے چِک لہ سکلس، ”لے درے کھیان٘ی ن٘ی بُو زا مہ زا دی خط پو کُھورے سونگسے ن٘ی ککی شِدیا تھون چُوک۔“ دیرے کھو لمی ہرژا ہُوب بیاسے تھینے تھینے نہ یلے بُو کھیانگ شوخمو گوید نہ سونگ، مید نہ ن٘ا شید۔ کھو دے درے کھہ جونس، جونے نہ کھو فُود تنگما نہ اے ککی یُولی ستاغوے کھہ کھو تھون چُوگیدپا جُویا۔ تا ککو سہ ن٘ی </text:span><text:soft-page-break/><text:span text:style-name="T2">ککی بُو اون٘ید زیرے تیارِنگ دُوکسے یودپا۔ ہرمق ہر مُو نہ دریسے کھو کھرِنگ تھون چُوگیدپا جُویا۔ یلے کسل کھو سہ مہمانی زان بان کُن کھیونگس۔ زان بان کُن بجیس۔</text:span></text:p>
      <text:p text:style-name="P7"><text:span text:style-name="T26"><text:s/></text:span><text:span text:style-name="T2">دیرے کھو ہفتہ چِک دُوگین </text:span><text:span text:style-name="T47">چی</text:span><text:span text:style-name="T2"> کھو سی دے درے لہ زیرس، ”یلے ن٘ی اتا ن٘ا دِکھہ زا تُھونگما لہ اونگفی مین، ن٘ا ن٘ری سہ لسی مقصد چی لہ اونگفی اِن۔ یری شزدے ن٘ا پرِستانِنگ گوا اونگفی اِن۔ یری شزدے نہ شہ کھول سونگ زیرس نہ دی لمی ہرژو چِہ بیاسے زدمی </text:span><text:span text:style-name="T47">اِن <text:s/>نہ یان٘ی</text:span><text:span text:style-name="T2"> زدوم۔“</text:span></text:p>
      <text:p text:style-name="P7"><text:span text:style-name="T26"><text:s/></text:span><text:span text:style-name="T28">”</text:span><text:span text:style-name="T2">لے اتی بُو مہ زیرس نہ ن٘ری اتی بُو سی لیاخمو اِنپا۔ تا زیربا نہ ن٘ا نہ </text:span><text:span text:style-name="T47">کِھری</text:span><text:span text:style-name="T2"> اتی حکمت پو درا یودپی اِن۔ لو ستونگ فچُوی لم پو ن٘ا لہ مِنٹ چگی لم بیا یَنمی اِن۔ یو</text:span><text:span text:style-name="T47">پا</text:span><text:span text:style-name="T2"> </text:span><text:span text:style-name="T47">اَہا</text:span><text:span text:style-name="T2"> شہر پِنگ ن٘ئی ژھرمہ ککا یودپی اِن۔</text:span><text:span text:style-name="T47">“</text:span><text:span text:style-name="T2"> <text:s/>زیرے نہ کھو سہ خط بط کُن </text:span><text:span text:style-name="T47">ربِس۔</text:span><text:span text:style-name="T2"> ن٘تی فونوے بُو اون٘ید۔ کھیانگ استقبال لہ دُوکسے کھو لہ لم سنہ <text:s/>چُھو سنہ بیوس زیرے درے چِک نہ ن٘یمبو خط چی کلس جُول۔ خیر یا طریقی کھہ ژھرمہ ککی شہری ستاغوے کھہ کھو تھون چُوکس۔</text:span></text:p>
      <text:p text:style-name="P5"><text:span text:style-name="T2">دیرے کھوے شِدیا تھونے عرصے چِک کھوے شِدیا دُوگیدپا جُویا۔ کھو سہ عزت حُرمت، کھو زیک زیرفو تُھونگنُوک زیرفو کھیون٘یدپا جُویا۔ جق چِک کھو سی زیرس، ”لے مِلی اتا ن٘ا یری شِدیا ہلتوا درانگسید</text:span><text:span text:style-name="T47">،</text:span><text:span text:style-name="T2"> خشُول تروسید زیرے دُوکپا یَنما مید۔ ن٘ا ن٘ری سہ لسی مقصد چی یودپی اِن۔ یری شزدے نہ شہ کھول ن٘ا نہ دی پرِستانِنگ گوے اِن۔ تا یری شزدے ن٘ا لہ رخصت بیوس۔“</text:span></text:p>
      <text:p text:style-name="P7"><text:span text:style-name="T26"><text:s/></text:span><text:span text:style-name="T28">”</text:span><text:span text:style-name="T2">خیر لے بُو لیاخمو گِک</text:span><text:span text:style-name="T47">،</text:span><text:span text:style-name="T2"> ن٘انگ لہ یَنفے ن٘ا بید</text:span><text:span text:style-name="T47">“</text:span><text:span text:style-name="T2"> زیرس۔ کھو دے لمی ہرژا </text:span><text:span text:style-name="T47">زدما یَن</text:span><text:span text:style-name="T2"> کھن چی مینسُوک۔ کھوے حکومت پو رِی ریدخ چُھوی ن٘یہ <text:s/>تھونے من یودپی اِنسُوک۔ کھو سی حکم </text:span><text:soft-page-break/><text:span text:style-name="T2">بیاس۔ ن٘یے بادشاہ لہ </text:span><text:span text:style-name="T47">کِھری</text:span><text:span text:style-name="T2"> ہرمق </text:span><text:span text:style-name="T47">کِھدے</text:span><text:span text:style-name="T2"> اونگ۔ </text:span><text:span text:style-name="T47">بیہ روغی</text:span><text:span text:style-name="T2"> بادشو لہ </text:span><text:span text:style-name="T47">کِھری</text:span><text:span text:style-name="T2"> ہرمق کِھدے اونگ۔ ریدخی بادشو لہ </text:span><text:span text:style-name="T47">کِھری</text:span><text:span text:style-name="T2"> ہرمق کھدے اونگ۔ دے ستروق چھق گنگمی بادشونگ لہ کھو حکم بیاس۔ کِھدانگ کھتی ہرمق کِھدے اونگ زیرس۔ کھو سی گنگمہ ژھنگسیدا زیرے ترِس۔ تریا نہ گنگمہ ژھنگسیدسُوک۔ کھو سی زیرس، ”پرِستانی یُولی لم سنے سُو سی بیاس نہ کھو لہ ن٘ا رگُو رِیم خسیر نہ خمُول تن٘ید“ زیرے کھو اعلان بیاس۔</text:span></text:p>
      <text:p text:style-name="P7"><text:span text:style-name="T25"><text:s/></text:span>سُو <text:s/>سی سہ ہِش مہ فیُونگس۔ <text:s/>”لے ہرمق ژھنگسیدا مید؟“</text:p>
      <text:p text:style-name="P7"><text:span text:style-name="T26"><text:s/></text:span><text:span text:style-name="T2">زیربا چِک کھوے وزیر پو سی زیرس، ”ن٘تی چِک ژھنگفا </text:span><text:span text:style-name="T47">میدننگ</text:span><text:span text:style-name="T2">۔“</text:span></text:p>
      <text:p text:style-name="P7"><text:span text:style-name="T25"><text:s/>”</text:span>سونگ کھو سہ کِھدے اونگ۔“</text:p>
      <text:p text:style-name="P7"><text:span text:style-name="T26"><text:s/>”</text:span><text:span text:style-name="T2">کھو لہ اونگما یَنما </text:span><text:span text:style-name="T47">میدننگ</text:span><text:span text:style-name="T2">۔ کھو آبِ حیاتی چُھو تُھونگفی اِنمنگ۔ کھو شا میدانگ۔ کھو رگسے رگسے خالی رُوسپون٘ی </text:span><text:span text:style-name="T76">زیُو</text:span><text:span text:style-name="T2"> بین گون٘ی کھہ سپنگ سکیسے ننگ۔“</text:span></text:p>
      <text:p text:style-name="P7"><text:span text:style-name="T26"><text:s/></text:span><text:span text:style-name="T28">”</text:span><text:span text:style-name="T2">سونگ کِھدانگ دوسے سونگسے کھوے رُوسپون</text:span><text:span text:style-name="T47">گ</text:span><text:span text:style-name="T2"> </text:span><text:span text:style-name="T47">کھاڑِنگ</text:span><text:span text:style-name="T2"> تنگسے کھیونگ</text:span><text:span text:style-name="T47">“</text:span><text:span text:style-name="T2"> زیرس۔ دیرے درے بقچی سونگسے کھوے رُوسپونگ تُھوسے تنگسے کھیونگس۔ دیرے درے چِگی سی کھوے سنا فیسے قا بیاس۔</text:span></text:p>
      <text:p text:style-name="P7"><text:span text:style-name="T26"><text:s/></text:span><text:span text:style-name="T2">کھو سی زیرس، ”سُو سی ن٘ا لہ چنگ سکت زیرسا؟“</text:span></text:p>
      <text:p text:style-name="P7"><text:span text:style-name="T26"><text:s/></text:span><text:span text:style-name="T28">”</text:span><text:span text:style-name="T2">حرامزادہ کھیانگ لہ پتہ مید۔ بادشاہ لہ مہمان بُو تھونے زے زان مید، نِ٘ی</text:span><text:span text:style-name="T8">د</text:span><text:span text:style-name="T2"> میدپا لنگسے یود۔ کھیانگ </text:span><text:span text:style-name="T47">دِینگ</text:span><text:span text:style-name="T2"> بُونگ نِ٘ی</text:span><text:span text:style-name="T8">د</text:span><text:span text:style-name="T2"> اونگسے دُوکسید۔ کھیانگ لہ پرِستانی لمی چنگ خبر یودا</text:span><text:span text:style-name="T47">؟“</text:span></text:p>
      <text:p text:style-name="P7"><text:span text:style-name="T26"><text:s/></text:span><text:span text:style-name="T2">زیربا نہ کھو </text:span><text:span text:style-name="T47">”</text:span><text:span text:style-name="T2">یود</text:span><text:span text:style-name="T47">“</text:span><text:span text:style-name="T2"> زیرس۔</text:span></text:p>
      <text:p text:style-name="P7"><text:soft-page-break/><text:span text:style-name="T26"><text:s/></text:span><text:span text:style-name="T2">بادشاہ سی ترِس</text:span><text:span text:style-name="T47">،</text:span><text:span text:style-name="T2"> </text:span><text:span text:style-name="T47">”</text:span><text:span text:style-name="T2">اِنا لے بھئی کھیانگ لہ یودا</text:span><text:span text:style-name="T47">“</text:span></text:p>
      <text:p text:style-name="P7"><text:span text:style-name="T26"><text:s/></text:span><text:span text:style-name="T2">زیربا نہ کھو سی زیرس، </text:span><text:span text:style-name="T47">”</text:span><text:span text:style-name="T2">یود، </text:span><text:span text:style-name="T47">امّہ </text:span><text:span text:style-name="T2">یری شزدے ن٘ا لہ خپیرا تنگما یَنما مید۔ ن٘ا رگسید، ن٘ا لہ یان٘ی خُوراک تونگ۔</text:span><text:span text:style-name="T47">“</text:span></text:p>
      <text:p text:style-name="P7"><text:span text:style-name="T26"><text:s/></text:span><text:span text:style-name="T28">”</text:span><text:span text:style-name="T2">کِھری خُوراک پو ژامژے اِن</text:span><text:span text:style-name="T47">؟“</text:span></text:p>
      <text:p text:style-name="P7"><text:span text:style-name="T28"><text:s/></text:span><text:span text:style-name="T26"><text:s/></text:span><text:span text:style-name="T28">”</text:span><text:span text:style-name="T2">ن٘ی کھابور پو <text:s/>مہی بانگ </text:span><text:span text:style-name="T47">ن٘یشُو</text:span><text:span text:style-name="T2"> نِ٘یس اِن۔</text:span><text:span text:style-name="T47">“</text:span></text:p>
      <text:p text:style-name="P7"><text:span text:style-name="T26"><text:s/></text:span><text:span text:style-name="T2">فے بے </text:span><text:span text:style-name="T47">اَہا</text:span><text:span text:style-name="T2"> یوق۔ تا کھوے کھابور پِنگ دیژے اونگما نہ زانِنگ ژامژے اونگفا مِہ دُوک؟ کھو دومبہ چنی سی ہفتہ نِ٘یس کھو لہ خُوراک تنگس۔ دیرے جقما بقچی لہ کھوے شہ بہ گنگسے گُزارہ سونگس۔ کھون٘ی کَھری گین پیکھہ چھوغو </text:span><text:span text:style-name="T47">برَق</text:span><text:span text:style-name="T2"> چی یودپا دو لینے کھو کَھر پو لہ کھوربا نہ کھو لہ کھوربا </text:span><text:span text:style-name="T47">یَنس۔</text:span></text:p>
      <text:p text:style-name="P7"><text:span text:style-name="T28">”</text:span><text:span text:style-name="T47">یری</text:span><text:span text:style-name="T2"> شزدے درونگ ن٘ا پرِستانِنگ تھو نمی ستب </text:span><text:span text:style-name="T47">میدننگ“</text:span><text:span text:style-name="T2"> زیرس۔</text:span></text:p>
      <text:p text:style-name="P7"><text:span text:style-name="T25"><text:s/>”</text:span>اون٘ا چِہ بیا؟“</text:p>
      <text:p text:style-name="P7"><text:span text:style-name="T26"><text:s/></text:span><text:span text:style-name="T2">زیربا نہ یا خُوراک پو ن٘ا لہ ینگ تونگ زیرس۔ ینگ ہفتہ چِک تنگس۔ تنگما نہ درے سی زیرس، ”یا بادشاہ سلامت تا یانگ ن٘ا گا</text:span><text:span text:style-name="T47">ر</text:span><text:span text:style-name="T2"> کھیربی اِن نہ کھیر۔ یری شزدے کھہ ن٘ا ینگ جوان لزوقس۔ دوسے ن٘ا لہ چنگ فِکر مید۔ یانگ فیُونگ زیرفی <text:s/>ملسی کھہ ن٘ا یری بُو فیُون٘ید۔</text:span><text:span text:style-name="T47">“</text:span><text:span text:style-name="T2"> دیرے بہرام گول دے درے خشُول پیکھہ رونس۔ کھو فُورس۔ فُورے فُورے ٹوق ٹو قبی، لہ لبُوی رِینگ فرید رگلے سونگسے سونگسے ملسے لہ ٹوق چگی کھہ کھو سی کھو فَبیدپا جُویا۔ </text:span></text:p>
      <text:p text:style-name="P7"><text:soft-page-break/><text:span text:style-name="T28">”</text:span><text:span text:style-name="T2">یلے بہرام گول بادشاہ ن٘ا لہ سہ ن٘ئی اپوے کھے <text:s/>کھہ کوسے یودپی اِن۔ دے </text:span><text:span text:style-name="T72">دیُوری</text:span><text:span text:style-name="T2"> بہنا تنگسے نن٘ا میدانگ؟</text:span><text:span text:style-name="T47">“</text:span></text:p>
      <text:p text:style-name="P7"><text:span text:style-name="T26"><text:s text:c="2"/></text:span><text:span text:style-name="T28">”</text:span><text:span text:style-name="T2">ننگ۔</text:span><text:span text:style-name="T47">“</text:span></text:p>
      <text:p text:style-name="P7"><text:span text:style-name="T28"><text:s/></text:span><text:span text:style-name="T26"><text:s/></text:span><text:span text:style-name="T28">”</text:span><text:span text:style-name="T2">دُونما درے ہرمق نہ <text:s/>ہلان٘وے ہرمق تھن٘و سونگ لو، سونگسے ردب ردب سونگ لو۔ <text:s/>گوا نہ ن٘یا چِک چگی نا تھو یودپی اِن لو۔ ن٘یا لہ سہ ن٘ئی اتا اپوے </text:span><text:span text:style-name="T47">کھے کھہ نہ</text:span><text:span text:style-name="T2"> کوسے یودپی اِن، <text:s/>دِکھہ نہ اَہا ن٘یا</text:span><text:span text:style-name="T96"> </text:span><text:span text:style-name="T94">گ</text:span><text:span text:style-name="T96">و م</text:span><text:span text:style-name="T2">نع <text:s/>دِکھہ نہ دیہا اونگمو کھونگ لہ منع یودپی اِن۔ یری شزدے نہ شہ کھول دِکھہ نہ </text:span><text:span text:style-name="T47">اَہا</text:span><text:span text:style-name="T96"> </text:span><text:span text:style-name="T94">گ</text:span><text:span text:style-name="T96">وے</text:span><text:span text:style-name="T2"> ن٘ا لہ اختیار میدپی اِن۔ ن٘ا لہ ینگ چنگ چارہ میدپی اِن۔</text:span><text:span text:style-name="T47">“</text:span></text:p>
      <text:p text:style-name="P7"><text:span text:style-name="T26"><text:s text:c="3"/></text:span><text:span text:style-name="T28">”</text:span><text:span text:style-name="T2">تا چِہ بیک اون٘ا یانگ لوقسے سونگ۔</text:span><text:span text:style-name="T47">“</text:span></text:p>
      <text:p text:style-name="P7"><text:span text:style-name="T28"><text:s/></text:span><text:span text:style-name="T26"><text:s/></text:span><text:span text:style-name="T28">”</text:span><text:span text:style-name="T2">ن٘ا یو بیاسے لوقسے </text:span><text:span text:style-name="T47">گ</text:span><text:span text:style-name="T2">وے مین۔ یری لقپی</text:span><text:span text:style-name="T64"> تمََرُوک</text:span><text:span text:style-name="T2"> چی ن٘ا لہ رِبسے مِنی۔ مید نہ یاژے خرچو کِھری اتو سی ن٘ا لہ بیاسے ن٘ا جوان لزوقسے نہ بیر لہ کِھری اتا سی ن٘ی بُو گا برَق چی لہ تیانگس</text:span><text:span text:style-name="T47">؟</text:span><text:span text:style-name="T2"> گا چُھوئِنگ فنگس زیرے ن٘ا لہ سزا تنگس نہ، ن٘ا گوا کھیُودپا مید۔“ <text:s text:c="2"/>کھو لہ چی ربسے مِنس۔ کھو دو جُو بیاسے جندِنگ تنگس۔ کھو فُورس۔ تا کھوے اتون٘ی سی کھو لہ چیز ریرے مِنسیدپا۔ چِک پو سی کھروانگپہ ہلٹَنُو نہ برَقمے مِنسیدپا، بیر لہ کھیانگ لہ رگوسفی اِن زیرے۔ یا جُویا اے چِک پو سی کھاش چی مِنسیدپا۔ چِگی سی کھو لہ ینگ چی مِنسیدپا۔ دیرے کھو دے کھاش پِنگ نُو کھب چی یودسُوک، دو فیُونگس۔ فیونگما نہ دو کھو لہ فُور ہرتے سونگس۔ دے ہرتا لہ کھو تُھور چِک تیانگما نہ لو ستونگ چِک چدیدسُوک۔ نِ٘یس تیانگما نہ لو ستونگ نِ٘یسی لم چدیدسُوک۔ دیرے کھو فُورے فُورے موے </text:span><text:span text:style-name="T47">رگیاسترِدی</text:span><text:span text:style-name="T2"> لم پون٘ی شِدیا تھونفی اِنسُوک۔ یلے کسل دیکھہ لیاخمو لیاخمو </text:span><text:soft-page-break/><text:span text:style-name="T2">ہوٹل کُن یودسُوک۔ لیاخمو زاچس کُن روسٹ کُن فچوسے یودسُوک۔ کھو ہرتا دے مِندوغی ژھر چِک یودسُوک، دینگ فُود <text:s text:c="2"/>تنگس۔ کھوانگ دیکھہ ہلتوخفی </text:span><text:span text:style-name="T82">خا،</text:span><text:span text:style-name="T2"> زاچس کُن درانگفو زا شروع بیاس۔</text:span></text:p>
      <text:p text:style-name="P5"><text:span text:style-name="T26"><text:s/></text:span><text:span text:style-name="T2">دیرے دے من نہ درے چگی سی </text:span><text:span text:style-name="T47">زیرس، ”حرامزادہ</text:span><text:span text:style-name="T2"> آدمی طوطی کھیان٘ی <text:s/>ن٘ی دے بون٘وے دے ژھر پِنگ ہرتا فُود تنگسے، زان کُن زوسے، کھیانگ لہ ہلتوس ن٘یوم ن٘ا سی چِہ بیانگ زیربو؟</text:span><text:span text:style-name="T47">“ </text:span><text:span text:style-name="T2"><text:s/>تا کھو سی چِہ بیاس زیربا نہ ہُو ہوُ چِک بیاس۔ دے من نہ چُھورُوٹ چی کھیونگس۔ چھوغو برَغی ڈلیُونگ کھیونگسے کھوے کھہ تیان٘یدپا جُویا۔</text:span></text:p>
      <text:p text:style-name="P5"><text:span text:style-name="T26"><text:s/></text:span><text:span text:style-name="T2">کھو حیران سونگس۔ کھو لہ خسمس، ”ن٘ی دے کھروانگپا ہلٹنُو نہ </text:span><text:span text:style-name="T82">بلنگمو</text:span><text:span text:style-name="T86"> </text:span><text:span text:style-name="T82">ن٘ی </text:span><text:span text:style-name="T2">اتا سی چِہ زیرے مِنفا دُوکتُوک۔ یینگ نُو سہ حکمت چی دُوکتُوک زیرے نہ کھو سی، یلے ہُورکُوٹُو نہ مُورکُوٹُو کِھدانگ سہ حکمت چی یود نہ سونگ کھو نہ مقابلہ بیوس۔</text:span><text:span text:style-name="T47">“</text:span><text:span text:style-name="T2"> یلے کسل دے نِ٘یمو گنگمہ کھو سی دے رُوٹ پو کھیونگسے کھوے کھہ تیانگما، ہلٹنُو سی لزوقپا یو بین دُوکس۔ دیکھہ نہ کھو سی </text:span><text:span text:style-name="T47">”</text:span><text:span text:style-name="T2">یلے ککی مُورکُوٹُو کھیانگ سہ سونگسے کِھری <text:s/>حکمت پو چِک </text:span><text:span text:style-name="T47">ہلتون۔“ زیربا</text:span><text:span text:style-name="T2"> نہ دے <text:s/></text:span><text:span text:style-name="T82">بلنگمو</text:span><text:span text:style-name="T2"> سونگسے کھوے</text:span><text:span text:style-name="T96"> کنگ</text:span><text:span text:style-name="T94">مہ</text:span><text:span text:style-name="T2"> فری جُوکس۔ جُوکسے نہ کھوے جِنگمو لہ جُوکس۔ کھوے مِک کھوانگ تَل تَل لدِنگ چُوکس۔ دیرے کھو کھوے برانگ پیکھہ بیُونگس۔ بیُونگسے نہ ہلٹنُو تیانگ جُویا، ”کھیانگ ژوخ پو سی ن٘ا دِکھہ زگقپی اِنا؟ کھیانگ ن٘ا لہ مِہ خنودپی نا کُھور دیکھہ نہ کھیانگ ن٘ا لہ لم سنہ بے نا </text:span><text:span text:style-name="T47">کُھور۔“ دیرے</text:span><text:span text:style-name="T2"> کھو لہ نا تھو سکلس۔ سکلے کھو فُود <text:s/>تنگس۔</text:span></text:p>
      <text:p text:style-name="P5"><text:soft-page-break/><text:span text:style-name="T2">فُود تنگما نہ دیرے کھو سی زیریدپا </text:span><text:span text:style-name="T47">، ”</text:span><text:span text:style-name="T2">یلے بادشائی بُو ییکھہ نہ لو ستونگ فچُوی لمی کھہ لم </text:span><text:span text:style-name="T10">پا</text:span><text:span text:style-name="T2"> درے چِک یودپی اِن۔ یو ژا ن٘ا لہ خبر یودپی اِن۔ دوپا </text:span><text:span text:style-name="T47">اَہا</text:span><text:span text:style-name="T2"> ن٘ا لہ سہ خبر میدپی اِن۔ گوانہ ینگ یو ژوخ بیاسے دُوکپت، کھیانگ ہُشیار بیاسے سونگ۔</text:span><text:span text:style-name="T47">“</text:span></text:p>
      <text:p text:style-name="P5"><text:span text:style-name="T26"><text:s/></text:span><text:span text:style-name="T2">تا کھو دے ہلٹنُو نہ </text:span><text:span text:style-name="T47">بلنگمو</text:span><text:span text:style-name="T2"> یودپا نہ لیگی سنِنگ چن سونگس۔کھو ینگ ہرتے کھہ جونے سونگس۔ لو ستونگ فچُوی لم پو منٹ چِگِنگ چدے فن٘یدپا جُویا۔ دیکھہ سہ ینگ یا بزوے کھہ ہوٹل کُن یودسُوک۔ دیرے کھو دیکھہ سہ ینگ ہرتا ژھر پِنگ فُود <text:s/>تنگس۔ کھوانگ صوفہ سیٹ چِگی کھہ دُوکسے زان بان کُن زا شروع بیدپا جُویا۔ گرانگفا نہ ہلتوخفی خے کھہ ربت ربت چدے زیدپا جُویا۔ دیرے دے درے، کھوے مِنتخ پو لہ درات زیربی اِنپا، <text:s/>کھو سی ٹق ٹق سکت چی فیُونگس۔ فیُونگسے نہ کھو <text:s/>مے گولہ کھوے کھہ تیان٘یدپا جُویا۔ کھو ہا بیا چِک کھوے کھینگ نہ مے گ</text:span><text:span text:style-name="T9">و</text:span><text:span text:style-name="T2">لہ بیُون٘یدسُوک۔ دو کھوے کھہ تیان٘یدپا جُویا۔ کھو ہلٹنُو لہ حکم بیاس۔ کھو سی کھوے کھہ لزوقسے تیانگس۔ کھو سی کھوے کھہ تیانگس۔ خیر </text:span><text:span text:style-name="T47">بلنگمو</text:span><text:span text:style-name="T2"> لہ کھو حکم بیاس۔ کھو کنگ بری فری جُوکس۔ کھوے سہ ستروخوم زدم جُو۔ کھو ینگ ہلٹنُو <text:s/>کُھورے سونگس۔ سونگسے کھوے کِھلتغی فری تیانگما شروع بیدپا جُویا۔ بہرحال دے درے سہ کھوے غلام سونگس۔ گوا نہ کھو سی فُود تنگس۔</text:span></text:p>
      <text:p text:style-name="P5"><text:span text:style-name="T26"><text:s/></text:span><text:span text:style-name="T2">فُود تنگما نہ دے درے سی کھو لہ زیریدپا جُویا، ”یلے بہرام گول بادشاہ لو ستونگ فُچوی لمی <text:s text:c="2"/>لم </text:span><text:span text:style-name="T9">پا </text:span><text:span text:style-name="T2"><text:s/>ن٘ا اِنپا۔ لو ستونگ ینگ فچُوی لم یودپی اِن۔ دے </text:span><text:span text:style-name="T47">فچُوی کھہ</text:span><text:span text:style-name="T2"> چھوغو </text:span><text:span text:style-name="T47">برَق</text:span><text:span text:style-name="T2"> چی دُوکپت۔ دے </text:span><text:span text:style-name="T47">برَق</text:span><text:span text:style-name="T2"> پو لہ لدانگبوُ <text:s/>لدانگبُو تنگسے دُوکپت، دو لو ستونگ فچُوی لم اِن۔ دیکھہ نہ برَغی </text:span><text:span text:style-name="T79">دیُو</text:span><text:span text:style-name="T2"> ژوخ غوڑوس غوڑوس دُوکپت۔ دو لو ستونگ فچُوی لم اِن۔ جادُوی کھہ فچوسے یودپی اِن </text:span><text:soft-page-break/><text:span text:style-name="T2">دے ژھنگمہ۔ دیکھہ نہ <text:s/>دے برَغی گوے کھہ کھر چی دُوکپت۔ دیکھہ درے چِک دُوکپت دے <text:s/>درے <text:s/>ہتھیار پو </text:span><text:span text:style-name="T47">دیُو</text:span><text:span text:style-name="T2"> اِن۔ تا ن٘ا کِھری ژون سونگس۔ ن٘ا لہ </text:span><text:span text:style-name="T47">زیربا</text:span><text:span text:style-name="T2"> رگوس۔ اِنمو ن٘ا کھوے لم پ</text:span><text:span text:style-name="T9">ا</text:span><text:span text:style-name="T2"> <text:s/>اِنپا۔ دے درے لہ کِھتی آدم ذ</text:span><text:span text:style-name="T47">اتی</text:span><text:span text:style-name="T2"> بادشاہ چگی بون٘و <text:s/>یودپی اِن۔ دے درے مِک ژُومسے ننگ زیرس نہ کھیانگ مہ سونگ۔ کھوے کھہ کھیانگ رگیلبی مین۔ مِک فیسے ننگ نہ کھیانگ سونگ۔ گوانہ دی </text:span><text:span text:style-name="T82">سکاوو </text:span><text:span text:style-name="T2">کھیانگ کُھورے سونگ۔ گوانہ یو بیکھہ کھو شِ</text:span><text:span text:style-name="T47">س نہ</text:span><text:span text:style-name="T2"> شے اِن۔ مید نہ کھو شی کھن چی مین۔“</text:span></text:p>
      <text:p text:style-name="P5"><text:span text:style-name="T26"><text:s/></text:span><text:span text:style-name="T2">یلے کسل کونڈغی ہتھوڑے یودسُوک۔ ہلچ</text:span><text:span text:style-name="T82">غی سکاوے یود</text:span><text:span text:style-name="T2">سُوک۔ دونگ کُھورے لو ستونگ نِ٘یشُوی لم پو رگلے سونگسے دے برَغی گوے کھہ سونگس۔ دیرے کھو ہرکُوسے ہلتس۔ ہلتا نہ درے مِک پو فیسے خُونگ خُونگ بین دُوکسے یودسُوک۔ کھو شُکر کُن بیاس، بیاسے نہ کُلے دے</text:span><text:span text:style-name="T82"> سکاوی</text:span><text:span text:style-name="T2"> کھہ کھوے شُول پیکھہ جونس۔ جونے نہ تا کھو کھوے گوڑنگ گڈی فری کونڈغی ہتھوڑی تیانگما شروع بیاس۔ تیانگما چِک کھو لہ نِ٘ی</text:span><text:span text:style-name="T9">د</text:span><text:span text:style-name="T2"> <text:s/>ژ ھدس، ”اَہ، ن٘ا سکورفا لے مِلی اتا ستروق فیُونگ رگو فیُون٘ی چو۔ کھیان٘ی یو ینگ چِک تیون٘ی؟</text:span><text:span text:style-name="T47">“</text:span></text:p>
      <text:p text:style-name="P7"><text:span text:style-name="T28"><text:s/></text:span><text:span text:style-name="T26"><text:s/></text:span><text:span text:style-name="T28">”</text:span><text:span text:style-name="T2">لے کھیانگ لہ ینگ چِک تیانگ زیربو ن٘ا لہ کھریلبا اِن۔ یا چِک پو کھیانگ لہ چِتھو اِن۔</text:span><text:span text:style-name="T47">“</text:span><text:span text:style-name="T2"> گوپی دے درے سی کھو لہ ہلژَبسے یودپی اِنپا، ”یا چِک پو تیانگفی کھہ ہرکنگ چدے رُوس لہ تُھوکپی اِن۔ ینگ تیانگس نہ کھو لہ ستروق لوقپی اِن۔“ </text:span></text:p>
      <text:p text:style-name="P7"><text:span text:style-name="T25"><text:s/></text:span>کھو ”ینگ چِک تیونگ“ زیریدپا،</text:p>
      <text:p text:style-name="P7"><text:soft-page-break/><text:span text:style-name="T26"><text:s/></text:span><text:span text:style-name="T2">کھو ”ینگ تیانگمو کھریلب</text:span><text:span text:style-name="T47">ا</text:span><text:span text:style-name="T2"> اِن“ زیریدپا۔ خیر کُلے کُلے کھوے </text:span><text:span text:style-name="T47">سنِنگ</text:span><text:span text:style-name="T2"> لہ دوخسے کھو دیکھہ خیاریدپا جُویا۔ کھو خیارس۔ خیاربا چِک دینگ نُو خاتُون چِک یودسُوک۔ مو کھو تھونگما چِک ٹیُو بیاسے چِک نُ٘وس۔رز</text:span><text:span text:style-name="T9">ُ</text:span><text:span text:style-name="T2">وم <text:s/>بیاسے چِک تھدس۔ </text:span><text:span text:style-name="T47">گ</text:span><text:span text:style-name="T2">وانہ کھو سی ترِس، ”اِنا لے خاتُون کھیانگ تھدفی مطلب پو چِہ اِن؟ کھیانگ نُ٘وسفی مطلب پو چِہ اِنپا؟</text:span><text:span text:style-name="T47">“</text:span></text:p>
      <text:p text:style-name="P7"><text:span text:style-name="T26"><text:s/></text:span><text:span text:style-name="T2">مو سی زیرس، ”کھیانگ ژوخ پو جوان آدمی طوطی اونگس زیرے ن٘ا تھدس۔</text:span><text:span text:style-name="T73"> </text:span><text:span text:style-name="T69">دیُو</text:span><text:span text:style-name="T2"> ژوخ پو چھڑُو درے لقتُو یانگ ژوخ جوان کُن شید زیرے ن٘ا نُ٘وسفی اِنپا۔ دوسے خُدائی شزدے کھہ لیاخمو سونگس۔</text:span><text:span text:style-name="T47">“</text:span> دے چھڑُو درے رو کھیرے گمبہ رگیامژھوینگ نُو فنگس۔ فنگسے نہ کھو دے جق پو دیکھہ برانگسہ بیاسے دُوگیدپا جُویا۔</text:p>
      <text:p text:style-name="P7"><text:span text:style-name="T25"><text:s/></text:span>دیکھہ نہ کھو سی مو لہ ترِس، ”اِنالے خاتُون اون٘ا کھیانگ کھو لہ چِہ بیاسے دُوکفی اِنپا؟“</text:p>
      <text:p text:style-name="P7"><text:span text:style-name="T25"><text:s/></text:span>زیربا نہ مو سی زیرس، ”ن٘ا لیگسی <text:s/>رگشہ یودپا۔ ن٘ئی یُولی میُونگ کھو لہ زا چھمس، چھمفا <text:s/>نہ ن٘ا کھو لہ زا مہ فوتس۔ مہ فوتپا کھو ن٘ا غزُونگ بیاسے یقسے یودپی اِن۔“ </text:p>
      <text:p text:style-name="P7"><text:span text:style-name="T28">”</text:span><text:span text:style-name="T2">اون٘ا کھیانگ لہ کھو سی زان٘و چِہ مِنمی </text:span><text:span text:style-name="T47">اِن۔؟“</text:span></text:p>
      <text:p text:style-name="P7"><text:span text:style-name="T28"><text:s text:c="2"/>”</text:span><text:span text:style-name="T47">زان٘و</text:span><text:span text:style-name="T2"> کھو سی چِہ </text:span><text:span text:style-name="T47">مِنید؟ <text:s/>کھو</text:span><text:span text:style-name="T2"> میُولی کھہ آدمی می زا </text:span><text:span text:style-name="T47">گ</text:span><text:span text:style-name="T2">وے، ییکھہ چھوغو ہلٹنُو ن٘ا لہ کلبی کھوے سو برِنگ یودپی بُرولُو تلُو ن٘اسی تُھوسے زے۔ ہلتوخفا نہ ن٘ا سی ینگ چِہ <text:s/>زیک</text:span><text:span text:style-name="T47">؟“</text:span><text:span text:style-name="T2"> زیرے دے خاتُون پو سی کھو لہ بیان بیاس، ”کِھری شزدے نہ شہ کھول کھیان٘ی ن٘ا ن٘یمبو کِھدے سونگ۔</text:span><text:span text:style-name="T47">“</text:span></text:p>
      <text:p text:style-name="P7"><text:soft-page-break/><text:span text:style-name="T28"><text:s/></text:span><text:span text:style-name="T26"><text:s/></text:span><text:span text:style-name="T28">”</text:span><text:span text:style-name="T2">لے خاتُون ن٘ا کھیانگ ن٘یمبو کِھدے گِک۔ امّہ <text:s/>دوسے نہ ن٘ا کِھدے گوے </text:span><text:span text:style-name="T47">مین، انشاءاللّٰہ</text:span><text:span text:style-name="T2"> ن٘ا لوقسے تھونما نہ کھیانگ ن٘یمبو کِھدے گِک۔ یلے خاتُون اون٘ا کھیانگ ن٘ا لہ لم سنے بیوس۔</text:span><text:span text:style-name="T47">“</text:span></text:p>
      <text:p text:style-name="P5"><text:span text:style-name="T26"><text:s/></text:span><text:span text:style-name="T2">زیربا چِک مو سی زیرس، ”دِی چنگمین درے سی زیرے یودپی اِن۔ دِی لو ستونگ فچُوی لم پو رگلبا چِک لیاخمو چُھومِک چِک دُوکپت۔ دے چُھومِک پیکھہ وُضُو بیاسے غسل بیاسے دُوک نہ فُورگون چی خسُوم اونگمت۔ دے فُورگون کُن لہ دیکھہ</text:span><text:span text:style-name="T82"> ژھنگرے دُ</text:span><text:span text:style-name="T2">وکپت دے ژھنگرو تیانگسے فوقس </text:span><text:span text:style-name="T47">نہ</text:span><text:span text:style-name="T2"> <text:s/>حلال بیاسے ردوب</text:span><text:span text:style-name="T82">، ردبسے نہ فِس۔ فِسے نہ دونگ مے <text:s/>کھہ ژوس، کباب بیوس، بیاسے نہ دونگ <text:s/>خنم لہ فُود تونگ۔ فُود تنگسے </text:span><text:span text:style-name="T83">نہ دونگ</text:span><text:span text:style-name="T82"> لہ نا ہرژِک </text:span><text:span text:style-name="T83">مِنما رگوسپی</text:span><text:span text:style-name="T82"> اِن۔ دے فُورگون کُن تھونس</text:span><text:span text:style-name="T83"> نہ</text:span><text:span text:style-name="T82"> کھیانگ پرِ</text:span><text:span text:style-name="T2">ستانِنگ تھو نمی اِن۔ فُورگون کُن مہ تھونس نہ کھیانگ مِہ تھو نمی اِن۔کھیانگ لوقسے اونگ۔ دے لم پو لو ستونگ نِ٘یشُو نِ٘یسی لم اِن۔“ دے خاتُون پو سی کھو لہ دے کڑونگ فروت چُوگیدپا جُویا۔ خیر بہرحال کھو سہ دے دُوربین پو کُھورس۔ دے دا نہ غجُو سہ کُھورس۔</text:span></text:p>
      <text:p text:style-name="P5"><text:span text:style-name="T26"><text:s/></text:span><text:span text:style-name="T2">بہرحال کھو دے چُھومِک پیکھہ تھونس۔ تھونے </text:span><text:span text:style-name="T47">دیکھہ</text:span><text:span text:style-name="T2"> وُضُو غسل بیاس۔ بیا نہ </text:span><text:span text:style-name="T47">دیکھہ</text:span><text:span text:style-name="T2"> دے فُورگون کُن سہ تھونس۔ کھو دے فُورگون کُن لہ دا تیانگس۔ تیانگما نہ دو فوقس۔ کھو سی حلال بیاس۔ دو ژوسے تیار بیاسے نہ کھو خنم لہ فُود </text:span><text:span text:style-name="T10">ت</text:span><text:span text:style-name="T2">ن٘یدپا جُویا۔ <text:s/>”یلے فُورگون کُن آسمان پری ن٘ی حق نہ حلالی نن٘ے اِن نہ یا ل</text:span><text:span text:style-name="T10">ا</text:span><text:span text:style-name="T2"> ریُونگ چدے پرِستانِنگ تھون چُوک۔</text:span><text:span text:style-name="T47">“</text:span></text:p>
      <text:p text:style-name="P5"><text:soft-page-break/><text:span text:style-name="T26"><text:s/></text:span><text:span text:style-name="T2">دے من نہ دے فُورگون کُن لہ ینگ شوقپہ سکیس۔ کھونگ فُورے گنگ ری چدے گین لہ سونگس۔ کھو دُوربین کلے ہلتین دُوکس۔ کھو دیکھہ خُدا لہ شُکر زیرین فیاق روزہ بین دُوگیدپا جُویا۔ عرصے چِک دُوکسے نہ کھو سہ دے گنگ ری لہ تُھولبا شروع بیدپا جُویا۔ یلے کسل </text:span><text:span text:style-name="T47">التِر</text:span><text:span text:style-name="T2"> </text:span><text:span text:style-name="T47">بلتِر</text:span><text:span text:style-name="T2"> رگلے نہ کھو گین ژارے تھونے من نہ کھو گر</text:span><text:span text:style-name="T82">یدس</text:span><text:span text:style-name="T2">۔ کھو اونگفوپا سہ تھلے گن٘ی سیرگہ چِگِنگ کھو فُودے کھیریدپا جُویا۔ کھو دومبہ چن ژھن پو غو بین دُوکس جُویا۔ کھو دینگ نُو پھسائی سونگس۔ کھو لہ دے ٹھوب پِنگ چنگ تھونگما سہ مید۔ کھو لقژھوت بین دُوکپا نہ کھو لہ لدوق لدوق چی لقپِنگ او نگس۔ کھو یو لہ تھمسے دُوکس۔ دو چِہ اِنسُوک زیربا نہ دو گن٘ی سِنگے اِنسُوک۔ گن٘ی سِنگے لہ تھوبس نہ کھو زے اِنسُوک۔ کھوے ہرژِ یمو کھوے لقپِنگ او نگس۔ بیہ بوسی تِھک ژے لہ سِنگے سی سکیُو</text:span><text:span text:style-name="T47">ک</text:span><text:span text:style-name="T2"> غم چی تنگس۔ دے من نہ کھو گن٘ی سیرگی گوے کھہ بیُونگس۔ دے من نہ کھو جِندو لہ لدنگ چی مِنس۔ مِنما نہ کھو اَہا دب پِنگ مہ فوقپا خُدائی قدرت پرستانی رول لہ کھیریدپا جُویا۔</text:span></text:p>
      <text:p text:style-name="P5"><text:span text:style-name="T26"><text:s/></text:span><text:span text:style-name="T2">دیکھہ کھون٘ی جادُوی کھہ دینے کھرَغی رگیامژھوے فچوسے یودسُوک۔ دیکھہ کھرَغی رگیامژھو لو ستونگ خسُومی لم، سناغی رگیامژھو لو ستونگ خسُومی لم، چُھوسیری رگیامژھو لو ستونگ خسُومی لم، چُھوی رگیامژھو لو ستونگ خسُومی لم۔ دے گنگمہ چدے کھو چُھوی رگیامژھوے تھن٘ا چِک لہ تھونیدپا جُویا۔ دیکھہ لقبُوی یودسُوک۔ دو لہ زمبے یودسُوک۔ دیکھہ شِن٘ی زمبے یودسُوک، دو لینے یودسُوک۔ </text:span><text:span text:style-name="T47">رد</text:span><text:span text:style-name="T2">وے زمبے یودسُوک، دو کلے یودسُوک۔ کِھی چِک یودسُوک، دو بی دُونُو ہرژوے تنگسے یودسُوک ۔ ہرتے یودسُوک دو بی دُون پِنگ رُوسپے تنگسے یودسُوک۔ دے </text:span><text:span text:style-name="T47">نِ٘یسکا سہ</text:span><text:span text:style-name="T2"> کھون٘ی لم پ</text:span><text:span text:style-name="T10">ا</text:span><text:span text:style-name="T2"> اِنسُوک۔</text:span></text:p>
      <text:p text:style-name="P5"><text:soft-page-break/><text:span text:style-name="T26"><text:s/></text:span><text:span text:style-name="T2">دیرے کھو سونگسے کھی دُون پِنگ رُوسپو <text:s/>فنگس۔ ہرتے دُون پِنگ ہرژو <text:s/>فنگس۔ کھونگ لو ژام اِنسُوک۔ </text:span><text:span text:style-name="T47">کھستونگ</text:span><text:span text:style-name="T2"> یقسے۔ دونگ فنگما نہ <text:s/>کھی سی کُھوری رُوسپو ترَدس۔ ہرتو سی کُھوری ہرژو زوس۔ کھو ہلب اَہِنگ بیُونگس۔ بیُونگسے نہ اتا سی مِنفی فِینگمی نتِنگ چی یودسُوک کروتپی گونمے</text:span><text:span text:style-name="T47">،</text:span><text:span text:style-name="T2"> رگیون٘ی ژینُوی یودپا دو گو نس۔ فِینگمی نتِنگ پو کھو گوے کھہ کلس۔ کلبا نہ اے می لہ کھوانگ مِہ تھونگما کھوانگ لہ اے می تھونگما۔ گونے یا جق لہ کھو بادشائی کھرِنگ سو نگس۔ کھو لہ آسمان پری <text:s/>مہ تھونگس۔ جقما ن٘یشُو نِ٘یس کھو کھورس۔ پرِستانی یُولی کھو سی چھونچی کھوانگ ملسے مہ یقس۔ نہ موے مِنتخ چی بیُونگما میدسُوک۔ نہ موے خبر چی کوا میدسُوک۔ گار یودپی اِن گار میدپی اِن زیربی چنگ ہرتخپے کھوانگ کھو لہ <text:s/>مہ سونگس۔کھو موے </text:span><text:span text:style-name="T47">کھوقکھولِنگ</text:span><text:span text:style-name="T2"> رگُودس۔ موے ہرتخپا گو پ</text:span><text:span text:style-name="T47">ا</text:span><text:span text:style-name="T2"> مو شِسا یود زیربی کھوانگ خبر چی مہ کوس۔</text:span></text:p>
      <text:p text:style-name="P7"><text:span text:style-name="T26"><text:s/></text:span><text:span text:style-name="T2">یو بین جقما نِ٘یشُو نِ٘یس گنگما لہ جق چِک یود زیرین کھ</text:span><text:span text:style-name="T82">و دُکان</text:span><text:span text:style-name="T2"> چِگی زگوہرژی کھہ نِ٘</text:span><text:span text:style-name="T10">ید </text:span><text:span text:style-name="T2">اونگسے یودپا۔ کھو دیکھہ نِ٘ید اونگسے یودپی وخ لہ رگشہ نسو فیدمہ <text:s/>خاتُون چِک اَہا نہ بگیُوگین اون٘یدسُوک۔دے خاتُون پو اونگما نہ کھو سی ترِس، </text:span><text:span text:style-name="T47">”</text:span><text:span text:style-name="T2">اِنا لے اشے خاتُون یانگ دِی گیوخسپا نہ </text:span><text:span text:style-name="T47">ہَلین</text:span><text:span text:style-name="T2"> بگیُوگین اونگسید۔</text:span><text:span text:style-name="T47">“</text:span></text:p>
      <text:p text:style-name="P7"><text:span text:style-name="T25"><text:s/></text:span>مو سی زیرس، ”آسمان پری دِرِنگ نہ جقما نِ٘یشُو نِ٘یس گوید۔ مو زِندانِنگ فوقسے یود۔ چازیرنہ <text:s/>فلان شہری ہلہ کرفوے بُو سی مو لہ دُوک زیرے یود۔“ <text:span text:style-name="T2">دو کھو لہ چوق کوس جُویا۔ تا کھو شُکر کُن بیاس۔ تا کھو دے اشو نہ ن٘یمبو ن٘یمبو دے کھر </text:span><text:span text:style-name="T47">پِ</text:span><text:span text:style-name="T2">نگ اون٘یدپا جُویا۔ مو بگیُوکس نہ <text:s/>کھو </text:span><text:soft-page-break/><text:span text:style-name="T2">بگیُوکپا مو کُلے سونگس نہ کھو کُلے گوا۔ یو بین اونگسے کھونگ زِندانی زگوہرژی کھہ تا کھونگ تھونیدپا جُویا۔</text:span></text:p>
      <text:p text:style-name="P7"><text:span text:style-name="T26"><text:s/></text:span><text:span text:style-name="T2">دیرے زِندانی کَھری زگوہرژی کھہ تھونما نہ، دے زندانی کَھری زگو من غا بگیا یودپی اِنسُوک۔ مو دے دخون پو فنگما نہ ہلب زگو بیس۔ مو اَہینگ سونگس۔کھو مہ تھون۔ تا من غا بگیا کھو چِہ بیاسے کھوُرے گِک۔ یلے کسل تا کھو سی کُھوری ہُورکُوٹُو نا مُورکُوٹُو </text:span><text:span text:style-name="T47">فُودے</text:span><text:span text:style-name="T2"> تنگس۔ </text:span><text:span text:style-name="T87">برَغمو</text:span><text:span text:style-name="T2"> دے زگو لہ کھرِس، ہلٹنُو سی تواق لینے اَہیکھہ فنگس۔کھو سہ اَہینگ تھونس۔ تھونما چِک دے اشو سی مو لہ زیرین یودسُوک، ”لے ان٘وے روزی کِھری اتا سی ہلہ کرفو لہ خسیری بب پو دیژے کلید۔ خمُولی بب پو دیژے کلید۔ زان مالی بب پو دیژے کلید۔کِھری <text:s/>اتا کھوے اوغِنگ یودپی اِن۔ دے می لہ مِہ دُوک زیرے کھیانگ لہ آدمی بُوژھی سحر جادوُ فوقفی اِن۔ ن٘ری ان٘وے بون٘و کھو لہ دُوکپا رگوسُوک۔“ زیرے دے ان٘و سی مو لہ </text:span><text:span text:style-name="T47">سنِنگ</text:span><text:span text:style-name="T2"> فتُول کھوق فتُول بین یودسُوک۔</text:span></text:p>
      <text:p text:style-name="P7"><text:span text:style-name="T2">بیا چِک مو سی زیریدسُوک، </text:span><text:span text:style-name="T47">”</text:span><text:span text:style-name="T2">لے ان٘و ن٘ا کھو رُوٹی کھیر زیرید۔ جقپا جق لو پہ لو ساعت پہ ساعت ن٘ا لہ کھوے تری </text:span><text:span text:style-name="T47">اون٘ید۔“ زیرے</text:span><text:span text:style-name="T2"> دے سکت <text:s/>پو کوسفی کھہ نہ تا کھو لہ نام تھیاقس جُو۔کھو دے درے وردی گنگمہ لہ چاقُو تیانگس۔ تیانگسے چدے فنگسے نہ کھو بیُونگما نہ تا زِندان کھوانگ سنگ سونگس۔ کھوے غبیل نہ موے دے غبیل <text:s/>گنگمی کھہ۔</text:span></text:p>
      <text:p text:style-name="P7">کھو سی زیرس، ”یلے آسمان پری کھیانگ لہ ن٘ی تری ژا او نگمی مین۔ ن٘ا یینگ تھونے یود۔“ دو زیربا نہ تا دے ان٘و کھونگ نِ٘یسکی مِسنِنگ نہ صُورتی کھہ دروقسے شورس۔</text:p>
      <text:p text:style-name="P7"><text:soft-page-break/>یلے کسل تا کھونگ نِ٘یسکا دیکھہ تروت لقفرت سونگسے زین تُھون٘ین دُوگیدپا جُویا۔ دیرے بادشاہ لہ سہ تا کھو لہ سہ جُور یودپی۔ کھو دُوربین کلے ہلتین یودپا کھوے <text:s/>نمو بگیُوکپا تھونگس۔ تھونگما چِک کھو لہ خسمس، ”یا تا ن٘ی بون٘و دِرنگ ہلہ کرفوے بُو لہ دُوکپی رگسکت کُھورے اونگسید“ زیرے کھوانگ سہ ہندوق نہ ببسے بگیُوکسے او نگس۔ گوے کھہ نہ نَتِگ فُودے تا خاتُون نہ تُھوکپا لہ اون٘یدپا جُویا۔ دیرے کھو سی ترِس، ”اِنا لے خاتُون آسمان پری خُدا زیرے کُھوکسا؟“</text:p>
      <text:p text:style-name="P7"><text:span text:style-name="T26"><text:s/></text:span><text:span text:style-name="T2">زیربا چِک </text:span><text:span text:style-name="T47">” </text:span><text:span text:style-name="T2">تا چِہ بیک لے بادشاہ سلامت جادُو سہ مید ننگ۔ سحر سہ مید ننگ۔ مکر سہ مید ننگ۔ دے آدمی طوطی ن٘تی زِندانِنگ تھونے ننگ۔</text:span><text:span text:style-name="T47">“</text:span></text:p>
      <text:p text:style-name="P7"><text:span text:style-name="T26"><text:s/></text:span><text:span text:style-name="T2">زیربا چِک تا کھو دومبہ چنی </text:span><text:span text:style-name="T47">سنِنگ</text:span><text:span text:style-name="T2"> پیکھہ چھوغو گن٘ی ڈلی کلفا ژوخ پو گویدپا جُویا۔ خا نہ تُونی کھہ کھو لوقس۔ لوقسے نہ وزیر لہ زیرس، </text:span><text:span text:style-name="T47">”</text:span><text:span text:style-name="T2">کھیانگ ہرمق زدوم آدمی طوطی </text:span><text:span text:style-name="T47">ردَبید“</text:span></text:p>
      <text:p text:style-name="P7"><text:span text:style-name="T26"><text:s text:c="2"/></text:span><text:span text:style-name="T2">دے وزیر پو لیگی عقلمند چی یودپی اِنسُوک۔ کھو سی زیرس، ”لے بونگ کھوق بادشاہ کھیانگ لہ مِہ شیس ن٘ا لہ شیسُوک۔ کھو </text:span><text:span text:style-name="T47">ردَبو</text:span><text:span text:style-name="T2"> د</text:span><text:span text:style-name="T11">ِ</text:span><text:span text:style-name="T2">رِنگ صحیح بیر لہ صحیح۔ آدمی طوطی لہ ن٘تی بون٘و تنگنُوگا؟ کھیانگ سہ کھو سی منٹ چگِنگ میدپا بیاس نارے، اندازہ بیوس۔ لو ستونگ نِ٘یشُو بجی لم پو لہ کھو چِہ بیاسے اونگس؟ <text:s/>لو ستونگ چِک کھوے ژھے مِہ دُوکپا۔ کھوینگ سہ حکمت دُوکتُوک۔ ہش ہُوش دُوکتُوک۔</text:span><text:span text:style-name="T47">“</text:span></text:p>
      <text:p text:style-name="P7"><text:span text:style-name="T28"><text:s text:c="2"/>”</text:span><text:span text:style-name="T2">اون٘ا چِہ بیک</text:span><text:span text:style-name="T47">؟“</text:span></text:p>
      <text:p text:style-name="P7"><text:span text:style-name="T26"><text:s/></text:span><text:span text:style-name="T28">”</text:span><text:span text:style-name="T2">کھو مقپہ اِن زیرے ننگ نُو کھیر۔ زان تونگ، ہرژب کُھور تونگ، ہلتنمو تونگ، کھو تھد چُوک۔ دیکھہ نہ کُھورِنگ نہ <text:s/>خپیرا بیُونگمت۔</text:span><text:span text:style-name="T47">“</text:span></text:p>
      <text:p text:style-name="P7"><text:soft-page-break/><text:span text:style-name="T26"><text:s text:c="2"/></text:span><text:span text:style-name="T28">”</text:span><text:span text:style-name="T2">لیاخمو گِک لے وزیر</text:span><text:span text:style-name="T47">“</text:span><text:span text:style-name="T2"> زیرس۔ یلے کسل کھون٘ی سی مون بگیا ہرژق چِک کھیونگس جُو، ہرژے کھن بگیا ہرژق چِک، فُوکھن بگیا ہرژق چِک کھیونگس۔ کارفو سن٘ونپو وردی گون کھن میُونگ ہرتاؤن٘ی کھہ کلے زِندان تھونے من <text:s/>کھونگ سلام کلام لہ اون٘یدپا جُویا۔ دیرے کھونگ مقپہ بخمو ہرتےکھہ کلے ہلتنمو بین زِندانِنگ نہ کھرِنگ کھیون٘یدپا لے کسل۔</text:span></text:p>
      <text:p text:style-name="P5"><text:span text:style-name="T26"><text:s/></text:span><text:span text:style-name="T2">دیرے دے جقپو دُوکس، دُوکسے نہ اے جق لہ ہلہ کرفوے بُو لہ دے خپیرونگ کوسے نہ کھو سہ خط بط چی کلیدپا جُویا، ”اِنا لے حرامزادہ، آدمی طوطی ژوخ مقپہ </text:span><text:span text:style-name="T47">تھوبا</text:span><text:span text:style-name="T2"> نہ</text:span><text:span text:style-name="T47">،</text:span><text:span text:style-name="T2"> کھیانگ لہ ہلتوس ن٘یوم کھیانگ لہ ن٘اسی چِہ بیانگ زیربو</text:span><text:span text:style-name="T47">؟</text:span><text:span text:style-name="T2"> کِھری یُول پو یوژے تھلبہ مِہ یق ہلے ہرمق تنگسے نہ۔ کھیانگ ن٘ی کھ</text:span><text:span text:style-name="T47">ا</text:span><text:span text:style-name="T2"> خلَن٘ی کھہ خیاربی اِن۔</text:span><text:span text:style-name="T47">“</text:span><text:span text:style-name="T2"> زیرے کھو خط چی کلے تن٘یدپا جُویا۔</text:span></text:p>
      <text:p text:style-name="P5"><text:span text:style-name="T25"><text:s/></text:span>دیرے دو کھیونگسے درے چگی سی <text:s/>کھو لہ مِنس۔ درے سی وزیر لہ زیرس ”لے وزیر تا ن٘دانگ بیر لہ شید کھو سی چِہ بیات؟“</text:p>
      <text:p text:style-name="P5"><text:span text:style-name="T26"><text:s/></text:span><text:span text:style-name="T2">زیربا چِک وزیری سی زیرس، ”لے بادشاہ سلامت دو بدون٘و۔“ زیرے کھو خط پو کُھورے اونگسے بہرام گول لہ دے خط پو اَدبی کھہ مِنس۔ کھو سی دو فیس۔ فیسفی جُوکتُو کھو سہ دیکھہ فلُو خسُوم ربِس۔ کھو سی یو ربِس، ”کھیانگ ن٘ا ستروقفی کھہ ن٘ا </text:span><text:span text:style-name="T47">جِکھفی</text:span><text:span text:style-name="T2"> مین۔ کھیانگ گا قسمی مقابلہ لہ اونگ زیرس نہ ن٘ا تیار یودپی اِن۔ کھیانگ لہ آدمی طوطِنگ چنگ مِہ دُوک زیرے خسمید نہ مہ خسوم۔“ دو رِبسے دے درے نہ ن٘یمبو کلے تن٘یدپا جُویا۔ خیر کھونگ نِ٘یسکا اے جغی ٹھیک بجا </text:span><text:span text:style-name="T47">بگیادی کھہ</text:span><text:span text:style-name="T2"> مقابلی ٹائم یغیدپا جُویا۔ دیرے اے جق لہ بجا </text:span><text:span text:style-name="T47">بگیادی کھہ</text:span><text:span text:style-name="T2"> ہلہ گنگمہ اونگسے دے برَغی کت زُور گنگمی کھہ گن٘یدپا جُویا۔ دیرے کھون٘ی سی کھو لہ مقابلی دعوت مِنس۔ کھو سی دے </text:span><text:soft-page-break/><text:span text:style-name="T2">رال فلُو خسُوم ینگ سترقس۔ سترقپا </text:span><text:span text:style-name="T47">نہ خنم</text:span><text:span text:style-name="T2"> زگقس۔ دیرے پرستانی بادشاہ سی زیریدپا </text:span><text:span text:style-name="T47">”</text:span><text:span text:style-name="T2">یری شزدے دِی گنگمہ مہ کھیونگ۔ کھون٘ی کھہ خلنگ فوقس نہ ن٘یا شے اِن۔</text:span><text:span text:style-name="T47">“</text:span></text:p>
      <text:p text:style-name="P7"><text:span text:style-name="T26"><text:s/></text:span><text:span text:style-name="T2">دینگ نہ درے چِک لہ حکم بیاس، کھو اونگس۔ اونگسے نہ ترِس، ”اِنا بادشاہ سلامت ن٘ا لہ چِہ حکم یود۔</text:span><text:span text:style-name="T47">“</text:span><text:span text:style-name="T2"> </text:span></text:p>
      <text:p text:style-name="P7"><text:span text:style-name="T2">کھو سی زیرس</text:span><text:span text:style-name="T47">، ”</text:span><text:span text:style-name="T2">کھیانگ ہلے ہرمق </text:span><text:span text:style-name="T47">نہ دریسے</text:span><text:span text:style-name="T2"> مقابلہ بیوس</text:span><text:span text:style-name="T47">“</text:span></text:p>
      <text:p text:style-name="P7"><text:span text:style-name="T26"><text:s text:c="2"/></text:span><text:span text:style-name="T28">”</text:span><text:span text:style-name="T2">لیاخمو </text:span><text:span text:style-name="T47">گ</text:span><text:span text:style-name="T2">وید</text:span><text:span text:style-name="T47">“</text:span><text:span text:style-name="T2"> زیرس۔ کھو سی ہا بیا نہ ستونگ رے کھوے کھینگ تھونیدسُوک۔</text:span></text:p>
      <text:p text:style-name="P5"><text:span text:style-name="T26"><text:s/></text:span><text:span text:style-name="T2">دیکھہ نہ کھو لہ خسمس۔ لے دِی ہرمق گنگمی چِہ ن٘یسپا یا ہلہ کرفوے بُو کھوانگ ن٘ا زُونے کھیونگنُوک۔ کھو سی دے درے لہ حکم بیاس، ”کھیان٘ی ہلہ کرفوے بُو زُونے کھیونگ۔</text:span><text:span text:style-name="T47">“</text:span></text:p>
      <text:p text:style-name="P7"><text:span text:style-name="T26"><text:s/></text:span><text:span text:style-name="T2">کھو ڈانگ چگِنگ اِبسے <text:s/>یودسُوک۔ کھو سی دے ڈانگ پو نہ دریسے کھیونگس۔ کھیونگما نہ بہرام گولی سی زیرس، ”لے کھیانگ لہ ن٘ا سی ہلہ کرفوے بُو کھیونگ زیربا نہ کھیان٘ی دی ڈانگ پو کھیونگسید۔</text:span><text:span text:style-name="T47">“</text:span></text:p>
      <text:p text:style-name="P7"><text:span text:style-name="T25"><text:s/></text:span>زیربا نہ دے درے سی زیرس، ”یری شزدے کھو یا ڈانگ پِنگ کھوانگ یودپی اِن۔“</text:p>
      <text:p text:style-name="P7"><text:span text:style-name="T26"><text:s/></text:span><text:span text:style-name="T2">کھو دو چدے </text:span><text:span text:style-name="T47">ہلتا نہ</text:span><text:span text:style-name="T2"> کھو دے ڈان٘ی اوق پِنگ جُوکسے یودسُوک لے کسل۔کھو سی سن</text:span><text:span text:style-name="T47">ا</text:span><text:span text:style-name="T2"> لہ تھمسے باہر فیُونگسے نہ زیرس، ”حرامزادہ ن٘ی مقابلہ لہ اونگ کھن پو کھیانگ اِنا مین؟ <text:s text:c="2"/>کھیانگ یو بیاسے دُوکپا مہ کھیُودپا دی ڈانگ پِنگ جُوکسے یود۔ تا کھیان٘ی ن٘ی چِہ مقابلہ بید؟“ </text:span><text:span text:style-name="T65">بقچی</text:span><text:span text:style-name="T2"> کھو لہ تیانگس۔ تیانگسے نہ کھو سی ترِس، ”دوسے کھیان٘ی چِہ بے؟“ </text:span></text:p>
      <text:p text:style-name="P7"><text:soft-page-break/><text:span text:style-name="T2">زیربا نہ </text:span><text:span text:style-name="T47">”</text:span><text:span text:style-name="T2">یری شزدے ن٘ا یانگ نہ ینگ مقابلہ بیا یَنما مید۔ ن٘ا لہ گوپا مقابلہ بیاسفو گیودسید۔ ن٘ی دیژے فوج ہرمق ہر مُو چھون ستونگ سونگس۔</text:span><text:span text:style-name="T47">“</text:span><text:span text:style-name="T2"> </text:span></text:p>
      <text:p text:style-name="P7"><text:span text:style-name="T25">”</text:span>اون٘اکھیان٘ی پرِستانی بادشِنگ نہ بب کھیرین لو ژام اِن؟“</text:p>
      <text:p text:style-name="P7">کھو سی زیرس، ”یو ژے لو گوید۔“ </text:p>
      <text:p text:style-name="P7"><text:span text:style-name="T25"><text:s/>”</text:span>کھیان٘ی دے گنگمہ ن٘ا لہ لزوقسے مِنیدا مید؟“ </text:p>
      <text:p text:style-name="P7">کھو سی زیرس، ”ن٘ا مِنید۔“</text:p>
      <text:p text:style-name="P7"><text:span text:style-name="T25"><text:s/>”</text:span>دو مِنفی جُوکتُو کھیان٘ی سی یو بی نِ٘یس لوق پو ن٘ا لہ بب تن٘یدا مید؟“</text:p>
      <text:p text:style-name="P7"><text:span text:style-name="T25"><text:s/></text:span>کھو سی زیرس، ”ن٘ا تن٘ید۔“</text:p>
      <text:p text:style-name="P7"><text:span text:style-name="T26"><text:s/></text:span><text:span text:style-name="T2">تا کھو سی خسیر بب نہ خمُول بب ن</text:span><text:span text:style-name="T47">ہ</text:span><text:span text:style-name="T2"> می بب نہ زان مالی بب نہ چِگنگ <text:s/>گنگمہ کھوینگ نہ کھیونگسے نہ دے تھنگ پو سکن٘یدپا جُویا۔ یلے کسل تا کھو سی دے گنگمہ زدمفی جُوکتُو <text:s/>کھوے کھہ نہ <text:s/>ربِسے لینے کھو لہ نا سکلے نہ <text:s/>کھو فُود <text:s/>تن٘یدپا جُویا۔</text:span></text:p>
      <text:p text:style-name="P5"><text:span text:style-name="T26"><text:s/></text:span><text:span text:style-name="T2">دیرے تا کھو پرِستانی شہرِنگ کھوریدپا جُویا۔ گنگمہ لہ ہرتخفا سونگس۔ سُو سہ کھوے کھہ مِہ کھوربی اِنمنگ زیربو۔ دیرے <text:s/>وزیر نہ کھو ترو نمو سونگس۔ چِک مین چِک پو کھو دعوت لہ کھیرین </text:span><text:span text:style-name="T47">فیاختب</text:span><text:span text:style-name="T2"> </text:span><text:span text:style-name="T47">فیُون٘ین</text:span><text:span text:style-name="T2"> کھونگ نِ٘یسکا اتا نہ بُو پا سہ ترو نمو سونگس۔ تا دے وزیر پو لہ کھوے <text:s/>نمو <text:s/>کھوانگ لہ کھیر سنی یودپی اِنسُوک۔ کھو سی جق چِک زیرس، ”یلے بادشاہ سلامت ن٘ا سہ شی کھن اِن ن٘ا یانگ لہ خپیرا چِک زیرید۔ گوانہ ن٘ی زِندان چِک یودپی اِن، گوانہ یانگ لہ سہ گا </text:span><text:soft-page-break/><text:span text:style-name="T2">بادشاہ چگی سی حملے کھیونگ زیرس نہ ن٘ی زِندان پِنگ مہ چُھودپا </text:span><text:span text:style-name="T47">چِک کھوانگ </text:span><text:span text:style-name="T2">ہلقپی مین۔ چِک ہلتا مِہ شخسا؟</text:span><text:span text:style-name="T47">“</text:span></text:p>
      <text:p text:style-name="P7"><text:span text:style-name="T25"><text:s/></text:span>زیربا نہ ”لیاخمو گِک“ زیرے ہلتا سونگس۔ چھوغو کرکون٘ی کھے چِک یودسُوک۔ یاجُویا ہلتوس، یاجُویا ہلتوس زیرس۔ دیرے کھو یُوک زگُوسے ہلتے من نہ کھو ردوقپہ تیانگسے سکورے گمبِنگ فنگس۔ چھوغو برَق لیب چِک یودسُوک، دو کھیونگسے دیکھہ کلس۔<text:span text:style-name="T2"> تا کھو پریشان سونگس۔ یودپی چیز کُن کھرِنگ فنگسے یود۔ کھرِنگ ہِلِنگ سونگس۔ بہرام گول ستورس <text:s/>زیرے۔ تا آسمان پری نُ٘وسے نُ٘وسے نہ ہَل مید سو نگس۔ یو بین تا موے زے زان</text:span><text:span text:style-name="T47">،</text:span><text:span text:style-name="T2"> تُھو نگمی چُھو حرام سونگس۔ تا </text:span><text:span text:style-name="T47">اشی پی</text:span><text:span text:style-name="T2"> ژھرانگ</text:span><text:span text:style-name="T47">،</text:span><text:span text:style-name="T2"> مو ن٘وین دُوگیدپا جُویا ژھن ن٘</text:span><text:span text:style-name="T12">ِ</text:span><text:span text:style-name="T2">ین۔ دیرے وزیری بون٘و لہ <text:s/>گُل چہرہ زیریدپا۔ مو سی زیریدپا، </text:span><text:span text:style-name="T47">”</text:span><text:span text:style-name="T2">یلے آسمان پری گوانہ کِھری </text:span><text:span text:style-name="T47">اشی پو</text:span><text:span text:style-name="T2"> ن٘ا مہ شوخمو </text:span><text:span text:style-name="T47">فیُون٘ید</text:span><text:span text:style-name="T2"> ۔ گوانہ کھیان٘ی ن٘ی وعدے چِک یود یو بیدا؟</text:span><text:span text:style-name="T47">“</text:span></text:p>
      <text:p text:style-name="P7"><text:span text:style-name="T26"><text:s/></text:span><text:span text:style-name="T2">زیربا نہ مو سی زیرس، </text:span><text:span text:style-name="T47">”</text:span><text:span text:style-name="T2">بید۔</text:span><text:span text:style-name="T47">“</text:span></text:p>
      <text:p text:style-name="P7"><text:span text:style-name="T26"><text:s/>”</text:span><text:span text:style-name="T2">اون٘ا کھو لیگی رگشے ننگ ن٘ا سہ کِھتی ژو نمو بیاسے کِھدے </text:span><text:span text:style-name="T47">گ</text:span><text:span text:style-name="T2">وا ہے۔</text:span><text:span text:style-name="T47">“</text:span></text:p>
      <text:p text:style-name="P7"><text:span text:style-name="T25"><text:s/></text:span>مو سی زیرس، ”لے <text:s/>گُل چہرہ کھیانگ یو بیاسے ژو نمو بیاسے کِھدے گوا مید۔ کھوانگ لہ <text:s/>نمہ بیاسے کِھدے گوید۔“</text:p>
      <text:p text:style-name="P7"><text:span text:style-name="T25"><text:s/>”</text:span>لیاخمو گِک“ زیرے کھونگ نِ٘یسکا دیکھہ چھد وعدہ سونگس۔ سونگسے نہ مو سی ننگ نُو سونگسے نہ وزیر لہ زیرس، ”لے ن٘ی کھا کھور رگشہ کھیانگ ژا لہ لدن کھن اِن ہے، ینگ سُو لہ لدن کھن مین۔ بہرام گول بادشاہ لہ ن٘ری اتا سی چی بیاسید۔“</text:p>
      <text:p text:style-name="P7"><text:soft-page-break/><text:span text:style-name="T26"><text:s/></text:span><text:span text:style-name="T2">زیربا نہ کھو سی زیرس، ”اُہوں، ن٘اسی چِہ </text:span><text:span text:style-name="T47">بیاس؟ کھو</text:span><text:span text:style-name="T2"> گا</text:span><text:span text:style-name="T47">ر</text:span><text:span text:style-name="T2"> خیارسا یودا ن٘ا لہ چِہ پتہ۔“</text:span></text:p>
      <text:p text:style-name="P7"><text:span text:style-name="T26"><text:s/></text:span><text:span text:style-name="T28">”</text:span><text:span text:style-name="T2">یانگ لہ آسمان پری لہ ہلپہ گوا اتا؟</text:span><text:span text:style-name="T47">“</text:span></text:p>
      <text:p text:style-name="P7"><text:span text:style-name="T28"><text:s/></text:span><text:span text:style-name="T26"><text:s/></text:span><text:span text:style-name="T28">”</text:span><text:span text:style-name="T2">سونگ۔</text:span><text:span text:style-name="T47">“</text:span><text:span text:style-name="T2"> </text:span></text:p>
      <text:p text:style-name="P5"><text:span text:style-name="T2">دیرے مو سونگسے بقچی باہر سونگسے دُوکسے نہ اونگس، ”لے مِلی اتا مو یانگ لہ دُوکپا لہ لیگی تھدید ننگ۔ مو سی زیرانگ،</text:span><text:span text:style-name="T47"> ’</text:span><text:span text:style-name="T2">بہرام گول بادشاہ لہ مِہ لد نمی چنگ میدانگ۔ جُوکتُو کھو اونگسے ردَبی ژھرانگ گو</text:span><text:span text:style-name="T47">ید</text:span><text:span text:style-name="T2">۔ ن٘ا دِی آدمی طوطی لہ دُوکسے یود ینگ۔</text:span><text:span text:style-name="T47">“</text:span></text:p>
      <text:p text:style-name="P7"><text:span text:style-name="T26"><text:s/></text:span><text:span text:style-name="T2">زیربا نہ کھو سی زیرس، </text:span><text:span text:style-name="T47">”</text:span><text:span text:style-name="T2">کھو ینگ گا</text:span><text:span text:style-name="T47">ر</text:span><text:span text:style-name="T2"> تھو</text:span><text:span text:style-name="T47">نید</text:span><text:span text:style-name="T2">، تھو نمی مین۔</text:span><text:span text:style-name="T47">“</text:span></text:p>
      <text:p text:style-name="P7"><text:span text:style-name="T28"><text:s/>”</text:span><text:span text:style-name="T2">یلے مِلی اتا مہ تھو</text:span><text:span text:style-name="T47">نس نہ</text:span><text:span text:style-name="T2"> </text:span><text:span text:style-name="T47">دِرِنگ</text:span><text:span text:style-name="T2"> مو یانگ لہ بخستون تیان٘ید ینگ چِہ سونگس۔</text:span><text:span text:style-name="T47">“</text:span><text:span text:style-name="T2"> خیر جُو مو لیگی تیز تراز چی یودسُوک۔ مو سی زیرس، </text:span><text:span text:style-name="T47">”</text:span><text:span text:style-name="T2">ن٘ری اتا لہ لدنفا مید لے اتا ؟</text:span><text:span text:style-name="T47">“</text:span></text:p>
      <text:p text:style-name="P7"><text:span text:style-name="T26"><text:s text:c="2"/></text:span><text:span text:style-name="T28">”</text:span><text:span text:style-name="T2">لے کھیان٘ی چا فِکر بید؟ کھو ن٘ا سی نام نہ زِندانِنگ تنگسے دوسے خیارے مِہ دُوک۔</text:span><text:span text:style-name="T47">“ </text:span></text:p>
      <text:p text:style-name="P7"><text:span text:style-name="T26"><text:s/></text:span><text:span text:style-name="T28">”</text:span><text:span text:style-name="T2">لے اتا چا غزون تن٘ید؟ ن٘تی زِندانی زگو مِنگا نِ٘یشو نِ٘یس لہ میدپ</text:span><text:span text:style-name="T47">ا</text:span><text:span text:style-name="T2"> سکُولبا مِہ یَنمی، یانگ ژا لہ چِہ بیاسے یَنس؟ ہنہ یا</text:span><text:span text:style-name="T47">ن٘ی</text:span><text:span text:style-name="T2"> ینگ سُو کھیونگفی خبر چی کوسفا مید۔ دو ن٘ری اتا سی غزون تنگمی اِن۔ دو لہ ن٘ا چھیسفا مید۔ ا</text:span><text:span text:style-name="T47">بژا</text:span><text:span text:style-name="T2"> کھو اونگسے ن٘ا پق ردب نارے۔</text:span><text:span text:style-name="T47">“</text:span></text:p>
      <text:p text:style-name="P7"><text:span text:style-name="T26"><text:s/></text:span><text:span text:style-name="T2">زیربا نہ کھو سی زیرس، ”لے اتی گُل چہرہ </text:span><text:span text:style-name="T47">اَتی</text:span><text:span text:style-name="T2"> دِی سنمدل پو </text:span><text:span text:style-name="T47">ترُودپا</text:span><text:span text:style-name="T2"> نہ ایکھہ گوے اِن۔ دی سنمدل پو ترُودپا نہ <text:s/>ینگ ییکھہ او نگمی اِن۔“</text:span></text:p>
      <text:p text:style-name="P7"><text:span text:style-name="T26"><text:s text:c="2"/></text:span><text:span text:style-name="T28">” </text:span><text:span text:style-name="T2">تا دینے اِن نہ لیاخمو سونگ لے ن٘ی کھا کھور رگشہ اتا۔ دو سونگس زیر نہ ن٘ری اتی یود ینگ۔ یا ن٘ا </text:span><text:span text:style-name="T82">دُکانی </text:span><text:span text:style-name="T2">کھہ سونگسے عطر بطر چی کُھورے اون٘ید یانگ لہ ہے</text:span><text:span text:style-name="T47">“</text:span><text:span text:style-name="T2"> زیرس۔</text:span></text:p>
      <text:p text:style-name="P7"><text:soft-page-break/><text:span text:style-name="T26"><text:s/></text:span><text:span text:style-name="T28">”</text:span><text:span text:style-name="T2">لیاخمو گِک</text:span><text:span text:style-name="T47">“</text:span><text:span text:style-name="T2"> زیرس۔ کَھری خزانِنگ سونگسے اشرفی چِک کھیونگسے مو بازار لہ سونگس۔ سونگسے نہ لیاخمو دُوار چِک نہ افیُونی پوڈر چی کھیونگس۔ دے افیُون پو اتی سنمدل سترانگ زُوم بیاسے ن</text:span><text:span text:style-name="T47">ہ</text:span><text:span text:style-name="T2"> مو سی </text:span><text:span text:style-name="T47">اَتی</text:span><text:span text:style-name="T2"> سنمسُول پیکھہ </text:span><text:span text:style-name="T47">اَفیون</text:span><text:span text:style-name="T2"> تنگسے تنگسے ن</text:span><text:span text:style-name="T47">ہ</text:span><text:span text:style-name="T2"> اتا بے ہوش بیاسے فنگس۔ مو سی دے تیز دُوار پو بیکھہ سنمدل پو ہرتُوبسے کُھورے سونگسے دے زگو فیس۔ فیسے نہ دے زنِدان پِنگ </text:span><text:span text:style-name="T96">سونگس</text:span><text:span text:style-name="T2">۔ گوا نہ دینگ نُو <text:s/>شِسفی رو چِک یودسُوک۔ مو دو تُرودے باہر کھیونگس۔ دیرے مو سی دو باہر کھیونگسے ن</text:span><text:span text:style-name="T47">ہ</text:span><text:span text:style-name="T2"> زیرس، ”یلے آسمان پری تا ن٘ا لہ روخ بیا اونگ۔“ <text:s/>زیرے کھونگ نِ٘یسکا سی ترُود ترُود فشد فشد بین چی ک</text:span><text:span text:style-name="T12">َ</text:span><text:span text:style-name="T2">ھرِنگ کھیرے کَھری زگو لوقپار لہ چُوگیدپا لے کسل۔ کھو لہ چنگ زان بان زے ہوش میدسُوک۔ سن٘مپی تری تری بیا چُوگین یقسے یقسے کھو مِک فیس۔ یلے کسل دیرے کھو ینگ زان بان زوسے ینگ کھو جوان سونگس۔ </text:span></text:p>
      <text:p text:style-name="P5"><text:span text:style-name="T2">تا </text:span><text:span text:style-name="T47">اَہیکھہ</text:span><text:span text:style-name="T2"> چِہ سونگس زیربا نہ کھو لہ <text:s/>نِ٘ید ژ ھدپا نہ کھوے سنمدل پو چدے کھیرے مید۔ غسل خانِنگ سونگسے </text:span><text:span text:style-name="T47">اَہا</text:span><text:span text:style-name="T2"> سنمدل پو سہ کھو </text:span><text:span text:style-name="T47">برَقسے</text:span><text:span text:style-name="T2"> فنگس۔ </text:span><text:span text:style-name="T47">لجونگ</text:span><text:span text:style-name="T2"> چِک </text:span><text:span text:style-name="T47">پو ہرتُوبسے لجونگ</text:span><text:span text:style-name="T2"> چِک پو یقپ</text:span><text:span text:style-name="T47">ا</text:span><text:span text:style-name="T2"> کھو لہ مہ یَنس۔ یلے کسل تا کھو گُل چہرہ زیرین دی سترانگبُو <text:s/>فری گویدپا۔ </text:span><text:span text:style-name="T47">اَہا</text:span><text:span text:style-name="T2"> سترانگبُو فری گُل چہرہ زیرین کھو لوغیدپا جُویا۔ گُل چہرہ تا مو ستروقمید سونگسے گویدا اتی دُونُو۔ اتی لیکھر فوقپا لہ۔ آرامی کھہ زین تُھون٘ین دُوکس۔ </text:span></text:p>
      <text:p text:style-name="P5"><text:span text:style-name="T2">دیرے کھونگ <text:s/></text:span><text:span text:style-name="T47">خسُومکا</text:span><text:span text:style-name="T2"> مشورہ سونگس۔ کَھرِنگ نہ فُور ہرتے ر</text:span><text:span text:style-name="T47">ی</text:span><text:span text:style-name="T2">رے </text:span><text:span text:style-name="T47">کِھدے</text:span><text:span text:style-name="T2"> شورے گوا لہ۔ پرِستانی بادشی سہ کھو مقپہ سونگس۔ وزیری سہ <text:s/>مقپہ سونگس۔ کھونگ خسُومکا ژھن فید نہ شورے سونگس۔ دے وزیر پو سی فوج سکورے یودپی اِنسُوک۔ کھونگ لہ بیُونگمی لم چی سہ مہ سونگس۔ </text:span><text:soft-page-break/><text:span text:style-name="T2">خیر جُو برِنگ می بی بورس۔ کھو سی وزیر لہ زیرس، ”یلے بخمید وزیر کھرچق </text:span><text:span text:style-name="T47">ہل</text:span><text:span text:style-name="T2">ے ہرمق پو لہ چِہ بیاس زیربو کھیانگ لہ تھونگسا مہ تھونگس؟ دوپا سہ کھیانگ لہ تُھوسپ</text:span><text:span text:style-name="T47">ا</text:span><text:span text:style-name="T2"> بیدپا، تا گو سونگ نہ سونگ، ن٘ا بُو اِن، کھیانگ اتا اِن۔ ن٘ا ن٘ری </text:span><text:span text:style-name="T47">ملسی کھہ</text:span><text:span text:style-name="T2"> گوید۔ بادشی جُوکتُو نہ کھیان٘ی حکومت بیوس۔“ زیرے کھونگ چِک چگی صلح <text:s/>سونگس۔ اے جق لہ کھونگ لہ رخصت بیاس۔</text:span></text:p>
      <text:p text:style-name="P5"><text:span text:style-name="T26"><text:s/></text:span><text:span text:style-name="T2">دیرے آسمان پری سی کھو لہ </text:span><text:span text:style-name="T47">ہلژبیدپا</text:span><text:span text:style-name="T2">، ”یلے بہرام گول ن٘ئی اتا نہ ان٘و سی بیر لہ چِہ کُھورے گوے گانگ کُھورے گوے؟ زیرس نہ خسیر <text:s/>خمُول درے مال اِن۔ ن٘دانگ لہ لُوسپی مین <text:s/>ہے۔ کھیانگ کُھورے گوا مید زیر۔ چِہ کُھورے گوید زیرس نہ ، یتی بون٘و مَیُول</text:span><text:span text:style-name="T82"> مَسِنگ</text:span><text:span text:style-name="T2"> گوے</text:span><text:span text:style-name="T47">،</text:span><text:span text:style-name="T2"> گو فشدپی سُومنگ پو جو نمی قالین پو مِن زیر۔ زیرس نہ پرِستانی چابی یونگ اِن۔ یو نہ ن٘یمبو کَھر زدونگ بانگ نور مال جائیداد روزی گنگمہ یو نہ ن٘یمبو دمسے کھیو نگمی اِن۔</text:span><text:span text:style-name="T47">“</text:span></text:p>
      <text:p text:style-name="P7"><text:span text:style-name="T26"><text:s text:c="2"/></text:span><text:span text:style-name="T28">”</text:span><text:span text:style-name="T2">لیاخمو گِک</text:span><text:span text:style-name="T47">“</text:span><text:span text:style-name="T2"> زیرس۔ دیرے اے جق لہ چِک چگی رخصت خوشمُوت لینما چِک بادشاہ سی ترِس، ”اِنا لے بہرام گول بادشاہ کھیانگ ن٘ئی شِدیا نہ مونور چِہ کُھورے گوے؟“ </text:span></text:p>
      <text:p text:style-name="P7"><text:span text:style-name="T2">زیربا نہ لے اتا خسیر خمُول ن٘ا لہ سہ کم یودپی مین۔ ن٘ا دو کُھورے گوا مید۔ امّہ یتی بون٘و مَیُول </text:span><text:span text:style-name="T82">مَسِنگ</text:span><text:span text:style-name="T2"> گوے مو لہ <text:s/>گو فشدپی سُومنگ پو </text:span><text:span text:style-name="T47">نہ </text:span><text:span text:style-name="T2">جو نمی قالین پو مِن۔</text:span><text:span text:style-name="T47">“</text:span></text:p>
      <text:p text:style-name="P7"><text:span text:style-name="T26"><text:s/></text:span><text:span text:style-name="T2">زیربا چِک کھونگ دخفو چھونگمون٘ی </text:span><text:span text:style-name="T47">سنِنگبُوس</text:span><text:span text:style-name="T2"> چی فیُون٘ین زیرس، ”لے بُو کِھری تھیب مین۔ نن٘ی شے مید نہ فِری درے مید۔ ن٘ری بون٘و </text:span><text:span text:style-name="T47">ہلژَبسے</text:span><text:span text:style-name="T2"> میدپا کھیانگ شارگو لہ چِہ خبر۔ اِن نہ مینی چابی یو اِن۔ یو کھیانگ کُھورے گوا نہ پرِستانِنگ چِہ لُوس</text:span><text:span text:style-name="T47">ید؟ یونگ</text:span><text:span text:style-name="T2"> یودپی سا پرِستانی تھلبون</text:span><text:span text:style-name="T47">گ</text:span><text:span text:style-name="T2"> سہ دمسے گوے اِن۔“ زیریدپا جُویا۔</text:span></text:p>
      <text:p text:style-name="P7"><text:soft-page-break/><text:span text:style-name="T26"><text:s/></text:span><text:span text:style-name="T2">دیرے دے قالین پیکھہ <text:s/>گُل چہرہ </text:span><text:span text:style-name="T47">اَہا</text:span><text:span text:style-name="T2"> دب لہ آسمان پری دیہا دب لہ بہرام گول سکِل لہ دُوکسے گوا نہ تا کھیونگما میدسُوک نہ لے کسل بانگ کُنی قو بین جُو، بیہ ن٘ون٘ی</text:span><text:span text:style-name="T82"> قاکُڑوں ب</text:span><text:span text:style-name="T2">ین جُو، کھر زدونگ یودپو گنگمہ کھونگ نہ ن٘یمبو موٹور کھیونگما ژوخ پو اون٘یدسُوک جُویا۔ دیرے اپی پارٹی چِک بیُونگس، </text:span><text:span text:style-name="T47">”</text:span><text:span text:style-name="T2">یلے بہرام گول </text:span><text:span text:style-name="T47">نہ آسمان</text:span><text:span text:style-name="T2"> پری ینگ تُھوکپی ن٘دانگ لہ ژھے یودا میدا؟ <text:s text:c="3"/>کِھتی دیدار پو ن٘یا لہ چِک ہلتون</text:span><text:span text:style-name="T47">“</text:span><text:span text:style-name="T2"> زیرس۔ کھونگ یُوک لوقسے ہلتا نہ نور زان نہ بقچی دو بیاسے لوقسے گویدپا جُویا۔</text:span></text:p>
      <text:p text:style-name="P7"><text:span text:style-name="T26"><text:s/></text:span><text:span text:style-name="T2">خیر دو بین اپو پارٹی بیُونگس جُو۔ جوان پارٹی بیُونگس جُو۔ نچُونگمو پارٹی بیُونگس جُو، یو ژوخ زیرین زیرین سونگسے سونگسے نور زان <text:s/>گنگمہ لوقسے سونگسے چھمسے سونگس، ”یلے بہرام گول یا ریسی کھہ لوقسے ہلتس نہ ینگ ن٘دانگ لوقسے تھو نمی سہ مین۔</text:span><text:span text:style-name="T47">“</text:span></text:p>
      <text:p text:style-name="P7"><text:span text:style-name="T26"><text:s/>”</text:span><text:span text:style-name="T2">اون٘ا چِہ بیک</text:span><text:span text:style-name="T47">؟</text:span></text:p>
      <text:p text:style-name="P7"><text:span text:style-name="T26"><text:s/></text:span><text:span text:style-name="T2">زیربا نہ </text:span><text:span text:style-name="T47">”</text:span><text:span text:style-name="T2">کُھودانگ چِہ زیرس نہ زیر۔ ن٘دانگ گو ژُوکسے دونگ۔</text:span><text:span text:style-name="T47">“ <text:s/></text:span><text:span text:style-name="T2"><text:s/>کھونگ ینگ ن٘ا لہ ہلتوس <text:s/>ہے، ینگ تُھوکپی نصیب یودا میدا زیربا نہ کھونگ پُوش کھوانگ مہ بیا گو ژُوکسے اونگسے دئی دے درے ردَبفی خاتُونی شِدیا تھونیدپا جُویا۔ دے خاتُون پو سہ لیگی رگشے یودپا خسیری ہرکلو یودپی دے خاتُون پو نہ سہ تروت لقفرت سونگس۔ دیرے دے خاتُون پو سہ دے تخت پیکھہ کلے کھیون٘یدپا جُویا۔ خیر جُو تا کھو لہ خاتُون </text:span><text:span text:style-name="T47">خسُوم</text:span><text:span text:style-name="T2"> سونگس۔ یُولی خاتُون پو نہ بجی سونگس۔ تا کھو لہ</text:span><text:span text:style-name="T82"> بُورا ل</text:span><text:span text:style-name="T2">ہ <text:s/>نمہ سونگس۔ کھونگ تا بہرحال کُھوری دے اتا ژھرمی شِدیا تھونیدپا جُویا۔ اتا ژھرمہ سہ کھونگ لہ دعوت باوت تیانگسے ہفتہ چِک دیکھہ یغیدپا جُویا۔ </text:span></text:p>
      <text:p text:style-name="P9"><text:soft-page-break/>دیرے کھو سی ترِس، ”اِنا لے اتا یانگ چوقپا ژھرمو اِنا؟“</text:p>
      <text:p text:style-name="P7"><text:span text:style-name="T25"><text:s/></text:span>زیربا نہ ”ن٘ا چوقپا ژھرمو اِن۔“</text:p>
      <text:p text:style-name="P7"><text:span text:style-name="T26"><text:s text:c="2"/>”</text:span><text:span text:style-name="T2">اون٘ا ن٘ری اتا رگسپا </text:span><text:span text:style-name="T47">میدننگ</text:span><text:span text:style-name="T2">۔ ن٘ئی اتا لیگی </text:span><text:span text:style-name="T47">رگسیدننگ</text:span><text:span text:style-name="T2">۔ دو چِہ سونگفی اِن؟“</text:span></text:p>
      <text:p text:style-name="P7"><text:span text:style-name="T25"><text:s text:c="2"/>”</text:span>خیر دو ن٘ا کھیانگ لہ ہلتنید“ زیرے نہ ”سونگ لے نمہ تا ن٘ی بُو مہمان، سونگسے غون چی کُھورے اونگ۔“ </text:p>
      <text:p text:style-name="P7"><text:span text:style-name="T26"><text:s/></text:span><text:span text:style-name="T2">نمو سکیا تیار یودسُوک۔ کسکو لہ لدانگبُو </text:span><text:span text:style-name="T47">چوبگیاد</text:span><text:span text:style-name="T2"> یودسُوک۔ دو لہ مو تُھولس غون چی چدے کُھورے اونگس۔</text:span></text:p>
      <text:p text:style-name="P7"><text:span text:style-name="T26"><text:s/></text:span><text:span text:style-name="T28">”</text:span><text:span text:style-name="T2">حرامزادہ ن٘و لیاخمو سمِنفی غون چی کُھورے </text:span><text:span text:style-name="T47">مہ اونگما</text:span><text:span text:style-name="T2"> چنڈانگ چی کُھورے اونگسے</text:span><text:span text:style-name="T47">،</text:span><text:span text:style-name="T2"> کھیر کھیانگ لزوقسے کھیر۔</text:span><text:span text:style-name="T47">“</text:span><text:span text:style-name="T2"> زیرے مو زدِکپان٘و دفعہ </text:span><text:span text:style-name="T47">چوبگیاد</text:span><text:span text:style-name="T2"> لزوقسے تنگس۔ دفعہ </text:span><text:span text:style-name="T47">چوبگیاد</text:span><text:span text:style-name="T2"> تُھولس۔ دفعہ </text:span><text:span text:style-name="T47">چوبگیاد</text:span><text:span text:style-name="T2"> ببس۔ بَبا نہ مو لہ درے فرُو چِک سکیسے فنگس۔ فنگما نہ کھو سی زیرس، </text:span><text:span text:style-name="T47">”</text:span><text:span text:style-name="T2">یلے اتی بُو دونگ ہلتا</text:span><text:span text:style-name="T47">“</text:span><text:span text:style-name="T2"> زیرس کھونگ ہلتا سونگس۔ ن٘ی خاتُون پو دینے <text:s/>تمن٘ین چن چی یودپی اِن۔ اِنمو یا غون چِک پو میدپا یودپی مین۔ مہمانی خاطر سکے </text:span><text:span text:style-name="T47">دَرِل</text:span><text:span text:style-name="T2"> پو اون٘ین سہ مو سونگس۔ گوانہ ن٘ا لہ رگیا لق یودپا ژوخپو یودپا نہ کِھری اتا چِہ لہ رگسُوک۔ ن٘ا رگسپی کھوانگ مین۔ رگسپو غُوتُوک بین دُوکپا نہ رگسید۔ کِھری ان٘و چھونچی ٹق ٹق رے یود دو فری کِھری اتا رگسے گونگ بونگ سیر <text:s/>ژوخ سونگفی اِن۔</text:span><text:span text:style-name="T47">“</text:span><text:span text:style-name="T2"> </text:span></text:p>
      <text:p text:style-name="P7"><text:soft-page-break/><text:span text:style-name="T2">خیر یا طریقی کھہ اونگسے کُھوری اتا درے سوفیدی شِدیا تھونیدپا جُویا۔ یلے کسل تا کھو درے سوفیدی شِدیا ہفتہ چِک دُوگیدپا جُویا۔ خیر دیکھہ نہ کھو سی اتا لہ زیرس ”یلے اتا تا ن٘ا لہ رخصت کُن بیوس۔ تا ن٘ا ن٘ری اتی یُول لہ لوقسے گوید۔</text:span><text:span text:style-name="T47">“</text:span></text:p>
      <text:p text:style-name="P7"><text:span text:style-name="T25"><text:s/>”</text:span>لیاخمو گِک“ زیرس۔ دے اتا درے سوفیدی سہ کھو لہ رخصت بوقصت کُن یباس۔ </text:p>
      <text:p text:style-name="P5"><text:span text:style-name="T26"><text:s/></text:span><text:span text:style-name="T2">دیرے کھونگ کُھوری کَھری کھہ تھونے کُھوری گوپی نمو ن</text:span><text:span text:style-name="T47">ہ</text:span><text:span text:style-name="T2"> سہ تُھوکسے بُو نہ سہ تُھوکسے یلے کسل دیکھہ عرصے چِک </text:span><text:span text:style-name="T47">کھڈیدپا</text:span><text:span text:style-name="T2"> جُویا۔ تا دیکھہ کھو لہ <text:s/>نمہ بجی سونگس۔ خیر دیکھہ زین تُھون٘ین دُوکس۔ دُوکسے دُوکسے جق چگی جق لہ ژھن فیدی ٹائم پیکھہ ہلتا نہ آسمان پری کھوے بسترِنگ میدسُوک۔ دیرے کھو لہ سخت فکر سونگس۔ تا دیژے ن٘ی زندگی ژھنگمہ موے گیب لہ غرق سونگس، سونگسے نہ دوسے مو سی </text:span><text:span text:style-name="T47">دیُو</text:span><text:span text:style-name="T2"> بیاس۔ تا <text:s/>مو لہ ہلتوس مو لہ چِہ بیانگ زیربو۔ خیر دیرے بیہ بوسی تِھک ژے نہ مو اونگس۔ اونگسے <text:s/>بسترِنگ جُوکس۔ کھو لہ خسمس بیر لہ ن٘ا ہلتید اے جق لہ ژھن لہ کھو چھوغو ٹھیوٹھیو چدس۔ چدے نہ دیکھہ پیُو تبسے یقس۔ خیر کھو نِ٘ید زُوم چدے دُوکس۔ دیرے چوق گو نِ٘یدی دے وخ لہ خاتُون </text:span><text:span text:style-name="T47">خسُوم</text:span><text:span text:style-name="T2"> اون٘یدسُوک۔ مو ہلژانگسے کھیریدسُوک۔ دے اشے نون٘و خسُومکا لہ ڈُونگپان٘و زیریدسُوک۔ کھون٘ی مو ہلژان٘یدسُوک، ”لے آسمان پری کھیانگ لونگ۔ کھیانگ گوا تھو سونگسید۔</text:span><text:span text:style-name="T47">“</text:span></text:p>
      <text:p text:style-name="P7"><text:span text:style-name="T26"><text:s/></text:span><text:span text:style-name="T2">مو سی زیرس، ”لے خاتُون کوتچی دُوک۔ ن٘ئی بہرام گول بادشاہ </text:span><text:span text:style-name="T47">اَہا</text:span><text:span text:style-name="T2"> دیہا لوقس نارے ن٘دانگ گوید۔</text:span><text:span text:style-name="T47">“</text:span></text:p>
      <text:p text:style-name="P7"><text:span text:style-name="T26"><text:s text:c="2"/></text:span><text:span text:style-name="T28">”</text:span><text:span text:style-name="T2">شوخمو دونگ۔ میدنہ کھو سی ن٘دانگ چِہ گوا چُوکپت۔ ردوا گوا چُوکپدا خسولبہ گوا چُوکپدا</text:span><text:span text:style-name="T47">؟“</text:span></text:p>
      <text:p text:style-name="P7"><text:soft-page-break/><text:span text:style-name="T26"><text:s text:c="2"/></text:span><text:span text:style-name="T28">”</text:span><text:span text:style-name="T2">لے کِھتی شزدے چِہ سونگس نہ سونگ ن٘ا لہ کھو ہلژانگما فوتپا مید۔</text:span><text:span text:style-name="T47">“ </text:span><text:span text:style-name="T2"><text:s/>تا کھو لہ نِ٘ید ژ ھدے یودپی جُو۔ کھو </text:span><text:span text:style-name="T47">اَہا</text:span><text:span text:style-name="T2"> دیہا لوق زُوم چی بیاس</text:span><text:span text:style-name="T47">۔ </text:span><text:span text:style-name="T2">دیرے مو بیُونگس۔ بیُونگما نہ موے گیب پِنگ کھو سہ بیُونگس۔ دیرے کھونگ دے تخت چی یودسُوک۔ </text:span><text:span text:style-name="T47">دیکھہ</text:span><text:span text:style-name="T2"> جونما ن</text:span><text:span text:style-name="T47">ہ</text:span><text:span text:style-name="T2"> کھو سہ دے تخت پو بی زنجیر پو لہ تھمس۔ کھیرے کھیرے دو حبش یُولِنگ کھیربی اِنسُوک۔ دیرے دے تخت پو</text:span><text:span text:style-name="T82"> بب چا گ</text:span><text:span text:style-name="T2">وا چِک کھو دے شِنگ ڈوُنگ چِک یودسُوک <text:s/>دیکھہ ببس۔ کھو دیکھہ ن</text:span><text:span text:style-name="T47">ہ</text:span><text:span text:style-name="T2"> کھون٘ی حالت پو لہ ہلتین دُوکس۔ دیکھہ لے کسل لاکھوں می دمسے یودسُوک۔ نقپو نقپو می چِک تخت پیکھہ دُوکسے یود، دیرے مو کھوے تخت پو بی شِدیا پیشی لہ کھیرس۔ کھو سی زیرس، ”مو لہ آدمی می <text:s/>تری </text:span><text:span text:style-name="T47">اون٘ید ننگ،</text:span><text:span text:style-name="T2"> مو مے دونِ٘نگ فونگ۔“</text:span></text:p>
      <text:p text:style-name="P5"><text:span text:style-name="T26"><text:s text:c="2"/></text:span><text:span text:style-name="T2">مو مے دونِ٘نگ فنگس۔ کھو </text:span><text:span text:style-name="T47">جِکھس،</text:span><text:span text:style-name="T2"> یلے تا ن٘ی خاتُون پو سترَغید۔ کھو نُ٘وس۔ دیرے فیُونگسے کھیونگما نہ مو لہ چنگ </text:span><text:span text:style-name="T47">سونگف</text:span><text:span text:style-name="T2">ا میدسُوک۔ ینگ بادشی شِدیا کھیرس۔ کھو سی زیرس، ”کھیر مو </text:span><text:span text:style-name="T47">چُھودونِن٘گ</text:span><text:span text:style-name="T2"> فنگسے صاف بیوس۔“ دیرے مو کھیرے دے چُھودونگ پِنگ فنگس۔ ینگ نُ٘وس۔ کُھوتی حد چی یودسُوک۔ مو ینگ فیُونگس۔ کھو ینگ شُکر چی بیاس۔ ن٘ی خاتُون پو چُھوئِنگ فنگس نہ سہ شی کھن چی مینسُوک۔ دیرے کھو ہلتین دُوکس۔ مو ینگ کھوے دُونُو پیش بیاس۔ مو ہرژیس۔</text:span></text:p>
      <text:p text:style-name="P7"><text:span text:style-name="T26"><text:s/></text:span><text:span text:style-name="T2">کھو مون چگی چھن لہ سونگسے دے مون پو لہ زیرس، </text:span><text:span text:style-name="T47">”</text:span><text:span text:style-name="T2">لے مون کوتچی کھیانگ ن٘ا لہ ردُونگما مِنوگا؟</text:span><text:span text:style-name="T47">“</text:span></text:p>
      <text:p text:style-name="P7"><text:soft-page-break/><text:span text:style-name="T26"><text:s/></text:span><text:span text:style-name="T2">زیربا نہ کھو سی زیرس، </text:span><text:span text:style-name="T47">”</text:span><text:span text:style-name="T82">مِنوک۔جق نِ٘یشُو نِ٘یس اِن۔ ن٘ا </text:span><text:span text:style-name="T2"><text:s/>ردُون٘ین۔</text:span><text:span text:style-name="T47">“</text:span><text:span text:style-name="T2"> <text:s/>کھو یاوا تھونفی کھہ نہ مو ییکھہ اون٘ین جق نِ٘یشُو نِ٘یس اِنسُوک۔ دے جق لہ کھو ردُونگ جوخ چی بیاس۔ بیا نہ مو لہ ہرژے گومبو لیاخمو اونگس۔ دینے خطرناک ہرژے جوخ چِگی کھہ مو ہرژیس۔ ہرژیا نہ بادشاہ اِشن تھدس۔</text:span></text:p>
      <text:p text:style-name="P5"><text:span text:style-name="T26"><text:s/></text:span><text:span text:style-name="T2">بادشاہ سی اعلان بیاس، ”دِرِنگ دِی </text:span><text:span text:style-name="T47">ردُونگ</text:span><text:span text:style-name="T2"> کھن پو لہ دیژے انعام ہرژے کھن پو لہ دیژے انعام“ زیرے۔ خسیری تسبیح ریرے <text:s/>مِنس۔ کھو جُوی بیاس۔ ایونگ پا دُونُو دے ستقجی کھہ سونگسے دُوکس۔ دیرے مو تخت پیکھہ کلس، کلے ینگ کھیرس۔ کھو ینگ یا زنجیر پو لہ تھمسے اون٘یدپا</text:span><text:span text:style-name="T47">،</text:span><text:span text:style-name="T2"> اونگسے کھونگ پا دُونُو اونگسے بسترِنگ نِ٘ید اونگس۔ مو لہ چنگ پتے مہ سونگس۔ کھو گو مِہ گو مو لہ چنگ پتے مہ سونگس۔</text:span></text:p>
      <text:p text:style-name="P7"><text:span text:style-name="T26"><text:s/></text:span><text:span text:style-name="T2">خیر بجی ریسی جق لہ نہ کھو دو مو لہ </text:span><text:span text:style-name="T47">زیرس، ”چِہ</text:span><text:span text:style-name="T2"> بے لہ خاتُون یو کِھری بَسِنگ میدپی اِنسُوک۔ دِی واقعو چِہ اِن۔</text:span><text:span text:style-name="T47">“</text:span></text:p>
      <text:p text:style-name="P7"><text:span text:style-name="T26"><text:s/></text:span><text:span text:style-name="T2">موکھو نہ بر </text:span><text:span text:style-name="T47">لہ </text:span><text:span text:style-name="T2">کھریلس۔ مو سی مین زیرس۔ کھو سی اِن زیرس، ”لے خاتُون کھیانگ غزون مہ تونگ۔ کِھری چنگ بس چی یودپی مین ننگ۔ گوانہ گوپی جق لہ کھیانگ لہ دِی انعام پو مِنسا مہ مِنس؟ ن٘ا لہ دِی اِنعام پو مِنسا مہ مِنس؟</text:span><text:span text:style-name="T47">“</text:span><text:span text:style-name="T2"> زیرے نہ کُھوری جندِنگ نہ دے خسیری تسبیح فیُونگسے مو لہ ہلتنس۔</text:span></text:p>
      <text:p text:style-name="P7"><text:span text:style-name="T26"><text:s/></text:span><text:span text:style-name="T2">مو حیران سونگس۔ تا چِہ بیا لے </text:span><text:span text:style-name="T47">اشی پا،جقما</text:span><text:span text:style-name="T2"> نِ٘یشُو نِ٘یس گنگما لہ جق چِک یود۔ مید نہ کھو لہ ن٘دانگ ردوا بیا سہ، سمونٹھوق بیا سہ <text:s/>یَنمی اِن۔ کھیانگ اِبسے دُوک۔ خیر کھیانگ بیُونگسے گوید نہ </text:span><text:soft-page-break/><text:span text:style-name="T2">دونگ زیرے اے جق لہ کھو فیُونگسے کِھدے سونگس۔ کھو </text:span><text:span text:style-name="T47">ردُونگ</text:span><text:span text:style-name="T2"> جوخ بیاس, مو ہرژے جوخ بیاس۔</text:span></text:p>
      <text:p text:style-name="P7"><text:span text:style-name="T26"><text:s/>”</text:span><text:span text:style-name="T2">دِرِنگ ہرژے کھن پو </text:span><text:span text:style-name="T47">نہ</text:span><text:span text:style-name="T2"> ردُونگ کھن پو لہ چِہ انعام کُھودانگ لہ ترِس۔“</text:span></text:p>
      <text:p text:style-name="P7"><text:span text:style-name="T26"><text:s/></text:span><text:span text:style-name="T2">دے جق لہ مو سی زیرس، ”لے کِھری شزدے انعام ن٘ری شِدیا چِتھو یودپی اِن۔ گوانہ دِرِنگ ن٘ا سی ن٘ری </text:span><text:span text:style-name="T47">اشی پو</text:span><text:span text:style-name="T2"> ن٘یمبو کِھدے اونگسید۔ کھیانگ کھو سترُونگسے یوق۔</text:span><text:span text:style-name="T47">“</text:span></text:p>
      <text:p text:style-name="P7"><text:span text:style-name="T26"><text:s/></text:span><text:span text:style-name="T2">دو چوق زیربا چِک تا دے درے لہ انچن خا اونگس۔ اونگسے ن</text:span><text:span text:style-name="T82">ہ </text:span><text:span text:style-name="T83">منتِر</text:span><text:span text:style-name="T82"> </text:span><text:span text:style-name="T2">چی زیرس۔ زیرے ن</text:span><text:span text:style-name="T47">ہ</text:span><text:span text:style-name="T2"> چِک پو مغرب لہ تھون چُوکس۔ چِک پو شغرب لہ تھون چُوکس۔ یلے کسل تا کھو دے نم ملا مِہ لنگفی دے ظُلمات زیربی یُول پنگ فنگس کھو دومبہ چن۔ مو ینگ رگیاسترِد چگِنگ کھو فنگس۔ تا کھو دومبہ چن تا چِہ بیک دے ٹُھوب چلاق پِنگ کھورین برق لہ تیان٘ین کھورین دُوکس۔ جنگلِنگ تھونما نہ دے ہبوُ تبُونگ لہ سہ کھو شارگو ژھوریدسُوک، کھون٘ی زیریدسُوک، ”اللّٰہ! کھو دے مجنون پو اِن۔ کھو زوس نہ ن٘تی کھسو رُولُوک۔</text:span><text:span text:style-name="T47">“</text:span><text:span text:style-name="T2"> دے چنگمین ہبوُنگ لہ کھو شارگو ژھورس۔ کھو لہ نقصان تنگ کھن چی سہ سُو مہ سونگس۔ کھو شارگو تا دینگ نُو کھڈس۔</text:span></text:p>
      <text:p text:style-name="P5"><text:span text:style-name="T26"><text:s/></text:span><text:span text:style-name="T2">تا </text:span><text:span text:style-name="T47">اَہا</text:span><text:span text:style-name="T2"> رول لہ چِہ سونگس زیربا نہ آسمان پری ینگ رگیاسترِد چگِنگ فوقسے چھوغو فونگ چی گیُورس، کھو سی </text:span><text:span text:style-name="T82">منتِر چ</text:span><text:span text:style-name="T2">ی زیرفی کھہ۔</text:span></text:p>
      <text:p text:style-name="P7"><text:span text:style-name="T26"><text:s text:c="2"/></text:span><text:span text:style-name="T2">دیرے دے ڈونگپان٘و اشے نون٘و خسُومکا لہ جقما نِ٘یشُو نِ٘یسی جُوکتُو پتہ سونگس۔ دیرے دے نون٘و سی اشیونگ لہ زیرس، ”لے اشیونگ دے دومبہ چن پو ظُلماتِنگ فوقسے یودپی اِنمنگ۔ ن٘دانگ یو فیُونگما دونگ۔“</text:span></text:p>
      <text:p text:style-name="P7"><text:soft-page-break/><text:span text:style-name="T26"><text:s/></text:span><text:span text:style-name="T2">زیربا نہ اے اشے نِ٘یسکا انکار سونگس، </text:span><text:span text:style-name="T47">”</text:span><text:span text:style-name="T2">کھو لہ </text:span><text:span text:style-name="T47">نجُوم</text:span><text:span text:style-name="T2"> تھونگمی اِن۔ ابژا کھو سی ن٘دانگ ردوا لدن چُوکپدا۔</text:span><text:span text:style-name="T47">“</text:span></text:p>
      <text:p text:style-name="P7"><text:span text:style-name="T26"><text:s/></text:span><text:span text:style-name="T2">اے نون٘و سی زیرس</text:span><text:span text:style-name="T47">،</text:span><text:span text:style-name="T2"> </text:span><text:span text:style-name="T47">”</text:span><text:span text:style-name="T2">کھوے دے لیاخمو مِسنِنگ پیکھہ کھوان٘ی ردوا سمونٹھوق لدن چُوکس نہ سہ ن٘ا تا گوے اِن، کِھدانگ کِھتی رن۔ دئی ن٘دان٘ی بیاسے نہ کھونگ بربے سونگفی اِن۔ دوسے ن٘ا کھو فیُونگما گوے اِن۔ چلو ن٘دان٘ی سی کھو مو ردوا لدنے یودپی رگیاسترِد پِنگ تھون چُوکتُوک۔ دیکھہ </text:span><text:span text:style-name="T47">نہ کُھوری</text:span><text:span text:style-name="T2"> قسمت ینگ۔ کھوانگ لہ </text:span><text:span text:style-name="T47">تھوبا</text:span><text:span text:style-name="T2"> یود نہ تھوبتُوک، مِہ تھوبا یود نہ مِہ تھوب۔</text:span><text:span text:style-name="T47">“</text:span><text:span text:style-name="T2"> دیرے دے نون٘و کھو یودپی رگیاسترِد پِنگ گوا چِک اے اشے </text:span><text:span text:style-name="T96">نِ٘یسک</text:span><text:span text:style-name="T94">ا</text:span><text:span text:style-name="T96"> </text:span><text:span text:style-name="T2">سہ <text:s/>اونگس۔ ژھنکو سی ظُلماتِنگ نہ کھو فیُونگسے کِھدے شوق ربیل تنگسے آسمان پری فونگ گیُورے یودپی یُول پِنگ تھون چُوگیدپا جُویا۔ خیر سنگ سنگ میُولی کھہ کھو تھونس۔ کھو دیکھہ شُکر بُکر کُن بیاس۔ دیرے کھو شارگو تا چِہ بیک۔ چھوغو فقیر چی فچوس چھوغو ابائی چِک گونس۔ گونے نہ کھو کشکول چِک کُھورس۔ کُھورے نہ تا کھو مو ژَلے کھوریدپا جُویا۔ خیر جق چِگی جق کھو چھوغو بیاٹوق چِگی کھہ دُوکسے یودپا دے من نہ اَہا نہ سن٘ونپو تھود چِنگفی فقیر چِک تھونس۔ </text:span><text:span text:style-name="T96">نِ٘یسک</text:span><text:span text:style-name="T94">ا</text:span><text:span text:style-name="T2"> دے بیاٹوق پیکھہ ملاقات سونگس۔ کھو اَہا نہ بگیُوگین اونگسے فقیر لہ </text:span><text:span text:style-name="T47">”السّلام</text:span><text:span text:style-name="T2"> علیکم لے اتا فقیر</text:span><text:span text:style-name="T47">“ </text:span><text:span text:style-name="T2">زیرس، ”یانگ گاری فقیر چی اِن جُو؟“</text:span></text:p>
      <text:p text:style-name="P7"><text:span text:style-name="T26"><text:s/></text:span><text:span text:style-name="T2">زیربا نہ ”ن٘ا یُونانی فقیر چی اِن“ زیرس، ”اون٘ا یانگ؟“</text:span></text:p>
      <text:p text:style-name="P7"><text:span text:style-name="T26"><text:s/></text:span><text:span text:style-name="T102">”</text:span><text:span text:style-name="T96">ن٘ا</text:span><text:span text:style-name="T2"> فلان شہری فقیر چی اِن“ زیرس۔ نِ٘یسکا دیکھہ ملاقات سونگس۔ کھو سی شوخمو ترِس، ”اِنا لے اتا فقیر یتی یُول پِنگ چنگ تھیب تھب چی سونگفا مِہ دُوک؟</text:span><text:span text:style-name="T47">“</text:span><text:span text:style-name="T2"> </text:span></text:p>
      <text:p text:style-name="P7"><text:soft-page-break/><text:span text:style-name="T2">کھو سی زیرس، ”ن٘ئی یا گرونگ پِنگ سونگسید۔</text:span><text:span text:style-name="T47">“</text:span></text:p>
      <text:p text:style-name="P7"><text:span text:style-name="T25"><text:s text:c="2"/>”</text:span>چِہ سونگسید؟“</text:p>
      <text:p text:style-name="P7"><text:span text:style-name="T26"><text:s/></text:span><text:span text:style-name="T2">زیربا نہ <text:s/>”ن٘ا ربِسے کُھورے یود۔ دِرِنگ جقما نِ٘یشُو نِ٘یس اِن۔ گوانہ اپی چِک نہ اپو چِگی سبزی تَبی فران٘و جِنگ فُوی یودپا۔ دینگ دوسے کھر چی لدنسید۔ دو بی زگو شام نہ بیانگ لو۔ گیوخسپی شرکھہ نہ دے زگو جُوگنگ لو۔ دینگ چِہ یودپو میدپو سُو لہ پتہ سہ مید۔ سُو لہ تھونگفا سہ مید۔ ن٘ئی یُول پِنگ نُو دینے دینے سونگسید۔</text:span><text:span text:style-name="T47">“</text:span></text:p>
      <text:p text:style-name="P5"><text:span text:style-name="T26"><text:s/></text:span><text:span text:style-name="T2">یلے کسل تا کھو سی سہ کُھودانگ بربے سونگفی جق پو ربِسے یودپا۔ گوانہ کھو سی زیرفی ٹائم پو </text:span><text:span text:style-name="T47">نہ کھو</text:span><text:span text:style-name="T2"> سی زیرفی خپیرو درا درا رے سونگس۔ کھو لہ خسمس، </text:span><text:span text:style-name="T47">”</text:span><text:span text:style-name="T2">یا تا مو یود نہ مید نہ یا کھر پِنگ یود۔</text:span><text:span text:style-name="T47">“</text:span><text:span text:style-name="T2"> دیرے کھو سی ترِس، </text:span><text:span text:style-name="T47">”</text:span><text:span text:style-name="T2">اِنا جُو یتی دی یُول پِنگ نُو گنگمہ خنم ہلتس پا میدپا سہ ہلتس پا سُو سہ مید ننگ۔ گنگمی کنگمون</text:span><text:span text:style-name="T47">گ</text:span><text:span text:style-name="T2"> چدے فنگسے ننگ، </text:span><text:span text:style-name="T47">دیُو</text:span><text:span text:style-name="T2"> چِہ اِن؟</text:span><text:span text:style-name="T47">“</text:span><text:span text:style-name="T2"> </text:span></text:p>
      <text:p text:style-name="P7"><text:span text:style-name="T26"><text:s/></text:span><text:span text:style-name="T28">”</text:span><text:span text:style-name="T2">صحیح اِن لے فقیر ن٘ئی یُولی بادشاہ لہ بُو میدپی اِن۔ بون٘و بدُون یودپی اِن۔ ژُھونژے بون٘و لہ درونگ مقپہ مہ </text:span><text:span text:style-name="T47">تھوبا</text:span><text:span text:style-name="T2"> یودپی اِن۔ گوانہ دوسے گو فشدے زبیانگبُو مِہ کھٹ چوکپی مقصد پو چِہ اِن زیربا نہ دے کھر پو اے ٹوق پیکھہ یودپی اِن۔ گوانہ گنگمہ اے ٹوق پیکھہ بادشی بون٘و لہ ہلتین کنگمو تھوبسا تیانگسے ردوا لہ تیانگسے چدے فنگسے یودپی اِن۔</text:span><text:span text:style-name="T47">“</text:span></text:p>
      <text:p text:style-name="P7"><text:span text:style-name="T26"><text:s text:c="2"/></text:span><text:span text:style-name="T28">”</text:span><text:span text:style-name="T2">دو لیاخمو ننگ لے اتا فقیر“ زیرس۔ چِک چِک پو لہ سلام کُن بیاس، سلام کُن لزوقس۔کھو اَہا سونگس۔ کھو دیہا دُرولس۔ دیرے کھو دے ژھر پیکھہ سونگسے کھر پو لہ ہلتین نام شام گوان٘ا ہلتین دُوکس۔ دیرے اِن نہ اِن شام گوا چِک نہ کَھری زگو بیس ۔ دیرے کھو یا اللّٰہ </text:span><text:soft-page-break/><text:span text:style-name="T2">درے اِن نہ <text:s/>سہ ہلہ اِن نہ سہ ن٘ا ستُرونگسے یوق زیرے نہ کھو دے کھر پِنگ چھونگس۔ </text:span><text:span text:style-name="T47">چھونگما نہ</text:span><text:span text:style-name="T2"> دیرے مو چھوغو قُرآن چی زیرین سکیدپی کھہ ن</text:span><text:span text:style-name="T47">ہ</text:span><text:span text:style-name="T2"> گین پو انسان، اے فید پو چھوغو </text:span><text:span text:style-name="T47">برَق</text:span><text:span text:style-name="T2"> چی گیُورے یودسُوک۔</text:span></text:p>
      <text:p text:style-name="P5"><text:span text:style-name="T26"><text:s/></text:span><text:span text:style-name="T2">دیرے کھونگ نِ٘یسک</text:span><text:span text:style-name="T47">ا</text:span><text:span text:style-name="T2"> دیکھہ نُ٘وس۔ نُ٘وسے نہ دیرے مو سی زیرس، ”یلے بہرام گول بادشاہ کِھری شزدے ینگ کھیانگ ن٘ی غدیانگمہ مہ کُھور۔ ن٘ی فِلہ کھیان٘ی مہ </text:span><text:span text:style-name="T47">منگمو</text:span><text:span text:style-name="T2"> دومبہ نرفا تھیاقسید۔ کِھری شزدے کھیانگ زومفے گرِکفے نمے کھیونگ۔ ن٘ا لو نِ٘یشُو نِ٘یس لہ میدپا انسان</text:span><text:span text:style-name="T96"> </text:span><text:span text:style-name="T121">لدنمہ م</text:span><text:span text:style-name="T2">ید۔ دے من نہ کھیانگ رگَسید۔ چھون دی </text:span><text:span text:style-name="T47">برَق پو</text:span><text:span text:style-name="T2"> </text:span><text:span text:style-name="T47">سترُونگسے</text:span><text:span text:style-name="T2"> دُوکسے چِہ ب</text:span><text:span text:style-name="T47">ید</text:span><text:span text:style-name="T2">؟</text:span><text:span text:style-name="T47">“</text:span></text:p>
      <text:p text:style-name="P7"><text:span text:style-name="T26"><text:s/></text:span><text:span text:style-name="T2">زیربا نہ کھو سی دیکھہ نا بورس۔ ن٘ا کِھری دی </text:span><text:span text:style-name="T47">برَق پو</text:span><text:span text:style-name="T2"> سترُونگسے دُوکتُوک </text:span><text:span text:style-name="T47">زیرے</text:span><text:span text:style-name="T2"> نا بوربا <text:s/>چِک مو سی زیرس، ”یا اون٘ا کھیانگ لہ خُدا نُورُو سونگ۔ یا اون٘ا ن٘ا لو نِ٘یشُو نِ٘یسی جُوکتُو انسان</text:span><text:span text:style-name="T121"> لدنمی</text:span><text:span text:style-name="T2"> اِن۔ دو بی جُوکتُو ینگ سُوی سحر جادُو ن٘ی کھہ اثر بے مین۔</text:span><text:span text:style-name="T47">“</text:span></text:p>
      <text:p text:style-name="P5"><text:span text:style-name="T26"><text:s/></text:span><text:span text:style-name="T2">خیر ”لیاخمو گِک“ زیرس۔ شام نہ کھو دینگ نُو مو لہ </text:span><text:span text:style-name="T47">فروپا لہ</text:span><text:span text:style-name="T2"> گویدپا گیوخسپی شرکھہ </text:span><text:span text:style-name="T47">نہ کھو</text:span><text:span text:style-name="T2"> بیُونگسے اون٘یدپا۔ </text:span><text:span text:style-name="T96">ن٘یمو گنگم</text:span><text:span text:style-name="T2">ہ کھو بازار لہ کھورین دُوکسے پھل فرُوٹ چی کُھورے گویدپا جُویا۔ یا طریقی کھہ کھورین دُوکپا نہ تا دے بادشی بون٘و لہ کھو <text:s/>چُھودس۔ دیرے مو سی کَھری ہندوق پیکھہ نہ کھوے فوٹو ہلتَنیدپا جُویا۔ دیرے مو سی پولیس کُن کھو کھیونگما تن٘یدپا جُویا۔ دیرے دے پولیس کُنی زیریدپا، </text:span><text:span text:style-name="T47">”</text:span><text:span text:style-name="T2">یلے جَن٘اد کھیانگ لہ مبارک کھیانگ ن٘ئی یُولی بادشاہ سونگسید۔</text:span><text:span text:style-name="T47">“</text:span></text:p>
      <text:p text:style-name="P7"><text:span text:style-name="T26"><text:s text:c="2"/></text:span><text:span text:style-name="T28">”</text:span><text:span text:style-name="T2">ن٘ا کِھری بادشی بون٘و کھیونگ کھن مین۔ کِھتی بادشی بون٘و گار، ن٘ا گار۔ چُب چدے لوقسے سونگ۔</text:span><text:span text:style-name="T47">“</text:span></text:p>
      <text:p text:style-name="P7"><text:soft-page-break/><text:span text:style-name="T26"><text:s/></text:span><text:span text:style-name="T2">زیربا نہ ”ل</text:span><text:span text:style-name="T71">ے </text:span><text:span text:style-name="T70">دیُو</text:span><text:span text:style-name="T2"> پا گل چی اِنمنگ۔ اے گنگمہ لہ یاژے کنگمو چغین لقپو چغین مہ دُوکپا کھوقکھول، دی بخمید پو لہ دُوگید زیرین مِہ گو۔“ <text:s/>کھونگ سونگسے بادشائی بون٘و لہ زیرس، ”لے بادشی بون٘و کھو گاری پا گل چی اِنمنگ۔ کھو سی یانگ کھیربا میدلو۔</text:span><text:span text:style-name="T47">“</text:span></text:p>
      <text:p text:style-name="P7"><text:span text:style-name="T26"><text:s/></text:span><text:span text:style-name="T2">مو سی اتا لہ زیرس۔ کھو سی پلاٹون چِک پولیس تنگس۔ کھو سی زیرس،</text:span><text:span text:style-name="T96"> ”کِھتی </text:span><text:span text:style-name="T2">بادشی بون٘و ن٘اسی مہ کھیربا </text:span><text:span text:style-name="T47">نہ کِھدانگ</text:span><text:span text:style-name="T2"> چِہ ب</text:span><text:span text:style-name="T47">ید</text:span><text:span text:style-name="T2">؟“</text:span></text:p>
      <text:p text:style-name="P7"><text:span text:style-name="T25"><text:s/></text:span>یلے کسل تا کھونگ فُل فُل سونگس۔ کھونگ سہ حیران سونگس۔ کھونگ لوقس۔ بادشاہ لہ زیرس، ”لے بادشاہ کھو گاری پا گل چی اِنمنگ۔ کھو سی یری بون٘و ملا کھیربا مید لو، دو لہ یان٘ی چِہ بید نہ۔</text:p>
      <text:p text:style-name="P5"><text:span text:style-name="T2">بون٘و سی بادشاہ لہ زیرس، ”یان٘ی یا می مَہ کھیونگس نہ ن٘ا شید۔ ن٘ی اشی پو کھوانگ اِن۔ کھوانگ کھیونگس نہ ن٘ا دودید، مید نہ ن٘ا دودپا مید۔</text:span><text:span text:style-name="T47">“ </text:span><text:span text:style-name="T2"><text:s/>تا مو خُودکشی لہ تیار سونگس۔</text:span></text:p>
      <text:p text:style-name="P5"><text:span text:style-name="T26"><text:s/></text:span><text:span text:style-name="T2">اب تا میراث ژھرانگ چن</text:span><text:span text:style-name="T47">،</text:span><text:span text:style-name="T2"> بادشاہ سی ہرمق کِھدے سونگس۔ سونگسے نہ کھو لہ زیرس، ”لے کِھری شزدے کھیان٘ی ن٘ی بون٘و کھیر۔ کھیانگ ن٘ا سی بادشاہ بید۔ ن٘ا لہ بُو میدپی </text:span><text:span text:style-name="T13">لا</text:span><text:span text:style-name="T2">۔</text:span><text:span text:style-name="T47">“</text:span></text:p>
      <text:p text:style-name="P5"><text:span text:style-name="T26"><text:s text:c="2"/></text:span><text:span text:style-name="T28">”</text:span><text:span text:style-name="T2">مید کِھری بون٘و ن٘ا ملا کھیربا مید۔ مہ کھیر</text:span><text:span text:style-name="T47">با نہ</text:span><text:span text:style-name="T2"> کھیانگ لہ بیاچس پو چِہ یود؟“ یلے کسل بادشاہ سی کھیر زیرس، کھو سی مِہ کھیر زیرس۔ </text:span><text:span text:style-name="T47">یو بیکھہ</text:span><text:span text:style-name="T2"> فُل فُل سونگس۔ کھو زُونس۔ زُونے بون٘وے شِدیا کھیرس۔ بون٘و سی زیرس، </text:span><text:span text:style-name="T47">”</text:span><text:span text:style-name="T2">تونگ کھو زنِدان لہ</text:span><text:span text:style-name="T47">،</text:span><text:span text:style-name="T2"> بقچی یقس نہ کھو ن٘ا کھیرُوک ینگ۔ ن٘ی لقپِنگ نہ گار گِک؟</text:span><text:span text:style-name="T47">“</text:span></text:p>
      <text:p text:style-name="P5"><text:span text:style-name="T25"><text:s/></text:span>یلے کسل کھو دومبہ چن <text:s/>دیکھہ ینگ زِندان لہ فوغیدپا جُویا۔</text:p>
      <text:p text:style-name="P5"><text:soft-page-break/><text:span text:style-name="T26"><text:s/></text:span><text:span text:style-name="T2">مو سی اشتہار <text:s/>تنگس۔ سُو سی کھو فُتولے ن٘ا کھیربی گرل بیا</text:span><text:span text:style-name="T47">س نہ</text:span><text:span text:style-name="T2"> ن٘ا کھوے رگو ن</text:span><text:span text:style-name="T47">ہ</text:span><text:span text:style-name="T2"> سکرے خسیر خمُول انعام مِنوک۔ تا جغی می گنگمہ کھو لہ تریا اونگما کھو سی زیربا </text:span><text:span text:style-name="T47">”</text:span><text:span text:style-name="T2">ن٘ا کھیونگما مید۔ مہ کھیونگما نہ کِھدانگ چِہ بیک</text:span><text:span text:style-name="T47">؟</text:span><text:span text:style-name="T2"> جیل لہ ن٘انگ تنگسے یود۔</text:span><text:span text:style-name="T47">“</text:span></text:p>
      <text:p text:style-name="P5"><text:span text:style-name="T26"><text:s/></text:span><text:span text:style-name="T2">تا انعام زا لہ سُو سی ن٘انگ کھ</text:span><text:span text:style-name="T13">ا</text:span><text:span text:style-name="T2"> ہلچے کولے کھو راضی بیک، سُو سی ن٘ان٘ی کھو قابُو بیک زیرے گنگمہ سی کوشش بیدپا، <text:s/>امّہ سُو سہ کامیاب گوا میدپا۔ آخر آخر زے زان کُن مو سی لیاخمو کلس۔ نام سہ ن٘ری اشی پ</text:span><text:span text:style-name="T47">ا</text:span><text:span text:style-name="T2"> </text:span><text:span text:style-name="T13">لا</text:span><text:span text:style-name="T2">، زیرے کھو زِندا</text:span><text:span text:style-name="T47">نِنگ</text:span><text:span text:style-name="T2"> عزّتی کھہ یقس۔ خیر <text:s/>کھو لہ زان کھیونگما کھو یو زوسے دُوکپا۔ دے جق لہ کھو لہ نِ٘</text:span><text:span text:style-name="T13">یدِ</text:span><text:span text:style-name="T2">نگ ن٘یلم چی تھونگس، ”لے بہرام گول بادشاہ کھیانگ مو کھیونگما مید زیرے ژامژے تھونے من <text:s/>یو بیاسے دُوکتُوک۔ کھیانگ مو سی زندگی یو بیاسے یغید۔ دو پا کھیانگ کھیون٘ید زیر۔ دیکھہ نہ کِھری لقپِنگ یودپی ل</text:span><text:span text:style-name="T13">ا</text:span><text:span text:style-name="T2"> کھیان٘ی چِہ بیاس نہ کِھری مرضی ل</text:span><text:span text:style-name="T13">ا</text:span><text:span text:style-name="T2">۔“</text:span></text:p>
      <text:p text:style-name="P7"><text:span text:style-name="T25"><text:s/></text:span>خیر گیوخسپا کھو لہ ناشتہ باشتہ کھیونگس۔ کھیونگما نہ تا چِگی سی ترِس ”اِنا جُو ن٘ئی بادشی بون٘و یان٘ی کھیریدا مید؟“</text:p>
      <text:p text:style-name="P7"><text:span text:style-name="T25"><text:s/></text:span>زیربا نہ کھو سی زیرس، ” تا چِہ بیا لے جَن٘اد ن٘ا مِہ کھیربی اِنپا امّہ تا موے لقتُو پھسائی سونگس، ن٘ا کھیرید۔“</text:p>
      <text:p text:style-name="P5"><text:span text:style-name="T26"><text:s/></text:span><text:span text:style-name="T2">یلے کسل تا دے می لیگی چالاک چی یودسُوک۔ کھو سونگسے بادشی بون٘و لہ زیرس، </text:span><text:span text:style-name="T47">”</text:span><text:span text:style-name="T2">یلے بادشی بون٘و دِرِنگ نہ بہرام گول بادشاہ منائی سونگسید۔ تونگ ن٘ا لہ انعام زیرس۔</text:span><text:span text:style-name="T47">“ </text:span><text:span text:style-name="T2"><text:s/>تا دے </text:span><text:soft-page-break/><text:span text:style-name="T2">انعام پو کھو سی موینگ نہ فیُون٘یدپا لے کسل۔ <text:s/>کھو سی انعام پو لینس۔ تا مو ن</text:span><text:span text:style-name="T47">ہ</text:span><text:span text:style-name="T2"> دریسے کھو دیکھہ لغم تُھو نمہ سونگس۔ دے خاتُون پو ن</text:span><text:span text:style-name="T47">ہ</text:span><text:span text:style-name="T2"> کھو بخستون یولانگ گویدپا جُویا۔</text:span></text:p>
      <text:p text:style-name="P5"><text:span text:style-name="T26"><text:s/></text:span><text:span text:style-name="T2">خیر دے جق پو دُوکس۔ اے جق لہ کھو تا آسمان پری نہ ژھیرس۔ تا کھونگ مہ تُھوکپا جقما نِ٘یشُو نِ٘یس ژے گوا ن٘یمور گویدپا جُویا۔ اے جق لہ تا کھو دینگ ینگ تُھوکپا گویدپا جُویا۔ گوا چِک</text:span><text:span text:style-name="T47"> نہ</text:span><text:span text:style-name="T2"> دے جق لہ آسمان پری موتپو نُ٘وس۔ نُ٘وسے نہ زیرس، </text:span><text:span text:style-name="T47">”</text:span><text:span text:style-name="T2">اِنا لے بہرام گول بادشاہ یانگ گار سونگفی اِنپا؟ </text:span><text:span text:style-name="T47">افسُوس،</text:span><text:span text:style-name="T2"> کِھدانگ بُوژھون٘ی وفا میدپی اِن زیرے ن٘ا گوپا زیرسیدپا، اِنا بخستونی وخ لہ۔</text:span><text:span text:style-name="T47">“</text:span></text:p>
      <text:p text:style-name="P5"><text:span text:style-name="T26"><text:s/></text:span><text:span text:style-name="T2">زیربا نہ کھو سی زیرس، ”یلے خاتُون خپیرو کھیانگ لہ کوس۔ </text:span><text:span text:style-name="T47">دیکھہ نہ کھیان٘ی</text:span><text:span text:style-name="T2"> ن٘ا لہ زیر۔ ن٘ا لہ چِہ مصیبت کُن فوقسید۔</text:span><text:span text:style-name="T47">“</text:span><text:span text:style-name="T2"> زیرے تا کھو کُھوری </text:span><text:span text:style-name="T47">رگوے کھہ</text:span><text:span text:style-name="T2"> تھونفی واقعات کُن مو لہ ہرمنگ تنگما شروع بیدپا جُویا۔ یلے کسل دی یُولی بادشائی بون٘و سی ہلپہ تنگفی ہرمنگ کُن پولیس اونگفی ہرمنگ کُن زِندان <text:s/>لہ تنگفی ہرمنگ کُن گنگمہ تنگس۔ دیکھہ نہ <text:s/>گُوندے بُودے دُوکفی اِن۔ د</text:span><text:span text:style-name="T13">ِ</text:span><text:span text:style-name="T2">رِنگ کھیانگ نہ تُھوکپا اونگفی اِن۔</text:span></text:p>
      <text:p text:style-name="P5"><text:span text:style-name="T26"><text:s/></text:span><text:span text:style-name="T2">زیربا چِک تا مو لہ سہ کھوے حق خسمس، ”دو اِن نہ چنگ مِستو۔ کھیان٘ی بے وفائی بیاسیدسُوک نہ ن٘ا لہ خا اون٘یدپا۔</text:span><text:span text:style-name="T47">“</text:span><text:span text:style-name="T2"> زیرے کھونگ دیکھہ تھدکھہ خسودکھہ بین دے کھر پِنگ دُوگیدپا جُویا۔ خیر <text:s/>نم لنگس، کھو ینگ کُھوری دے بیُونگمی تھوے کھہ بیُونگس، بادشائی ننگ نُو اونگس۔ شام گوا چِک ینگ گویدپا۔</text:span></text:p>
      <text:p text:style-name="P7"><text:soft-page-break/><text:span text:style-name="T26"><text:s/></text:span><text:span text:style-name="T2">دیرے بادشائی بون٘و لہ ینگ تنگ سونگس۔ مو سی بادشاہ لہ زیرس، ”دی حرامزادہ گار ہرکوا گوے اِنا دِرِنگ زُون“ زیرس۔</text:span></text:p>
      <text:p text:style-name="P7"><text:span text:style-name="T26"><text:s/>”</text:span><text:span text:style-name="T2">لیاخمو گِک“ زیرے تا بادشاہ سی سترانگبُو سترانگبُو لہ می بورے یغیدپا۔ تا کھو شام پ</text:span><text:span text:style-name="T47">ا</text:span><text:span text:style-name="T2"> دُونو کھو زان زوسے بیُون٘یدپا جُویا۔ دیرے میُون٘ی سی بادشاہ لہ خبر کھیرس، ”یلے بادشاہ سلامت ن٘تی دے اپی نہ اپوے ژھر پِنگ نُو کھر چی لدنسیدپا، <text:s text:c="2"/>دینگ نُو کھو شام ستونگ گوانگ۔“</text:span></text:p>
      <text:p text:style-name="P7"><text:span text:style-name="T26"><text:s/>”</text:span><text:span text:style-name="T2">خیر کھو لہ ن٘ا بندوبست بید۔ تا کھو لہ چی بیا نہ ن٘ری بون٘وے زندگی برباد گوید۔“ خیر دے جق لہ کھو دُوکس۔ کھو ناشتی کھہ تھونس۔ تا اے درے پا </text:span><text:span text:style-name="T82">کھو منتِر ل</text:span><text:span text:style-name="T2">ہ کھسپے یودپی اِنسُوک۔ اے جق لہ شامی کھہ کھو دیکھہ گوا نہ <text:s/>دے کھر پو نابُود سونگسے چنگ سہ میدسُوک۔ ینگ گوپی اپی ن</text:span><text:span text:style-name="T47">ہ</text:span><text:span text:style-name="T2"> اپوے جِنگفُو لدنسیدسُوک۔ گاریود، <text:s/>گار مید ہرتخپا میدپا بیاسے فنگسیدسُوک۔ تا کھو دے ژھر پیکھہ سونگسے نُ٘وس۔ دے ژھن پو کھو سا چدین، گوینگ سا بورین ن٘وین دُوکس۔ </text:span></text:p>
      <text:p text:style-name="P7"><text:span text:style-name="T2">یلے کسل تا دے جق پو دیکھہ دُوکسے نہ <text:s/>جُو ینگ کھو خیارین بادشی </text:span><text:span text:style-name="T47">کھرِنگ</text:span><text:span text:style-name="T2"> لوقسے </text:span><text:span text:style-name="T98">اونگس</text:span><text:span text:style-name="T2">۔ کُھوتی ننگ نُو زین تُھون٘ین دیکھہ دُوگیدپا لے کسل۔ یلے کسل تا کھو لہ اَکاش کھرِنگ دُوکپا رگوسیدپا۔</text:span></text:p>
      <text:p text:style-name="P7"><text:span text:style-name="T26"><text:s/></text:span><text:span text:style-name="T2">دیرے دے اپو گیوخسپا نہ فیاق لہ سونگس۔ اپی لہ زیریدپا، </text:span><text:span text:style-name="T47">”</text:span><text:span text:style-name="T2">یلے اپی ن٘تی دے جِنگ پو ینگ ن٘دانگ لہ تاوا سونگسنگ۔</text:span><text:span text:style-name="T47">“ </text:span><text:span text:style-name="T2"><text:s/>کھونگ </text:span><text:span text:style-name="T47">نِ٘یسکا تھدس</text:span><text:span text:style-name="T2">۔ </text:span></text:p>
      <text:p text:style-name="P7"><text:span text:style-name="T2">اپی سی زیرس، ”یلے اپو تا دوسے سکر بر چی تَبی ٹائم رگلے مید۔ دوسے ژھونمے توب</text:span><text:span text:style-name="T47">،</text:span><text:span text:style-name="T2"> تبس نہ ن٘دانگ لہ ن٘تی چا </text:span><text:span text:style-name="T47">پَیُوی</text:span><text:span text:style-name="T2"> بوس چی، دال روٹی گِک </text:span><text:span text:style-name="T47">“</text:span><text:span text:style-name="T2"> زیرس۔ اپی ن</text:span><text:span text:style-name="T47">ہ</text:span><text:span text:style-name="T2"> اپو نِ٘یسک</text:span><text:span text:style-name="T47">ا</text:span><text:span text:style-name="T2"> سی </text:span><text:soft-page-break/><text:span text:style-name="T2">مُولی سون چی کیالبُو گنگ کُھورس جُو، شِن٘ی شیلب چی نِ٘یس کُھورس۔ کھونگ دیکھہ لوق چقپا گویدپا جُویا۔ دے جِنگ پو لہ کھونگ ژھو نمہ بو نموے تبس۔ تَبا نہ تا میدسُوکنا یا جُو دینگ <text:s/>ژھو نمونگ دینے رگشے سونگسیدسُوک جُو۔ </text:span></text:p>
      <text:p text:style-name="P7"><text:span text:style-name="T2">یلے کسل جق چِک اپو ینگ مسجدِنگ نہ لوقسے اونگسے ہلتین اونگما نہ ژھو نمونگ دینے لیاخمو سونگسیدسُوک جُو۔ دون٘ی گون٘ی کھہ رینموشے کُھورفا ژوخ پو لیگی رگشے سونگسیدسُوک جُو۔ دیرے اپو سی تا کھاڑی سہ مید</text:span><text:span text:style-name="T47">،</text:span><text:span text:style-name="T2"> دُون تھوینگ نُو چھونچی چقسے تنگس۔ چھونچی مسجدِنگ کھیرُوک، دیکھہ نہ چھونچی ن٘دانگ اپو نہ اپی سی <text:s/>ہرکن پیکھہ کلے نہ ژونگنُوک خسمسے اپو سی دو کُھروسے کھاڑی چِگِنگ تنگسے اپی لہ مِنیدپا، </text:span><text:span text:style-name="T47">”</text:span><text:span text:style-name="T2">یلے اپی دِی ژھو نمو <text:s/>لیگسی رنگ چن چی رگشے ننگ۔ گوانہ دی ژھو نمو ن٘دانگ چِک چِک پو سی فیسے زوس نہ ن٘دانگ لہ سُو لہ مِہ گونگ گوا ننگ ہے</text:span><text:span text:style-name="T47">“</text:span><text:span text:style-name="T2"> زیرس۔ نِ٘یسک</text:span><text:span text:style-name="T47">ا</text:span><text:span text:style-name="T2"> سی وعدہ بیاس فیسے مِہ زے۔</text:span></text:p>
      <text:p text:style-name="P7"><text:span text:style-name="T26"><text:s/></text:span><text:span text:style-name="T2">دیرے اپی سی دو زانگبُو چِگِنگ ژوا کلس۔ اپو مسجدِنگ فیاق لہ گویدپا جُویا۔ تا دی بُوسترِین٘ی مُووے لیگی چنگمین دُوکپی جُو۔ مو لہ تا مُووے لیگی ترقس۔ ترقسے نہ چھونچی زیک زیرس۔ امّہ <text:s/>اپو نہ دریسے وعدہ بیاسے یودپی۔ مو لہ لیگی شوق سونگس۔ مو دو بیکھہ چھونچی ہلتس۔ خیر جُو دیرے اپو تھونس، </text:span><text:span text:style-name="T47">نِ٘یسکا سی</text:span><text:span text:style-name="T2"> زوس۔ اپو لہ پتہ مید۔ خیر دے ژھو نمو کھیرے بازار لہ ژونگما کھیرس۔ یلے کسل تا کھون٘ی دے ژھو نمو لہ لیگی رِن منگ چی سونگس۔ ییکھہ اپو لاکھ پتی سونگس۔ یا ژھو نمو ژونگسے۔ دیرے دے ژھو نمو زوسپی کھہ اپی لہ ہلتوا لہ <text:s/>کُھورفی اِنسُوک جُو۔ خیر اپو سی جق چک اپی لہ زیرس، ”اِنا لے اپی کھیانگ لہ مِہ گوارے سونگسا؟</text:span><text:span text:style-name="T47">“</text:span></text:p>
      <text:p text:style-name="P7"><text:soft-page-break/><text:span text:style-name="T26"><text:s text:c="2"/></text:span><text:span text:style-name="T28">”</text:span><text:span text:style-name="T2">تا چِہ بیک لے اپو دے جق لہ ن٘دانگ نِ٘یسک</text:span><text:span text:style-name="T47">ا</text:span><text:span text:style-name="T2"> نا تھو یودپی اِنپا۔ دے جق لہ ژھو نمو زوسفی کھہ ن٘ا لہ ہلتوا لہ کُھورس، مِہ گوارے سونگس۔ ییکھہ نہ ن٘ی سنِنگ پو ٹھوب ٹھوب رے سونگسے یودپی اِنپا۔ ن٘ا کھیانگ لہ خسنگسے یودپی اِنپا۔</text:span><text:span text:style-name="T47">“</text:span></text:p>
      <text:p text:style-name="P5"><text:span text:style-name="T26"><text:s/></text:span><text:span text:style-name="T2">تا دیکھہ نہ اپ</text:span><text:span text:style-name="T47">و</text:span><text:span text:style-name="T2"> سی نن٘ی زگو بربن کُن بند بیاس جُو۔ اپی ننگ نُو نہ فیُونگما سہ بند بیدپا جُویا۔ رگسفی نسوے کھہ گونگ کرفو سونگسے سکیا گوا نہ کھریلبا سونگس۔ خیر جق لزونگ نونس۔ اپی لہ دینے خاتُون چی س</text:span><text:span text:style-name="T82">کیس،</text:span><text:span text:style-name="T2"> دے خاتُون پو دینے رگشے یودسُوک۔ اپو ن٘</text:span><text:span text:style-name="T14">ِ</text:span><text:span text:style-name="T2">یمہ ستونگ دے خونگ بر کُنِنگ نُو ڈین بورے زبوا</text:span><text:span text:style-name="T47">،</text:span><text:span text:style-name="T2"> امّہ دے خاتُون پو بی غبیل پو </text:span><text:span text:style-name="T47">نُوبا</text:span><text:span text:style-name="T2"> میدسُوک۔ اپو دومبہ چنی لس پو <text:s/>یو سونگس۔ گار خونگ بر ننگ نہ دو لہ پلستر بیا ڈین بوربا۔ بہرحال اپو سی لو کھئِک می لہ پتہ گوا مہ چُوکپا یقس۔</text:span></text:p>
      <text:p text:style-name="P5"><text:span text:style-name="T26"><text:s/></text:span><text:span text:style-name="T2">خیر کھیرے کھیرے بادشاہ تک دے خپیرونگ تھونیدپا جُویا۔ دیرے بادشاہ تک خبر تھونس۔ اے جق لہ بادشاہ اونگمو مو لہ خبر سونگس۔ سونگسے نہ مو سی اپو نہ اپی لہ زیرس، </text:span><text:span text:style-name="T47">”</text:span><text:span text:style-name="T2">یلے اتا نہ ان٘و دِرِنگ بادشاہ شخسید لو</text:span><text:span text:style-name="T47">،</text:span><text:span text:style-name="T2"> ننگ پو لہ </text:span><text:span text:style-name="T47">فیاخمہ</text:span><text:span text:style-name="T2"> تنگسے ترتیب تمیزی کھہ دُوک۔ کھو اونگما ن</text:span><text:span text:style-name="T47">ہ</text:span><text:span text:style-name="T2"> </text:span><text:span text:style-name="T47">فیاختب</text:span><text:span text:style-name="T2"> فیُونگ</text:span><text:span text:style-name="T47">“</text:span><text:span text:style-name="T2"> زیرس۔</text:span></text:p>
      <text:p text:style-name="P5"><text:span text:style-name="T26"><text:s/></text:span><text:span text:style-name="T2">میُون٘ی سی، ”اپی ن</text:span><text:span text:style-name="T47">ہ</text:span><text:span text:style-name="T2"> اپو لہ دینے بون٘وے نانگ لو موے صُورتی کھہ میُونگ ستراغنگ لو“ <text:s/>زیربی خبر کُن بادشاہ لہ تھونین دُوکس۔ بادشاہ لہ سہ </text:span><text:span text:style-name="T47">سنِنگ</text:span><text:span text:style-name="T2"> پِنگ شک سونگس۔ اے جق لہ بہرام گول بادشاہ اپی ن</text:span><text:span text:style-name="T47">ہ</text:span><text:span text:style-name="T2"> اپوے ننگ نُو تھونیدپا جُویا۔ یلے کسل تا دے جق لہ تا چِہ سونگس زیربا نہ مو لنگسے بادشاہ لہ سلام کلام کُن بیاس۔ تا دے جق لہ نہ تا مو سُوی جادُو لہ کُھوک کھن چی </text:span><text:soft-page-break/><text:span text:style-name="T2">سہ مینسُوک جُو۔ سُوی سحر لہ سہ کُھوک کھن مینسُوک۔ یلے کسل موے رگوے کھہ دومبہ نرفونگ فوقفی جُوکتُو مو ینگ گوپی پا <text:s/>سہ رگُو زدے مسنِنگ صُورت لوقسے بہرام گول نہ مو ینگ <text:s/>بخستون گویدپا <text:s/>لے کسل۔</text:span></text:p>
      <text:p text:style-name="P5"><text:span text:style-name="T26"><text:s/></text:span><text:span text:style-name="T2">تا ینگ عرصے چِک دیکھہ بادشاہ بیاسے دُوگیدپا جُویا۔ تا اے بادشو سہ خیارے میدپی کھوانگ بادشاہ لدنے یودپی۔ یلے کسل دیکھہ عرصہ چِک زین تُھون٘ین دُوکفی بعد لہ کھو سی زیریدپا، </text:span><text:span text:style-name="T47">”</text:span><text:span text:style-name="T2">یلے خاتُون تا ن٘ا لہ دُوکپا یَنما مید۔ دخسن ن٘ا لہ <text:s/>نمہ نِ٘یس خسوم ایکھہ سہ یود۔ ییکھہ نِ٘یس سونگس۔ تا ن٘ا ل</text:span><text:span text:style-name="T121">ہ دُوکپا یَنما</text:span><text:span text:style-name="T2"> مید۔</text:span><text:span text:style-name="T47">“</text:span></text:p>
      <text:p text:style-name="P5"><text:span text:style-name="T26"><text:s/></text:span><text:span text:style-name="T2">زیربا نہ مو سی زیرس، ”اون٘ا ن٘ا سہ یانگ نہ ن٘یمبو گوید</text:span><text:span text:style-name="T47">“</text:span><text:span text:style-name="T2"> زیرس۔ دو سہ کھو کِھدس۔ یلے کسل دیرے کھو کُھوری </text:span><text:span text:style-name="T47">کھرِنگ</text:span><text:span text:style-name="T2"> اونگسے کُھوری اے <text:s/>نمو</text:span><text:span text:style-name="T47">نگ</text:span><text:span text:style-name="T2"> ن</text:span><text:span text:style-name="T47">ہ</text:span><text:span text:style-name="T2"> تُھوکسے دیکھہ زین تُھون٘ین دُوکفی خپیرا۔</text:span></text:p>
      <text:p text:style-name="P10"/>
      <text:p text:style-name="P22"/>
      <text:p text:style-name="P2"><text:span text:style-name="T88"><text:tab/><text:tab/></text:span><text:span text:style-name="T84"><text:tab/></text:span><text:span text:style-name="T81">نقشِ خاتون</text:span></text:p>
      <text:p text:style-name="P1"><text:span text:style-name="T26"><text:s/></text:span><text:span text:style-name="T2">یلے کسل کُن بغداد شہری بادشاہ چِک یودپا، کھوے مِنتخ پو <text:s/>لہ <text:s/>زیریدپا جُو اکرام بادشاہ۔ گوانہ کھو زین تُھون٘ین دُوکفی زمانِنگ نُو جوانی وخ پِنگ نُو کھو لہ بُوژھے بُوژھے چنگ مہ خسمس۔ <text:s/>آخر پِنگ کھو لہ خسمس، ”یلے ن٘ا یوژے عرصو جوانی احمغِنگ نُو کھورین دُوکسے نہ دوسے ن٘ی رگسکھو لہ ن٘ا لہ بوُ <text:s/>میدپا یَنما مید ننگ“ زیربو چُھودے نہ تا بُوسترِنگ پو لہ سہ تا سکیا چھونچی گورس جُو۔ گوانہ شوقبُو لہ ہلتاکھن کُن حکیم کُن کھیونگسے سمن بیاس</text:span><text:span text:style-name="T47">،</text:span><text:span text:style-name="T2"> بُوسترِنگ پو لہ مہ سکیس۔ مہ سکیا چِک نہ نجُومیُونگ لہ کھو سکت زیرے کھیونگس جُو۔ نجُومیُونگ لہ سکت زیرے کھیونگسے کھونگ لہ زیرس، ”ن٘ا لہ ن٘ی دی بُوسترِنگ پو لہ سکیا مید</text:span><text:span text:style-name="T47">،</text:span><text:span text:style-name="T2"> <text:s/>دو لہ چِہ بیا رگوسُوک؟“</text:span></text:p>
      <text:p text:style-name="P1"><text:span text:style-name="T26"><text:s/></text:span><text:span text:style-name="T2">زیربا چِک نہ ن٘یمبو کھونگ نجُومی شوقبُونگ ہلتین کھیونگسے نہ کھون٘ی زیرس جُو، ”یلے بادشاہ کسل دیُو لہ ینگ چنگ یانگ لہ گرل گوا مید۔ فلان دے شہر پِنگ نُو فقیر چی چِک یود۔ چُھوکھا لہ، رگیامژھوے کھہ۔ گوانہ چھوغو خیمنگ چِک یود، دے خیمنگ پیکھہ کھو فیاق بین دُوکپی اِن۔ لزا ترُوک لہ کھو سلام چِک ہلتے اِن۔ گوانہ یانگ دے فقیری شِدیا سونگسے چنگ بُوژ ھا سکے لم چی سونگس نہ سونگ، مید نہ دُنیادی سمن ژھنگمہ سہ یان٘ی بیا</text:span><text:span text:style-name="T47">سنگ</text:span><text:span text:style-name="T2">۔ گوانہ ینگ چنگ چارہ <text:s/>مید</text:span><text:span text:style-name="T47">۔“</text:span></text:p>
      <text:p text:style-name="P1"><text:soft-page-break/><text:span text:style-name="T28"><text:s/></text:span><text:span text:style-name="T26"><text:s/></text:span><text:span text:style-name="T2">زیربا چِک نہ ن٘یمبو کھو وزیر کُن زدمسے کھیونگس جُو۔ کھیونگسے نہ دے وزیر کُن لہ ترِس، ”اِنا کِھدانگ سُو دے فقیر پو بی دیکھہ <text:s/>گِگا ؟“</text:span></text:p>
      <text:p text:style-name="P1"><text:span text:style-name="T26"><text:s/></text:span><text:span text:style-name="T2">زیربا نہ عقلی وزیر زیرکھن چی یودسُوک جُو۔ <text:s/>کھو سی زیرس، ”لے بادشاہ سلامت یانگ لہ رگوس نہ ن٘ا گوید۔“ گوانہ عقلی وزیر زیرکھن پو کھوے لیگی خاص <text:s/>وزیر اِنسُوک جُ</text:span><text:span text:style-name="T47">و</text:span><text:span text:style-name="T2">یا۔ </text:span></text:p>
      <text:p text:style-name="P3">دیرے کھو خسیر <text:s/>خمُول چی کُھورے فقیری دیکھہ تھونس۔ فقیری دیکھہ تھونما نہ اِن نہ اِن کھوے قسمت لہ جُو رگیامژھوے تھن٘ی کھہ چھوغو جِگجِگ <text:s/>خیمنگ چِک یودسُوک۔ <text:s/>دے خیمنگ پیکھہ کھو چوق سلام ہلتیدسُوک۔ یا سلام ہلتسفی بنگ لہ کھوانگ کھو اَنیکھہ تھونس۔ سلام بلام کُن بیاس جُو۔ بیاسفی جُوکتُو فقیر پو سی کھو لہ ترِس، ”اِنا لے رگاکھن کھیانگ گار نہ اونگفی اِن ؟“</text:p>
      <text:p text:style-name="P1"><text:span text:style-name="T26"><text:s/></text:span><text:span text:style-name="T2">زیربا نہ </text:span><text:span text:style-name="T47">”</text:span><text:span text:style-name="T2">ن٘ا بغداد شہرِنگ نہ اونگفی اِن</text:span><text:span text:style-name="T47">“</text:span><text:span text:style-name="T2"> زیرس۔</text:span></text:p>
      <text:p text:style-name="P1"><text:span text:style-name="T26"><text:s/></text:span><text:span text:style-name="T28">”</text:span><text:span text:style-name="T47">کھیانگ</text:span><text:span text:style-name="T2"> چا اونگس چِہ رگوسے اونگس؟“</text:span></text:p>
      <text:p text:style-name="P1"><text:span text:style-name="T26"><text:s/></text:span><text:span text:style-name="T2">زیربا نہ </text:span><text:span text:style-name="T47">”</text:span><text:span text:style-name="T2">ن٘ئی بادشاہ لہ بُوژ ھا مید۔ گوانہ جوانی وخ لہ کھو لہ بُوژ ھا مہ <text:s/>خسمس۔ دوسے نسو فید گوا نہ تا کھو لہ بُوژ ھا رگوسید۔ گوانہ </text:span><text:span text:style-name="T47">اَنا</text:span><text:span text:style-name="T2"> یُولِنگ نُو مہ بیاسفی سمن چنگ سہ مید۔ حکیم کُن کھیونگس، ڈاکٹر کُن کھیونگس، </text:span><text:span text:style-name="T47">شوقبُو</text:span><text:span text:style-name="T2"> لہ ہلتس ، دُعا کُن بیاس۔ <text:s/>چِہ بیاس نہ کھو لہ بُوژ ھا مہ سکیس۔ آخر پِنگ ن٘یا نجُومی لہ شوقبُو لہ ہلتا چُوکپا نہ کھون٘ی سی یانگ دِکھہ یود زیرے زیرس۔“</text:span></text:p>
      <text:p text:style-name="P1"><text:soft-page-break/><text:span text:style-name="T26"><text:s/></text:span><text:span text:style-name="T2">زیربا نہ فقیر پو بی شِدیا عصے چِک یودسُوک جُو۔ دے عصو کھو لہ مِنس</text:span><text:span text:style-name="T47">،</text:span><text:span text:style-name="T2"> مِنے نہ </text:span><text:span text:style-name="T47">”</text:span><text:span text:style-name="T2">یلے رگاکھن کِھری مِنتخ پو لہ چِہ زیرید</text:span><text:span text:style-name="T47">؟“</text:span></text:p>
      <text:p text:style-name="P1"><text:span text:style-name="T26"><text:s text:c="2"/></text:span><text:span text:style-name="T28">”</text:span><text:span text:style-name="T2">ن٘ی مِنتخ پو لہ عقلی وزیر زیرید جُو</text:span><text:span text:style-name="T47">۔“ </text:span></text:p>
      <text:p text:style-name="P1"><text:span text:style-name="T28"><text:s/>”</text:span><text:span text:style-name="T2">یلے عقلی وزیر کھیانگ دی عصا پو کُھورے سونگ۔ سونگسے نہ فلان دے ملسی کھہ ژھر چِی یود۔ دے ژھر پینگ نُو </text:span><text:span text:style-name="T47">کُوشُو</text:span><text:span text:style-name="T2"> نرا بیاسے یود۔ <text:s/>دے </text:span><text:span text:style-name="T47">کُوشُونگ</text:span><text:span text:style-name="T96"> ل</text:span><text:span text:style-name="T99">ہ</text:span><text:span text:style-name="T96"> فلُو</text:span><text:span text:style-name="T2"> انچن یود۔ گوانہ کھیانگ بِسم اللّٰہ الرّحمٰنِ الرّحیم زیرے دی عصا پو دے کُوشُو لہ تیونگ۔ تیانگسے نہ کُوشُو چِک بُودس نہ کھیانگ چِک کُھورے اونگ</text:span><text:span text:style-name="T47">،</text:span><text:span text:style-name="T2"> نِ٘یس بُودس نہ کھیانگ نِ٘یس کُھورے اونگ۔ <text:s/>ینگ لزبسے تیانگمی مین </text:span><text:span text:style-name="T47">کھیان٘ی۔“ زیربا</text:span><text:span text:style-name="T2"> نہ کھو دے عصا پو کُھورے سونگسے دے ژھر پِنگ تھونما نہ اِن نہ اِن لے کسل کُوشُوی زدونگ لہ فلُو کُھورے کُھورے نہ سا نہ تھوُک چا سونگسیدسُوک۔ لقپو تنگسے </text:span><text:span text:style-name="T47">فب نہ</text:span><text:span text:style-name="T2"> یَنما یودسُوک۔ امّہ تا فقیر پو بی حکم جُو، <text:s/>کھو بسم اللّٰہ زیرے دے زدو لہ عصا پو چِک تیانگما نہ کُوشُو چِک بُودس۔ کُوشُو چِک بُودپا نہ تا کھو لہ خسمس، ”یلے دی کُوشُو سی بُوژ ھا سکے اِنمنگ۔ بُوژ ھا سکے سمن </text:span><text:span text:style-name="T47">پو نہ</text:span><text:span text:style-name="T2"> تا یا کُوشُو اِنمنگ۔ گوانہ ن٘انگ لہ سہ بُوژ ھا مید۔ <text:s/>ن٘انگ سہ کُوشُو چِک کُھورے گِک۔ دیُو بادشاہ سی زید۔ گوانہ ن٘انگ ینگ دی عصا پو چِک تیانگما ن</text:span><text:span text:style-name="T47">ہ</text:span><text:span text:style-name="T2"> کُوشُو بُودید۔ بُودپا نہ دو ن٘انگ زید۔گوانہ ن٘انگ لہ سہ بُوژ ھا سکید“ زیرے کھو ینگ چِک تیانگس۔ ینگ چِک تیانگما نہ دے سے کھہ بُودفی کُوشُو سہ کُھوری ملسی کھہ سونگس۔ تا کھو ژامژے تیانگس نہ ملا مہ بُودس۔ مہ بُودپا نہ کھو </text:span><text:span text:style-name="T47">جِکھسین</text:span><text:span text:style-name="T2"> ژھبسین فقیر پو بی شِدیا سونگس۔</text:span></text:p>
      <text:p text:style-name="P3"><text:soft-page-break/>تا کھو غدونگ پو سہ سیرپورے سونگسے جُم جَم بین اونگسے فقیر پو بی شِدیا تھونس، تھونما نہ فقیر پو سی ترِس، ”اِنا لے عقلی وزیر چِہ بیاس کھیان٘ی؟ کُوشُو بُودسا؟“</text:p>
      <text:p text:style-name="P1"><text:span text:style-name="T26"><text:s/></text:span><text:span text:style-name="T2">زیربا نہ </text:span><text:span text:style-name="T47">”</text:span><text:span text:style-name="T2">لے بوا فقیر کسل کُوشُو چِک نہ بُودس۔ امّہ نِ٘ینگ <text:s/>نہ غلطی چِک سونگسید۔“</text:span></text:p>
      <text:p text:style-name="P1"><text:span text:style-name="T26"><text:s text:c="2"/></text:span><text:span text:style-name="T28">”</text:span><text:span text:style-name="T2">دو چِہ سونگسید کِھرِنگ نہ غلطیُو</text:span><text:span text:style-name="T47">؟“</text:span></text:p>
      <text:p text:style-name="P1"><text:span text:style-name="T26"><text:s text:c="2"/>”</text:span><text:span text:style-name="T47">نِ٘ینگ نہ</text:span><text:span text:style-name="T2"> غلطیُو یو سونگس جُو، بِسم اللّٰہ زیرے تیانگما نہ کُوشُو چِک </text:span><text:span text:style-name="T47">بُودس، بُودپا</text:span><text:span text:style-name="T2"> نہ ن٘ا لہ خسمس، یلے تا دی بُوژ ھا سکے سمن پو تا یو اِنمنگ، دیُو بادشاہ لہ سونگس۔ گوانہ ن٘انگ لہ سہ میراث مید۔ اون٘ا ن٘انگ ینگ چِک تیانگنُوک، تیانگما نہ ینگ چِک بُودید۔ بُودپا نہ دو ن٘ان٘ی زیک۔ زیرے ن٘ا سی ینگ چِک تیانگس۔ تیانگما ن</text:span><text:span text:style-name="T47">ہ</text:span><text:span text:style-name="T2"> دے سے کھہ بُودفی کُوشُو سہ ینگ گوے کھہ تُھولے سونگس۔ ژامژے زدو لہ تیانگس نارے ن٘ا لہ کُوشُو ملا مہ </text:span><text:span text:style-name="T47">بُودس۔“</text:span></text:p>
      <text:p text:style-name="P1"><text:span text:style-name="T47">زیربا</text:span><text:span text:style-name="T2"> نہ فقیر پو سی کھو لہ زیرس، ”لے ہر کنگ مید <text:s/>کھیانگ دو ن٘ا لہ گوپا چا مہ زیرس؟ بوا فقیر ن٘ا لہ سہ بُوژ ھا میدپی اِن زیرے چا مہ زیرس؟“</text:span></text:p>
      <text:p text:style-name="P1"><text:span text:style-name="T26"><text:s text:c="2"/></text:span><text:span text:style-name="T28">”</text:span><text:span text:style-name="T2">ن٘ا دو یانگ لہ زیربا ژھبس</text:span><text:span text:style-name="T47">۔“</text:span><text:span text:style-name="T2"> یلے کسل آخر پیکھہ ینگ کھو دے عصا پو لہ فُوی بیاس۔ <text:s/>بیاسے نہ ینگ کھو لہ مِنس، مِنے نہ زیرس </text:span><text:span text:style-name="T47">، ”</text:span><text:span text:style-name="T2"> کھیانگ ینگ دی عصا پو کھوُرے سونگ، سونگسے نہ دی عصا پو بسم اللّٰہ زیرے چِک تیونگ۔ <text:s/>یا چِک بوُد یا نِ٘یس بوُد یا غا بوُد</text:span><text:span text:style-name="T47">۔“</text:span></text:p>
      <text:p text:style-name="P1"><text:soft-page-break/><text:span text:style-name="T26"><text:s/></text:span><text:span text:style-name="T2">یلے کسل کھو سونگسے دے عصا پو ینگ بسم اللّٰہ زیرے چِک تیانگس۔ <text:s/>تیانگما نہ کُوشُو نِ٘یس بوُدس۔ یا کُوشُو نِ٘یسکا کُھورے اونگس جُو۔ <text:s/>کُھورے اونگسے بوا فقیر لہ ہلتنس۔ بوا فقیری دے کُوشُو نِ٘یسکا لقپِنگ کُھورس جوُ، کھورے نہ دُعا چی بیاس، دیکھہ نہ کھو لہ یو سکلس، ”یلے عقلی وزیر دی کُوشُو نِ٘یسکا کھیانگ کُھورے گوے اِن۔ کُوشُو چِک پو <text:s/>فید بیاسے فید پو بادشاہ لہ فید پو بادشی خاتون پو لہ مِن۔ اے کُوشُو چِک پو لہ کھیانگ نہ کِھری خاتون پو فید بیوس۔ دیکھہ نہ کھیانگ سہ غسل بے اِن۔ <text:s/>کِھری خاتون پو لہ سہ غسل بیا چُوک، <text:s/>بادشاہ لہ سہ غسل بیاچُوک۔ بادشی خاتون پو لہ سہ غسل بیاچُوک۔ غسل بیاسے فیاق رکعت نِ٘یس نِ٘یس بیاسے نہ دی کُوشُونگ کِھدان٘ی زے اِن۔ بسم اللّٰہ زیرے زوس نہ یا جق لہ نہ <text:s/>کِھتی بُوسترِنگ کُن لہ سکیا کُھوربی اِن۔“ زیرے فقیر پو سی دو سکلے تنگس جُو۔</text:span></text:p>
      <text:p text:style-name="P1"><text:span text:style-name="T26"><text:s/></text:span><text:span text:style-name="T2">یلے کسل عقلی وزیر تھدکھہ نہ خسودکھی کھہ اونگسے بادشاہ لہ دے کُوشُو مِنیدپا <text:s/>جُویا، ”یلے بادشاہ یانگ لہ مُبارک </text:span><text:span text:style-name="T47">،</text:span><text:span text:style-name="T2">سمن چی نہ بوا فقیری شِدیا نہ تھوبسے کُھورے اونگسید۔“ <text:s text:c="2"/>تا بادشاہ لنگسے نہ وزیر پو لہ ترو</text:span><text:span text:style-name="T47">ت</text:span><text:span text:style-name="T2"> بوت <text:s/>چی بیدپا جُو۔“</text:span></text:p>
      <text:p text:style-name="P1"><text:span text:style-name="T47">گارے</text:span><text:span text:style-name="T2"> اون٘ا دے سمن پو</text:span><text:span text:style-name="T47">؟“</text:span><text:span text:style-name="T2"> زیربا نہ دے کُوشُو مِنس، ”لے بھئی یا کُوشُو <text:s/>ن٘ری شِدیا سہ یودپا ینگ</text:span><text:span text:style-name="T47">۔“</text:span></text:p>
      <text:p text:style-name="P1"><text:span text:style-name="T28"><text:s text:c="2"/>”</text:span><text:span text:style-name="T2">لے کسل یری کُوشُو نہ دی کُوشُو ژوخ اِنا؟ ن٘ا لہ ژامژے نرف</text:span><text:span text:style-name="T47">ا</text:span><text:span text:style-name="T2"> بیاسے دی کُوشُو <text:s/>تھوبسید یانگ لہ چِہ ہرتخفا ؟“</text:span></text:p>
      <text:p text:style-name="P1"><text:span text:style-name="T26"><text:s text:c="2"/></text:span><text:span text:style-name="T28">”</text:span><text:span text:style-name="T2">یا اون٘ا <text:s/>تا چِہ سکلسید بوا فقیری؟“</text:span></text:p>
      <text:p text:style-name="P1"><text:soft-page-break/><text:span text:style-name="T26"><text:s text:c="2"/></text:span><text:span text:style-name="T2">زیربا نہ </text:span><text:span text:style-name="T47">”</text:span><text:span text:style-name="T2">یری خاتون پو لہ سہ غسل بیوس زیرسید۔ <text:s/>یانگ لہ سہ غسل بیوس زیرسید۔ ن٘انگ لہ سہ غسل بیوس زیرسید۔ <text:s/>ن٘ری بُوسترِنگ پو لہ سہ غسل بیوس زیرسید۔ بیاسے رگو ہلژخمہ بیاسے نہ یری کُوشُو لہ درا فید بیاسے نہ فید پو یانگ لہ زو زیرسید۔ فید پو یری خاتون پو لہ زو زیرسید۔ تا <text:s/>ن٘ری کُوشُو لہ درا فید بیاسے نہ فید پو ن٘انگ لہ زو زیرسید۔ اے فید پو <text:s/>ن٘ری خاتون پو لہ زو زیرسید۔ اِنشأاللّٰہُ تعالیٰ ن٘دانگ لہ بُوژ ھا سکید </text:span><text:span text:style-name="T47">زیرسید۔“</text:span></text:p>
      <text:p text:style-name="P1"><text:span text:style-name="T28"><text:s/></text:span><text:span text:style-name="T47">یلے</text:span><text:span text:style-name="T2"> کسل دے جق لہ بادشاہ سی سہ دے کُوشُو زوس جُو۔ کھوانگ سہ کُھوری ننگ نُو لوقسے اونگسے دے کُوشُو زوس جُو۔ یلے کسل زا چِک نہ ن٘یمبو کھون٘ی بُوسترِنگ کُن لہ یا جق لہ نہ سکیا کُھورس۔ یلے کسل لزا رگُو گنگس۔ گنگما نہ تا نہ دَرِل کُن اون٘یدپا جُو۔ سکے ژھرانگ کُن جُوگیدپا جُو۔ کھونگ نِ٘یسکا لہ دَرِل <text:s/>کُن اون٘یدپا جُو سکیا میدپا جُو۔ ملا مہ سکیس۔ <text:s/>مہ سکیا نہ کھون٘ی شوقبُو لہ ہلتاکھن کُن لہ شوقبُو لہ ہلتا چُوکس۔ چُوکپا نہ زیرس، </text:span><text:span text:style-name="T47">”</text:span><text:span text:style-name="T2">دی خاتون نِ٘یسکا ملسہ چِگِی کھہ یقسے میدپا سکیا </text:span><text:span text:style-name="T47">مید۔“ </text:span></text:p>
      <text:p text:style-name="P1"><text:span text:style-name="T47">دو زیربا</text:span><text:span text:style-name="T2"> چِک نہ ن٘یمبو بادشاہ سی زیرس، ”اون٘ا لے وزیر کِھری بُوسترِنگ پو سہ کَھرِنگ کھیونگ۔ ن٘ی خاتون پو نہ ن٘یمبو یقپا نہ سکے ینگ۔“</text:span><text:span text:style-name="T47"> </text:span></text:p>
      <text:p text:style-name="P1"><text:span text:style-name="T28"><text:s/></text:span><text:span text:style-name="T26"><text:s/></text:span><text:span text:style-name="T28">”</text:span><text:span text:style-name="T2">لیاخمو گِک</text:span><text:span text:style-name="T47">“</text:span><text:span text:style-name="T2"> زیرے کھو کُھوری خاتون پو کھیونگما </text:span><text:span text:style-name="T96">سونگ</text:span><text:span text:style-name="T94">س</text:span><text:span text:style-name="T47">ے</text:span><text:span text:style-name="T2"> بادشی <text:s/>کَھرِنگ </text:span><text:span text:style-name="T47">کھیونگس۔ یلے</text:span><text:span text:style-name="T2"> کسل بادشی <text:s/>کَھرِنگ تھو نمو نہ ن٘یمبو خُدائی شزدے کھہ کھونگ نِ٘یسکا لہ بُو ریرے سکیدپا جُویا۔ سکیا چِک نہ ن٘یمبو تا دے فرُو نِ٘یسکا <text:s/>چِک پو اَہا کمرِنگ، چِک پو دیہا کمرِنگ یودپی۔ بادشاہ لہ سکیسفی فرُو سی سہ چُوچُو مہ تُھونگس</text:span><text:span text:style-name="T47">،</text:span><text:span text:style-name="T2"> وزیر پو لہ سکیسفی فرُو سی سہ چُوچُو مہ تُھونگس۔ مہ </text:span><text:soft-page-break/><text:span text:style-name="T2">تُھونگما نہ دو لہ ینگ شوقبُو لہ ہلتا چوُکس۔ ہلتا چُوکپا نہ </text:span><text:span text:style-name="T47">”</text:span><text:span text:style-name="T2">فرُون٘ی ان٘و نِ٘یسکا کمرہ چِگِنگ کھیونگسے نِ٘یسکا ن٘یمبو یقسے میدپا کھون٘ی چُوچُو تُھونگما مید </text:span><text:span text:style-name="T47">لو“ زیرس۔ </text:span></text:p>
      <text:p text:style-name="P1"><text:span text:style-name="T28"><text:s/></text:span><text:span text:style-name="T47">دیرے</text:span><text:span text:style-name="T2"> وزیری بُوسترِنگ پو سہ بادشی خاتون پو بی کمرِنگ کھیونگس جُو۔ <text:s/>یلے کسل بسم اللّٰہ زیرے نِ٘یسکا لہ چُوچُو مِنس۔ مِنما نہ نِ٘یسکا سی چُوچُو تُھونگس۔ جقما فچُو تک وزیری خاتون پو سہ بادشی <text:s/>کَھرِنگ یقس جُو۔ <text:s/>دیکھہ نہ کھونگ کُھوتی ننگ نُو <text:s/>سونگس۔ بادشی فرُو لہ ناران بادشاہ زیریدپا جُو۔ <text:s/>اَہا وزیر لہ سکیسفو لہ وفادار وزیر زیریدپا جُو۔ دیرے دے فرُو نِ٘یسکا ژھرے ژھرم</text:span><text:span text:style-name="T47">ہ</text:span><text:span text:style-name="T2"> سونگس۔ <text:s/>ژوخسا ژوخ مِسنِنگ صُورت شنگ عقل رگو بونگ درا درے کھہ ژھرین اون٘یدپا جُویا۔</text:span></text:p>
      <text:p text:style-name="P1"><text:span text:style-name="T26"><text:s/></text:span><text:span text:style-name="T2">دیرے وزیری فرُو ژھرمہ سونگسے بادشی فر</text:span><text:span text:style-name="T15">ُ</text:span><text:span text:style-name="T2">و نہ ن٘یمبو <text:s/>کَھرِنگ اون٘یدپا جُویا۔ بادشی <text:s/>کَھرِنگ نہ سبق لہ گوا جُو</text:span><text:span text:style-name="T47">،</text:span><text:span text:style-name="T2"> لوقسے <text:s/>کَھرِنگ نُو اونگما۔ گوانہ دیرے نسونگ چھونچی تھونے بالغ مہ تھونمارے باہری میُون٘ی سی زیریدپا، ”لے ن٘دانگ لہ بادشی بُو گو اِن، <text:s/>وزیری بُو گو اِن چھدکھے کھوانگ گوا مید۔ مِسنِنگ پو سہ ژوخ</text:span><text:span text:style-name="T47">،</text:span><text:span text:style-name="T2"> صُورت پو سہ ژوخ، رگو سہ ژوخ۔ ن٘دانگ لہ بادشاہ لہ سلام چی بے وزیری بُو لہ دوپا ببفارے بے فیشیس چِی کھوانگ گوا مید</text:span><text:span text:style-name="T47">۔ </text:span><text:span text:style-name="T2"><text:s/>چِہ ب</text:span><text:span text:style-name="T47">یک</text:span><text:span text:style-name="T2"> تا دیُو لہ؟“ زیرے گرونگ گرونگ لہ ہلچنگرون٘ی کھہ کھونگ گراخفو بیدپا جوُ، ”سکیو وزیر لہ سہ بُو سکیسید، بادشاہ لہ سہ بُو سکیسید، مِسنِنگ صُورت شکل و شمائل رگو بونگ گنگمہ ژوخسا ژوخ ننگ۔“</text:span></text:p>
      <text:p text:style-name="P1"><text:span text:style-name="T26"><text:s/></text:span><text:span text:style-name="T2">یلے کسل جق چِک ہلچنگرے چِگی کھہ یا ہرمنگ پو تن٘ین یودپا جُو۔ <text:s/>شہری تھن٘ی کھہ </text:span><text:span text:style-name="T47">موڑیانگمو</text:span><text:span text:style-name="T2"> اپی چِک یودپی اِنسُوک۔ دے </text:span><text:span text:style-name="T47">موڑیانگمو</text:span><text:span text:style-name="T2"> اپی بادشی <text:s/>کَھرِنگ نُو راتب لہ اونگفی </text:span><text:soft-page-break/><text:span text:style-name="T2">اِنسُوک جُو۔ راتب لہ اونگسے نہ گوے بر لہ دے ہلچنگری کھہ می دِرِل چی بیاسے یودسُوک۔ یودپا نہ مو لہ خسمس</text:span><text:span text:style-name="T15">،</text:span><text:span text:style-name="T2"> </text:span><text:span text:style-name="T47">”</text:span><text:span text:style-name="T2">لے دِرِنگ دیُون٘ی مِٹینگ چی بین یود</text:span><text:span text:style-name="T47">۔</text:span><text:span text:style-name="T2"> دیُون٘ی چِہ بے اِن ، گانگ بے اِن؟“ <text:s/>زیرے مو دیکھہ سونگسے سلام بلام چی بیاس۔ بیاسے نہ مو سی ترِس، ”لے مِلی اَتا ژھرمہ ژھونژیونگ یدان٘ی دِکھہ چِہ مِٹینگ چی بے اِن؟“</text:span></text:p>
      <text:p text:style-name="P1"><text:span text:style-name="T28"><text:s text:c="4"/>”</text:span><text:span text:style-name="T2">لے اپی یانگ گار گوے اِن نہ <text:s/>سونگ۔ ن٘ئی مِٹِینگ پو نہ یانگ چِہ واسطہ ؟“</text:span></text:p>
      <text:p text:style-name="P1"><text:span text:style-name="T26"><text:s text:c="3"/></text:span><text:span text:style-name="T28">”</text:span><text:span text:style-name="T2">لے مِلی اَتونگ </text:span><text:span text:style-name="T47">یدانگ</text:span><text:span text:style-name="T2"> لہ دو لہ خا چِہ بیا اون٘ید ؟ سُوئِنگ میدپی عقل چی سُوئِنگ یود۔ دو لہ یدانگ لہ خا اونگمو غلط اِن۔“</text:span></text:p>
      <text:p text:style-name="P1"><text:span text:style-name="T28"><text:s/></text:span><text:span text:style-name="T26"><text:s text:c="2"/></text:span><text:span text:style-name="T28">”</text:span><text:span text:style-name="T2">اون٘ا سُوئِنگ میدپی عقل چی سُوئِنگ یود نہ، <text:s/>کِھرِنگ یود نہ ن٘یا لہ بادشی بُو نہ وزیری بُو نورے ن٘یا لہ چھدکھہ گوا مید، گو بادشی بُو اِن، گو وزیری بُو اِن زیربو۔ <text:s/>مہ گوا چِک نہ ن٘یا لہ بادشاہ لہ بادشی درجو، وزیر لہ وزیری درجو مِنما یودپی ن٘یا لہ دے حساب کتاب پو گوا مید۔ یو لہ ن٘یا چِہ بیک گانگ بیک زیرے ن٘یا دِرِنگ ژا مین <text:s/>کھونگ ژھرے سکُولِنگ سونگفی کھہ نہ ن٘یا یا مِٹینگ پو بین یودپی اِن۔ <text:s/>ن٘یا لہ کھونگ نِ٘یسکی برفیس گوا مید۔“</text:span></text:p>
      <text:p text:style-name="P1"><text:span text:style-name="T26"><text:s text:c="2"/></text:span><text:span text:style-name="T103">”</text:span><text:span text:style-name="T96">ا</text:span><text:span text:style-name="T94">یہ</text:span><text:span text:style-name="T2"> دو ما بدون٘و یودپی۔“</text:span></text:p>
      <text:p text:style-name="P1"><text:span text:style-name="T26"><text:s text:c="3"/></text:span><text:span text:style-name="T28">”</text:span><text:span text:style-name="T2">دو چِہ یودپی اِن بدون٘و</text:span><text:span text:style-name="T47">؟“</text:span></text:p>
      <text:p text:style-name="P1"><text:span text:style-name="T26"><text:s text:c="3"/></text:span><text:span text:style-name="T28">”</text:span><text:span text:style-name="T2">بدون٘و دو یودپی اِن۔ کِھدان٘ی چھوغو بورڈ چِگی کھہ یو ربِس، ’دِرِنگ نہ اَہا بادشی بُو <text:s/>کَھرِنگ جُوک، وزیری بُو <text:s/>کَھرِنگ مہ جُوک۔ جُوکس نہ کھو قصُوروار اِن۔‘ دو چھوغو بورڈ چِگی کھہ </text:span><text:soft-page-break/><text:span text:style-name="T2">ربِسے بادشی کَھری ژھرمہ ستاغوے کھہ </text:span><text:span text:style-name="T47">فیال</text:span><text:span text:style-name="T2"> لہ تونگ۔ تنگس نہ بادشاہ احمق دُوکپی اِن۔ کھو </text:span><text:span text:style-name="T47">اَہا</text:span><text:span text:style-name="T2"> دیہا گار مہ ہلتا کَھرِنگ تیانگسے کھیربی اِن۔ وزیری بُو عقل چن </text:span><text:span text:style-name="T47">دُوک</text:span><text:span text:style-name="T2">پی اِن۔ یودپا نہ کھو چِہ بے اِن؟ <text:s/>کھو اَہا دیہا ہلتین ترانگ خیون</text:span><text:span text:style-name="T47">،</text:span><text:span text:style-name="T2"> گین تھُور ہلتین <text:s/>گوے اِن۔ گوا نہ کھو لہ بورڈ پو چوق تھونگمی اِن۔ تھونگما نہ <text:s/>کَھرِنگ جُوکفا کھو کھریلبی اِن۔ کھریلے کھو لوقسے گوے اِن۔ کِھدانگ لہ چوق دیکھہ ن٘وزِن گوے اِن۔“ </text:span></text:p>
      <text:p text:style-name="P1"><text:span text:style-name="T26"><text:s text:c="2"/></text:span><text:span text:style-name="T28">”</text:span><text:span text:style-name="T96">لیاخمو</text:span><text:span text:style-name="T2"> زیرس لے اپی کھیانگ لیاخمو زیرس۔“ <text:s/>وزیر چگی جندِنگ نہ پینے فیُونگسے اپی لہ چھونچی مِنس۔ اپی خوشار سونگس۔ اپی موُری ملسی کھہ سونگس۔ کھونگ شروع بیاس جُویا دو ربیا لہ۔ چھوغو گتّے چِگی کھہ کھونگ ربِس لے کسل۔ ربِسے نہ <text:s/>بادشی ستاغوے کھہ فیال <text:s/>لہ تنگس۔ تا کھونگ نِ٘یسکا سکُولِنگ سونگسے یودپی۔</text:span></text:p>
      <text:p text:style-name="P1"><text:span text:style-name="T26"><text:s/></text:span><text:span text:style-name="T2">یلے کسل دیرے کھونگ سکُولِنگ سونگسے لوقسے اونگسے بادشی ستاغوے کھہ چوق تھونما نہ اِن نہ اِن بادشاہ ترانگسے کَھرِنگ سونگس جُو۔ وزیری بُو </text:span><text:span text:style-name="T47">سی </text:span><text:span text:style-name="T2">یُوک ہلتا ن</text:span><text:span text:style-name="T47">ہ</text:span><text:span text:style-name="T2"> دیکھہ بورڈ چی تنگسے یود۔ دیکھہ یو ربِسے یود، ”دِرِنگ ن</text:span><text:span text:style-name="T47">ہ</text:span><text:span text:style-name="T2"> اَہا وزیری بُو <text:s/>کَھرِنگ مہ جُوک۔ وزیری بوُ لہ <text:s/>کَھرِنگ جُوکپی اِذِن مید۔“ زیرے دیکھہ ربِسے یودسُوک۔ کھو گیب نُور تنگس۔ یلے ن٘ا لہ تا دِینگ مہ جوُک زیرے ننگ۔ دیرے <text:s/>وزیری بُو کُھوری ننگ </text:span><text:span text:style-name="T16">نُو</text:span><text:span text:style-name="T2"> گوا لہ دیژارے تھونس۔</text:span></text:p>
      <text:p text:style-name="P1"><text:span text:style-name="T26"><text:s/></text:span><text:span text:style-name="T2">تا کھونگ نِ٘یسکا دَور دَور بین گوے اِنسُوک جُویا۔ زگوے کھہ تھونما نہ بادشاہ گوپا گوے اِنسُوک۔ وزیری بُو جوُک لہ گوے اِنسُوک۔ بادشی بوُ لوقسے اونگسے ہلتا نہ وزیری بُو مید۔ ینگ </text:span><text:soft-page-break/><text:span text:style-name="T2">لوقس۔ لوقسے اونگسے ہلتا نہ کھو جولی کُھورے ینگ لوقسے گویدسُوک، ”لے وفادار وزیر گار گوے اِن کھیانگ؟“</text:span></text:p>
      <text:p text:style-name="P1"><text:span text:style-name="T26"><text:s text:c="3"/></text:span><text:span text:style-name="T28">”</text:span><text:span text:style-name="T2">ن٘ا <text:s/>ن٘ری ننگ نُو لوقسے گوے اِن۔“</text:span></text:p>
      <text:p text:style-name="P1"><text:span text:style-name="T26"><text:s text:c="2"/></text:span><text:span text:style-name="T28">”</text:span><text:span text:style-name="T2">چا گوے اِن کھیانگ؟“</text:span></text:p>
      <text:p text:style-name="P1"><text:span text:style-name="T46"><text:s text:c="2"/></text:span><text:span text:style-name="T26"><text:s/></text:span><text:span text:style-name="T28">”</text:span><text:span text:style-name="T2">ن٘ا لہ کَھرِنگ نُو مہ </text:span><text:span text:style-name="T47">جُوک</text:span><text:span text:style-name="T2"> زیرے ایکھہ بورڈ خلنسَنگ۔ ن٘ا <text:s/>ن٘ری ننگ نُو گوے اِن۔“</text:span></text:p>
      <text:p text:style-name="P1"><text:span text:style-name="T26"><text:s text:c="3"/></text:span><text:span text:style-name="T28">”</text:span><text:span text:style-name="T2">سُو سی تنگفی اِن دے بورڈ پو؟“</text:span></text:p>
      <text:p text:style-name="P1"><text:span text:style-name="T26"><text:s text:c="2"/></text:span><text:span text:style-name="T28">”</text:span><text:span text:style-name="T2">ن٘ا چاہا یانگ ہلتوسی۔“</text:span></text:p>
      <text:p text:style-name="P1"><text:span text:style-name="T26"><text:s/></text:span><text:span text:style-name="T2">کھو ہلتا نہ اِن نہ اِن چھوغو بورڈ چی تنگسے یود۔ تھینے کھیونگسے پق چدے فنگس، ”ن٘ئی بوا سی ربِسفی اِن نہ سہ ،ن٘ئی بوا سی سُو لہ سکلے ربِسفی اِن نہ سہ، دو بی بندوبست پو ن٘ا <text:s/>کَھرِنگ نہ بید کھیانگ لوقسے اونگ۔“</text:span></text:p>
      <text:p text:style-name="P1"><text:span text:style-name="T26"><text:s text:c="3"/></text:span><text:span text:style-name="T28">”</text:span><text:span text:style-name="T2">لے کسل ن٘ا اونگما مید چھون لہ بے عزّت چی گوا لہ ؟“</text:span></text:p>
      <text:p text:style-name="P1"><text:span text:style-name="T28"><text:s text:c="2"/></text:span><text:span text:style-name="T26"><text:s/></text:span><text:span text:style-name="T28">”</text:span><text:span text:style-name="T2">مید کھیانگ لوقسے اونگ۔“ یلے کسل کھو لزوقسے کھیونگس۔ بادشی بوُ تا سکومسے ردے سکیسفی</text:span><text:span text:style-name="T47">،</text:span><text:span text:style-name="T2"> تا کھو لہ زبیانگبوُ بب نہ سہ بادشاہ سی سینٹھق تیانگمی، ”ن٘ی بُوی کھہ چا بَبے؟“ زیرے۔ کھو خا نہ تُونی کھہ بادشی دربارِنگ سونگس۔ بوا لہ سلام بے اِنپا سلام سہ مہ بیاس۔ سونگسے بادشی تران٘ی رولی کُرسی کھہ دُوکس۔ دیکھہ نہ بادشاہ لہ زیرس، ”اِنا لہ بوا کسل یان٘ی ن٘تی ستاغوے کھہ چِہ ربِسفی اِنپا ؟“</text:span></text:p>
      <text:p text:style-name="P1"><text:soft-page-break/><text:span text:style-name="T26"><text:s text:c="3"/></text:span><text:span text:style-name="T28">”</text:span><text:span text:style-name="T2">لے خان ن٘ا چنگ ربِسفا مید۔“</text:span></text:p>
      <text:p text:style-name="P1"><text:span text:style-name="T28"><text:s text:c="2"/></text:span><text:span text:style-name="T26"><text:s/></text:span><text:span text:style-name="T28">”</text:span><text:span text:style-name="T2">آ، یانگ ربِسفا مید۔ اون٘ا یانگ سُو لہ حکم چنگ بیاسیدا؟“</text:span></text:p>
      <text:p text:style-name="P1"><text:span text:style-name="T26"><text:s text:c="3"/></text:span><text:span text:style-name="T28">”</text:span><text:span text:style-name="T2">ن٘ا سُو لہ حکم سہ بیاسفا مید، چِہ بیاسنگ دو؟“</text:span></text:p>
      <text:p text:style-name="P1"><text:span text:style-name="T26"><text:s text:c="2"/></text:span><text:span text:style-name="T28">”</text:span><text:span text:style-name="T2">چھوغو بورڈ چی ربِسے دِرِنگ نہ اَہا بادشی بُو <text:s/>کَھرِنگ جُوک۔ وزیری بُو <text:s/>کَھرِنگ مہ جُوک۔ جُوکس نہ کھو قصُوروار اِن زیرے ربسے</text:span><text:span text:style-name="T47">،</text:span><text:span text:style-name="T2"> کھو ایکھہ نہ لوقسے سونگسے ن٘ا سی لزوقسے کھیونگفی اِن۔ کھو میدپا ن٘ا نِ٘ید اونگمی مین۔ کھو میدپا ن٘ا چُھو تُھونگمی مین۔ کھو میدپا ن٘ا زان زے مین۔“</text:span></text:p>
      <text:p text:style-name="P1"><text:span text:style-name="T28"><text:s text:c="2"/>”</text:span><text:span text:style-name="T2">ن٘ا سی ن</text:span><text:span text:style-name="T47">ہ</text:span><text:span text:style-name="T2"> ربِسفا مید۔“</text:span></text:p>
      <text:p text:style-name="P1"><text:span text:style-name="T28"><text:s text:c="2"/>”</text:span><text:span text:style-name="T2">ینگ سُو سی ربسفی اِن نہ سہ یانگ ینگ مِٹینگ طلب بیوس، <text:s/>تُرُونگ فُوس، ہرمق زدوم۔ <text:s/>سُو سی ربِسفی اِن نہ یان٘ی سی دو لہ سزا تونگ۔ وزیری بُو میدپا کوتچی کھوانگ <text:s/>دُوکپا لہ ن٘ا تیار مید۔“</text:span></text:p>
      <text:p text:style-name="P1"><text:span text:style-name="T26"><text:s/></text:span><text:span text:style-name="T2">یلے کسل دیرے دے کڑونگ کوا نہ بادشاہ سی زدمسے کھیونگس وزیر کُن۔ زدمسے کھیونگسے نہ ترِس، </text:span><text:span text:style-name="T47">”</text:span><text:span text:style-name="T2">اِنا شِک لے سُو سی ربِسفی اِن دو؟“</text:span></text:p>
      <text:p text:style-name="P1"><text:span text:style-name="T26"><text:s/></text:span><text:span text:style-name="T2">زیربا نہ حسد چن وزیر زیرین وزیر چی یودپا جُو۔ کھو سی زیرس، ”ن٘ا سی ربِسفی اِن دو۔“</text:span></text:p>
      <text:p text:style-name="P1"><text:span text:style-name="T26"><text:s text:c="2"/></text:span><text:span text:style-name="T28">”</text:span><text:span text:style-name="T2">کھیان٘ی سُوی حکمی کھہ ربسفی اِن؟ <text:s/></text:span><text:span text:style-name="T47">کھیان٘ی چا</text:span><text:span text:style-name="T2"> ربسفی اِن؟“</text:span></text:p>
      <text:p text:style-name="P1"><text:span text:style-name="T26"><text:s/></text:span><text:span text:style-name="T2">زیربا نہ کھو سی زیرید، ”</text:span><text:span text:style-name="T47">لے</text:span><text:span text:style-name="T2"> شربی نِ٘یمہ قِبلہ عالم بادشاہ کسل، دُنیادی کھرِم <text:s/>اِن۔ یانگ بادشاہ اِن۔ ن٘یا یری وزیر اِن، اِنا مین؟“</text:span></text:p>
      <text:p text:style-name="P1"><text:soft-page-break/><text:span text:style-name="T26"><text:s text:c="2"/></text:span><text:span text:style-name="T28">”</text:span><text:span text:style-name="T2">اِن۔</text:span><text:span text:style-name="T47">“</text:span></text:p>
      <text:p text:style-name="P1"><text:span text:style-name="T26"><text:s/></text:span><text:span text:style-name="T28">”</text:span><text:span text:style-name="T2">دوسے دیکھہ عقلی وزیر یود دیکھہ دے۔ عقلی وزیر یری فیسپ</text:span><text:span text:style-name="T47">ا</text:span><text:span text:style-name="T2"> وزیر اِن۔ عقلی وزیر لہ بُو سکیسفو ن٘یا رَنے یود۔ ن٘یا لہ حسد چی نہ مید۔ امّہ ن٘یا لہ بادشو بادشی درجی کھہ یقپو، وزیر پو وزیری درجی کھہ یقپو، یو فرض اِنا مین؟“ </text:span></text:p>
      <text:p text:style-name="P1"><text:span text:style-name="T26"><text:s/></text:span><text:span text:style-name="T28">”</text:span><text:span text:style-name="T2">اِن۔“</text:span></text:p>
      <text:p text:style-name="P1"><text:span text:style-name="T28"><text:s text:c="2"/>”</text:span><text:span text:style-name="T2">اون٘ا ن٘یا لہ یری بُو نہ وزیری بُوی برفیس کھوانگ ملا مہ سونگس۔ گو یری نونو اِن گو وزیری بُو اِن زیربو ن٘یا لہ چھدکھے کھوانگ ملا مہ سونگس۔ چا زیربانہ نِ٘یسکا ژوخسا ژوخ شکل و شمائل پو سہ، صُورت پو سہ ژوخسا ژوخ یودپا نہ ن٘یا لہ برفیس چی کھوانگ مہ سونگس۔ دوفری ن٘یا مِٹینگ بین یودپا جُو۔ ایکھہ شہری تھن٘ی کھہ یودپی دے اپی یوری اونگسے مو سی ن٘یا لہ ترِس، </text:span><text:span text:style-name="T47">’</text:span><text:span text:style-name="T2">کِھدانگ چِہ مِٹینگ بے اِن</text:span><text:span text:style-name="T47">؟‘</text:span><text:span text:style-name="T2"> زیربا نہ ن٘یا سی دی واقعو مو لہ زیربا نہ مو سی ن٘یا لہ ہلژبس، ہلژبا نہ ن٘ا سی یو رب</text:span><text:span text:style-name="T16">ِ</text:span><text:span text:style-name="T2">س۔“</text:span></text:p>
      <text:p text:style-name="P1"><text:span text:style-name="T28"><text:s text:c="2"/>”</text:span><text:span text:style-name="T2">اِنمو نہ تا کِھری تم پو اِن۔ امّہ ن٘ی بُو منائی گوا مید۔ دو لہ ن٘ا چِہ بیا؟ یا <text:s/>گنگمہ بے اِن بوُی مِنگ نہ۔ ن٘ا ژامژے خرچہ بیاسے اوا وزیر کھیونگما تنگفی اِن۔ تا شکل و شمائل پو چِک گو۔ کھون٘ی رگو درا گو۔ دو قدرتی لس اِن۔ ایکھہ نہ فقیر پو سی ن٘یا لہ کلفی سمن پو دیبنہ کھوے دُعائی برکت اِن۔ گوانہ خیر دوسے کِھدانگ رِبسفو ر</text:span><text:span text:style-name="T17">بِ</text:span><text:span text:style-name="T2">س۔ ینگ دیُو لہ دِکھہ <text:s/></text:span><text:span text:style-name="T47">دیُو</text:span><text:span text:style-name="T2"> بیاسے مہ </text:span><text:span text:style-name="T47">ربِس۔“</text:span></text:p>
      <text:p text:style-name="P1"><text:span text:style-name="T28"><text:s/></text:span><text:span text:style-name="T47">زیربا</text:span><text:span text:style-name="T2"> نہ کھون٘ی سی ”لیاخمو گِک ن٘یا ینگ ربیا مید“ زیرس۔ کھون٘ی مقصد پو اِنپا بادشی بُو نہ وزیری بوُ برفیس بیو۔ دو کھونگ لہ ن٘وزِن سونگس۔</text:span></text:p>
      <text:p text:style-name="P1"><text:soft-page-break/><text:span text:style-name="T26"><text:s/></text:span><text:span text:style-name="T2">وزیری بُو لہ بادشی بُو سی زیریدپا جُو</text:span><text:span text:style-name="T17">،</text:span><text:span text:style-name="T2"> </text:span><text:span text:style-name="T47">”</text:span><text:span text:style-name="T2">ینگ کھیانگ کِھری <text:s/>کَھرِنگ گوے مین۔ ن٘انگ نہ ن٘یمبو دُوکپی اِن۔ ن٘انگ نہ ن٘یمبو لنگفی اِن“ زیریدپا جُو۔</text:span></text:p>
      <text:p text:style-name="P1"><text:span text:style-name="T2">دیرے کھونگ ینگ سکُولِنگ گویدپا لے کسل۔ سکُولِنگ گوین دُوکسے دیرے کھون٘ی تعلیمی ڈِگریُونگ بنچی بنچی گویدپا جُو۔ دیرے کھونگ بالغ کُن لہ تھونس۔ تھونما نہ دیرے کھون٘ی سکُولِنگ گوے وخ پِینگ نُو چھیگرَم بیا شروع سونگس۔ چھیگرَم بیا شروع بیا نہ ن٘یمبو دو ایونگ لہ لیاخمو مہ ژھورس۔ کھونگ سوسو سوسوسے گرونگ گرونگ لہ مِٹینگ بیدپا </text:span><text:span text:style-name="T47">جُویا، ”دی</text:span><text:span text:style-name="T2"> بادشی فرُو سی بخستون چی بیاس نہ لیاخمو گویدپا۔ دو مہ بیاس نہ جق چِک نہ کھو سی بادشاہ سہ کھریل چُوگید۔ یُول می سہ کھریل چُوگید۔ دوپژے </text:span><text:span text:style-name="T47">ن٘دانگ</text:span><text:span text:style-name="T2"> بادشاہ لہ کُھوری خان پو لہ بخستون چی بیا چُوگید“ زیرے کھونگ دی مِٹینگ کُن بیدپا۔</text:span></text:p>
      <text:p text:style-name="P1"><text:span text:style-name="T26"><text:s/></text:span><text:span text:style-name="T2">دیرے اے وزیر کُن اونگسے بادشاہ لہ زیریدپا۔ تا کھونگ نِ٘یسکا سکُولِنگ یود۔ دیرے <text:s/>کَھرِنگ نُو مِٹینگ بیاس، ”لے بادشاہ سلامت تا یا نونو لہ بخستون چی بیوس۔ تا بخستون ب</text:span><text:span text:style-name="T47">یا </text:span><text:span text:style-name="T2">تھو سونگسید۔ بخستون مہ بیاس نہ کھو سی چھیگرَم بید۔ دو لیاخمو گوا مید۔ یانگ بدنام </text:span><text:span text:style-name="T47">گو</text:span><text:span text:style-name="T2">ید۔“</text:span></text:p>
      <text:p text:style-name="P1"><text:span text:style-name="T26"><text:s/></text:span><text:span text:style-name="T2">زیربا چِک نہ ن٘یمبو بادشاہ سی زیریدپا، ”لے ن٘ی وزیر کُن، ن٘ا سی <text:s/>ن٘ری خان پو لہ بخستون چی بیاس نہ سہ کِھدانگ میدپی ن٘ی لس چی مید۔ کِھدانگ گا شہری بادشے لہ بون٘وے ننگ نہ دو لہ ہلپے تونگ۔“ زیربا نہ سُو سی ایرانی بادشاہ، سُو سی رُومی بادشا</text:span><text:span text:style-name="T47">ہ۔</text:span></text:p>
      <text:p text:style-name="P1"><text:span text:style-name="T26"><text:s/></text:span><text:span text:style-name="T2">زیربا چِک نہ چِگی سی زیرس، ”لے کسل تُرکستانی بادشاہ لہ بون٘وے ننگ لو۔ دے بون٘و جِگجِگ یود لو۔ ہلپہ تنگفو تنگفو لہ مہ سکیُوربا یود لو۔ یو لہ ہلپہ تنگ نہ چِنا گِک؟“</text:span></text:p>
      <text:p text:style-name="P1"><text:soft-page-break/><text:span text:style-name="T26"><text:s/></text:span><text:span text:style-name="T2">زیربا نہ بادشاہ سی زیرس، ”کِھدانگ مہ تھدفی ن٘ی لس چی مید۔ سُو تنگنُوک ہلپہ لہ؟“</text:span></text:p>
      <text:p text:style-name="P1"><text:span text:style-name="T26"><text:s/></text:span><text:span text:style-name="T2">زیربا نہ تا ینگ یا عقلی وزیر ینگ۔ عقلی وزیر، کھو عقل ن</text:span><text:span text:style-name="T47">ہ</text:span><text:span text:style-name="T2"> شنگ یودپی دیبنہ خپیرا زیربا کھو کھسپ</text:span><text:span text:style-name="T47">ا</text:span><text:span text:style-name="T2"> یود۔“</text:span></text:p>
      <text:p text:style-name="P1"><text:span text:style-name="T26"><text:s/></text:span><text:span text:style-name="T2">زیربا نہ بادشاہ سی زیرس، ”یلے اون٘ا کھیانگ بیُونگ۔“ دیرے کھو لہ رگیاخ لم خسیر <text:s/>خمُول چی مِنیدپا۔ کھو گویدپا جُویا۔ گوانہ وفادار وزیر ن</text:span><text:span text:style-name="T47">ہ</text:span><text:span text:style-name="T2"> ناران بادشاہ سی چِہ بے اِنپا؟ زیربا نہ کھونگ سکُولِنگ سونگسے نہ <text:s/>رِسیس گوا نہ ننگ نُو مِہ اونگمی اِنپا، بادشاہ سی خلِنگبُو چِک لینے یودپا۔ سکُول پو لہ اَہا رول لہ سپنگ چی یودپا، دینگ نُو سونگسے نہ بادشاہ فرید لہ لوقسے خلِنگبُو فوین دُوکپی، وزیر پو کھوے کنڈیری چوکیداری بین دُوکپی۔</text:span></text:p>
      <text:p text:style-name="P1"><text:span text:style-name="T26"><text:s/></text:span><text:span text:style-name="T2">دیرے اوا نہ می چِک اونگمو تھونگس۔ تھونگما نہ ”لے دیُوری تھغرِنگ لہ نہ می چِک اون٘ید“ زیرے کھو ہلتین دُوکپا نہ کھو لہ کُھوری بوا اِنمو ن٘وزِن سونگس۔ دے من نہ بادشاہ لہ نِ٘ید کُھوکسیدپا۔ گوانہ کھو سی </text:span><text:span text:style-name="T47">”</text:span><text:span text:style-name="T2">اون٘ا بوا کھوانگ یوری شخس نہ ن٘انگ تریک گار گوے اِن زیرے۔ تا ایژارے فری گوے اِنمنگ نہ ن٘انگ بادشاہ سہ ہلژانگنُوک۔</text:span><text:span text:style-name="T47">“</text:span><text:span text:style-name="T2"> دیرے اِن نہ اِن بوا کُھونتی یوری مہ اونگما ایژارے فری گویدسُوک۔ کھو لہ بادشاہ نِ٘ید پِنگ سکیُورے گو بیورمو مہ شیسپا، یوری غبُول چی یا ہَبُوی اونگس نہ زیرے بادشاہ لہ </text:span><text:span text:style-name="T47">”</text:span><text:span text:style-name="T2">بادشاہ سلامت لونگسی جُو، <text:s/>لونگسی جُو“ زیرے بادشاہ ہلژانگس۔ دیرے بادشاہ لنگس۔</text:span></text:p>
      <text:p text:style-name="P1"><text:span text:style-name="T26"><text:s/></text:span><text:span text:style-name="T28">”</text:span><text:span text:style-name="T2">چِہ سونگس لے وفادار وزیر کھیانگ لہ؟“</text:span></text:p>
      <text:p text:style-name="P1"><text:soft-page-break/><text:span text:style-name="T28"><text:s text:c="2"/>”</text:span><text:span text:style-name="T2">ن٘ئی بوا ژوخ چی ایری گوانگ۔ ن٘ا یانگ دِکھہ نِ٘ید اونگسے یودپا نہ یانگ سکیُورے ایکھہ خبر لہ گو لیاخمو مہ شیس۔ دوفری یانگ ہلژانگفی اِن جُو۔“</text:span></text:p>
      <text:p text:style-name="P1"><text:span text:style-name="T28"><text:s text:c="2"/></text:span><text:span text:style-name="T26"><text:s text:c="2"/></text:span><text:span text:style-name="T28">”</text:span><text:span text:style-name="T2">اون٘ا دونگ ن٘دانگ نِ٘یسکا گوید۔“ دیرے کھونگ سونگسے وزیری شِدیا تھونس۔ تھونما نہ وزیر لہ سلام بیاس۔ بیاسے نہ ترِس، ”اِنا لے اَتا وزیر یانگ گار شخفی اِن؟“</text:span></text:p>
      <text:p text:style-name="P1"><text:span text:style-name="T26"><text:s/></text:span><text:span text:style-name="T2">زیربا نہ وزیری سی زیرس، ”لے بادشاہ سلامت ن٘یا دِرِنگ <text:s/>کَھرِنگ مِٹینگ سونگفی اِنپا یری بخستون بیو فری۔ دوفری اے تُرکی شہری بادشاہ لہ بون٘وے یود لو۔ دو لہ ن٘ا ہلپہ لہ گوے اِن۔“</text:span></text:p>
      <text:p text:style-name="P1"><text:span text:style-name="T26"><text:s/></text:span><text:span text:style-name="T2">زیربا نہ </text:span><text:span text:style-name="T47">”</text:span><text:span text:style-name="T2">یانگ لہ سُو سی ہلپہ لہ سونگ زیرفی اِن؟“</text:span></text:p>
      <text:p text:style-name="P1"><text:span text:style-name="T26"><text:s/></text:span><text:span text:style-name="T2">زیربا نہ </text:span><text:span text:style-name="T47">”</text:span><text:span text:style-name="T2">گُوندے ن٘یانگ وزیر گنگمہ دمس۔ یُولی پُورا شہری می گنگمہ سی یانگ لہ بخستون بیوس زیرے بوا لہ جُوا بیاس۔ بیا چِک بوا سی اون٘ا کِھدانگ گا شہری بادشاہ لہ بون٘وے ننگ نہ دو لہ ہلپہ لہ سونگ زیربا چِک، تُرکی شہری بادشاہ لہ بون٘وے ننگ لو زیرے ن٘ا گوا لہ اونگفی اِن۔“</text:span></text:p>
      <text:p text:style-name="P1"><text:span text:style-name="T26"><text:s/></text:span><text:span text:style-name="T2">زیربا چِک کھو سی زیرس، ”لے وزیر ن٘ئی بوا کھوانگ لہ کھیونگمی اِنمنگ نہ سونگ۔ یانگ لہ کھیونگمی اِن نہ سونگ۔ ن٘ا سی نہ تُرکی شہری بادشی بون٘و بخستون بے مین۔“</text:span></text:p>
      <text:p text:style-name="P1"><text:span text:style-name="T26"><text:s text:c="2"/></text:span><text:span text:style-name="T28">”</text:span><text:span text:style-name="T2">اون٘ا چِہ بے اِن یان٘ی؟“</text:span></text:p>
      <text:p text:style-name="P1"><text:soft-page-break/><text:span text:style-name="T26"><text:s/></text:span><text:span text:style-name="T2">زیربا نہ </text:span><text:span text:style-name="T47">”</text:span><text:span text:style-name="T2">ن٘ا نہ وزیر نِ٘یسکا لہ شہر چِگِنگ نہ بادشی بون٘و ن٘انگ لہ، وزیری بون٘و وزیر لہ </text:span><text:span text:style-name="T47">تھوبی</text:span><text:span text:style-name="T2"> شہر چِگِنگ نہ ن٘یانگ بخستون بے اِن۔ ن٘یا نِ٘یسکا ان٘و لہ سکے چِک سونگسید۔ ن٘یانگ نِ٘یسکا ژھر چِک سونگسید۔ ن٘یانگ نِ٘یسکا </text:span><text:span text:style-name="T47">زاچس</text:span><text:span text:style-name="T2"> چِک، نِ٘ید اونگمو چِک۔ دِرِنگ ن٘ا ینگ شہر چِگِنگ نہ بخستون بیا، کھو ینگ شہر چِگِنگ نہ بیا اِنی</text:span><text:span text:style-name="T47">؟ </text:span><text:span text:style-name="T2">دو ن٘ا بے مین۔ دیکھہ نہ کھو نہ ن٘ی بخستون پو بیا چِک بے اِن۔ یانگ لوقسے سونگ۔“</text:span></text:p>
      <text:p text:style-name="P1"><text:span text:style-name="T26"><text:s/></text:span><text:span text:style-name="T2">کھو لوقس جُویا۔ لوقسے <text:s/>کَھرِنگ تھونس۔ <text:s/></text:span><text:span text:style-name="T47">”</text:span><text:span text:style-name="T2">لے وزیر کھیانگ مہ سونگسا؟“</text:span></text:p>
      <text:p text:style-name="P1"><text:span text:style-name="T26"><text:s text:c="2"/></text:span><text:span text:style-name="T28">”</text:span><text:span text:style-name="T2">ن٘ا سونگس جُو۔ سکُولی اَنا سپنگ پِنگ تھونس جُو۔ تھونما نہ نونو سی گار گوے <text:s/>اِن زیرے تریا نہ ن٘ا یانگ لہ لغم تُھونمے لہ گوے اِن زیرس۔ زیربا نہ نونو سی دیُو دیُو کسل بیُونگس۔“</text:span></text:p>
      <text:p text:style-name="P1"><text:span text:style-name="T26"><text:s text:c="3"/></text:span><text:span text:style-name="T28">”</text:span><text:span text:style-name="T2">اون٘ا کھوانگ تھدفو ینگ۔ ن٘ا سی چِہ بیک۔“</text:span></text:p>
      <text:p text:style-name="P1"><text:span text:style-name="T26"><text:s/></text:span><text:span text:style-name="T2">یلے کسل دیرے کھونگ لوقسے تھونس جُو۔ تا کھونگ دیکھہ زان٘ا بان٘ہ </text:span><text:span text:style-name="T47">زے اِنسُوک</text:span><text:span text:style-name="T2"> جُو۔ زوسے نہ ینگ کھونگ ایکھہ دربارِنگ مِہ گوے اِنسُوک۔ دیرے کھون٘ی زان بان زوسفی جُوکتُو کھون٘ی بادشاہ لہ زیرس، ”نونونگ تھونے زان٘ا زوسے چھمسید۔“</text:span></text:p>
      <text:p text:style-name="P1"><text:span text:style-name="T26"><text:s/></text:span><text:span text:style-name="T2">زیربا نہ بادشاہ سی زیرس، ”اون٘ا کھونگ لہ دربارِنگ اونگ زیر۔“ دربارِنگ کھیرے نہ زیرس، ”اِنا لے بُو کھیانگ لہ ن٘ا سی تُرکی شہری بادشی بون٘و لہ ہلپہ لہ وزیر تنگما نہ کھیانگ اِنکار چا سونگس؟“</text:span></text:p>
      <text:p text:style-name="P1"><text:soft-page-break/><text:span text:style-name="T2">زیربا نہ نونو سی زیرید ”بوا رینموشے، ن٘ا نہ وفادار وزیر جق چِک لہ</text:span><text:span text:style-name="T121"> </text:span><text:span text:style-name="T123">سک</text:span><text:span text:style-name="T121">یسفی </text:span><text:span text:style-name="T2">اِنا مین</text:span><text:span text:style-name="T47">؟</text:span><text:span text:style-name="T2"> کھو نہ ن٘ا کمرہ چِگِنگ سکیسفی اِنا </text:span><text:span text:style-name="T47">مین؟ <text:s/>چُوچُو</text:span><text:span text:style-name="T2"> سہ یا کمرہ چِگِنگ کھیونگسے میدپا مہ تُھونگفی اِنا </text:span><text:span text:style-name="T47">مین؟“</text:span></text:p>
      <text:p text:style-name="P1"><text:span text:style-name="T28"><text:s text:c="2"/>”</text:span><text:span text:style-name="T47">دو</text:span><text:span text:style-name="T2"> اِن۔“</text:span></text:p>
      <text:p text:style-name="P1"><text:span text:style-name="T28"><text:s/></text:span><text:span text:style-name="T26"><text:s/></text:span><text:span text:style-name="T28">”</text:span><text:span text:style-name="T2">اون٘ا دو لہ کھوے بخستون مِہ بیا اِنی، کھوے ینگ شہر چِگِنگ نہ بخستون بیا ن٘ی ینگ شہر چِگِنگ نہ بخستون بیا </text:span><text:span text:style-name="T47">اِنی؟ ن٘ا</text:span><text:span text:style-name="T2"> دو ملا مِہ بے اِن۔ ن٘ا ن٘دانگ نمہ ژَلے گوید۔ یانگ ن٘یا لہ خسیر <text:s/>خمُول </text:span><text:span text:style-name="T47">مِن</text:span><text:span text:style-name="T2"> جُو۔ ن٘یا لہ ہرتا مِن جُو۔ ن٘یا ن٘دانگ ن٘تی مرضی کھہ بخستون بید۔“ </text:span></text:p>
      <text:p text:style-name="P1"><text:span text:style-name="T26"><text:s/></text:span><text:span text:style-name="T28">”</text:span><text:span text:style-name="T2">لیاخمو گِک۔ کِھدانگ کِھتی مرضی کھہ بخستون </text:span><text:span text:style-name="T47">بیوس۔“</text:span></text:p>
      <text:p text:style-name="P1"><text:span text:style-name="T28"><text:s/></text:span><text:span text:style-name="T47">یلے</text:span><text:span text:style-name="T2"> کسل تا کھونگ نِ٘یسکا بالغ تھونے یودپی جُو۔ نِ٘یسکا سی خسیر <text:s/>خمول چی کُھورس جُو، ہرتا ریرے کھہ جونس جوُ۔ تا نہ کھونگ نِ٘یسکا سونگس۔ ہرتے کھہ جونے سونگسے اراٹنگ کُوراٹنگ دَس مچِیرن ٹوق ٹوقبُونگ رگلین سونگسے <text:s/>ملسے چِک لہ تھونس۔ تھنگ چِگی کھہ تھونس لے کسل۔ تھونما نہ سڑک پو نہ ن٘یامسے یودپی ننگ چِگِنگ نہ تُودپے بیُون٘یدسُوک۔ نمزو شام سونگسیدپا۔ بادشاہ تا ینگ خنم لہ ہلتین گوین یود، وزیر پو سی زیرس، ”لے بادشاہ کسل نمزو چھدسید۔ گوانہ دخسن دی تھنگ پو گار <text:s/>تھونے من یودپی اِن پتہ مید۔ ن٘دانگ دیکھہ تُودپے تھون٘ید، یو ننگ چی نہ دُوکتُوک، یینگ نُو برانگسے تھوبان٘ا ہلتا گوید۔“</text:span></text:p>
      <text:p text:style-name="P1"><text:span text:style-name="T26"><text:s text:c="3"/></text:span><text:span text:style-name="T28">”</text:span><text:span text:style-name="T2">لیاخمو گوید لے وزیر“ زیرس۔ بادشاہ ہرتے کھہ رونے ییکھہ دُوکس جُو۔ وزیری بُو ہرتے کھہ نہ ببسے دے ننگ پِنگ ہلتا سونگس۔ دیکھہ تھیمبے تنگسے تھُورو سا دوم بُروسفی ننگ چی یودسُوک جُو۔ دے سا دوم بُروسفی ننگ پِنگ نُو یُوک لہ زگوے یودسُوک۔کھو زگو ردُونگس۔ </text:span><text:soft-page-break/><text:span text:style-name="T2">زگو لہ ڈوُنگ ڈوُنگ بیا نہ نسو فیدمہ اپی چِک یینگ نہ بیُونگس۔ وزیری بُو سی اپی لہ سلام بیاس۔</text:span></text:p>
      <text:p text:style-name="P1"><text:span text:style-name="T26"><text:s/></text:span><text:span text:style-name="T2">دیکھہ نہ اپی سی ترِس</text:span><text:span text:style-name="T18">،</text:span><text:span text:style-name="T2"> ”لے نونو یانگ گار نہ شخفی اِن؟ دِکھہ خنمی بیابُو سے کینوق </text:span><text:span text:style-name="T47">مِہ تھو نمی</text:span><text:span text:style-name="T2"> اِن۔ یانگ چِہ بیاسے تھونفی اِن؟“</text:span></text:p>
      <text:p text:style-name="P1"><text:span text:style-name="T26"><text:s/></text:span><text:span text:style-name="T2">زیربا نہ وزیری بُو چھونچی زیمفارے سونگس، </text:span><text:span text:style-name="T47">”</text:span><text:span text:style-name="T2">لے اَن٘و دو یانگ لہ ن٘یانگ جُوکتُو ہرمنگ تن٘ید۔ دوسے ن٘یا لہ یان٘ی برانگسے مِن۔“</text:span></text:p>
      <text:p text:style-name="P1"><text:span text:style-name="T28"><text:s text:c="2"/>”</text:span><text:span text:style-name="T2">ن٘یا زیرے کِھدانگ مِنگے ژام </text:span><text:span text:style-name="T47">یود؟“</text:span></text:p>
      <text:p text:style-name="P1"><text:span text:style-name="T28"><text:s text:c="2"/>”</text:span><text:span text:style-name="T47">ن٘یا</text:span><text:span text:style-name="T2"> مِنگے نِ٘یس یود۔“ اپی سی کھوے شکل و شمائل لہ ہلتا نہ لیگی مِسنِنگ چن جوان چی یود، بادشاہ زادہ ژوخ چی۔ دخسن مو لہ بادشاہ تھونگفا </text:span><text:span text:style-name="T47">مید، ”اون٘ا</text:span><text:span text:style-name="T2"> یانگ ییکھہ کوتچی دُوک۔ ن٘ا ن٘ی </text:span><text:span text:style-name="T47">اَشی پو</text:span><text:span text:style-name="T2"> لہ ترِیسے اون٘ید۔“ مو </text:span><text:span text:style-name="T47">ننگ نُو</text:span><text:span text:style-name="T2"> لوقسے سونگس۔ سونگسے نہ زیرس، ”لے اَپو زگوے کھہ مِسنِنگ چن جوان چِک تھونسید۔ نسو فرُوی ننگ۔ کھو نہ ن٘یمبو ینگ چِک سہ یود لو۔ نمزو چھدسید ن٘یا لہ برانگسے مِن زیرانگ، چِہ بے دو لہ؟“</text:span></text:p>
      <text:p text:style-name="P1"><text:span text:style-name="T26"><text:s text:c="2"/></text:span><text:span text:style-name="T28">”</text:span><text:span text:style-name="T2">کھیون٘ی لے اپی، تا <text:s/>ینگ گار تن٘ید۔“</text:span></text:p>
      <text:p text:style-name="P1"><text:span text:style-name="T26"><text:s/></text:span><text:span text:style-name="T2">یلے کسل بادشاہ لہ سہ </text:span><text:span text:style-name="T47">”</text:span><text:span text:style-name="T2">شوخ</text:span><text:span text:style-name="T47">”</text:span><text:span text:style-name="T53">“</text:span><text:span text:style-name="T2"> </text:span><text:span text:style-name="T47">زیرس۔</text:span></text:p>
      <text:p text:style-name="P1"><text:span text:style-name="T28"><text:s text:c="2"/>”</text:span><text:span text:style-name="T47">لے</text:span><text:span text:style-name="T2"> یو چی دُوکتُوک ہے ل</text:span><text:span text:style-name="T47">ے؟“</text:span></text:p>
      <text:p text:style-name="P1"><text:span text:style-name="T28"><text:s/></text:span><text:span text:style-name="T26"><text:s/></text:span><text:span text:style-name="T28">”</text:span><text:span text:style-name="T2">چنگ چِہ گوے لے کسل، شوخسی۔“</text:span></text:p>
      <text:p text:style-name="P1"><text:soft-page-break/><text:span text:style-name="T26"><text:s/></text:span><text:span text:style-name="T2">اپی سی کھونگ لہ </text:span><text:span text:style-name="T47">”</text:span><text:span text:style-name="T2">شوخ لے مِلی اَتونگ۔“</text:span></text:p>
      <text:p text:style-name="P1"><text:span text:style-name="T26"><text:s/></text:span><text:span text:style-name="T2">زیربا نہ </text:span><text:span text:style-name="T47">”</text:span><text:span text:style-name="T2">اپی ن٘یا نہ ن٘یمبو ہرتا سہ یود جُو۔“</text:span></text:p>
      <text:p text:style-name="P1"><text:span text:style-name="T26"><text:s text:c="2"/></text:span><text:span text:style-name="T28">”</text:span><text:span text:style-name="T2">ہرتا دے خلاس پِنگ تونگ۔“ ہرتا خلاس پِنگ تنگس جُو۔</text:span></text:p>
      <text:p text:style-name="P1"><text:span text:style-name="T26"><text:s/></text:span><text:span text:style-name="T2">کھونگ ننگجونگ سونگس۔ گوا نہ اَپو چِک جوُ غُورسے ڈا</text:span><text:span text:style-name="T47">ؤُ</text:span><text:span text:style-name="T2"> ژوخ چی تھقسے دو کھٹ فچوسے دیکھہ دُوکسے یودسُوک۔ کھونگ نِ٘یسکی دے شکل و شمائل پو تھونگما نہ اپو کھٹ پیکھہ نہ لنگس۔ اپو سی کھونگ لہ سلام بیو نہ کھونگ نِ٘یسکا سی اپو لہ سلام بیو ختوت ختوت </text:span><text:span text:style-name="T47">سونگس۔ بہرحال</text:span><text:span text:style-name="T2"> کھونگ نِ٘یسکا اپو سی کھٹ پیکھہ یقس۔ یقسے نہ اپو سی کھونگ نِ٘یسکا لہ ترِس، ”اِنا لے نونو نِ٘یسکا، یدانگ گار گوے اِن؟ یدانگ گار نہ اونگفی اِن؟ چِہ لس چی بے اِن؟“</text:span></text:p>
      <text:p text:style-name="P1"><text:span text:style-name="T26"><text:s/></text:span><text:span text:style-name="T2">زیربا نہ وزیری زیرید، ”لے بوا شیخ یری شزدے ن٘یا ہلتوخسید۔ ن٘یا گیوخسپی کھہ نہ بیُونگفی اِن۔ ن٘یا لہ </text:span><text:span text:style-name="T47">زاچس</text:span><text:span text:style-name="T2"> چی مِن۔ دیکھہ نہ ن٘یا یانگ لہ ن٘ئی ہرمنگ تن٘ید۔“</text:span></text:p>
      <text:p text:style-name="P1"><text:span text:style-name="T26"><text:s text:c="2"/></text:span><text:span text:style-name="T28">”</text:span><text:span text:style-name="T2">اپی شوخمو بیاسے زان بیاسے کھیونگ۔</text:span><text:span text:style-name="T47">“</text:span></text:p>
      <text:p text:style-name="P1"><text:span text:style-name="T26"><text:s/></text:span><text:span text:style-name="T2">اپی سونگسے زان بیاسے کھیونگ</text:span><text:span text:style-name="T18">س</text:span><text:span text:style-name="T47">،</text:span><text:span text:style-name="T2"> کھونگ زان زوس۔ اپی</text:span><text:span text:style-name="T47">،</text:span><text:span text:style-name="T2"> اپو نہ دے فرُو نِ٘یسکا <text:s/>دربار سونگس جُو۔ گوا نہ <text:s/>وزیری بُو سی زیرید بادشاہ لہ </text:span><text:span text:style-name="T47">” </text:span><text:span text:style-name="T2">تا واقعو یانگ ہرمنگ تونگ۔“</text:span></text:p>
      <text:p text:style-name="P1"><text:span text:style-name="T28"><text:s/>”</text:span><text:span text:style-name="T2">یلے اَتا نہ اَن٘و، ن٘ا بغداد شہری بادشی بُو اِن۔ دیُو بغداد شہری بادشی وزیری بوُ اِن۔</text:span><text:span text:style-name="T47">(</text:span><text:span text:style-name="T2"> تا بادشاہ سی کُھونتی ہرمنگ گنگما تن٘یدپا۔</text:span><text:span text:style-name="T47">)</text:span><text:span text:style-name="T2"> </text:span><text:span text:style-name="T47">”</text:span><text:span text:style-name="T2">ن٘یا کمرہ چِگِنگ یقسے میدپا مہ سکیسفی </text:span><text:span text:style-name="T47">اِنپا، کمرہ</text:span><text:span text:style-name="T2"> چِگِنگ یقسے میدپا ن٘یا چوُچُو مہ تھوُنگفی اِنپا۔ گُوندے ن٘ئی بوا سی تُرکی شہری بادشی بون٘و لہ ن٘ا <text:s/>لہ ہلپہ لہ تنگس۔ </text:span><text:soft-page-break/><text:span text:style-name="T2">دی وفادار وزیری بوا۔ تنگما نہ ن٘ا سی گار گوے اِن زیرے ترِس۔ تریا نہ کھو سی زیرس </text:span><text:span text:style-name="T47">’</text:span><text:span text:style-name="T2">ن٘ا یانگ لہ تُرکی شہری بادشی بون٘و لہ ہلپہ لہ گوے اِن۔</text:span><text:span text:style-name="T47">‘ زیرب</text:span><text:span text:style-name="T2">ا نہ ن٘ا سی ن٘یانگ نِ٘یسکا لہ شہر چِگِنگ نہ بادشی بون٘و ن٘انگ لہ، وزیری بون٘و وزیر لہ </text:span><text:span text:style-name="T47">تھوبی</text:span><text:span text:style-name="T2"> شہر چِگِنگ نہ میدپا بخستون مِہ بے اِن زیرے ن٘ا سی وزیر لزوقسے تنگس۔ دوسے ن٘دانگ نِ٘یسکا نمہ ژَلے اونگفی اِن۔“</text:span></text:p>
      <text:p text:style-name="P1"><text:span text:style-name="T26"><text:s/></text:span><text:span text:style-name="T2">زیربا نہ اپی ن</text:span><text:span text:style-name="T47">ہ</text:span><text:span text:style-name="T2"> اپو سی اُہُوہوُ </text:span><text:span text:style-name="T47">خسُوم</text:span><text:span text:style-name="T2"> بیاس۔</text:span></text:p>
      <text:p text:style-name="P1"><text:span text:style-name="T26"><text:s/></text:span><text:span text:style-name="T2">بیا نہ </text:span><text:span text:style-name="T47">”</text:span><text:span text:style-name="T2">چِہ سونگس یدانگ نِ٘یسکا لہ؟</text:span><text:span text:style-name="T47">“</text:span></text:p>
      <text:p text:style-name="P1"><text:span text:style-name="T26"><text:s/></text:span><text:span text:style-name="T2">زیربا نہ اپو سی زیرس، ”ن٘ئی شہری بادشاہ لہ بون٘وے یودپا۔ دے بون٘و دُنیادی بادشاہ گنگمہ لہ مہ سکیُوربا دوسے دو جِنّاتی شہری بادشاہ لہ ہسکے کھیربا تیار یود۔ گوانہ دوسے بادشاہ انکار سونگسے یود۔ بادشاہ مسلمان اِن۔ ن٘ئی شہر پو لہ یُونان شہر زیرید۔ ن٘ئی بادشی بون٘و مسلمان اِن۔ دوفری بادشاہ جِنّ پو لہ سکیُوربا لہ اِنکار سونگسے یود۔ جِنّی بادشاہ سی کھوے کھہ جِنّی ہرمق تنگسے یود۔ دِرِنگ نہ جقمہ نِ٘یشُو ہرژق چِک اِن کھوے کَھر پو لہ سکورے، </text:span><text:span text:style-name="T47">’</text:span><text:span text:style-name="T2">سکیُورید نہ سکیُور، <text:s/>مید نہ ننگ کھنگمہ لہ مے تن٘ید۔ خاتُون پو کھیرے میدپا یقپا مید </text:span><text:span text:style-name="T47">‘</text:span><text:span text:style-name="T2"> زیرید۔ ہسکے نم لنگسے ن٘ئی بادشاہ اقرار سونگس نہ سونگ، مید نہ کھون٘ی ن٘ئی بادشی کَھر لہ مے تنگسے بون٘و چدے کھیربی اِن۔ گوانہ یدانگ </text:span><text:span text:style-name="T47">گوندینِنگ</text:span><text:span text:style-name="T2"> تھونسیدسُوک نہ لس پو تران٘یدپا۔ دوسے لس پو دیُو سونگسید، چِہ بے تا دو لہ؟“</text:span></text:p>
      <text:p text:style-name="P1"><text:span text:style-name="T26"><text:s/></text:span><text:span text:style-name="T2">زیربا نہ کھون٘ی سی زیرس، ”یتی یا تھنگ پو نہ بادشی کَھر پو تھغرِنگ یودا، ن٘یمور یود؟“</text:span></text:p>
      <text:p text:style-name="P1"><text:span text:style-name="T26"><text:s/>”</text:span><text:span text:style-name="T2">بس مہ گھنٹہ خسُوم بجی لم اِن۔“</text:span></text:p>
      <text:p text:style-name="P1"><text:soft-page-break/><text:span text:style-name="T26"><text:s/></text:span><text:span text:style-name="T2">زیربا نہ </text:span><text:span text:style-name="T47">”</text:span><text:span text:style-name="T2">لس پو نہ بدون٘وپا، ن٘ئی شِدیا رَگی </text:span><text:span text:style-name="T47">مید۔“</text:span></text:p>
      <text:p text:style-name="P1"><text:span text:style-name="T28"><text:s text:c="2"/>”</text:span><text:span text:style-name="T47">لے</text:span><text:span text:style-name="T2"> مِلی اتونگ کِھدانگ کھوانگ لہ حکمت سونگس نارے رَگی اپوینگ چِتھو </text:span><text:span text:style-name="T47">یود۔“ یلے</text:span><text:span text:style-name="T2"> کسل کمرہ چِگی زگو فیس جُو۔ فیا نہ کمرہ چِک سکنگسے رَگی یودسُوک۔ </text:span><text:span text:style-name="T47">رَگیُونگ</text:span><text:span text:style-name="T2"> فسلین فن٘ین کھیونگسے بادشاہ سی رَگی چِک فیُونگس جُو۔ وزیری فرُو سی سہ رَگی</text:span> چِک فیُونگس۔ تا کھونگ ژھن لہ بیُونگس جُو۔ کھون٘ی سی اپو لہ ترِس<text:span text:style-name="T47">،</text:span> <text:span text:style-name="T47">”</text:span>ن٘یا تا ن٘یم مید یدان٘ی ن٘یا لہ کَھری نشانی چِک مِن۔“</text:p>
      <text:p text:style-name="P1"><text:span text:style-name="T25"><text:s/></text:span>زیربا نہ اپو سی زیرس، ”یدانگ یا رگیالم <text:s/>پو زُونے سونگ نہ <text:span text:style-name="T47">اَنا</text:span> تھن٘ی کھہ ٹوق چی یود۔ دے ٹوق پیکھہ رگشہ رگشہ سنگِ مرمری ردو بجوق تنگفی ہلچنگرے یود۔ ییکھہ چھوغو شِنگیل چِک سہ یود۔ گوانہ ن٘<text:span text:style-name="T105">ئی</text:span> بادشاہ نام کھوربا اونگس نہ خاتُون کُن کِھدے ییکھہ اونگمی اِن۔ یا ہلتنمو تنگ نہ ییکھہ اونگمی اِن۔ گوانہ یدانگ دیکھہ تھونما نہ دیکھہ خلد بد فیُونگسے نہ یدانگ ہُوشیار بیاسے سونگ۔“</text:p>
      <text:p text:style-name="P1"><text:span text:style-name="T25"><text:s/></text:span>یلے کسل تا اپی نہ اپو سی چِہ بیاس جُو، چھوغو کُوشُو مِک فولق چِک یودسُوک جُو۔ دے فولق پیکھہ نِ٘یسکی لقپو کل چُوکس جُو۔ دیکھہ نہ اپی نہ اپو نِ٘یسکا سی وُضو بیاس۔ بیاسے نہ حاجتی فیاق رکعت نِ٘یس نِ٘یس بیاس، ”یو دخفو کھونگ نِ٘یسکا لہ جِنّی ہرمغی کھہ رگیال تھوب چُوک<text:span text:style-name="T47">“</text:span> زیرے دُعا بیاس۔</text:p>
      <text:p text:style-name="P1">یلے کسل تا نہ کھونگ نِ٘یسکا کھیریدپا جُویا۔ اِن نہ اِن کھونگ نِ٘یسکا دے ٹوق پیکھہ تھونس جُو۔ تھونما نہ دیکھہ لیاخمو شِنگیل چِک یودسُوک۔ کھونگ نِ٘یسکا دیکھہ خلد بد فیُونگس جُو۔ فیُونگسے نہ کھونگ نِ٘یسکا ینگ ژھن درُول تن٘یدپا جُو۔ تا خدائی ہلژخمہ ذات پو سی جِنّ کُنی <text:span text:style-name="T47">اَجل</text:span> گنگفی <text:soft-page-break/>وخسِنگ نُو۔ جقمہ نِ٘یشُو <text:span text:style-name="T47">ہرژَق چِک</text:span> پو <text:span text:style-name="T47">گنگمہ</text:span> بوسین دُوکسے نہ دے جغی ژھن لہ کھونگ گنگمہ لہ نِ٘ید کُھوکسے ایکھہ اے فوقسے ایکھہ اے فوقسے یودسُوک۔ سنتری چِک لہ کھوانگ نِ٘ید ژھدے میدسوُک۔ <text:span text:style-name="T105">تا کھون</text:span>گ نِ٘یسکا کنگ سکت لق سکت مہ فیُونگما دیکھہ تھونس، تھونے کَھری زگوہرژی کھہ تھونمو نہ ن٘یمبو کھونگ نِ٘یسکا سی گراخفو بیاس۔ وزیری بُو سی بادشاہ لہ زیرس، ”گوانہ یانگ ترانگ پوری ہرتوُبین اونگ۔ ن٘ا خیون پوری ہرتُوبین اون٘ید۔ دونچھید نہ بلا ژھن لہ چِک چِک پو ن٘وزِن مہ سونگ نارے اے سی ایو بی رَگی قبضِنگ لقپو تونگ۔ اے سی ایو بی رَگی قبضِنگ لقپو <text:span text:style-name="T47">تونگ۔“</text:span></text:p>
      <text:p text:style-name="P1"><text:span text:style-name="T28"><text:s/></text:span><text:span text:style-name="T47">بسم</text:span> اللّٰہ زیرے نہ ناران بادشاہ ترانگ پوری جُوکس جُو۔ وفادار وزیر خیون پوری جُوکس۔ ہرتُوبین سونگسے سونگسے نِ٘یسکا کھورے تُھوکس۔ دو مینما نِ٘یسکا سی نِ٘یرییمی کھہ ینگ گنگمہ لہ رَگی تیان٘ین <text:span text:style-name="T47">تسلّی</text:span> بیاس۔ کھونگ نِ٘یسکا لہ <text:span text:style-name="T47">تسلّی</text:span> <text:span text:style-name="T47">سونگس</text:span> جُو۔ لوقسے اونگسے ینگ یا ٹوق پیکھہ سونگس۔ تا کھونگ خلدس، خلدپا نہ بادشاہ نِ٘ید <text:span text:style-name="T47">اونگس۔</text:span> وزیر کنڈیری سنتری بین دُوکس۔ دے من نہ <text:s/>تا نمزو تھہ سنگ سونگس جوُ۔ دو<text:span text:style-name="T47">پا</text:span> گوپا چوق بیہ فو بوس، ایکھہ نہ یو سکت <text:s/>زیربی اِنسُوک<text:span text:style-name="T47">،</text:span> <text:span text:style-name="T47">”</text:span>لے یُونانی بادشاہ کھیانگ بون٘و ن٘ا لہ سکیُورید نہ سکیُور مید نہ ن٘ا کِھری ننگ کھنگمہ لہ مے <text:span text:style-name="T47">تن٘ید۔“</text:span></text:p>
      <text:p text:style-name="P1"><text:span text:style-name="T28"><text:s/></text:span><text:span text:style-name="T47">فیاق</text:span> بنگ کُن زیرس ،<text:span text:style-name="T47">گیوخسپا </text:span>سونگس، سکت بت چی مہ کوس۔ دیرے بادشاہ لہ تا جُور یودپی۔ سکت بت چی چنگ مہ کوس۔ مہ کوا نہ ن٘یمبو بادشاہ لہ خسمس<text:span text:style-name="T47">،</text:span> <text:span text:style-name="T47">”</text:span>لے دیُون٘ی دِرِنگ چنگ سکت بت چی <text:s/>زیربا <text:span text:style-name="T47">مید۔“ بادشاہ</text:span> سی بربن پوری چوق ہلتس۔ ہلتا نہ دوری کھرَغی <text:soft-page-break/>ہرکا کھوانگ <text:span text:style-name="T47">دُرولیدسُوک، ”لے</text:span> شزدے چن بادشاہ یان٘ی سی سُو <text:s/>ن٘ئی روخ بیا لہ تنگس۔ دِرِنگ یان٘ی سی ن٘ی ستروق نہ ننگ نہ کھنگمہ نہ گنگمہ لہ سُکون گوا <text:span text:style-name="T47">چُوکسید۔“</text:span></text:p>
      <text:p text:style-name="P1"><text:span text:style-name="T28"><text:s/></text:span><text:span text:style-name="T47">دیرے</text:span> کھو لہ بربنی زگو رگشے بیاسے سہ فیا مہ کھیُودپا فید چد چی بیاسے نہ ہلتس۔ دیرے نمزو سہ سنگ سنگ گوین اونگس۔ اونگما نہ کھو زگو رگشے بیاسے فیس۔ دیکھہ نہ کھو سی وزیر لہ اونگ زیرے کھیونگسے نہ کھو لہ زیرس، ”لے وزیر دِرِنگ ن٘دانگ لہ معجزے سونگسنگ۔ دی درے ہرمق گنگمہ ردبسے میدانگ۔ یو بادشے دُوکتوک۔ یو نہ ن٘یمبو وزیر چی دُوکتُوک۔ بادشاہ لہ <text:s/>ن٘ری بون٘و سکیُوربی، وزیری بُو لہ کِھری بون٘و سکیُوربی خُدا نہ دریسے چھد بیا کھیونگ۔“</text:p>
      <text:p text:style-name="P1"><text:span text:style-name="T25"><text:s/></text:span><text:span text:style-name="T28">”</text:span>لیاخمو گِک لے بادشاہ تا دیُو ژوخ پو بین چ<text:span text:style-name="T47">ی</text:span>۔ ن٘دانگ لہ کھون٘ی کھہ تھن٘و کھیربا مہ کھیُودپا دُوکسے یودپا۔ مید نہ یری بون٘و کھون٘ی دِرِنگ کھیریدپا۔ بون٘و مہ مِنس نہ ننگ کھنگمہ لہ مے تن٘یدپا۔ دو گوا نہ یُول می سا می سی یانگ تخسی کھہ یقپا میدپا۔ دیُو لہ تا ن٘ا مین مِہ <text:span text:style-name="T47">زیر۔“</text:span></text:p>
      <text:p text:style-name="P1"><text:span text:style-name="T47">دیرے</text:span> کھونگ کَھری ہندوق پیکھہ سونگسے کھورے ہلتا نہ کُھودانگ ہلتنمو بے دے ہلچنگری کھہ چِک رَگی کُھورے کھورین یود۔ دے رَگی لہ نِ٘یمو فوقپا نہ خِلِنگ خلِنگ گوید۔ دو بادشاہ لہ تھونگس۔ دو بادشاہ لہ تھونگما نہ بادشاہ انچن تھدس۔ وزیر لہ زیرس، ”یلے وزیر ن٘دانگ ہلتنمو <text:s/>بے دے ٹوق پیکھہ چِک رَگی کُھورے کھورین ننگ۔ چھدکھی کھہ دیکھہ کھوے سردار پو یودپی اِن۔ کھیانگ یو سُو اِنمنگ ہلتا سونگ۔“</text:p>
      <text:p text:style-name="P1"><text:span text:style-name="T25"><text:s text:c="3"/></text:span><text:span text:style-name="T28">”</text:span>لے بادشاہ ن٘ا <text:span text:style-name="T47">جِکھسید۔“</text:span></text:p>
      <text:p text:style-name="P1"><text:span text:style-name="T25"><text:s text:c="3"/></text:span><text:span text:style-name="T28">”</text:span>لے کھونگ ن٘تی روخ لہ تھونفی اِنمنگ۔“</text:p>
      <text:p text:style-name="P1"><text:soft-page-break/><text:span text:style-name="T25"><text:s text:c="2"/></text:span><text:span text:style-name="T28">”</text:span>تا یری شزدے ینگ چِک سہ تونگ۔“ ژھرمے چِک سہ کھو نہ ن٘یمبو تنگس۔ دیکھہ بادشاہ وزیری <text:span text:style-name="T47">نتِینگ</text:span> پو سن٘یاس تنگسے نِ٘ید اونگسے رگوگنگ گنگمہ گونچس کُن سہ کھرَغی <text:span text:style-name="T47">مارفو</text:span> سونگسے وزیری بُو کنڈیری <text:s/>سنتری بین کھورین یودسُوک۔ دیرے کھرُو نِ٘یشُو ژے فاصلی کھہ تھونین چ<text:span text:style-name="T47">ی</text:span> کھون٘ی سلام بیاس، ”<text:span text:style-name="T47">السّلام</text:span> علیکم لے ستروق فیُونگ رگو فیون٘ی چونگ<text:span text:style-name="T47">”</text:span> زیرس۔</text:p>
      <text:p text:style-name="P1"><text:span text:style-name="T25"><text:s/></text:span>دیرے وزیری بُو لہ <text:span text:style-name="T47">خسمس، ”یلے</text:span> یونگ ن٘دان٘ی دے درے ہرمق کُن ردبا نہ کلے لہ اونگمی اِنا چِہ اِن؟“ زیرے گومبہ نِ٘یس خسُومی فاصلی کھہ تھونین چ<text:span text:style-name="T47">ی</text:span> یون٘ی رَگی کُھورے یودا زیرے کھو سی ہلتس۔ ہلتا نہ کھونگ لق ستونگ یودسُوک۔ ترِس<text:span text:style-name="T47">،</text:span> <text:span text:style-name="T47">”</text:span>کھدانگ اَنیکھہ دُوکسے ن٘ا لہ زیر کِھدانگ گار گوے <text:span text:style-name="T47">اِن؟“</text:span></text:p>
      <text:p text:style-name="P1"><text:span text:style-name="T47">تریا</text:span> نہ کھون٘ی زیرس، ”لے بادشاہ ن٘یا یدانگ سُو اِن؟ یدانگ گار نہ اونگفی اِن؟ زیربو ہرتخفا بیا اونگفی اِن<text:span text:style-name="T47">۔ </text:span>ن٘ا یُونان شہری بادشی وزیر اِن۔ کھو یُولی ژھرمہ اِن۔ ن٘ئی بادشاہ سی ہلتا تنگفی اِن۔ ن٘یانگ انچن تھدسید۔ دی جقمہ نِ٘یشُو ہرژقچِک <text:span text:style-name="T89">پو گنگم</text:span>ہ درے یُولی بادشاہ سی ن٘ئی کھہ ہرمق تنگسے <text:span text:style-name="T47">یودپا</text:span>۔ بون٘و سکیُور زیربا نہ کھو ہند<text:span text:style-name="T106">ُ</text:span>و اِن، ن٘یا مسلمان اِن۔ انما نہ ن٘یا مہ سکیُوربا یودپی اِنپا۔ دوفری کھونگ ن٘یا لہ دھمکی مِنین یودپی اِنپا۔ دِرِنگ نہ ن٘ئی لس پو چھدس۔ گوانہ ن٘ئی بادشاہ سی خبر لہ تنگفی اِن۔“</text:p>
      <text:p text:style-name="P1"><text:span text:style-name="T28"><text:s text:c="2"/></text:span><text:span text:style-name="T25"><text:s/></text:span><text:span text:style-name="T28">”</text:span>اون٘ا یدانگ اونگ<text:span text:style-name="T47">”</text:span> زیرے کھیونگس۔ دے من نہ وزیری بادشاہ لہ <text:span text:style-name="T47">”</text:span>لے بادشاہ سلامت لونگسی جُو<text:span text:style-name="T54">“ </text:span><text:s/>زیرس۔ </text:p>
      <text:p text:style-name="P1"><text:soft-page-break/>وزیر اونگسے بادشاہ لہ سلام بیاس۔ بوُکھمی کھہ گو کلس، ”یلے بادشاہ یتی شزدے ن٘ئی بادشاہ سی یدانگ لہ دعوت <text:span text:style-name="T47">بید۔“</text:span></text:p>
      <text:p text:style-name="P1"><text:span text:style-name="T28"><text:s/></text:span><text:span text:style-name="T47">زیربا</text:span> نہ بادشاہ سی وزیر پو لہ ہلتس۔ ہلتا نہ وزیری زیرس، ”لے اتا وزیر بادشاہ لہ شُکریہ زیر۔ ن٘یا لہ ایکھہ اتا چِک نہ اَن٘و چِک یود۔ دونگ نہ تُھوکسے دون٘ی شِدیا نہ اِذِن لینے میدپ<text:span text:style-name="T47">ا</text:span> ن٘یا یتی شِدیا اونگما مید۔ ن٘یا دِرِنگ ن٘یمو دُوکسے یا بیر لہ یا سنانگ لہ اونگمو نہ اون٘ید۔“</text:p>
      <text:p text:style-name="P1"><text:span text:style-name="T25"><text:s text:c="2"/></text:span><text:span text:style-name="T28">”</text:span>اون٘ا بیر لہ یا سنانگ لہ<text:span text:style-name="T47">،</text:span> دوپ<text:span text:style-name="T47">ا</text:span> اَہا فُولب<text:span text:style-name="T47">ا</text:span> <text:s/>مید اِنی جُو<text:span text:style-name="T47">؟“</text:span></text:p>
      <text:p text:style-name="P1"><text:span text:style-name="T25"><text:s/></text:span>زیربا نہ <text:span text:style-name="T47">”</text:span>دوپا اَہا ن٘یا تاریخ فُولبا مید<text:span text:style-name="T47">”</text:span> زیرس۔ کھونگ چھد بد کُن بیاس۔ کھونگ لوقسے اونگسے بادشی <text:s/>کَھرِنگ سونگس۔ دے درے ہرمق گنگمی رونگ لُوب فیاقسے رگیامژھوینگ فنگس جُو۔ تا نہ کَھر لہ فچوکھہ بیاس جُو۔ دے ٹوق کُن سہ فچوس۔ یلے کسل <text:s/>کَھرِنگ زِنگ ز<text:span text:style-name="T106">َ</text:span>نگ کُن بیدپا جُو۔ بادشاہ سی جق بُدون زان مِنمی نی<text:span text:style-name="T106">ّ</text:span>ت بیاسیدپا جُو۔ وزیری ہرمق لہ زان٘ا بُدون زان مِنمی نی<text:span text:style-name="T106">ّ</text:span>ت بیاسیدپا۔ </text:p>
      <text:p text:style-name="P1"><text:span text:style-name="T25"><text:s/></text:span><text:span text:style-name="T47">اَہیکھہ</text:span> کھونگ نِ٘یسکا لوقسے اونگسے اپی نہ اپوے ننگ نُو تھونس۔ تھونما نہ کھونگ چوق سجدِنگ نہ گو ہلژان٘یدسُوک۔ یلے کسل کھون٘ی برانگتروت بیاس۔ انچن رگان٘و اونگسے ن٘وُس۔ دیکھہ نہ ترِس ”چِہ بیاسے یدان٘ی؟“</text:p>
      <text:p text:style-name="P1"><text:span text:style-name="T25"><text:s/></text:span><text:span text:style-name="T28">”</text:span>ن٘یا سی چِک کھوانگ میدپا بیاسے ردَبسید۔ کُھونتی اِنا یودپو یود۔ ییکھہ یودپو گنگمہ ن٘یا سی چِک کھوانگ فُود تنگفا مید جُو۔“ زیربا نہ ینگ برانگ پو لہ زدمسے برانگتروت بیاس۔</text:p>
      <text:p text:style-name="P1"><text:soft-page-break/><text:span text:style-name="T25"><text:s/></text:span><text:span text:style-name="T28">”</text:span>بادشاہ لہ ژھورسیدا مید؟“</text:p>
      <text:p text:style-name="P1"><text:span text:style-name="T25"><text:s/></text:span><text:span text:style-name="T28">”</text:span>بادشاہ لہ ژھورے وزیر ن٘یا لہ دعوت لہ تنگسیدسُوک۔ گوانہ ن٘یا یتی اِذِن میدپا مہ گوا اونگفی اِن۔“</text:p>
      <text:p text:style-name="P1"><text:span text:style-name="T28"><text:s/></text:span><text:span text:style-name="T25"><text:s/></text:span><text:span text:style-name="T28">”</text:span>آفرین کِھدانگ لیگی لیاخمو <text:span text:style-name="T47">بیاس۔“</text:span></text:p>
      <text:p text:style-name="P1"><text:span text:style-name="T28"><text:s/></text:span><text:span text:style-name="T47">تا</text:span> دی بادشونگ وزیر کُن دیُون٘ی لس کُن عجیب دوکپی۔ کھونگ بیس<text:span text:style-name="T47">ا</text:span> لہ گوے اِنا ینگ گار گوے اِن کھونگ لہ ہوش کھوانگ مِہ دُوکپی اِن۔ گونچس بونچس چنگ <text:span text:style-name="T47">نہ</text:span> <text:s/>چنگ کُھورے مید۔ تا کھون٘ی <text:span text:style-name="T47">جندونِ٘ینگ</text:span> خسیر خمول کُھورے یودپی جُو۔ دے اپی لہ اے سی جندہ چِک پو خالی بیاسے مِنس۔ اے سی جندہ چِک پو خالی بیاسے مِنس۔ دیرے وزیری <text:s/><text:span text:style-name="T47">بُو</text:span> سی بادشاہ لہ زیرید ”تا چِہ ب<text:span text:style-name="T47">ید</text:span> لے بادشاہ؟ ن٘دانگ ایکھہ دعوت لہ گوید۔ ن٘دانگ لہ گونچس چی چنگ مید“</text:p>
      <text:p text:style-name="P1"><text:span text:style-name="T25"><text:s/></text:span>زیربا نہ اتا سی زیرس، ”لے بادشاہ یدان٘ی گونچسی فکر چا <text:span text:style-name="T47">بید؟“ اَہِیکھہ</text:span> صندوق چی یودسُوک جُو۔ دو لجر تھینے کھیونگس۔ دینگ نُو بادشاہ لہ بیوربی گونچس <text:s/>سہ یودسُوک۔ وزیر لہ بیوربی گونچس سہ یودسُوک، کنگمی بُوٹ، مِگی <text:span text:style-name="T47">مِک کھرب</text:span> تھونے من اَنینگ یودسُوک۔ دونگ کھونگ لہ مِنس جوُ۔</text:p>
      <text:p text:style-name="P1"><text:span text:style-name="T25"><text:s/></text:span>تا کھون٘ی سی زیرس، ”ن٘یا یدانگ سہ کِھدے گوے <text:span text:style-name="T47">اِن۔“ اپی</text:span> نہ اپو سہ کِھدس جُو۔ تا اپو نہ اپی <text:span text:style-name="T47">نہ</text:span> کھونگ سونگس جُویا۔ تا نہ یُونانی بادشاہ سی بُوژھا بُوسترِنگ کُل لہ <text:span text:style-name="T47">فیاختب</text:span> کلے ترانگ خیون لہ، اُستاد کُن دُونُو تنگسے ڈانگ حریب بین چ<text:span text:style-name="T47">ی</text:span> کھونگ نہ فسُوسے اونگس۔ کھونگ دیکھہ ببس جُو۔ تا نہ بُوژھا بُوسترِنگ گنگمہ سی بغدادی بادشاہ زِندہ باد بغدادی بادشی وزیر زندہ باد <text:soft-page-break/>زیرے نعرہ تن٘ین کھیرے <text:s/>کَھرِنگ تھونس۔ <text:s/>کَھرِنگ تھون لے کسل بادشاہ سی جق بدُون زان تنگس۔ وزیری جق خسُوم نہ فید زان تنگس۔</text:p>
      <text:p text:style-name="P1">تنگفی جُوکتُو بادشاہ سی بغدادی بادشاہ لہ ترِس<text:span text:style-name="T47">،</text:span> <text:span text:style-name="T47">”</text:span>یری مِنتخ پو چِہ اِن جُو؟“ <text:s text:c="2"/><text:span text:style-name="T47">”</text:span>ن٘ی مِنتخ پو ناران بادشاہ <text:span text:style-name="T47">اِن۔“</text:span></text:p>
      <text:p text:style-name="P1"><text:span text:style-name="T47">یلے</text:span> ناران بادشاہ گوانہ ن٘ا سی خُدا نہ دریسے چھد چی <text:s/>بیاسید۔ یانگ یو بیکھہ تھونما رگوسید۔“</text:p>
      <text:p text:style-name="P1"><text:span text:style-name="T28"><text:s text:c="2"/>”</text:span>دو چِہ بیاسے یان٘ی چھد پو؟“</text:p>
      <text:p text:style-name="P1"><text:span text:style-name="T28"><text:s text:c="2"/>”</text:span>ن٘ا لہ یا بون٘و چِک <text:span text:style-name="T106">پو</text:span> ژا میدپا مید۔ وزیر لہ سہ بون٘و چِک میدپا مید۔ گوانہ ن٘ان٘ی <text:s/>ن٘ری بون٘و یانگ لہ سکیُوربی چھد بیاسید۔ وزیری کُھوری بون٘و وزیر لہ سکیُوربی چھد بیاسید۔ یو یدان٘ی قبُول بیا رگوسید۔“</text:p>
      <text:p text:style-name="P1"><text:span text:style-name="T28"><text:s/></text:span><text:span text:style-name="T25"><text:s/></text:span>زیربا نہ ن٘ا ن٘دانگ یو ژَلے اونگفی اِن زیرے مہ زیربا <text:s/><text:span text:style-name="T47">”</text:span>لیاخمو گِک لے بادشاہ یان٘ی خُدا نہ دریسے بیاسفی وعدی کھہ ن٘یا تھونید<text:span text:style-name="T47">“</text:span> زیرس۔</text:p>
      <text:p text:style-name="P1"><text:span text:style-name="T25"><text:s/></text:span>یلے کسل تا بادشاہ لہ بادشی بون٘و وزیر لہ وزیری بون٘و بخستون کُن تیانگس لے کسل<text:span text:style-name="T47">۔</text:span> تیانگفی جُوکتُو بادشاہ بادشی <text:s/>کَھرِنگ کُھوری خاتون پو کِھدے<text:span text:style-name="T47">،</text:span> وزیر کُھوری خاتون پو کِھدے وزیری <text:s/>کَھرِنگ سونگس۔ وزیری بُوسترِنگ پو سہ لیگی رگشے رگو بونگ، مِسنِنگ صُورت، شنگ عقل یودسُوک جُو۔ وزیر لہ دے جق لہ نِ٘ید ملا مہ کُھوکس۔ نِ٘ید ملا مہ کُھوکفا پلنگ پیکھہ لنگسے دُوکس۔ وزیری بون٘و سی ترید<text:span text:style-name="T47">،</text:span> <text:span text:style-name="T47">”</text:span>اِنا لے وزیر یانگ لہ چِہ سونگس یانگ خسمبے چگِنگ فوقسید؟“</text:p>
      <text:p text:style-name="P1"><text:soft-page-break/><text:span text:style-name="T25"><text:s text:c="2"/></text:span><text:span text:style-name="T28">”</text:span>چنگ مید لے خاتون ن٘ا خلدس۔“</text:p>
      <text:p text:style-name="P1"><text:span text:style-name="T28"><text:s/></text:span><text:span text:style-name="T25"><text:s/></text:span><text:span text:style-name="T28">”</text:span>خلد پو تا دِرِنگ نہ جقمہ خسُوم بجی سونگس۔ بیُونگس ینگ جُو۔ یانگ لہ چِہ سونگفی اِن نہ ن٘ا لہ زیر<text:span text:style-name="T47">“</text:span></text:p>
      <text:p text:style-name="P1"><text:span text:style-name="T25"><text:s/></text:span>زیربا نہ، <text:span text:style-name="T47">”</text:span>یلے خاتون کھیانگ لہ مہ خسنگما زیرس نہ ن٘ا ن٘ی بادشاہ نہ بیسے زان٘ا چِک منٹ چِک مِہ دوکپی اِن۔ کھو <text:s/>کَھرِنگ چِہ بیاسے یود<text:span text:style-name="T47">؟</text:span> گانگ بیاسے یود<text:span text:style-name="T47">؟</text:span> زیربو خبر ملا مہ بیا، ن٘ا کھیانگ نہ دریسے <text:span text:style-name="T47">دِکھہ</text:span> کڑا تن٘ین <text:span text:style-name="T47">دُوکپو۔ ن٘ا</text:span> لہ ن٘ی بادشی کھہ سنِنگ تھیند۔ کِھری شزدے سونگ نہ ن٘ا ن٘ی بادشاہ چِہ بیاسے یود زیربو ہلتسے نہ لوقسے اون٘ید۔“</text:p>
      <text:p text:style-name="P1"><text:span text:style-name="T25"><text:s text:c="2"/></text:span><text:span text:style-name="T28">”</text:span>لیاخمو گِک یانگ شوخس۔ ن٘ا سہ فروپا بیا رگوسُوگا؟“</text:p>
      <text:p text:style-name="P1"><text:span text:style-name="T28"><text:s text:c="2"/>”</text:span>یانگ فروپا بیا مِہ رگوس۔ لم پو ن٘انگ لہ شیسد<text:span text:style-name="T47">” زیرے کھو سونگس۔</text:span> وزیری بون٘و وزیری بوُ لوقسے اون٘ید زیرے ددے دُوکس۔ وزیری بُو بادشی خبر لہ سونگس۔ تا زگونگ چدے یودپی۔ کھو لہ جق بدُون پو یینگ دُوکفی لا<text:span text:style-name="T47">،</text:span> کھو دے گنگمہ ہلتسے یودپی۔ غزِیم کھنگ پو سہ تھونگسے یودپی۔ دیرے دے غزِیم کھن٘ی بربن <text:span text:style-name="T47">تھنگار</text:span> ستق چی یودسُوک۔ ستق پو لہ چُھو تنگما لہ چھوغو رزِنگ چی یودسُوک۔ کھو دیکھہ ن<text:span text:style-name="T47">ہ</text:span> ستق پیکھہ گوا لہ زمبے چِک تنگس۔ ستق پیکھہ نہ بربن پیکھہ فرید زدو چِک سونگسے یودسُوک۔ دیرے کھو کُلے دے فرید زدوے کھہ سونگسے ہلتس۔ بادشاہ عزِیمسے یودا لنگسے یود زیربو ہلتا نہ بادشاہ غزِیم کُھوکسے گونگ چھوال فنگسے یودسُوک۔ خاتون پو کنگ لوکھیکھہ لنگسے یودسُوک، ”لے بادشاہ غزِیم کُھوکسے ننگ۔ مو لنگسے ننگ۔<text:span text:style-name="T47">“</text:span> دیرے کھو ہلتین دُوکپا نہ دے حرامزادہ ن٘و سی چِہ بیاس؟ مو سونگس، سونگسے نہ الماری چِک <text:soft-page-break/>فیس۔ فیسے نہ دینگ نہ رَگی چِک فیُونگس۔ فیُونگسے کھیونگسے نہ مو سی چِہ بیاس؟ ن٘ی درے یُولی ہرمق ردب کھن پو کِھدانگ نِ٘یسکا اِنا مین زیرے رَگی شُوب پِنگ نہ فیُونگس، فیُونگسے نہ بادشی <text:span text:style-name="T47">جِنگمِنگ</text:span> تیانگسے نہ رگو نہ گو بر فیس۔ فیسے نہ مو سی شوخمو بیاسے گو لقفِس چگِنگ زدرِلس۔ زدرِلے نہ مو شوخمو بیاسے باہر بیُونگسے اونگس۔</text:p>
      <text:p text:style-name="P1"><text:span text:style-name="T25"><text:s/></text:span>دے من نہ وزیری بُوی مِک ٹھوب سونگس۔ سونگسے کھو کھیرے دے رزِنگ پِنگ فوقس۔ چوق رزِنگ پِنگ فوقپا نہ کھو لہ ہوش اونگس۔ کھو لہ خسمس مو سی گو کُھورسید۔ درے یُولی ہرمنگ چی تنگسید۔ زیرے کھو شوخمو بیاسے رزِنگ پِنگ نہ بیُونگس جُو۔ بیُونگسے نہ دے زگو چھن پِنگ دُوکس۔ تا مو گونچس بدل بیاس۔ فچوکھہ بوکھہ بیاسے تا مو دینگ نہ بیُونگس۔ بیُونگما نہ کھو سہ موے گیب پِنگ ژھوسے سونگ سونگ پو لہ سونگفو اَنا شہری تھن٘ی کھہ تھونس۔ دیکھہ برق چی یودسُوک۔ دے برق پو لہ مو ردوقپا چِک تیانگس۔ تیانگما نہ برق زگو یودپی اِنسُوک لے کسل<text:span text:style-name="T107">،</text:span> مو دوری ننگجونگ سونگس۔ گوا نہ کھو سہ ننگجونگ سونگس۔ گوا نہ دوری سنتری گنگمہ یودسُوک۔ <text:s/>چوک چوگی کھہ سنتری لنگسے یودسُوک۔ گوانہ دے حرامزادہ ن٘و اے گنگمہ لہ نِ٘ید کُھوکفا <text:span text:style-name="T47">نہ</text:span> دیکھہ گوے اِنسُوک ژھن ستونگ مِٹینگ لہ۔ گوانہ دے سنتری لہ دو پتہ یودپی اِنسُوک۔ گوانہ جغی مانگ ژا اونگمی دِرِنگ مو سی ینگ اتو چِک سہ ن٘یمبو کِھدے کھیونگسید۔</text:p>
      <text:p text:style-name="P1"><text:span text:style-name="T25"><text:s/></text:span>دی بُوسترِنگ لہ گوہرکنگ <text:s/>مید زیربو صحیح اِن، مو بادشی گو ہرتُوبسے کُھورے گیب لہ لوقسے کھوانگ مہ ہلتا <text:s/><text:span text:style-name="T47">در</text:span>ے لہ خبرکھیربا لہ یا سونگ سونگپو لہ سونگفو بادشی دربارِنگ تھونس۔ <text:soft-page-break/>بادشاہ دیکھہ یودسُوک۔ کُھوری ہرمق لہ تقریر بین۔ یودپا چِک نہ ن٘یمبو مو یا ہرمق پو تراسے سونگسے بادشی میز <text:s/>پیکھہ دے گو ٹوُٹُو اوق پِنگ یقسے لقفِس پِنگ نہ فیُونگسے دیکھہ یقس۔</text:p>
      <text:p text:style-name="P1"><text:span text:style-name="T25"><text:s/></text:span>دِہیکھہ وزیری بُو زگو چھن پِنگ چوق سے کھہ دُوکس۔ دوُکپا نہ دے سنتریُون٘ی زیرید، ”لے دی اتو ن٘دان٘ی پتے سہ مہ بیا<text:span text:style-name="T47">“</text:span></text:p>
      <text:p text:style-name="P1"><text:span text:style-name="T25"><text:s/></text:span>زیربا نہ چِگی زیرس، <text:span text:style-name="T47">”</text:span>لے چِہ گِک تا مو ینگ لوقسے گوے لا۔ لوقسے گوے وخ لہ ن٘دانگ کھو زُونید۔“ تا سنتریُون٘ی اے سی اے لہ اے سی اے لہ ترِس، ”مو نہ ن٘یمبو اونگفی می سیدھا مو ن<text:span text:style-name="T47">ہ</text:span> ن٘یمبو <text:s/>کَھرِنگ گوان٘ا یہا گاری بیارے دُوگنگ؟ پقزی کھو ترانگسے بادشی دربارِنگ سونگس نہ کھو جاسُوس مین۔ تا کھو دیہا بیارے دُوکس نہ کھو جاسُوس اِن لوقسے گوے وخ پِنگ زوُن<text:span text:style-name="T47">“</text:span> زیرس۔</text:p>
      <text:p text:style-name="P1"><text:span text:style-name="T25"><text:s/></text:span>بادشاہ تقریر ژھدس۔ دیرے کھو دے گو لہ ہلتس۔ غدونگ پو لہ ہلتا نہ درے یُولی بادشاہ لہ یو چُھودید، ساعت چِگی من نہ <text:s/>یا گو سی ن٘ا لہ کڑا تن٘ید۔ ساعت چِگی من نہ یا گو سی ن٘انگ لہ کڑا تن٘ید۔ چِنے مِسنِنگ صُورت لیاخمو یودپی فرُو چِک یود۔ بادشے دُوکتُو<text:span text:style-name="T47">ک</text:span> یو۔ بقچی ہلتین دُوکس۔ دوکسے نہ کھو سی ترِس، ”اِنا لے یوُنانی بادشی بون٘و دیُو چِہ اِن؟ سوُ اِن دیُو؟“</text:p>
      <text:p text:style-name="P1"><text:span text:style-name="T25"><text:s text:c="2"/></text:span><text:span text:style-name="T28">”</text:span>یان٘ی سی ن٘ا لہ ہلپہ تنگسا مہ تنگس؟“</text:p>
      <text:p text:style-name="P1"><text:span text:style-name="T28"><text:s/></text:span><text:span text:style-name="T25"><text:s text:c="2"/></text:span><text:span text:style-name="T28">”</text:span>تنگس۔“</text:p>
      <text:p text:style-name="P1"><text:span text:style-name="T28"><text:s text:c="2"/>”</text:span>ن٘ئی بوا اِنکار سونگسا مہ سونگس؟“</text:p>
      <text:p text:style-name="P1"><text:soft-page-break/><text:span text:style-name="T25"><text:s text:c="2"/></text:span><text:span text:style-name="T28">”</text:span>سونگس۔“</text:p>
      <text:p text:style-name="P1"><text:span text:style-name="T25"><text:s text:c="2"/></text:span><text:span text:style-name="T28">”</text:span>گوانہ یری ستونگ رگُو ہرمق گنگمہ دی جقمہ نِ٘یشُو ہرژقچِک پو گنگمہ سکیُورید <text:s/>نہ سکیُور مید نہ ن٘یا کِھری کَھر زدونگ لہ مے تن٘ید زیرین دُوکسے نہ ہسکے ہرژقچِک گنگمی اِنپا، دیُو نہ ینگ چِک اونگسے نہ دے ہرمق گنگمہ ردبس۔ <text:s/>دیُو بغدادی بادشی بوُ اِنسُوک۔ ن٘ا کھو لہ سکیُورفی اِن ن٘ئی بوا سی۔ اے وزیری بوُ اِنسُوک کھو لہ وزیری بون٘و سکیُورسید۔ گوانہ وزیری بوُ ن٘ا لہ ردبی موقع تھوبفا مید۔ بادشی بُو لہ کمرِنگ نِ٘ید کُھوکس۔ کُھوکفا نہ ن٘ا سی کھو ردبفی <text:span text:style-name="T47">اِن۔“</text:span></text:p>
      <text:p text:style-name="P1"><text:span text:style-name="T47">زیربا</text:span> چِک بادشاہ حیران <text:span text:style-name="T47">سونگس۔</text:span> سونگسے نہ ہرمق لہ ترِس، ”اِنا لے ہرمق کُن دیُو لہ مو لہ چِہ اِنعام بید؟“ زیرے رین خسُوم ترِس۔ ترِس نہ سہ چِگی سہ ہِش کھوانگ مہ فیُونگس۔</text:p>
      <text:p text:style-name="P1"><text:span text:style-name="T25"><text:s/></text:span>بجی ریسی کھہ فڑا جِن چِک لنگسے نہ زیرس<text:span text:style-name="T47">،</text:span> <text:span text:style-name="T47">”</text:span>لے بادشاہ کسل <text:s/>دی <text:s/>ہرمق پو گنگمہ سی یانگ لہ چنگ جواب چی مِنما مید۔ مو لہ یوژے اِنعام حق سونگ زیربی۔ گوانہ موے انعام پو ن٘ا سی چدید۔ کِھدانگ گنگمہ ن٘ا سی بیاسفی انعام پو لہ راضی یودا مید؟</text:p>
      <text:p text:style-name="P1"><text:span text:style-name="T25"><text:s/>”</text:span>یود لے فڑا کھیانگ زیر۔“<text:line-break/> ”گوانہ مو لہ انعام پو یو حق گوید جُو، اے انعام پو یان٘ی ژامژے مِن نہ مِن۔ یری دی ستونگ رگُو ہرمق پو ردَبتُوگی اون٘ا فُود تنگنُوگا۔ دی مِنگا نِ٘یس، اے گار یودپی اِن پتہ مید۔ دیُو بی گو رگوے کھہ کلے یودسُوکنارے کھو ژامژے مِسنِنگ صورت شنگ عقل رگو بونگ چی دُوکتُوکپا؟ ژامژے رگشے دُوکتُوکپا؟ کھو سہ آخر بادشاہ چی دُوکتُوکپا۔ موے بوا تھدے موے زِی تھدے یُولمی تھدے سکیُورفی بادشو لہ موے نُورو مہ اونگما نہ موے نُورو یانگ لہ اونگنُوگا؟ <text:soft-page-break/>ژھو چُھو کول سکولبا۔ چُھو بولونگ بولونگ خسود چوُک، چُوکسے نہ موے گونمو گوے کھہ لزوق، دیکھہ نہ دے چُھو موے سنِنکھو لہ فوسے تونگ۔ فوسے تنگس نہ دو لہ چُھوزگنگ بُودید۔ دیکھہ نہ سیا کھیونگسے دو چوق۔ چقس نہ دو لہ ژورو لَن٘ید۔لنگما نہ دو ژُوک، ژوکس نہ دے چُھوزگنگ گنگمہ چھدید۔ دو لہ پیُو نہ سن٘یرمہ تھقسے نہ توب۔ تبسے نہ موے تران٘ی روستوت پیکھہ یری مہر پو تونگ۔ تنگسے نہ مو فوُد تونگ۔ اِنا مین لے ہرمق کُن؟“</text:p>
      <text:p text:style-name="P1"><text:span text:style-name="T25"><text:s text:c="2"/></text:span><text:span text:style-name="T28">”</text:span>دی تُخمِ حرام مو لہ یو سزا اِن۔ ٹھیک زیرفی اِن لے فڑا یو کھیان٘ی لیاخمو زیرفی اِن۔“</text:p>
      <text:p text:style-name="P1"><text:span text:style-name="T25"><text:s/></text:span>یلے کسل مو زُونس، زُونے نہ ژھو چُھو فوسے تنگس۔ بُودفی چُھوزگنگ کُن لہ سیا چقسے ژُوکس۔ ژُوکسے نہ <text:span text:style-name="T47">پیُو نہ</text:span> سن٘یرمہ تبس۔ تران٘ی روستوت پیکھہ مُہر پو تنگس۔ تا قا کھوانگ بیدی مو۔ دیکھہ نہ مو فُود تنگس۔ دو کھو لہ تھون٘ین یود دے۔ تا نہ مو دینگ نہ بیُونگما نہ کھو سہ بیُونگس۔ گنگمہ سی <text:span text:style-name="T47">”</text:span>چِہ سونگفی اِنمنگ گانگ سونگفی انمنگ؟<text:span text:style-name="T47">”</text:span> زیرے ترید، سنتریُون٘ی سی۔ موے دے قا بے سکت پو سی سنتریُونگ لہ کھو زُونما لہ چھونچی ہکّا بکّا سونگس۔</text:p>
      <text:p text:style-name="P1"><text:span text:style-name="T25"><text:s/></text:span>اِیژارے تھونما نہ سنتری چِک پو سی لے بھئی جغی مو ژا اونگمی اِنپا دِرِنگ کھیانگ سہ اونگسید۔ تا مو گو کُھورے شورس۔ کھو زُونس۔ زُونے بادشی دربارِنگ کھیرس۔ کھیرے نہ زیرس، ”چا اونگفی اِن ژُوک اونگفی اِن کھیانگ؟“</text:p>
      <text:p text:style-name="P1"><text:span text:style-name="T25"><text:s text:c="2"/></text:span><text:span text:style-name="T28">”</text:span>لے بھئی ن٘ا کھدانگ لہ دی ہرمنگ کُن مِہ تنگمی اِن۔ کِھدانگ ن٘ا بادشی شِدیا کھیر۔“ تا کھو لہ ن٘وزِن سونگس۔ بادشاہ رحم <text:span text:style-name="T47">چن</text:span> یودپو۔ یلے کسل کھو لہ ہتھگڑی تنگسے بادشی دربارِنگ <text:soft-page-break/>کھیرس۔ تا قدرتی رول لہ نہ کھوانگ لیگی مِسنِگ صُورت کمال یودپی۔ دے کُشُو زوسے سکیا سونگفی لا تا۔</text:p>
      <text:p text:style-name="P1"><text:span text:style-name="T25"><text:s/></text:span>بادشاہ سی ترِس ”دیُو سُو اِن؟“</text:p>
      <text:p text:style-name="P1"><text:span text:style-name="T25"><text:s text:c="2"/></text:span><text:span text:style-name="T28">”</text:span>لے کسل دے خاتون پو نہ ن٘یمبو اونگفی اِن دیُو۔ جغی مانگ ژا اونگمی اِنپا۔ دِرِنگ دیُو سہ ن٘یمبو اونگسیدسُوک۔ ن٘یا مو سی فروپا کِھدے اونگفی دُوکتُوک زیرے گوپا مہ زُونفی اِنپا۔ مو لوقسے گوے وخ لہ ن٘یا سی مو لہ ترِس۔ کھیانگ نہ ن٘یمبو اونگفی می سُو اِن، زیربا نہ مو سی قو بین زیرس۔ گارے ن٘ا نہ ن٘یمبو سُو مہ اونگفی۔ زیربا نہ موے گیب پِنگ نُو کھو سہ گوین یودسُوک۔ یودپا نہ ن٘یا سی کھو زُونے کھیونگفی اِن۔“</text:p>
      <text:p text:style-name="P1"><text:span text:style-name="T25"><text:s/></text:span>بادشاہ سی ترِس، ”کھیانگ سُو اِن؟“ زیربا نہ کھو لہ انچن بُوگقس۔ غو بیاسے ن٘وُس. <text:span text:style-name="T47">”</text:span>کھیانگ چا ن٘وے اِن؟ <text:s/>ن٘ی سنتریُون٘ی کھیانگ لہ تیانگ ردُونگ بیاسا؟“</text:p>
      <text:p text:style-name="P1"><text:span text:style-name="T28"><text:s/></text:span><text:span text:style-name="T25"><text:s/></text:span><text:span text:style-name="T28">”</text:span>مہ بیاس۔“</text:p>
      <text:p text:style-name="P1"><text:span text:style-name="T25"><text:s text:c="2"/></text:span><text:span text:style-name="T28">”</text:span>اون٘ا کھیانگ چا ن٘وے اِن؟“</text:p>
      <text:p text:style-name="P1"><text:span text:style-name="T25"><text:s text:c="2"/></text:span><text:span text:style-name="T28">”</text:span>ن٘ی کھوقپہ چقسے زیربا کھوانگ یَنما مید یانگ لہ۔“</text:p>
      <text:p text:style-name="P1"><text:span text:style-name="T25"><text:s text:c="3"/></text:span><text:span text:style-name="T28">”</text:span>کھیانگ لہ ن٘ی شِدیا نہ <text:s/>چنگ سہ جِکھمو مید۔ کھیانگ کِھری اصل خپیرو زیر۔“</text:p>
      <text:p text:style-name="P1"><text:span text:style-name="T25"><text:s/></text:span>زیربا نہ کھو سی زیرس، ”ینگ چِہ گِک دی ردبفو ن٘ی بادشاہ اِن۔ ن٘ا کھوے وزیر اِن۔ ن٘یا نِ٘یسکا ان٘و لہ سکیس پیکھہ ن<text:span text:style-name="T47">ہ</text:span> منٹ چِک کھوانگ بر بیسے مہ دُوکفی اِن۔ <text:span text:style-name="T47">(</text:span>تا کھو کُھودانگ نمہ <text:soft-page-break/>ژَلے اونگفو تھونے من ہرمنگ گنگما کھو لہ تنگس۔<text:span text:style-name="T47">)</text:span> ن٘یا نِ٘یسکا نمہ ژَلے دی یُونان شہرِنگ تھونس۔ تھونما نہ بادشی کَھر پو لہ یری ہرمق سکورے یودسُوک۔ ن٘یا نِ٘یسکا سی یری ہرمق پو ردبفی اِن۔بادشاہ سی کُھوری بون٘و ن٘ی بادشاہ لہ، وزیری بون٘و ن٘ا لہ سکیُورسیدپا۔ دوسے یان٘ی ن٘ا ردبید نہ سہ ن٘ا فُود تن٘ید نہ سہ۔“</text:p>
      <text:p text:style-name="P1"><text:span text:style-name="T28"><text:s text:c="2"/>”</text:span>اون٘ا کھیانگ دِکھہ چا <text:span text:style-name="T47">اونگس؟“</text:span></text:p>
      <text:p text:style-name="P1"><text:span text:style-name="T28"><text:s/></text:span><text:span text:style-name="T47">زیربا</text:span> نہ <text:span text:style-name="T47">”</text:span>ن٘یا نِ٘یسکا بادشاہ کھوانگ کھوُری کمرِنگ ن٘ا <text:s/>ن٘ری وزیری <text:s/>کَھرِنگ نُو نِ٘ید اونگما لہ سونگسیدپا۔ ن٘ا لہ بادشاہ نہ منٹ چِک کھوانگ بر بیسے دُوکپو برداشت مہ گوا ن٘ا بادشی خبر لہ اونگما نہ دے یدان٘ی سی سزا تنگفی تُخمِ حرام مو سی ن٘ی بادشاہ ردبسے گو یانگ لہ کھیونگفی اِن۔ ن٘ا <text:span text:style-name="T47">تاژا</text:span> یا گو گار بوُدُوگا ہی تاژا یا گو گار بُودُوگا ہی زیرے ن٘ا یا گوے گیب لہ اونگفی اِنپا۔“</text:p>
      <text:p text:style-name="P1"><text:span text:style-name="T25"><text:s/></text:span>زیربا نہ <text:span text:style-name="T47">”</text:span>تا کھیانگ دے گو نہ چِہ بے اِنپا؟“</text:p>
      <text:p text:style-name="P1"><text:span text:style-name="T25"><text:s text:c="2"/></text:span><text:span text:style-name="T28">”</text:span>ن٘ا بادشی گو <text:span text:style-name="T47">ن٘ری</text:span> <text:span text:style-name="T47">سنِنگ</text:span> پو لہ خلنے ن٘ا شِس نہ گیودمید۔ ن٘ا چِہ بیاسے یُول لہ لوقسے گوا؟“</text:p>
      <text:p text:style-name="P1"><text:span text:style-name="T25"><text:s text:c="2"/></text:span><text:span text:style-name="T28">”</text:span>کِھری مِنتخ پو لہ چِہ زیرید؟“</text:p>
      <text:p text:style-name="P1"><text:span text:style-name="T28"><text:s text:c="2"/>”</text:span>ن٘ی مِنتخ پو لہ وفادار وزیر زیرید۔“</text:p>
      <text:p text:style-name="P1"><text:span text:style-name="T28"><text:s/></text:span><text:span text:style-name="T25"><text:s/></text:span><text:span text:style-name="T28">”</text:span>واقعی کھیانگ لہ کِھری بوا سی شوقبُو لہ کھوانگ ہلتسے مِنتخ تخفی اِنسُوک۔ ٹھیک بیاسفی اِن کِھدانگ نِ٘یسکا سی تا ن٘ی دے ستونگ رگُو ہرمق پو ردبا نہ ن٘ا چِہ بیک؟ کُھوندانگ کُھوتی <text:soft-page-break/>ہوشِنگ چا مہ دُوکس۔ ہلٹوان نِ٘ید اونگما نہ ردبیدی اون٘ا فُود تنگنُوگا؟ دوسے کھیانگ وفادار وزیر اِنمنگ۔ کھیانگ ن٘ی وزیر بیاسے دُوک۔“</text:p>
      <text:p text:style-name="P1"><text:span text:style-name="T28"><text:s text:c="2"/>”</text:span>لے بادشاہ سلامت ن٘ی بادشو شِس۔ ن٘ا یانگ ژوخ پو بادشی کنگ ہلم سترانگمی نوکر بیاسے دُوکتُوک۔ امّہ دوسے ن٘ی شرط چِی چِک یود۔ دے تُخمِ حرام مو سی دے گو گار فنگمت۔ ن٘ا دے گو برانگ پو لہ سپیارے جقمہ نِ٘یشُو نِ٘یس <text:s/>فاتحہ بید۔ دیکھہ نہ <text:s/>دے گو فقتُو بیاسے نہ ن٘ا یری شِدیا اون٘یدی اون٘ا ن٘ا ینگ گار گِک؟“</text:p>
      <text:p text:style-name="P1"><text:span text:style-name="T25"><text:s/></text:span>یلے کسل بادشاہ سی سنتری چِک سہ کھوے چوکی لہ ن٘یمبو تنگس۔ تا کھو بادشی <text:s/>کَھرِنگ چِہ بیا سونگس۔ وزیری <text:s/>کَھرِنگ سونگس۔ تا کھوے خاتون پو کھوے انتظارِنگ لنگسے یودسُوک۔کھو اونگسے کھٹ پیکھہ فنگس۔ غو بیاسے ن٘<text:span text:style-name="T108">ُ</text:span>وس۔ خاتون پو سی ترِس، <text:span text:style-name="T47">”</text:span>چِہ سونگس؟“ کھو لہ کھوقپہ چقسے چقسے ملا زیربا کھوانگ یَنما مید۔ مو سی بیاسفی دے ظُلم پو، ”لے وزیر یری شزدے یانگ لہ چِہ سونگفی اِن نہ ن٘ا لہ زیر؟“</text:p>
      <text:p text:style-name="P1"><text:span text:style-name="T25"><text:s/></text:span>فُتول بِد بیا نہ کھو سی زیرس، ”گوانہ ن٘ی بادشاہ مو سی ردبس۔ ردبسے گو ایکھہ درے بادشاہ لہ کھیرس۔ گوانہ دی حالت پو دی حالت پو بیاسے مو دوسے لوقسے اونگسید۔“</text:p>
      <text:p text:style-name="P1"><text:span text:style-name="T25"><text:s/></text:span>تا ایکھہ مو تُخمِ حرام مو اونگسے کمرِنگ سونگسے غو بیاسے نُ٘وس۔ بادشاہ سی ترِس، ”چِہ سونگس گانگ سونگس؟“</text:p>
      <text:p text:style-name="P1"><text:span text:style-name="T25"><text:s/></text:span>زیربا نہ مو سی زیرید، ”چِہ گوے ن٘یا نِ٘یسکا کمرِنگ نِ٘ید اونگسے یودپا۔ دے من نہ کھوے دے وفادار وزیر اِن زیرے نہ کھو اونگسے بادشاہ ردبس۔“ موان٘ی ردبفی اِن زیر نہ مانگ لہ سزا <text:soft-page-break/>تن٘ید زیرے نہ مو سی وزیری کھہ اِلزام تنگس۔ بادشاہ سی یا بنگ لہ پولیس کُن لہ سکت زیرے کھیونگس۔ یلے کسل جِگا جِگ پولیس بُدون ہتھگڑی کُھورے وزیر زُونما اونگس۔</text:p>
      <text:p text:style-name="P1"><text:span text:style-name="T25"><text:s/></text:span>زگو ردُونگما نہ وزیری سی زیرس، ”یلے خاتون ن٘ا لہ نہ ن٘وزِن پو یو گوید۔ مو سی ن٘ی کھہ الزام تنگسید۔ ن٘ا زُونما لہ پولیس تھونسید۔ ن٘ا زگو فیا گوید۔“</text:p>
      <text:p text:style-name="P1"><text:span text:style-name="T25"><text:s/></text:span>زیربا نہ خاتون پو مانگ سہ ن٘یمبو اونگس۔ اونگسے زگو فیا نہ اِن نہ اِن تواق باق کُھورے پولیس کُنی کھو زُونے بادشی دربارِنگ کھیرس۔ بادشاہ سی ترِس ”اِنا لے وزیرکھیان٘ی ن٘ی مقپہ ردبسا؟“</text:p>
      <text:p text:style-name="P1"><text:span text:style-name="T28"><text:s text:c="2"/>”</text:span>مید جُو۔“</text:p>
      <text:p text:style-name="P1"><text:span text:style-name="T28"><text:s text:c="2"/></text:span><text:span text:style-name="T25"><text:s/></text:span><text:span text:style-name="T28">”</text:span>اون٘ا سُو سی ردبفی اِن ن٘ی مقپو؟ کھیان٘ی کِھری بادشاہ اِن زیریدپا؟“</text:p>
      <text:p text:style-name="P1"><text:span text:style-name="T25"><text:s text:c="2"/></text:span><text:span text:style-name="T28">”</text:span>ن٘ا سی مہ ردَبفی اِن جُو۔ یری بون٘و سی ن٘ی بادشاہ شہید بیاسفی <text:span text:style-name="T47">اِن۔“</text:span></text:p>
      <text:p text:style-name="P1"><text:span text:style-name="T28"><text:s text:c="2"/>”</text:span><text:span text:style-name="T47">کھیان٘ی</text:span> ن٘ی بون٘وے کھہ اِلزام تن٘یدا؟“</text:p>
      <text:p text:style-name="P1"><text:span text:style-name="T28"><text:s/>”</text:span>یان٘ی ن٘ی کھہ دی الزام پو تن٘ید نارے ن٘ی بادشاہ یری بون٘و سی ردَبفی اِنمان٘ا ن٘ا سی ردَبفی اِنمنگ زیربو فیصلہ بیا لہ درے یُولی بادشی کھہ دی عدالت پو کلبا رگوسید۔“ </text:p>
      <text:p text:style-name="P1">دو زیربا نہ تا ہرمق کُنی روا بیاس، <text:span text:style-name="T47">”</text:span>اون٘ا تا درے یُولی بادشی شِدیا کلس نہ چِہ ژَلید۔ اَنینگ کھو سی ردَبسے فان٘ید۔ لیاخمو زیرفی اِن۔ لیاخمو زیرفی اِن۔“ </text:p>
      <text:p text:style-name="P1"><text:soft-page-break/>دے ژھن پو یقسے گیوخسپی کھہ پولیس کُنی <text:s/>کھو درے یُولی بادشی شِدیا کھیرے بادشی <text:s/>کَھرِنگ تھونیدپا جُویا۔ بادشاہ ینگ تقریر بین یودپ<text:span text:style-name="T47">ا</text:span>۔ کھو چوق تھونما نہ بادشاہ سی تقریر ژھدس۔ ببسے اونگس۔ اونگسے کھو لہ برانگتروت بیاس، ”لے وفادار وزیر کھیانگ تھونا؟“</text:p>
      <text:p text:style-name="P1"><text:span text:style-name="T25"><text:s text:c="2"/></text:span><text:span text:style-name="T28">”</text:span>لے کِھدانگ کھو لہ دی ہتھگڑی چا کلفی اِن؟ فُود تونگ <text:span text:style-name="T47">کھو۔“ کھوے</text:span> حکمی کھہ فُود <text:span text:style-name="T47">تنگس، ”چِہ</text:span> سونگفی اِن گانگ سونگفی اِن؟“</text:p>
      <text:p text:style-name="P1"><text:span text:style-name="T25"><text:s/></text:span>زیربا نہ، <text:span text:style-name="T47">”</text:span>یلے بادشاہ سلامت ن٘ی ناران بادشی گو ن٘ا سی یری دُونو پیش بیاسا یُونانی بادشی بون٘و سی یری دُونو پیش بیاس<text:span text:style-name="T47">؟“</text:span></text:p>
      <text:p text:style-name="P1"><text:span text:style-name="T25"><text:s text:c="2"/></text:span><text:span text:style-name="T47">،</text:span>یُونانی بادشی بون٘و سی پیش بیاس۔“</text:p>
      <text:p text:style-name="P1"><text:span text:style-name="T28"><text:s text:c="2"/>”</text:span>یلے پولیس کُن کِھدانگ ٹھیک بیاسے سنا بیوس۔“</text:p>
      <text:p text:style-name="P1"><text:span text:style-name="T25"><text:s/></text:span><text:span text:style-name="T28">”</text:span>ن٘ا نہ مو ن٘یمبو تھونفا میدپا ینگ؟“</text:p>
      <text:p text:style-name="P1"><text:span text:style-name="T25"><text:s/></text:span><text:span text:style-name="T28">”</text:span><text:span text:style-name="T47">میدپا”</text:span></text:p>
      <text:p text:style-name="P1"><text:span text:style-name="T28"><text:s/>”</text:span><text:span text:style-name="T47">یری</text:span> میز پیکھہ گو ن٘ا سی یقسا خاتون پو سی یقس؟“</text:p>
      <text:p text:style-name="P1"><text:span text:style-name="T25"><text:s text:c="2"/></text:span><text:span text:style-name="T28">”</text:span>خاتون پو سی یقس۔“</text:p>
      <text:p text:style-name="P1"><text:span text:style-name="T25"><text:s text:c="2"/></text:span><text:span text:style-name="T28">”</text:span>دیکھہ نہ مو سی یو زیرسا مہ زیرس، ’یلے بادشاہ یری ستونگ رگُو ہرمق ردَب کھن چِک پو یا بغدادی بادشی بُو اِن۔ اے کھوے وزیر پو اِن۔ دو ن٘ا لہ دخسن ردَبا تھوبفا مید۔ گوانہ ن٘ا ن<text:span text:style-name="T47">ہ</text:span> یانگ لہ دُوکپا تھدفی اِنپا۔ امّہ ن٘ی بوا سی کھو لہ سکیُورفی اِن۔‘ زیرسا مہ زیرس؟“</text:p>
      <text:p text:style-name="P1"><text:soft-page-break/><text:span text:style-name="T28"><text:s text:c="2"/>”</text:span>زیرس۔“</text:p>
      <text:p text:style-name="P1"><text:span text:style-name="T25"><text:s text:c="2"/></text:span><text:span text:style-name="T28">”</text:span>گوانہ دی عدالت پو یان٘ی بیا رگوسُوک۔ ن٘ا سی ردَبفی اِنمان٘ا؟ بادشی بون٘و سی ردَبفی اِنمنگ؟“</text:p>
      <text:p text:style-name="P1"><text:span text:style-name="T25"><text:s/></text:span>زیربا نہ بادشاہ سی ہرمق کُن لہ ترِس، ”اِنا لے ن٘ی ہرمق کُن تا ن٘دان٘ی دی بغدادی بادشاہ، خاتون پو سی ردَبفا بیدا؟ وزیری سی ردَبفا بید؟“ رین خسُوم ترِس سوُ سی ہِش کھوانگ مہ فیُونگس۔ </text:p>
      <text:p text:style-name="P1">دیکھہ نہ دَئی دے فڑو لنگسے نہ زیرس ”لے بادشاہ دی فیصلو ن٘ا سی بیدی۔ گوپا دی گو مان٘ی کھیونگسا مہ کھیونگس؟ کھیونگما نہ یان٘ی ہرمق لہ رین خسُوم ترِسا مہ ترِس؟ مو لہ انعام پو چِہ حق گِک زیرے<text:span text:style-name="T47">؟“</text:span></text:p>
      <text:p text:style-name="P1"><text:span text:style-name="T25"><text:s text:c="2"/></text:span><text:span text:style-name="T28">”</text:span>ترِس۔“</text:p>
      <text:p text:style-name="P1"><text:span text:style-name="T28"><text:s/></text:span><text:span text:style-name="T25"><text:s/></text:span><text:span text:style-name="T28">”</text:span>گوانہ موے انعام پو ن٘ا سی چدسا مہ چدس؟“</text:p>
      <text:p text:style-name="P1"><text:span text:style-name="T25"><text:s/></text:span><text:span text:style-name="T28">”</text:span>چدس۔“</text:p>
      <text:p text:style-name="P1"><text:span text:style-name="T25"><text:s text:c="2"/></text:span><text:span text:style-name="T28">”</text:span>گوانہ ن٘ا سی مو لہ انعام چی مِنے تنگسید، کِھدانگ پولیس کُنی سی موے دے اِنعام پو لہ ہلتوس۔ گونمو گوے کھہ لزوقسے ہلتوس۔ ہلتس <text:s/>نہ کِھدانگ لہ <text:span text:style-name="T47">اَنیکھہ</text:span> ہرتخپا گِک گو سی بادشاہ ردَبفی اِنمنگ زیربو۔ دیکھہ مہر تنگسے یود۔ عدالت پو یو اِن ینگ<text:span text:style-name="T47">”</text:span> زیرس۔</text:p>
      <text:p text:style-name="P1"><text:soft-page-break/><text:span text:style-name="T25"><text:s/></text:span>کھو فُود تنگس۔ بادشاہ سی کھو لہ ینگ دُوک زیرید۔ کھو سی زیرس<text:span text:style-name="T47">،</text:span> <text:span text:style-name="T47">”</text:span>لے بادشاہ ن٘ی دخسن عدالت کھوانگ مہ چھدپا۔“ کھوے <text:span text:style-name="T47">کھا کھوانگ</text:span> یوا سونگس۔ کھونگ لوقسے اونگس۔ بادشی <text:s/>کَھرِنگ پولیس کُنی کھو کِھدے۔</text:p>
      <text:p text:style-name="P1"><text:span text:style-name="T25"><text:s/></text:span><text:span text:style-name="T28">”</text:span>چِہ سونگس لے پولیس کُن؟“</text:p>
      <text:p text:style-name="P1"><text:span text:style-name="T25"><text:s/></text:span>زیربا نہ <text:span text:style-name="T47">”</text:span>چِہ گوے جُو۔ غدونگ کنگ تِھل ینگ۔ یری بون٘و ژھن ستونگ درے یُولی بادشی شِدیا مِٹینگ لہ گوے اِنسُوک۔ بغدادی بادشاہ یری بون٘و سی ردَبفی اِنمنگ۔“</text:p>
      <text:p text:style-name="P1"><text:span text:style-name="T28"><text:s text:c="2"/>”</text:span>دو ثبوت پو<text:span text:style-name="T47">؟“</text:span></text:p>
      <text:p text:style-name="P1"><text:span text:style-name="T25"><text:s text:c="2"/></text:span><text:span text:style-name="T28">”</text:span>مانگ لہ انعام چی مِنسید لو جُو۔ درے یُولی بادشی فیوخ لہ نہ۔ گونمو لینے ہلتوس زیرسید۔“ تا نہ بادشاہ سی دخون سکیُور جوُ۔ پولیس کُنی دوُنُو گونمو گینو لینے ہلتا نہ رگوگنگ گنگمہ لہ <text:s/>سیا ژُوکسے نہ پَیُو سن٘یرمہ تبفی ملسون٘ی کھہ نہ کھرَق پو چھدے چُھوسیر غزارین یودسُوک۔ تران٘ی روستوت پیکھہ درے یُولی بادشی مُہر پو تنگسے یودسُوک۔ جلّاد کھیونگس جُو۔ یا بنگ لہ جلاّد لہ حکم بیاس جوُ۔ مو کاڑُوشِنگ لہ فیُونگ زیرے۔ بون٘و کاڑُوشِنگ لہ <text:span text:style-name="T47">فیُونگس۔</text:span> کھو لہ <text:span text:style-name="T47">بخشِس</text:span> لہ زُونس، زُونے نہ زیرس، <text:span text:style-name="T47">”</text:span>ن٘ا لہ یا بون٘و ژا میدپا میدپی اِنپا دوسے کھیانگ ن٘ی یا کَھر زدونگ پیکھہ بادشاہ بیاسے دُوک۔“</text:p>
      <text:p text:style-name="P1"><text:span text:style-name="T25"><text:s/></text:span>زیربا نہ، <text:span text:style-name="T47">”</text:span>لے بادشاہ کِھری یا کَھر زدونگ پیکھہ ن٘ا لعنت <text:span text:style-name="T47">تن٘ید۔“ </text:span></text:p>
      <text:p text:style-name="P1"><text:soft-page-break/><text:span text:style-name="T47">دیکھہ نہ</text:span> کھو سی وزیری بون٘و لہ زیرس، ”یلے وزیری بون٘و کھیانگ لہ دِرِنگ نہ اَہا رخصت۔ <text:s/>ن٘ا <text:s/>ن٘ی بادشی گو کُھورے جقمہ نِ٘یشُو نِ٘یس دے ری کھہ سونگسے ن٘ا ن٘وین دُوکپی اِن۔ تا دیکھہ زے زاچس مید۔ بسترا مید۔ دیکھہ کھیانگ لہ سہ عذاب گوین دُوکپوپا ن٘ا کھیانگ لہ رُخصت بید۔ کھیانگ کِھری مرضی کھہ وزیر چی لہ یا ینگ سُو لہ سہ دُوک۔“</text:p>
      <text:p text:style-name="P1">تا دے خاتون پو لیگی وفادار چی یودسُوک۔ مو سی زیرس، ”لے وفادار وزیر کھیانگ دیکھہ کِھری بادشی گو کُھورے گوا نہ ن٘ا مِہ گوے اِنا؟ ن٘ا دے وفا میدپی بادشی بون٘و مین۔ ن٘ا یانگ نِ٘ید اونگس نہ ن٘انگ نِ٘ید اون٘ید۔ یانگ لنگس نہ ن٘انگ لن٘ید۔ یا<text:span text:style-name="T47">نگ</text:span> زان زوس نہ ن٘ا<text:span text:style-name="T47">نگ</text:span> زان زید۔“ یلے کسل <text:span text:style-name="T47">وزیری</text:span> سی رگو کُھورس۔ خاتون پو سی بادشی گو کُھورس۔ تا کھونگ نِ٘یسکا یُونان شہری گوے کھہ چُھومِک چی یودسُوک۔ دے چُھومِک پیکھہ کھو سی رگو کھرُوس۔گوے کھرَق پو سہ کھرُوس۔ کھرُوسے نہ رگو نہ گو تُھوک چُوکس۔ چُوکسے نہ کھو سی خاتون پو لہ زیرس، ”یلے خاتون کِھری شزدے کِھری رگو ہلژخمہ یود نہ کھیانگ وُضو بیوس۔ تا رگو <text:s/><text:span text:style-name="T47">ہلژخمہ</text:span> مید نہ کھیان٘ی غسل بیاسے رگو ہلژخمہ <text:s/>بیوس۔ نِ٘یسکا سی خُدا لہ دُعا بید۔ مید نہ ن٘ا چِہ بیاسے لوقسے گِک۔“</text:p>
      <text:p text:style-name="P1"><text:span text:style-name="T25"><text:s/></text:span>یلے کسل رگو نہ گو تُھوک <text:span text:style-name="T47">چُوکس۔</text:span> کھلتری دخون چی تنگس<text:span text:style-name="T47">، تنگسے نہ وزیری</text:span> سی دیُو زیرے غو <text:span text:style-name="T47">بیاس، فریاد</text:span> بیاس<text:span text:style-name="T47">، ”</text:span>شزدے چن بادشاہ ہا یان٘ی ن٘ی ناحق لہ شہید سونگفی بادشاہ لہ ستروق لزوق<text:span text:style-name="T47">،</text:span> تا ستروق لزوق پو یری منشائِنگ نُو میدپی اِن نہ ن٘ی سہ یان٘ی امانت پو لین<text:span text:style-name="T47">۔“</text:span></text:p>
      <text:p text:style-name="P1"><text:span text:style-name="T25"><text:s/></text:span>زیربا نہ دے خاتون پو سی سہ زیرید، <text:span text:style-name="T47">”</text:span>شزدے چن بادشاہ پقزی یان٘ی وزیر پو بی ستروق پو لینمی اِن نہ ن٘ی سہ یان٘ی امانت پو لین<text:span text:style-name="T47">“</text:span> زیرے غو بیاسے ن٘وُس۔</text:p>
      <text:p text:style-name="P1"><text:soft-page-break/><text:span text:style-name="T25"><text:s/></text:span>جقمہ خسُومی جُوکتُو نہ کھونگ نِ٘یسکا لہ خُدائی فیوخ لہ نہ <text:s/>زاچس تھونما ریاخس۔ جقمہ نِ٘یشُو ن<text:span text:style-name="T47">ہ</text:span> چُورگو گنگفی جق لہ کھو لہ زبِدپ<text:span text:style-name="T47">ہ</text:span> اون٘ید۔ بادشاہ لہ زبِدپہ اونگس۔ کھو لہ ستروق لوقس، ”<text:span text:style-name="T47">شُکر</text:span> لے شزدے چن بادشاہ ن٘ا لہ چِہ نِ٘ید چی اونگس، چِہ نِ٘ید چی <text:span text:style-name="T47">ژھدس۔“</text:span></text:p>
      <text:p text:style-name="P1"><text:span text:style-name="T47">زیربا</text:span> نہ نِ٘یسکا بگیانگسے چھونگس، کھوے برانگ پیکھہ۔ خُدا سی ستروق لزوقفی رگن٘وینگ نِ٘یسکا رگدے ن٘وُس۔ دیرے بادشاہ سی ہلتا نہ <text:s/>تھنگ چِگی کھہ تھونے یود چُھومِک پیکھہ، ”لے وزیر ن٘دانگ دِکھہ تھونسید۔“</text:p>
      <text:p text:style-name="P1"><text:span text:style-name="T28"><text:s/></text:span><text:span text:style-name="T25"><text:s/></text:span><text:span text:style-name="T28">”</text:span>لے بادشاہ یانگ لہ چِہ ہرتخپا چِہ سونگسید۔ حالت کُن چِہ سونگسید؟ دی حالت پو دی حالت پو سونگسے یری خاتون پو سی یانگ شہید بیاسے۔ <text:span text:style-name="T47">(</text:span>درے یولِنگ سونگفی دے ہرمنگ گنگما تنگس۔<text:span text:style-name="T47">)</text:span> دیکھہ نہ یری رگو ن٘ان٘ی کُھورے اونگسے گو ن٘ی خاتون پو سی کُھورے کھیونگسے دی چُھومِک پیکھہ جقمہ نِ٘یشُو نِ٘یس ن٘یا سی خُدا لہ <text:s/>برانگسین دُوکسے خدُائی شزدے کھہ یانگ لہ ینگ ستروق لوقفی اِن۔“</text:p>
      <text:p text:style-name="P1"><text:span text:style-name="T25"><text:s/></text:span>یلے کسل کھونگ خسُومکا لہ خُدائی رول لہ نہ زاچس تھونین یود۔ کھونگ دے سپنگ کُنِنگ کھوربا سونگس۔ جق کُنِنگ نہ جق چِک کھونگ کھوربا سونگسیدپا۔ اَنا تھن٘ا دے برَق پیکھہ نہ کری ہلتیا لہ کھیونگما ژوخ پو چُھو کھیون٘یدسُوک۔ کھیونگما نہ تا دی بادشونگ تماشونگ دُوکپی لا کھو لہ دو سن٘یان اونگسے وزیر لہ زیرس، ”لے وزیر کِھری شزدے اے دے برَق پیکھہ نہ چُھو گا<text:span text:style-name="T47">ر</text:span> فوقپی اِنمنگ نہ ییکھہ نہ ن٘ا لہ چُھو تِکچی کُھورے اونگ۔“</text:p>
      <text:p text:style-name="P1"><text:soft-page-break/><text:span text:style-name="T25"><text:s text:c="2"/></text:span><text:span text:style-name="T28">”</text:span>لے بادشاہ سلامت دی لیاخمو ستروق لزوقپی چُھومِک پو دُوکسے نہ اے چُھو نہ چِہ ب<text:span text:style-name="T47">ید</text:span>؟“</text:p>
      <text:p text:style-name="P1"><text:span text:style-name="T25"><text:s text:c="2"/></text:span><text:span text:style-name="T28">”</text:span>تا کِھری شزدے کھیانگ سونگ۔“ تا چِہ ب<text:span text:style-name="T47">یک</text:span> کھو دے چُھو ژَلے سونگسے سونگسے اَنا برَغی چھن پِنگ تھونما نہ جِگجِگ ژھر چِک یودسُوک لے کسل۔ دے ژھر پِنگ نُو دے چُھو فوقپی اِنسُوک۔ کُلے زگو فیس، <text:span text:style-name="T47">فیسے </text:span>ہلتا نہ دینگ نُو میدسُوکنا یا دُنیادی کھہ <text:span text:style-name="T47">یو</text:span>دپی میوہ گنگمہ <text:s/>دینگ نُو یود۔ دُنیادی کھہ <text:span text:style-name="T47">یو</text:span>دپی مِندوق گنگمہ دینگ نُو یود۔ یلے کسل کھو دے ژھر پِنگ نُو <text:span text:style-name="T47">در</text:span>انگفو بیاسے کھورس۔ کھورے نہ ایکھہ نہ اونگمی دے چُھو جِگجِگ حوض چِی یودسُوک، دینگ نُو فوقپی اِنسُوک۔ دیرے وزیر پو دوری کھورین ہلتین گوا نہ ملسے چِک لہ گُلابی چھپر تنگسے جُو دے گُلابی چھپری اوق پِنگ نُو خسیری پلنگ چِگی کھہ خمُولی بسترا تنگسے <text:s/>یودسُوک جُو۔ لے دِکھہ چ<text:span text:style-name="T109">ی</text:span> یودپی اِنمنگ زیرے کھو دے پلنگ پیکھہ کوتچی دُوکس لے کسل۔ دُوکسے نہ کھو دے گدلا رضایُونگ اَہا لزوق دیہا لزوق سن٘یاس کُن لینس، لینے ہلتا نہ دینگ نُو نقشہ چِک یودسُوک۔ دے نقشو لہ ہلتا نہ لے کسل ہُو بیا نہ کیانگفے ہا بیا نہ تروسپے خاتون چِگی نقشے <text:s/>انسُوک۔ یلے کسل دووی ہرژے کھہ ربیسے یودسُوک، ”نقشِ <text:span text:style-name="T47">خاتون“ کھو</text:span> دو لقفِس پِنگ نُو تُھومس، تُھومسے نہ دو ریلبُو بیاسے کوٹی جندِنگ نُو تنگس۔ تنگسے نہ کھو <text:s/>چُھوی کُھورس، کُھورے نہ سونگس۔</text:p>
      <text:p text:style-name="P1"><text:span text:style-name="T25"><text:s/></text:span>تا اَہا بادشاہ وزیر لہ دُوربین پیکھہ ہلتین یود۔ کھو دیژارے اونگسے نہ کھو لہ خسمس، یا نقشو ژوخچی کھو لہ ہلتنس نہ کھو سی یو گار نہ کھیون٘ید نہ کھیونگ زیربی اِن۔ تا ن٘ا دیُو ژَلے گار گِک؟ <text:soft-page-break/>دیُو چِہ اِن؟ زیرے کھو دے نقشو جندِنگ نہ فیُونگس۔ دے رزا بر چِگِنگ زبس۔ زبَسے نہ چُھو کُھورے اونگس۔ یلے کسل کُن دیرے کھو سی دے نقشو دے رزا بر پِنگ نُو زبَس۔ زبَسے نہ کھو سونگ جُویا۔</text:p>
      <text:p text:style-name="P1"><text:span text:style-name="T25"><text:s/></text:span>آخر کھو چُھو کُھورے بادشی شِدیا تھونس۔ بادشاہ سی چُھو تُھونگسے نہ زیرس، ”لے وزیر یا چُھو لیگی جُومبوے یودسُوک۔ یو کھیونگف<text:span text:style-name="T47">ا</text:span> میدسُوکنارے لیگی گیودپ<text:span text:style-name="T47">ہ</text:span> چن گویدسُوک۔“ </text:p>
      <text:p text:style-name="P1"><text:span text:style-name="T25"><text:s/></text:span><text:span text:style-name="T28">”</text:span>یان٘ی کسل بیُونگما نہ سونگس ینگ جُو، مید نہ چُھو ژوخ ینگ جُو<text:span text:style-name="T47">“</text:span> زیرس۔ <text:s/></text:p>
      <text:p text:style-name="P1">دیکھہ نہ بادشاہ سی <text:span text:style-name="T47">زیرس، </text:span><text:span text:style-name="T55">”</text:span><text:span text:style-name="T47">لے</text:span> وزیر کھیان٘ی کِھری جندِنگ نہ <text:s/><text:span text:style-name="T47">شوقشوق چی</text:span> <text:span text:style-name="T47">فیُونگسے، </text:span>دے رزینگ نُو سوقموق چی بیاسیدپا دو چِہ اِنپا؟“</text:p>
      <text:p text:style-name="P1"><text:span text:style-name="T25"><text:s/></text:span>تا کھو غزون ملا مِہ تنگمی اِنسُوک۔ غزون مہ تنگما نہ بادشاہ لہ ینگ ستروق لوق دے، ”تا چِہ بیک لے بادشاہ ن٘ا لہ دیکھہ نہ شوقشوق چی تھوبس <text:s/><text:span text:style-name="T47">تھوبا</text:span> نہ ن٘ا دو دینگ نُو زبَس۔ یدانگ دی بادشون٘ی تا کُن <text:span text:style-name="T47">فیَکُن</text:span> زیربی اِن۔ چی تھونگس نہ تھونگ تھونگفو گنگمہ ییکھہ لدون زیربی اِن۔ دو فری ن٘ا ایکھہ زبَس۔“</text:p>
      <text:p text:style-name="P1"><text:span text:style-name="T25"><text:s text:c="2"/></text:span><text:span text:style-name="T28">”</text:span>کِھری شزدے یو چک سونگسے کُھورے اونگ۔ یو چِہ اِنمنگ ن٘ا چک ہلتید۔“ کھو زدِکپا ینگ لوقسے سونگسے دے شوقشوق پو کُھورے ینگ لوقسے تھونس۔ دو فیُونگسے ہلتس۔ دو تا نقشِ خاتونی نقشو اِنمی جُو۔ کھو دے نقشو کھ<text:span text:style-name="T110">ا</text:span> مِک کُن لہ چِک تُرودس جُو۔ ترُودے ن<text:span text:style-name="T47">ہ</text:span> وزیر لہ زیرس<text:span text:style-name="T110">،</text:span> ”یلے وزیر کِھری شزدے تا یا خاتون پو گار یودپی اِنمنگ نہ کھیانگ ن٘ا لہ کھیونگما رگوسید۔ لس سنہ نِ٘یسی فری، چِک پو ن٘ا لہ بخستون پو بیاسے دے خاتون پو یودسُوکنا ن٘دانگ <text:soft-page-break/>نِ٘یسکا یو بیاسے گویدپا۔ دے وفا میدپی تخمِ حرام مو سی ن٘ا ردبس۔ ردَبا نہ ستروغی بدل لہ ستروق، خُدا کھوان٘ی موُری بوائی لقپی کھہ مانگ ردب چُوکس۔ دیُو کھوغن کھوغزیر مین۔ لسی حالت پو کھوانگ یو سونگفی اِن۔ گوانہ کھیان٘ی بخستون بیاسے خاتون پو کِھدے گوا۔ ن٘ا <text:s/>یو بیاسے گوا۔ دو ن٘ا لہ بیورمو شیسپا مید۔ گوانہ کِھری شزدے یا خاتون پو گار ننگ <text:s/>نہ کھیان٘ی کِھدے اونگ۔“</text:p>
      <text:p text:style-name="P1"><text:span text:style-name="T25"><text:s/></text:span>زیربا چِک، <text:span text:style-name="T47">”</text:span>لے بادشاہ ن٘ا لہ ن٘ئی بوا سی ہرمنگ تنگفی اِن۔ ن٘ئی بوا <text:s/>لہ کُھوری بوا سی ہرمنگ تنگفی اِن۔ ن٘ئی اپو لہ کُھونتی اتا سی ہرمنگ تنگفی اِن۔ زمانہ چِگِنگ دینے بیاسے خاتون تھوبتُوک۔ بادشاہ سی ژَلے سونگ زیرُوک۔ ژَلے سونگ زیرنارے گوے کھی نتِنگ پو فولادی نتِنگ۔ کنگمی بُوٹ پو فولادی بُوٹ، لقپی لیکھر پو فولادی لیکھر۔ دو بیاسے سونگ زیر<text:span text:style-name="T47"> نہ </text:span>فولادی نتِنگ پو زَدے زَدے گو بیُونگسے میدپا۔ فولادی بُوٹ پو زَدے زَدے کنگمو سہ لہ تھُوکسے میدپا۔ فولادی لیکھر پو زَدے زَدے کھروانگ سونگسے میدپا کھو لہ دو مِہ تھوب۔ زیرے یودپی اِن۔ دو لہ دوسے فولادی نتِنگ<text:span text:style-name="T47">،</text:span> فولادی بُوٹ<text:span text:style-name="T47">،</text:span> فولادی لیکھر کھوانگ گار نہ کھیون٘ید<text:span text:style-name="T47">؟ </text:span><text:s/>نِ٘یسی ریسی کھہ تا دے گنگمہ زَدے <text:s/>من پو ن٘ی ژھے گار یود<text:span text:style-name="T47">؟</text:span> یانگ لہ دے لیکھر پو سہ تھوبا مید۔ دے بُوٹ پو سہ، تا دے <text:span text:style-name="T47">نتِنگ پو</text:span> سہ تھوبا مید۔ تا دے من پو دُوکپی ن٘ا لہ ژھے سہ مید۔“</text:p>
      <text:p text:style-name="P1"><text:span text:style-name="T25"><text:s/></text:span>خُدائی گرل خشا کھو دیکھہ <text:s/>وُضو بیاسے حاجتی <text:span text:style-name="T47">فیاق</text:span> رکعت نِ٘یس بیاس۔ کھو خُدا لہ دُعا بیاس، <text:span text:style-name="T47">”</text:span>یا خُدا ن٘ا لہ دی چیز خسُوم پو یان٘ی لدن چُوک۔“ یلے کسل خُدا سی دے چیز خسُوم پو کھو لہ دیکھہ لدن چُوکس۔</text:p>
      <text:p text:style-name="P1"><text:soft-page-break/><text:span text:style-name="T25"><text:s/></text:span><text:span text:style-name="T28">”</text:span>تا دو ن٘ا لہ لدن <text:s/>چُوکس، ن٘ی ژھیو؟“</text:p>
      <text:p text:style-name="P1"><text:span text:style-name="T25"><text:s text:c="2"/></text:span><text:span text:style-name="T28">”</text:span>لے خُدا وندِ عالم لہ دے چیز خسُوم پو لدن٘ چُوکپا یَنما نہ کِھری ژھیو رِنگمو بیا یَنما میدا؟“ زیربا نہ کھو لاجواب سونگس۔</text:p>
      <text:p text:style-name="P1"><text:span text:style-name="T25"><text:s/></text:span><text:span text:style-name="T28">”</text:span>تا چِہ بیک لے بادشاہ ن٘ا یری رگو یری گو کُھورے اونگسے نہ خُدا لہ دُعا بیاسے یانگ لہ ستروق لزوق زیرے نا۔ دوسے ن٘ی ستروق یودے من پو نہ ن٘ا ژَلے گِک۔ گوانہ ن٘ی ژھے یودے من پو نہ یری خدمت لہ گوید۔ ژھے میدپی جُوکتُو نہ کھوانگ خُدائی فغرا۔ گوانہ ن٘ی خاتون پو خُدائی فغرا یری فغرا۔“ زیرے نہ کھو نقشِ خاتون ژَلے سونگسے سونگسے دے بروق کُن نہ دے ری گنگمہ رگلے کھو اَہا رول لہ تھونس جُو۔</text:p>
      <text:p text:style-name="P1"><text:span text:style-name="T101"><text:s/></text:span><text:span text:style-name="T94">اَہِ</text:span><text:span text:style-name="T95">ی</text:span><text:span text:style-name="T89">کھ</text:span>ہ کھو لہ چِہ سونگس۔ خُدائی رول لہ نہ زاچس کُن <text:span text:style-name="T47">تھوبین</text:span> یودپا دے۔ کھو سی وزیری خاتون پو لہ زیرس، ”یلے خاتون کھیانگ ییکھہ کوتچی دُوک۔ ن٘ا اے دے گینُو نہ اونگمی چُھو گیکھہ فوغنگ ہلتسے اون٘ید۔“</text:p>
      <text:p text:style-name="P1"><text:span text:style-name="T25"><text:s text:c="2"/></text:span><text:span text:style-name="T28">”</text:span>لے بادشاہ سلامت ن٘ا <text:span text:style-name="T47">جِکھسید</text:span> جُو۔“</text:p>
      <text:p text:style-name="P1"><text:span text:style-name="T25"><text:s text:c="2"/></text:span><text:span text:style-name="T28">”</text:span>ن٘ا شوخمو لوقسے اون٘ید۔“</text:p>
      <text:p text:style-name="P1"><text:span text:style-name="T28"><text:s text:c="2"/>”</text:span>یا<text:span text:style-name="T47">”</text:span> زیرس۔ مو دیکھہ یقسے بادشاہ دے چُھو فوقپی ملسی کھہ سونگسے چوق ژھری زگو فیسے ننگجونگ گوا نہ نقشِ خاتون ژھر پِنگ کھورین یودسُوک۔ تا می چوق تھونگ<text:span text:style-name="T47">،</text:span> مو <text:span text:style-name="T47">چُھوئِنگ</text:span> چھونگمی اِنسُوک جُویا۔ چُھوی ننگجونگ شِیشی کَھر چی یودپی اِنسُوک۔ دینگ نُو مو دُوکپی اِنسُوک۔ <text:soft-page-break/>می نہ بر لہ چُھو، ننگجونگ پِنگ کَھر۔ تا دو لہ خسیری خسُورُوب چِی یودپی اِنسُوک۔ دے خسُورُوب پو یُوک تُرودپا نہ زگو بے اِنسُوک۔ تا مو لہ دے چُھوئِنگ چھونگمی فُرصت مہ گوا بادشاہ دیکھہ تھونس۔ تھونما نہ منٹ غا ژے <text:s/>اے سی اے لہ اے سی اے لہ ہلتین دُوکس<text:span text:style-name="T47">،</text:span> خپیرا بیرا چنگ سہ میدپا۔</text:p>
      <text:p text:style-name="P1"><text:span text:style-name="T25"><text:s/></text:span>تا کھو لہ دے نقشی کھہ مو تھونگسے یودپی اِنسُوک۔<text:span text:style-name="T47">کھو لہ خسمس، ”</text:span> تا چِہ<text:span text:style-name="T89"> بی</text:span><text:span text:style-name="T94">ک</text:span> لے شزدے چن بادشاہ مو دِکھہ یودپی اِنسُوک۔ ن٘ا سی ن٘ی دے زدِکپا وزیر پو ژَلے تنگسید۔“ آخر پیکھہ کھو سی زیرس، ”لے خاتون کھیانگ دِکھہ یودپی اِنسُوک۔ ن٘ا سی ن٘ی دے زدِکپا وزیر پو کھیانگ <text:s/>ژَلے تنگسید۔“</text:p>
      <text:p text:style-name="P1"><text:span text:style-name="T25"><text:s/></text:span>زیربا نہ مو سی زیرس، ”یان٘ی دُوکپی سکِل لہ جنمی اشوے چِک ژَلے تنگمے؟ ن٘ا ژَلے تنگسے یان٘ی چِہ بے اِنپا؟“</text:p>
      <text:p text:style-name="P1"><text:span text:style-name="T25"><text:s text:c="2"/></text:span><text:span text:style-name="T28">”</text:span>کھیانگ سُو لہ میدپی اِنمنگ نہ ن٘ان٘ی بخستون بیدپا۔ تا کھیانگ سُو لہ دُوکسے یودپی اِنمنگ نہ دو نہ بر فیسے کھیونگما تا ن٘ا لہ یَنما میدپا۔ کِھری نقشو ن٘ی وزیر پو سی کُھورے اونگسے ن٘ا لہ تھونگس۔ تھونگما نہ ن٘ا لہ قدرتاً کِھری کھہ محبت سونگس۔ گوا نہ ن٘ا سی ن٘ی دے<text:span text:style-name="T89"> زدِکپ</text:span><text:span text:style-name="T94">ا</text:span> وزیر پو کھیانگ ژَلے تنگسید۔“</text:p>
      <text:p text:style-name="P1"><text:span text:style-name="T25"><text:s text:c="2"/></text:span><text:span text:style-name="T28">”</text:span>یانگ گار نہ اِن جُو؟ یری مِنتخ پو لہ چِہ زیرید؟“</text:p>
      <text:p text:style-name="P1"><text:span text:style-name="T25"><text:s text:c="2"/></text:span><text:span text:style-name="T28">”</text:span>ن٘ا بغداد شہری بادشی بُو اِن۔ ن٘ی مِنتخ پو لہ ناران بادشاہ زیرید۔“</text:p>
      <text:p text:style-name="P1"><text:soft-page-break/><text:span text:style-name="T25"><text:s text:c="2"/></text:span><text:span text:style-name="T28">”</text:span>یری وزیر پو لہ چِہ زیرید؟“</text:p>
      <text:p text:style-name="P1"><text:span text:style-name="T25"><text:s text:c="2"/>”</text:span>ن٘ی وزیری مِنتخ پو لہ وفادار وزیر زیرید۔ یانگ سُو لہ دُوکسے یودا مید؟“</text:p>
      <text:p text:style-name="P1"><text:span text:style-name="T25"><text:s text:c="2"/></text:span><text:span text:style-name="T28">”</text:span>ن٘ا سُو لہ دُوکسے مید۔ یان٘ی سُو کھیونگسے یودا مید؟“</text:p>
      <text:p text:style-name="P1"><text:span text:style-name="T28"><text:s text:c="2"/>”</text:span>ن٘ا سُو کھیونگسے مید۔“ کھونگ نِ٘یسکا دیکھہ کڑا کُڑا سونگس۔ نِ٘یسکا ژھر پِنگ کھوربا شروع سونگس۔ ژھر پِنگ کھورین کھورین اونگسے دے گُلابی چھپری اوق پِنگ بستری کھہ کھونگ دُوکس۔ یلے کسل خُدائی ہلژخمہ ذاتی گرل کھونگ نِ٘یسکا بخستون سونگس۔ کھو لہ نقشِ خاتون تھونگفی کھہ نہ وزیری خاتون پو ایکھہ یودپو بجیدے سونگس۔</text:p>
      <text:p text:style-name="P1"><text:span text:style-name="T25"><text:s/></text:span>یلے کسل کھونگ نِ٘یسکا بخستون <text:s/>سونگس۔ اَہا وزیر<text:span text:style-name="T47">ی</text:span> خاتون پو دیکھہ یود۔ لزا چِک ژے سونگس۔ بادشاہ لوقسے مہ اونگس۔ مہ اونگما نہ مو دیکھہ دُوکپا <text:span text:style-name="T47">جِکھس۔</text:span> <text:span text:style-name="T47">جکھفا</text:span> نہ مو دیکھہ نہ فیانس۔ دیکھہ نہ فیانے سونگسے سونگسے مو ینگ شہر چِگِنگ تھونس۔ ینگ شہر چِگِنگ تھونے مو دیکھہ بل کھل بین دُوگیدپا جُو۔</text:p>
      <text:p text:style-name="P1"><text:span text:style-name="T25"><text:s/></text:span><text:span text:style-name="T47">اَہیکھہ</text:span> وفادار وزیر خاتون پو ژَلے سونگسے سونگسے ملسے چِک لہ تھونس۔</text:p>
      <text:p text:style-name="P1"><text:span text:style-name="T25"><text:s/></text:span>اَہیکھہ چِہ سونگس؟ یمنی ژھونگپونگ تُرکی شہرِنگ ژھونگ لہ سونگسے لوقسے اونگسے دے تھنگ پیکھہ تھونما نہ <text:s/>کھون٘ی بہ بونگ کُن لہ چُھو سکومس۔ سکومفا نہ کھون٘ی زیرس، ”لے یا ژھر پِنگ نُو چنگ چُھو یودا؟ یینگ ہلتوس۔“ یلے کسل کھونگ ژھری زگو چوق فیا نہ کھونگ نِ٘یسکا ٹم چُھوئِنگ چھونگس۔ نقشِ خاتونی کفشہ چِک پو دیکھہ لُوس۔ یمنی بادشی ژھونگپونگ ژھر پِنگ <text:soft-page-break/>رگشے بیاسے کھورس۔ کھوربا نہ دیکھہ کفشہ چِک یودسُوک۔ دیکھہ ابجدی کھہ رِبسے یودسُوک، ”دیُو نقشِ خاتونی کفشہ اِن<text:span text:style-name="T47">”</text:span> زیرے۔ ایونگ لہ پتہ مید۔ یمنی بادشی ہرتارزی پا لہ دو تھوبس۔ کھو سی دو لقفِس چِگِنگ زبس۔ بہ بونگ کُن لہ چُھوُ تھُونگما تنگس۔</text:p>
      <text:p text:style-name="P1"><text:span text:style-name="T25"><text:s text:c="2"/></text:span>تا کھونگ لوقسے یمن شہرِنگ تھونما نہ دے ژھونگپون٘ی سی بادشاہ لہ بلٹن لہ سُو سی مِک کھرَب چی، سُو سی پِستول چی، سُو سی ینگ چِی بادشاہ لہ بیوربی ہرتخ چی کُھورے گوے اِنسُوک۔ دیرے کھونگ کُھونتی دے ہرتخ تُون کُن کُھورے بادشاہ نہ تُھوکپا تھونس۔ بادشی ہرتارزی پا سہ دونگ <text:s/>نہ ن٘یمبو یودپی اِنپا۔ کھو سہ ایونگ نہ <text:s/>ن٘یمبو بادشاہ نہ تُھوکپا تھونس۔ تا کھون٘ی سوسوے ہرتخ کُن بادشی دُونو بلٹن بیاس۔ بادشاہ سی ترِس، ”کِھدانگ ٹھیک ٹھاک نہ تھونسا؟ کِھتی ژھونگ کُن لیاخمو سونگسا؟“</text:p>
      <text:p text:style-name="P1"><text:span text:style-name="T25"><text:s text:c="2"/></text:span><text:span text:style-name="T28">”</text:span>یری شزدے لیاخمو سونگس۔“</text:p>
      <text:p text:style-name="P1"><text:span text:style-name="T25"><text:s text:c="2"/></text:span><text:span text:style-name="T28">”</text:span>لے کِھدانگ نہ ن٘یمبو دے ہرتارزی پا سہ <text:s/>سونگسیدپا یا۔ کھو ن٘ا نہ تُھوکپا مہ اونگس۔ اخ <text:s/>لے کھو سہ کِھدے مہ اونگما۔“</text:p>
      <text:p text:style-name="P1"><text:span text:style-name="T25"><text:s/></text:span>زیربا چِک نہ <text:span text:style-name="T47">”السّلام</text:span> علیکم لے بادشاہ سلامت، کھونگ لہ یانگ نہ تُھوکپا اونگما لہ یانگ نہ بیور<text:span text:style-name="T47">بی</text:span> ہرتخ لینمی پینے یودپا۔ ن٘ا زدِکپ<text:span text:style-name="T47">ا</text:span> کھون٘ی مِک لم لہ گار یود، ن٘ا کھون٘ی بِزبا، زے زان پو نہ خمُول چی چھونچی میدپا کھون٘ی ن٘ا لہ مِنما مید۔ یو <text:s/>ن٘ری نن٘ی خرچو گوید۔ یانگ <text:s/>نہ بیوربی ہرتخ چی ن٘ی شِدیا میدپا۔ امّہ ادب میدپا سونگس نہ سہ کفشی کنگیے چِک ن٘ا لہ تھوبسے کُھورے اونگسید۔“ زیرے نہ کھو سی دو <text:span text:style-name="T47">لقفِس</text:span> پِنگ نہ فیُونگسے دو بادشی دُونُو یقس۔ یقپا نہ <text:s/>مِک لہ مہ تھونگفی خسیری <text:soft-page-break/>کفشے، کھو سی دو تواق لینس۔ لینے نہ دو لہ ہلتس۔ کفشی غدونگ پیکھہ ربِسے یود، دیُو نقشِ خاتونی کفشو اِن۔</text:p>
      <text:p text:style-name="P1"><text:span text:style-name="T25"><text:s/></text:span>دے خنم مے فوقفا سی دو کھ<text:span text:style-name="T111">ا</text:span> مِک کُن لہ چِک <text:span text:style-name="T47">تُرودس، دیکھہ نہ زیرس، ”لے</text:span> کھیان٘ی دی کفشو گار نہ کھیونگس؟<text:span text:style-name="T47">“</text:span></text:p>
      <text:p text:style-name="P1"><text:span text:style-name="T25"><text:s text:c="2"/></text:span>زیربا نہ، <text:span text:style-name="T47">”</text:span>ن٘یا ژھونگ لہ سونگسے دے تھنگ پیکھہ تھونما نہ دیکھہ چھوغو حوض چِک یودسُوک جُو۔ کھون٘ی سی ن٘ا لہ چُھو کھیونگما سونگ زیرس۔ زیربا نہ ن٘ا چُھو کھیونگما سونگس۔ گوا نہ دے حوضی تھن٘ی کھہ دی کفشو فنگسے یودسُوک <text:span text:style-name="T47">جُو۔“</text:span></text:p>
      <text:p text:style-name="P1"><text:span text:style-name="T28"><text:s/></text:span><text:span text:style-name="T47">کھو</text:span> نہ سکَرے خسیر خمُول مِنس جُو۔ کھو جُو خسُوم بیاسے سونگس۔ <text:s/>بادشاہ سی اے ژھونگپونگ لہ سکلس تُرونگ فُوسے ہرمق زدوم زیرے۔ تُرونگ فُوس، ہرمق زدمس۔ بادشاہ سی زیرس ”یلے ن٘ی ہرمق کُن نقشِ خاتون کھیونگما گوے سُو لہ حکمت یودا؟“ رین <text:span text:style-name="T47">خسُوم</text:span> ترِس، سُو سی ہِش کھوانگ مہ فیُونگس۔ شہری تھن٘ی کھہ اپی چِک یودپی اِنسُوک۔ دے اپی لہ بون٘و چِک یودپی اِنسُوک۔ دے بون٘و چُلُوک تھوا سونگسے مو بادشی <text:s/>کَھرِنگ تھونس<text:span text:style-name="T47">۔</text:span>دیکھہ ہلتنمو <text:s/>تن٘یدسُوک۔ تنگما نہ مو دے ہلتنمو لہ ہلتین دُوکسے چُلوک پو کُھورے اونگما گورس۔ تا نمزو سہ شام سونگس، مو لہ خسمس <text:s/>ن٘ری کھاڑی ستونگمہ یود۔ زیرے شوخمو بیاسے لم لہ چُلوک بُولوک چی تُھوسے کھاڑی فید چی بیاسے کُھورے اونگسے ننگ نُو تھونس۔</text:p>
      <text:p text:style-name="P1"><text:span text:style-name="T25"><text:s/></text:span>تھونما نہ اپی سی موے منگلِنگ چِک تیانگس، ”تھب پیکھہ چنگ فُوچس میدپو پتہ دُوکسے نہ کھیانگ کھی کھوربا ژوخ بین کھیانگ ہرکوا دُوکسا؟“</text:p>
      <text:p text:style-name="P1"><text:soft-page-break/><text:span text:style-name="T25"><text:s text:c="2"/></text:span><text:span text:style-name="T28">”</text:span>یانگ چھون لہ ن٘ی منگلِنگ تیانگسے، ن٘ا اوا بادشی <text:s/>کَھرِنگ ہلتنمو تن٘یدسُوک، ہلتا سونگفی ینگ۔“</text:p>
      <text:p text:style-name="P1"><text:span text:style-name="T28"><text:s/>”</text:span>کھیانگ کِھری شکل پو ہلتنما کھیرسا؟ چا ہلتنمو تنگمی اِنسُوک؟ وخ مین چِی لہ۔“</text:p>
      <text:p text:style-name="P1"><text:span text:style-name="T28"><text:s text:c="2"/>”</text:span>دے بادشی ہرتارزی پو سی بادشاہ لہ کفشہ چِک کُھورے اونگفی اِنسُوک۔ دو نقشِ خاتونی کفشو اِنسُوک۔ دوسے بادشاہ سی تُرونگ فُوسے ہرمق زدَمسے دے ہرمق کُن لہ ترِسیدپا۔ سُو لہ نقشِ خاتون کھیونگما گوے حکمت <text:span text:style-name="T47">گِگا</text:span> زیرے۔“</text:p>
      <text:p text:style-name="P1"><text:span text:style-name="T25"><text:s text:c="2"/></text:span><text:span text:style-name="T28">”</text:span>تا چِہ زیرس ہرمق کُنی سی؟“</text:p>
      <text:p text:style-name="P1"><text:span text:style-name="T25"><text:s text:c="2"/></text:span><text:span text:style-name="T28">”</text:span>سُو سی جواب کھوانگ مہ مِنس۔“</text:p>
      <text:p text:style-name="P1"><text:span text:style-name="T25"><text:s/></text:span>ینگ منگلِنگ چِک <text:span text:style-name="T47">تیانگس، ”تخمِ</text:span> حرام مو نقشِ خاتون کھیونگما گوے حکمت ن٘ئی ان٘و لہ یود زیرے کھیانگ چا مہ زیرس؟“</text:p>
      <text:p text:style-name="P1"><text:span text:style-name="T28"><text:s text:c="2"/>”</text:span>تا ن٘ا چاہا یانگ لہ حکمت یودپی اِنا مینا؟ تا دو لہ چِہ سونگ۔ ہسکے ینگ گوا ن<text:span text:style-name="T47">ہ</text:span> چھوقفی ینگ۔“</text:p>
      <text:p text:style-name="P1"><text:span text:style-name="T25"><text:s text:c="2"/></text:span><text:span text:style-name="T28">”</text:span>تا ینگ تیانگس ینگ ہلتنمو۔“</text:p>
      <text:p text:style-name="P1"><text:span text:style-name="T25"><text:s text:c="2"/></text:span><text:span text:style-name="T28">”</text:span>بادشاہ لہ نقشِ خاتونی کفشو تھونگسے سُو لہ مہ سونگفونگ گوین یود۔ کھو سی ہفتہ چِک ہلتنمو تیانگنُوک۔“<text:span text:style-name="T47"> </text:span></text:p>
      <text:p text:style-name="P1"><text:soft-page-break/><text:span text:style-name="T28"><text:s/>”</text:span>اون٘ا ہسکے سونگسے رین خسُوم ترے من پو کھیانگ چُب چدے دُوک۔ رین خسُوم ترِسے سُو سی جواب مہ مِنس نہ کھیان٘ی زیر نقشِ خاتون کھیونگمی حکمت ن٘ئی ان٘و لہ یود۔“</text:p>
      <text:p text:style-name="P1"><text:span text:style-name="T25"><text:s/></text:span>اے جق لہ دے بون٘و وخ لہ سونگسے بادشی <text:s/>کَھرِنگ تھونس۔ بادشاہ تھونس، بادشاہ سی رین خسُوم ترِس۔ سُو سی جواب مہ مِنس۔ آخر پیکھہ دے بون٘و لنگسے نہ زیرس، ”شربی نِ٘یمہ قبلہ عالم دی ہرمق کُن لہ حکمت مہ سونگس نقشِ خاتون کھیونگمی، ن٘ئی ان٘و گوید لو نقشِ خاتون کھیونگما۔“</text:p>
      <text:p text:style-name="P1"><text:span text:style-name="T25"><text:s/></text:span><text:span text:style-name="T28">”</text:span>کِھتی ان٘و گار یودپی اِن<text:span text:style-name="T47">؟“</text:span></text:p>
      <text:p text:style-name="P1"><text:span text:style-name="T25"><text:s text:c="2"/></text:span><text:span text:style-name="T28">”</text:span>ن٘ئی ان٘و شہری تھن٘ی کھہ یودپی اِن۔“</text:p>
      <text:p text:style-name="P1"><text:span text:style-name="T25"><text:s/></text:span>وزیر لہ سکلس۔ہرتا فیُونگ زیرے۔ وزیر لہ چِک اپی لہ چِک۔ گوے بر لہ دے بون٘و کِھدے سونگس۔ شہری تھن٘ی کھہ <text:s/>اپی ننگ نُو تھونس۔ وزیری سی اپی لہ زیرس، ”لے اپی کھیانگ لہ بادشاہ سی حُکم بید۔ <text:s/>کَھرِنگ اونگ زیرید۔“</text:p>
      <text:p text:style-name="P1"><text:span text:style-name="T25"><text:s text:c="2"/></text:span><text:span text:style-name="T28">”</text:span><text:span text:style-name="T47">اَیا </text:span>لے مِلی اتا تا ن٘ا ڈین بُولون٘و نہ بادشاہ سی چِہ بید لو<text:span text:style-name="T47">؟“</text:span></text:p>
      <text:p text:style-name="P1"><text:span text:style-name="T25"><text:s text:c="2"/></text:span><text:span text:style-name="T28">”</text:span>اپی یق یق موتپو مہ بیا اونگ، بادشاہ سی حکم بید۔ کھبژُو بید کھیان٘ی۔ کھبژُو بیا نہ بادشاہ سی اونگ <text:span text:style-name="T47">زیرید۔“</text:span></text:p>
      <text:p text:style-name="P1"><text:span text:style-name="T28"><text:s/></text:span><text:span text:style-name="T47">شوخمو</text:span> بیاسے ہلَق ہلَق گونچس بونچس گونس جُو۔ گونگ لہ غاتِل باتِل چی سُکوس جُو۔ اپی گوا لہ تیار سونگس۔ دیکھہ نہ بون٘و لہ، <text:span text:style-name="T47">”</text:span>یلے مِلی ان٘و کھیانگ ییکھہ دُوک۔ ن٘ا شوخمو لوقسے اون٘ید ہے۔“ زیرس اپی سونگس۔ <text:s/>کَھرِنگ ہلتنمو تیان٘ین یودسُوک۔ اپی سی اُستاد کُن لہ زیرس ”ن٘ا لہ بیوربی <text:soft-page-break/>ساز چی کھیونگ۔“ اُستادی ساز چی کھیونگس۔ تا نہ اپی ہرژیس، <text:span text:style-name="T47">”</text:span>لے بادشاہ ن٘ا نہ ن٘یمبو مِنگا ژام یود؟“</text:p>
      <text:p text:style-name="P1"><text:span text:style-name="T25"><text:s/></text:span>کھیانگ ژا یود لے اپی۔ تا مو تخمِ حرام مو کُلے کُلے کنڈیری کھورے ہرژیس۔ ژوخسا ژوخ اپی بُدون تھونگما ریخس، ”لے بادشاہ ن٘ا نہ ن٘یمبو اپی ژام یود؟“</text:p>
      <text:p text:style-name="P1"><text:span text:style-name="T25"><text:s text:c="2"/></text:span><text:span text:style-name="T28">”</text:span>کھیانگ نہ ژوخسا ژوخ اپی بُدون یود۔“</text:p>
      <text:p text:style-name="P1"><text:span text:style-name="T25"><text:s text:c="2"/></text:span><text:span text:style-name="T28">”</text:span>اون٘ا یانگ ہلتین دُوک ہے۔“ ینگ ہرژے جوخچی بیاس۔ ینگ مانگ ژا، ”ن٘ا نہ ن٘یمبو مِنگا ژام یود؟“</text:p>
      <text:p text:style-name="P1"><text:span text:style-name="T25"><text:s text:c="2"/></text:span><text:span text:style-name="T28">”</text:span>کھیانگ ژا یود لے اپی۔“</text:p>
      <text:p text:style-name="P1"><text:span text:style-name="T25"><text:s text:c="2"/></text:span><text:span text:style-name="T28">”</text:span>اون٘ا ن٘ا لہ نقشِ خاتون کھیونگمی حکمت گِگا مِہ گوا؟“</text:p>
      <text:p text:style-name="P1"><text:span text:style-name="T25"><text:s text:c="2"/></text:span><text:span text:style-name="T28">”</text:span>گِک لے اپی کھیانگ لہ گِک۔“</text:p>
      <text:p text:style-name="P1"><text:span text:style-name="T28"><text:s/></text:span><text:span text:style-name="T25"><text:s/></text:span><text:span text:style-name="T28">”</text:span>یلے مِلی اتا بادشاہ ن٘ا لہ گِک نہ اپی ننگ پو چھقپو یود۔ اپی لہ تھِنگمی تِھنگچس مید۔ گونمی گونچس مید۔ تھب پیکھہ چھقپو فوتو گنگمہ یود۔ گوانہ یری <text:s/>کَھرِنگ <text:s/>نہ چِک ژُھوگی سامان قالینی کھہ ن<text:span text:style-name="T47">ہ</text:span> تھبکھی سامانی کھہ نہ دے گنگمہ ن٘ی ننگ نُو تھونما رگوسُوک۔ شوخمو بیاسے اپی لہ لیاخمو رگاشے ننگ چی فچوا رگوسُوک۔ فچوس نہ ن٘ا نقشِ خاتون کھیونگما گِک۔“ </text:p>
      <text:p text:style-name="P1">تا بادشی حکم لے کسل یمنی ہرمق سونگسے جقمہ نِ٘یسی ننگجونگ ننگ سیٹ چِک تنگس۔ تا نہ دے ننگ پِنگ نُو قالین تھِنگس۔ سامان گنگمہ دینگ نُو سپُونگپو بیاس جُو۔ یلے کسل اے جق <text:soft-page-break/>لہ اپی سی خلُونگ سکوری شین پو نہ دو سترُولبی <text:s/>پائلیٹ پو مِن زیرس جُو۔ دینگ نُو ہرتارزی پا سہ یقس۔</text:p>
      <text:p text:style-name="P1"><text:span text:style-name="T25"><text:s/></text:span><text:span text:style-name="T28">”</text:span>مِلی اتا یری شِدیا مید چس چی چنگ سہ میدپی اِن۔ ریدخسی دریُو یودا مید؟“</text:p>
      <text:p text:style-name="P1"><text:span text:style-name="T25"><text:s text:c="2"/></text:span><text:span text:style-name="T28">”</text:span>یود لے اپی۔“</text:p>
      <text:p text:style-name="P1"><text:span text:style-name="T25"><text:s text:c="2"/></text:span><text:span text:style-name="T28">”</text:span>دو سہ چِک مِن۔“ خلُونگ سکوری شین پِنگ نُو ریدخی فرُو، دے فڑا فرُو لم سنہ بیا لہ۔ تا کھونگ کھیر کھیرپو لہ کھیرے دیرے کھونگ لہ دے ژھر پو تھونگس۔ کُلے کھیرے ایکھہ فبس۔ فبسے نہ فڑا فرُو سی اپی دے ژھری زگوہرژی کھہ تھون چُوکس۔ اپی سی زیرس ”پقزی مو دی ژھر پِنگ ننگ نہ ن٘ا مو سن٘یاد چی بیاسے باہر فیُون٘ید۔ کِھدانگ دی ریدخسی ریُو فُود تونگ۔ ن٘یا نِ٘یسکا ییکھہ جہاز پو ن<text:span text:style-name="T47">ہ</text:span> ن٘یمور تھونے میدپا فُود مہ تونگ۔ ن٘یا اونگمی زگوری مینما اَہا رولی زگوری فُود تونگ مو لہ تھونگ مہ چوُکپا۔“</text:p>
      <text:p text:style-name="P1"><text:span text:style-name="T25"><text:s/></text:span>یلے کسل تا اپی سی زگو بسم اللّٰہ زیرے فیس۔ تا خُدا سی موے لس کُن گِرکفی وخ پِنگ نُو دے گُلابی چھپری اوق پِنگ نُو مو سی بادشی گوینگ نُو ہلتین یودسُوک۔ بادشاہ لہ نِ٘ید کُھوکسے یودسُوک۔ دیرے اپی دیکھہ تھونما نہ مو ژھین سونگس۔ مو سی ترِس ”یانگ گار نہ اونگفی اِن؟ ژُوک نہ اونگفی اِن؟“</text:p>
      <text:p text:style-name="P1"><text:span text:style-name="T25"><text:s text:c="2"/></text:span><text:span text:style-name="T28">”</text:span>لے مِلی ان٘و یان٘ی ن٘ا چِہ بیا ستروغ<text:span text:style-name="T47">ید؟</text:span> ن٘ا یمن شہرِنگ <text:s/>نہ اونگفی اِن۔“</text:p>
      <text:p text:style-name="P1"><text:span text:style-name="T25"><text:s text:c="2"/></text:span><text:span text:style-name="T28">”</text:span>یانگ یمن شہرِنگ نہ دِکھہ چِہ بیاسے تھونفی اِن؟“</text:p>
      <text:p text:style-name="P1"><text:soft-page-break/><text:span text:style-name="T25"><text:s text:c="2"/></text:span><text:span text:style-name="T28">”</text:span>یلے مِلی ان٘و یمن شہرِنگ نہ دِکھہ مہ تھونما گار گوید۔ ن٘ئی یمن شہر پو نہ دی ری زدیبسے یودپی اِن۔ گوانہ بادشی <text:s/>کَھرِنگ نُو دریُو چِک خسوسے یودپی اِن۔ <text:s/>دے درِیُو بُودے سونگسے ن٘یا دے دَریُو ژَلے اونگفی اِن۔ دیکھہ نہ ییکھہ یا ژھر پو تھونگما نہ یینگ نُو اونگسیدا زیرے ہلتا اونگفی اِن۔“</text:p>
      <text:p text:style-name="P1"><text:span text:style-name="T25"><text:s text:c="2"/></text:span><text:span text:style-name="T28">”</text:span>لے اپی یو ن٘ا لہ سہ چِک ہلتونی۔ دون٘ی لے مِلی ان٘و ایکھہ نہ یُوک ہلتسے نہ لوقسے اون٘ید ینگ۔“</text:p>
      <text:p text:style-name="P1"><text:span text:style-name="T25"><text:s text:c="2"/></text:span><text:span text:style-name="T28">”</text:span>بادشاہ سی ن٘ی بُوکھمی کھہ گو کلے یود۔“</text:p>
      <text:p text:style-name="P1"><text:span text:style-name="T25"><text:s text:c="2"/></text:span><text:span text:style-name="T28">”</text:span>ایہ، دیکھہ نہ یُوک لوقسے اونگما لہ دی سن٘یاس پیکھہ گو یوق ینگ۔“</text:p>
      <text:p text:style-name="P1"><text:span text:style-name="T25"><text:s/></text:span>یلے کسل کھونگ اپی ن<text:span text:style-name="T47">ہ</text:span> نِ٘یسکا بیُونگسے اونگس۔ یُوک جہاز پو <text:s/>نہ ن٘یمور تھونما نہ کھون٘ی دے ریُو فُود تنگس۔</text:p>
      <text:p text:style-name="P1"><text:span text:style-name="T25"><text:s/></text:span><text:span text:style-name="T28">”</text:span>گارے <text:span text:style-name="T47">د</text:span>ریُو؟“</text:p>
      <text:p text:style-name="P1"><text:span text:style-name="T25"><text:s/></text:span>زیربا نہ، <text:span text:style-name="T47">”</text:span>لے مِلی ان٘و دے جہاز پِنگ نُو جُوکسے میدپا برَق پیکھہ یود نہ مِہ تھونگمی اِن۔“ بہرحال اپی سی کھا ہلچے کولے کھیرے خلُونگ سکوری شین پِنگ نُو بورس۔ چوق جہاز پِنگ نُو تھونما نہ اپی سی پائلیٹ پو لہ تروق تنگس۔ تنگم<text:span text:style-name="T47">و</text:span> <text:s/>نہ ن٘یمبو جہاز پو تواق لینس جُو۔ یا کھیر کھیرپو لہ کھیرفو یمن شہرِنگ نُو اپی نن٘ی زگوہرژی کھہ فبس۔ دے من نہ اپی شوخمو بیاسے بادشاہ <text:soft-page-break/>لہ سکت کھیرس۔ بادشاہ انچن تھدے تھدے نہ اپی لہ خزانی فید پو مِنے تنگس۔ اپی تھدے خوشار گوین دونگ کُھورے اونگس۔</text:p>
      <text:p text:style-name="P1"><text:span text:style-name="T25"><text:s/></text:span><text:span text:style-name="T28">”</text:span>لے ان٘و یان٘ی ن٘ا گار کھیونگفی اِن۔ ریدخسی دَریُو زیرے نہ یان٘ی ن٘ا دِینگ نُو کھیونگسید؟“</text:p>
      <text:p text:style-name="P1"><text:span text:style-name="T25"><text:s text:c="2"/></text:span><text:span text:style-name="T28">”</text:span>لے مِلی ان٘و یری دی مِسنِنگ پو، یری دی صُورت پو، یری دی رگو، یری دی بونگ پو، یری دی شکل و شمائل پو یانگ دینے یودپی اِنسُوک لے مِلی ان٘و یری دی کنگمی کفشے چِک تھوبفی کھہ کھو سی زان مہ زا کھوے ستروق لہ گوا تیار سونگسید۔ گوانہ بادشاہ سی یانگ ژَلے کھیونگ زیرے کھیونگفی اِن۔“</text:p>
      <text:p text:style-name="P1"><text:span text:style-name="T25"><text:s text:c="2"/></text:span><text:span text:style-name="T28">”</text:span>لے اپی بادشاہ سی ژَلے کھیونگ زیرے ن٘ا یانگ لہ مہ تھونگسا؟ دو بغدادی بادشاہ اِن۔ ن٘ا کھو لہ دُوکسے یودپی اِن۔ تا ن٘ا لہ کھو لہ دُوکسے نہ ینگ سُو لہ دُوکپا مِہ یَن۔“</text:p>
      <text:p text:style-name="P1"><text:span text:style-name="T25"><text:s text:c="2"/></text:span><text:span text:style-name="T28">”</text:span>لے مِلی ان٘و تا یانگ اے لہ یودپا نہ چِہ بیا۔ دی بادشون٘ی قاعدہ اِن۔ اینگ نہ چدے اے سی کھیربا۔ اینگ نہ چدے اے سی <text:span text:style-name="T47">کھیربا۔“</text:span></text:p>
      <text:p text:style-name="P1"><text:span text:style-name="T28"><text:s text:c="2"/>”</text:span><text:span text:style-name="T47">تا</text:span> دوپا چِہ سونگس نہ سہ ن٘ا مِہ دُوکپی اِن۔“</text:p>
      <text:p text:style-name="P1"><text:span text:style-name="T25"><text:s/>”</text:span>تا یانگ مہ دُوکپا چِہ بے اِن<text:span text:style-name="T47">؟</text:span> سُو سی کھیربی اِن اے تھنگ پیکھہ<text:span text:style-name="T47">؟</text:span> <text:s/>چُب چدے دُوک دوپژے بغدادی بادشاہ پژے یمنی بادشاہ پل خسُوم تھلے یودپی اِن۔ دَرونگ کھیانگ لہ کھوے غدونگ تھونگفا مید۔ کھوے دولت<text:span text:style-name="T47">،</text:span> کھوے کَھر <text:span text:style-name="T47">،</text:span>کھوے شہر تھونگفا مید۔“</text:p>
      <text:p text:style-name="P1"><text:soft-page-break/><text:span text:style-name="T25"><text:s/></text:span>مو لہ خسمس، <text:span text:style-name="T47">”</text:span>یلے تا دیُو لہ ینگ چنگ سہ چارہ میدپی اِن۔ دئی بادشاہ سی زیرسید۔ کھوے وفادار وزیر پو کھیانگ ژَلے تنگسید زیرسید۔ تا کھوے دے وزیر پو تھونے من پو ن٘ا سی چال چی بید۔“ زیرے نہ مو سی زیرس ”یا لہ ان٘و تا یان٘ی ن٘ا دِکھہ کھیونگسے نہ ن٘ا مِہ دُوک مِہ زیر۔ ن٘ی وعدہ چِک یود۔ ن٘ی شرط چِک یود۔ دے شرط پیکھہ بادشاہ تھوننگ نہ ن٘ا دُوگید مید نہ ن٘ا دُوکپا مید۔“</text:p>
      <text:p text:style-name="P1"><text:span text:style-name="T25"><text:s/></text:span>تا مو کھروسے زان مہ زا یود۔ بہرحال فتُول بِد بیاسے <text:s/>لے مِلی ان٘و یانگ زان زوس نہ سہ مہ زوس نہ سہ یانگ بُودپا مید۔ دوپژے یانگ زان زو۔ <text:s/>ن٘ری مِلی ان٘و تھد نہ بادشاہ لہ دُوک مید نہ مہ دُوک۔ بادشی چِہ زوسے؟ دوسے زان پو زو۔ اپی سی تا بادشاہ لہ مو زان زا مید زیرے سہ سکت کھیربی اِنسُوک۔ دِرِنگ مو سی زان زا نہ اپی ینگ بادشاہ لہ سکت کھیرس، ”دِرِنگ نہ مو سی زان زوسید۔“ بادشاہ تھدے نہ اپی لہ خسیر من چِک مِنس۔</text:p>
      <text:p text:style-name="P1"><text:span text:style-name="T25"><text:s/></text:span>تا مو سہ خسمبہ بیاس۔ تا یو بیاسے ن٘انگ بُودپا مید۔ ن٘انگ کھو لہ مِہ گوے لس چِی سکلید، ”یا لہ ان٘و بغدادی بادشاہ لہ ن٘ا گار یود پتہ مید۔ ن٘ا لہ دے تھنگ پیکھہ گوری گوے اِن پتہ مید۔ گوانہ ن٘ا دُوکپو نہ دُوگید۔ امّہ ن٘ی شرط چِک یود۔“</text:p>
      <text:p text:style-name="P1"><text:span text:style-name="T25"><text:s text:c="2"/></text:span><text:span text:style-name="T28">”</text:span>لے مِلی ان٘و یری کھمچُوی کھہ ن٘ا سکوری یان٘ی کسل بیُون٘ی؟“</text:p>
      <text:p text:style-name="P1"><text:span text:style-name="T25"><text:s/></text:span>زیربا نہ مو سی زیرس، <text:span text:style-name="T47">”</text:span>یا ان٘و اے فُوچھپ پوری چُھو اون٘یدا مید؟“</text:p>
      <text:p text:style-name="P1"><text:span text:style-name="T25"><text:s text:c="2"/></text:span><text:span text:style-name="T28">”</text:span>اون٘ید۔“</text:p>
      <text:p text:style-name="P1"><text:soft-page-break/><text:span text:style-name="T25"><text:s text:c="2"/></text:span><text:span text:style-name="T28">”</text:span>اَہا دب پوری سہ یُول دیہا دب پوری سہ یُول یودا مید؟“</text:p>
      <text:p text:style-name="P1"><text:span text:style-name="T25"><text:s text:c="2"/></text:span><text:span text:style-name="T28">”</text:span><text:span text:style-name="T47">یود۔“</text:span></text:p>
      <text:p text:style-name="P1"><text:span text:style-name="T28"><text:s text:c="2"/>”</text:span><text:span text:style-name="T47">یا</text:span> ان٘و ن٘ی شرط پو یو اِن۔ گوانہ اے دے چُھو اونگمی ہرکونگ پو قبلی فری گواہرژا سکورے نہ ینگ اَنینگ لزوقپا۔ دیہا شرکھی دبی ہرکونگپو سہ شمال جُنوب گنگمہ فری سکورے نہ ینگ اَنینگ لزوقپا۔<text:span text:style-name="T47">(</text:span> تا دے ہرکونگ نِ٘یسکا پوُرا یمنی شہر پو لہ سکورے ینگ اَنینگ لزوقپی اِنسُوک۔<text:span text:style-name="T47">)</text:span> <text:s/>دو لدنفی جق لہ ن٘ا بادشاہ لہ دُوگید۔“</text:p>
      <text:p text:style-name="P1"><text:span text:style-name="T25"><text:s text:c="2"/></text:span><text:span text:style-name="T28">”</text:span>ایہ، لے مِلی ان٘و دو بدون٘و، دو مہ بدون٘و۔“</text:p>
      <text:p text:style-name="P1"><text:span text:style-name="T25"><text:s text:c="2"/></text:span><text:span text:style-name="T28">”</text:span>یا اون٘ا دو بیاسفی جق لہ ن٘ا دُوگید۔“</text:p>
      <text:p text:style-name="P1"><text:span text:style-name="T25"><text:s/></text:span>تا اپی بادشی شِدیا سونگسے زیرید، ”یلے مِلی اتا بادشاہ، خاتون پو سی دینے لس چی سکلسید۔ مِلی اتا خسیر نہ خمُول پو سُوی لَن٘ی لہ تنگما یغید <text:s/>ہرمق بور۔ دومید نہ اَہا یُول کُنِنگ نہ سہ انجنیئر کھیونگ۔ کھیونگسے اَہا ہرکونگ پو شہر پو لہ سکورے کھیونگسے دیہا ہرکونگ گوینگ بور۔ دیہا ہرکونگ پو شہر پو لہ سکورے کھیونگسے دیہا ہرکونگ گوینگ بور۔“</text:p>
      <text:p text:style-name="P1"><text:span text:style-name="T25"><text:s/></text:span>دے گنگمہ سکورے فچوسے کھیونگسے بادشی مال ژھنگمہ یَنس لے کسل۔ ہرکونگ نِ٘یسکا فیُونگس۔ دے ہرکونگ کُن بیُونگما لہ لزا یود زیرین دے زدِکپا وزیر پو کُھوری کھا ہلتوس <text:span text:style-name="T47">پو نہ درا،</text:span> فولادی نتِنگ پو زَدے گو سکِل پو بیُونگسے، <text:span text:style-name="T47">ل</text:span>یکھر پو زَدے کھروانگ سونگسے،کِھلو زَدے کنگ تِھل پو بیُونگسے اپی زگوہرژا فری تھونس۔</text:p>
      <text:p text:style-name="P1"><text:soft-page-break/><text:span text:style-name="T25"><text:s/></text:span>تا گوپا بادشاہ سی مو لہ زیرسیدپا کھو سی فولادی نتِنگ گونے سونگسید، فولادی لیکھر کُھورے سونگسید، فولادی کِھلا گونے سونگسید، دو زَدے میدپا کھیانگ مِہ تھوب زیرے ن٘ی دے زدِکپا وزیر پو سی زیرے سونگسید۔ دیبنہ کِھری نقشو کھو سی برانگ پو لہ تنگسے سونگسید۔ مو بربن پوری ہلتین یود۔ دے من نہ کھو تھونس یوری۔ نقشو فیال لہ تنگسے دے حالت کُن تھونگما نہ مو سی <text:span text:style-name="T47">”</text:span>اپی اپی<text:span text:style-name="T47">“</text:span></text:p>
      <text:p text:style-name="P1"><text:span text:style-name="T25"><text:s/></text:span>زیربا نہ ، <text:span text:style-name="T47">”</text:span>مِلی ان٘و یری کھمچُوی کھہ ن٘ا سکور چِہ کسل بیون٘ید؟“</text:p>
      <text:p text:style-name="P1"><text:span text:style-name="T25"><text:s text:c="2"/></text:span><text:span text:style-name="T28">”</text:span>دے دیکھہ نہ زدِکپا فقیر چِک اون٘ید۔ یو ننگ نُو کھیونگ۔ دے زدِکپو بی حالت پو ہلتوسی یان٘ی سی۔“</text:p>
      <text:p text:style-name="P1"><text:span text:style-name="T25"><text:s/></text:span>دو زیرے اپی اَہا گوا نہ مو سی شخمے چِک تیانگما نہ فولادی نتِنگ پیکھہ فوقسے نہ ٹِلِنگ بیاس۔ بیا نہ کھو سی گینُو لوقسے ہلتس۔ ہلتا نہ مو سی اوہوری اونگ زیرے لقردا بیاس۔ کھو سی نقشو لہ چِک ہلتس مو لہ چِک ہلتس۔ ینگ نقشو لہ چِک ہلتس مو لہ چِک ہلتس۔کھو سی خُدا لہ شُکر چی بیاس، بیاسے نہ زیرس ” یان٘ی ن٘ی خپیرو <text:s/>غزون گو مہ چُوکس۔“ کھو سونگسے دے زگوے کھہ تھونما نہ اپی سی زگو فیس۔ اپی لہ سلام بیاس، دیکھہ دُوکس۔</text:p>
      <text:p text:style-name="P1"><text:span text:style-name="T25"><text:s/></text:span>اپی لہ مو سی زیرید، ”اپی<text:span text:style-name="T47">“</text:span></text:p>
      <text:p text:style-name="P1"><text:span text:style-name="T25"><text:s/></text:span>زیربا نہ <text:s/><text:span text:style-name="T47">”</text:span>مِلی ان٘و چِہ کسل بیون٘ید<text:span text:style-name="T47">؟“</text:span></text:p>
      <text:p text:style-name="P1"><text:span text:style-name="T25"><text:s text:c="2"/></text:span><text:span text:style-name="T28">”</text:span>دی شرگو لہ زان بان چی فچوسے کھیونگ۔“</text:p>
      <text:p text:style-name="P1"><text:soft-page-break/><text:span text:style-name="T28"><text:s/></text:span><text:span text:style-name="T25"><text:s/></text:span><text:span text:style-name="T28">”</text:span>تیار یا مِلی ان٘و ن٘ی ستروق پو یری کھہ قربان یا۔“ تا مو <text:span text:style-name="T47">اَہِینگ</text:span> زان فچوا گوا نہ کھونگ نِ٘یسکا گرَقسید۔ تا کھو سی زیرید <text:span text:style-name="T47">”</text:span>کھیانگ دِکھہ یودپی اِنسُوک۔ ن٘ا زدِکپا بادشاہ لہ غزون گنگمہ تنگسے <text:s/>ن٘ری خاتون پو ایکھہ بادشی حوالہ بیاسے کھور کھورے ییکھہ تھونفی اِن۔“</text:p>
      <text:p text:style-name="P1"><text:span text:style-name="T25"><text:s/></text:span>زیربا نہ <text:span text:style-name="T47">”</text:span>ہئی ہئی لے وزیر کھیانگ ن٘ا ژَلے سونگفی جقمہ <text:span text:style-name="T47">بگیادی</text:span> جق لہ ن٘ا <text:span text:style-name="T47">نہ کِھری</text:span> بادشاہ تُھوکسے ن٘ا کھوے عقدِنگ تھونفی اِن۔ دے من نہ دی تخمِ حرام مو سی ن٘ا <text:s/>چال بیاسے یمنی بادشاہ لہ کھی<text:span text:style-name="T112">رب</text:span>ا لہ دِکھہ کھیونگفی اِن۔“</text:p>
      <text:p text:style-name="P1"><text:span text:style-name="T25"><text:s text:c="2"/></text:span><text:span text:style-name="T28">”</text:span>ن٘ی خاتون پو چِہ بیاسے یود؟“</text:p>
      <text:p text:style-name="P1"><text:span text:style-name="T25"><text:s text:c="2"/></text:span><text:span text:style-name="T28">”</text:span>کِھری خاتونی ن٘ا لہ چنگ ہرمنگ کھوانگ تنگفا مید۔“ </text:p>
      <text:p text:style-name="P1">تا کھو لہ خا سہ اونگس جُو، دیکھہ نہ خسمس، بہرحال ن٘انگ خُدا نہ تھنگار یود۔ <text:s/>ن٘ری خاتون پو ن٘ا لہ تھوبتُوک، ”دوسے کھیانگ چِہ بیاسے یود؟“</text:p>
      <text:p text:style-name="P1"><text:span text:style-name="T25"><text:s text:c="2"/></text:span><text:span text:style-name="T28">”</text:span>دوسے ن٘ا سی کھونگ لہ مِہ گوا یودپی لس چی سکلسید۔ یو گِگا مِہ گوا خُدا شیس۔ ن٘ا دی قسمی شرط چی کھو لہ سکلسید۔“</text:p>
      <text:p text:style-name="P1"><text:span text:style-name="T25"><text:s text:c="2"/></text:span><text:span text:style-name="T28">”</text:span>دو کھوینگ نُو مال دولت یودپی اِن گوے <text:span text:style-name="T47">اِن۔“</text:span></text:p>
      <text:p text:style-name="P1"><text:span text:style-name="T47">تا</text:span> کھو سی مو لہ ہلژَبید، ”یان٘ی اپی لہ ان٘و یانگ لہ بُو یودا زیرے ترِس، ترِس نہ مو سی بُو یود زیربی اِن۔ تا کھو لہ دے گنگمہ <text:s/>تھونگمی اِنسُوک۔ یری بُوی مِنتخ پو لہ چِہ زیرید زیرنا <text:s/>حاجی مانُور زیرید زیربی اِن۔ کھو گار یود زیر نہ مِلی ان٘و کھو حجی لہ سونگسید زیربی اِن۔ زیربا نہ یان٘ی یو <text:soft-page-break/>زیر گوانہ ان٘و ہرکونگ پو بیُونگس۔ ن٘ا لہ ینگ اتے مید۔ ان٘وے مید۔ مِنگموے مید۔ ن٘ی مِنگمو حاجی مانُور تھونے میدپا ن٘ا بخستون پو بیا مید۔ زیرے یانگ یو زیر ہے<text:span text:style-name="T47">“</text:span> دو خاتون پو لہ سکلس۔</text:p>
      <text:p text:style-name="P1"><text:span text:style-name="T25"><text:s/></text:span>دیرے کھو زان بان زوسے بیُونگسے سونگس۔ بازار لہ سونگسے فولادی <text:span text:style-name="T47">نتِنگ</text:span> کُن کِھلونگ فُودے فنگس۔ نیا گونچس بونچس بدل بیاس۔ شہری تھن٘ے چِک لہ سونگسے دُوکس۔ بادشاہ لہ سُو لہ مہ سونگفونگ سونگسے ہرکونگ بیُونگسید، ”یا لہ مِلی ان٘و ہرکونگ بیُونگسید۔“ </text:p>
      <text:p text:style-name="P1"><text:span text:style-name="T25"><text:s/></text:span><text:span text:style-name="T28">”</text:span>اپی دو لہ ن٘ا ہلتا گوید۔“</text:p>
      <text:p text:style-name="P1"><text:span text:style-name="T25"><text:s text:c="2"/></text:span><text:span text:style-name="T28">”</text:span>شوخسی مِلی ان٘و۔“</text:p>
      <text:p text:style-name="P1"><text:span text:style-name="T25"><text:s text:c="2"/></text:span><text:span text:style-name="T28">”</text:span>ینگ سُو کِھدے مِہ گوے اِن۔ ن٘انگ نہ یانگ ژا گوے اِن۔“</text:p>
      <text:p text:style-name="P1"><text:span text:style-name="T25"><text:s text:c="2"/></text:span><text:span text:style-name="T28">”</text:span>لیاخمو گوید مِلی ان٘و۔“</text:p>
      <text:p text:style-name="P1"><text:span text:style-name="T28"><text:s/>”</text:span>یانگ لہ پتہ یود۔ ن٘ی کھہ نامحرمی مِک فوقپا مِہ یَنمی اِن۔ یتی بادشاہ وزیر سُوی سہ مِک فوقپا مِہ یَن۔“</text:p>
      <text:p text:style-name="P1"><text:span text:style-name="T25"><text:s text:c="2"/></text:span><text:span text:style-name="T28">”</text:span>حق لے مِلی ان٘و حق۔“ دیرے بادشاہ لہ زیرس، ”لے بادشاہ، خاتون ہرکونگ لہ ہلتا گوید لو۔“</text:p>
      <text:p text:style-name="P1"><text:span text:style-name="T25"><text:s text:c="2"/></text:span><text:span text:style-name="T28">”</text:span>لیاخمو گِک لے اپی ن٘یا سہ گوا رگوسُوگا؟“</text:p>
      <text:p text:style-name="P1"><text:soft-page-break/><text:span text:style-name="T25"><text:s text:c="2"/></text:span><text:span text:style-name="T28">”</text:span>اہُوں، اہُوں کِھدانگ سُو کِھدے مِہ گوے اِن۔ لم فچوس۔“ تا دے زدِکپا لہ ینگ دے خسیر خمُول گنگمہ چھم چوُکسے لم فچوس تا۔ اِن نہ اِن اوہوری سونگفی چُھو دیہوری کھیونگسے ینگ ییکھہ تھونسید۔ دیہوری سونگفی چُھو اوہوری سکورے کھیونگسے ینگ ییکھہ تھونسید۔</text:p>
      <text:p text:style-name="P1"><text:span text:style-name="T25"><text:s/></text:span><text:span text:style-name="T28">”</text:span>لیاخمو بیاسنگ لے اپی دیُو تا۔ یری بادشاہ سہ لیگی جِگجِگ یودسُوک۔“</text:p>
      <text:p text:style-name="P1"><text:span text:style-name="T25"><text:s text:c="2"/></text:span><text:span text:style-name="T28">”</text:span>لے مِلی ان٘و یری بغدادی بادشاہ لہ دِینے ہُنر چی نہ دِینے مال چی گار یود؟ دو گوا نہ اپی سی یانگ کھیونگما اونگفی اِنپا یا۔“</text:p>
      <text:p text:style-name="P1"><text:span text:style-name="T25"><text:s text:c="2"/></text:span><text:span text:style-name="T28">”</text:span>واقعی<text:span text:style-name="T47">“</text:span></text:p>
      <text:p text:style-name="P1"><text:span text:style-name="T25"><text:s/></text:span>تا کھونگ لوقسے اونگس ننگ نُو۔ یا لہ ان٘و لس کُن گرِیگین گرِیگین اونگس۔ گوانہ <text:s/>یانگ لہ بُو یودا مید لہ ان٘و؟“</text:p>
      <text:p text:style-name="P1"><text:span text:style-name="T25"><text:s text:c="2"/></text:span><text:span text:style-name="T28">”</text:span>بُو یودی۔“</text:p>
      <text:p text:style-name="P1"><text:span text:style-name="T25"><text:s text:c="2"/></text:span><text:span text:style-name="T28">”</text:span>ژھرمہ سونگسے یودپی اِنا؟“</text:p>
      <text:p text:style-name="P1"><text:span text:style-name="T25"><text:s text:c="2"/></text:span><text:span text:style-name="T28">”</text:span>اِن مِلی ان٘و۔“</text:p>
      <text:p text:style-name="P1"><text:span text:style-name="T25"><text:s text:c="2"/></text:span><text:span text:style-name="T28">”</text:span>بُو ژام یود یانگ لہ؟“</text:p>
      <text:p text:style-name="P1"><text:span text:style-name="T25"><text:s text:c="2"/></text:span><text:span text:style-name="T28">”</text:span>بُو چِک یود ن٘ا لہ۔“</text:p>
      <text:p text:style-name="P1"><text:span text:style-name="T25"><text:s text:c="2"/></text:span><text:span text:style-name="T28">”</text:span>گار شخفی اِن؟“</text:p>
      <text:p text:style-name="P1"><text:span text:style-name="T25"><text:s text:c="2"/></text:span><text:span text:style-name="T28">”</text:span>کھو حجی لہ سونگفی اِن۔“</text:p>
      <text:p text:style-name="P1"><text:soft-page-break/><text:span text:style-name="T25"><text:s/></text:span><text:span text:style-name="T28">”</text:span>مِنتخ پو لہ چِہ زیرید جُو؟“</text:p>
      <text:p text:style-name="P1"><text:span text:style-name="T25"><text:s text:c="2"/></text:span><text:span text:style-name="T28">”</text:span>حاجی مانُور زیرید۔“</text:p>
      <text:p text:style-name="P1"><text:span text:style-name="T25"><text:s/></text:span><text:span text:style-name="T28">”</text:span>یا لہ ان٘و دو لیاخمو سونگ۔ ن٘ا لہ ینگ اتا مِنگموے مید دے۔ ن٘ا سکیالے کھیربا، ن٘ی ڈولی لہ تھما۔ ن٘ی مِنگمو <text:span text:style-name="T47">کھوان٘ی</text:span> محرم بیاسے ینگ مِنگا نِ٘یس خسُوم کھیونگنُوک۔ ن٘ی مِنگمو حاجی مانُور تھونے میدپا ن٘ا بخستون پو بیا مید۔“</text:p>
      <text:p text:style-name="P1"><text:span text:style-name="T25"><text:s/></text:span>دیرے حاجی مانوری ان٘و لہ خط تن٘ید۔ یا لہ ان٘و ن٘ا لہ حجی چُھودے فلان تاریخ لہ فلان ٹائم پیکھہ ن٘ا ننگ نُو لوقسے تھونید۔ یلے کسل اے جق لہ اپی سی ننگ کھنگمہ لہ <text:span text:style-name="T47">فیاخمہ</text:span> تن٘ید۔ <text:span text:style-name="T47">اَہِیکھہ</text:span> بادشاہ لہ سونگسے زیرید، ”لے بادشاہ دے خاتون پو لہ ن٘ا غزون کُن تن٘ین دوسے ن٘ا ن٘ی بُو یود زیرے زیرسید۔ دوسے ن٘ا سی کھو سی خط تنگفا بیاسید۔ دو لہ زاچس بچس چی بندوبست چی بیوس۔“ دے ٹان٘و اپی سی ینگ مِنگے چِک لہ خمُول مِنے حاجی مانُور فچوسفی اِنسُوک۔ تا دے زدِکپا بادشاہ ژاغین ستروق مید تِھکھ مید ینگ من چی نِ٘یس خسیر مو لہ مِنس۔ دے من نہ حاجی مانُوری بونگبُو خسُوم لہ شوقبُو کلے تھونس۔ شوقبُونگ تخشِنگ لینس۔ تروت لقفرت کُن بیاس۔ بیاسفی جُوکتُو مو سی ن٘ی بُو تھونسید زیرے ینگ سکت کھیرس۔</text:p>
      <text:p text:style-name="P1"><text:span text:style-name="T25"><text:s/></text:span>تا بُو تھونس بخستونی ٹائم کُن مقرر بیاس۔ بیاسفی بعد لہ حاجی مانُوری سی زیرید، <text:span text:style-name="T47">”</text:span>ان٘و ن٘ی سترِنگمو بادشاہ لہ سکیُوربی چھد بیاسفی اِنا؟“</text:p>
      <text:p text:style-name="P1"><text:span text:style-name="T25"><text:s text:c="2"/></text:span><text:span text:style-name="T28">”</text:span>اِن لے مِلی اتا۔“</text:p>
      <text:p text:style-name="P1"><text:soft-page-break/><text:span text:style-name="T25"><text:s/></text:span>تا خاتون پو سی ان٘و لہ زیرید، <text:span text:style-name="T47">”</text:span>ان٘و بادشاہ لہ خلُونگ سکوری شین پو چِک مِن زیر۔ ن٘ا لہ دی بادشی شہر پو تھونگفی کھوانگ مین۔ ن٘ا یو بیاسے کھوربا سونگسے تھونما مید۔ دوپژے ن٘ا خلُونگ سکوری شین پِنگ جُوکسے نہ شہر پو لہ چِک ہلتید۔ ہلتسے ٹِھک ٹھاک بیاسے نہ ن٘ا بادشاہ لہ دُوگید، یو اِنا مین؟“</text:p>
      <text:p text:style-name="P1"><text:span text:style-name="T25"><text:s text:c="2"/></text:span><text:span text:style-name="T28">”</text:span>حق لے مِلی ان٘و حق۔“</text:p>
      <text:p text:style-name="P1"><text:span text:style-name="T25"><text:s text:c="2"/></text:span><text:span text:style-name="T28">”</text:span>سونگ اون٘ا یانگ بادشاہ لہ مِن زیرے سونگ۔“</text:p>
      <text:p text:style-name="P1"><text:span text:style-name="T25"><text:s/></text:span>تا اَہیکھہ نہ وفادار وزیر حاجی مانُور فچوسے اونگس۔ اونگسے نہ دے جہازی پائلیٹ پو لہ زیرس، <text:span text:style-name="T47">”</text:span>کھیانگ لوقسے سونگ۔ ن٘ا ن٘انگ لہ جہاز ستُرولبا شیسپی اِن۔ ن٘ی سترِنگمو لہ نامحرمی مِک فوقپا مِہ <text:span text:style-name="T47">یَن۔“ زیرے کھو</text:span> لزوقسے تنگس۔</text:p>
      <text:p text:style-name="P1">کھو لوقسے تھونما نہ بادشاہ سی ترِس، ”لے کھیانگ چا لوقسے اونگس؟“</text:p>
      <text:p text:style-name="P1"><text:span text:style-name="T25"><text:s text:c="2"/></text:span><text:span text:style-name="T28">”</text:span>اپی بُو سی ن٘ا لزوقسے تنگس۔ ن٘ا نامحرم اِن لو۔ گوانہ خلُونگ سکوری شین پو کھوان٘ی سترُولید لو۔“</text:p>
      <text:p text:style-name="P1"><text:span text:style-name="T28"><text:s/>”</text:span>لے یو ملسے لہ شورے گِک۔ اپی لہ اونگ زیر۔“ اپی کھیونگس۔</text:p>
      <text:p text:style-name="P1"><text:span text:style-name="T25"><text:s/></text:span><text:span text:style-name="T28">”</text:span>لے اپی ن٘ا لہ دی لس کُن لیاخموے تھونگما مید۔ اے اتو سی خاتون پو کِھدے شورے گِک۔“</text:p>
      <text:p text:style-name="P1"><text:span text:style-name="T25"><text:s/>”</text:span>ایہ، اپی ن٘یمبو دُوکسے یانگ لہ دے فِکر پو چا گوید۔“</text:p>
      <text:p text:style-name="P1"><text:soft-page-break/><text:span text:style-name="T25"><text:s text:c="2"/></text:span><text:span text:style-name="T28">”</text:span>یا اون٘ا حق۔“</text:p>
      <text:p text:style-name="P1"><text:span text:style-name="T25"><text:s/></text:span>دیرے نقشِ خاتُونی سی اپی لہ زیرید، <text:span text:style-name="T47">”</text:span>ان٘و<text:span text:style-name="T47">”</text:span></text:p>
      <text:p text:style-name="P1"><text:span text:style-name="T25"><text:s text:c="2"/></text:span><text:span text:style-name="T28">”</text:span>چِہ زیر<text:span text:style-name="T47">ید </text:span><text:s/>لے مِلی ان٘و؟“</text:p>
      <text:p text:style-name="P1"><text:span text:style-name="T25"><text:s text:c="2"/></text:span><text:span text:style-name="T28">”</text:span>یان٘ی بادشاہ لہ زیرے سونگ۔ یُول پو لہ کھورین یودپی وخ لہ نقشِ خاتونی سی یانگ لہ لق ہرتخ چی فان٘ید لو۔ یانگ لہ یُول پو لہ کھورے اون٘ے من یو ہُشیار بیاسے یوق <text:span text:style-name="T47">زیرسید</text:span> زیرے یانگ یو زیربا سونگ۔ تا <text:s/>بادشاہ لہ دو سہ زیر ن٘ی دے کفشو بادشاہ لہ تھوبسنگ ن٘ا لہ ینگ بوُٹ میدپی اِن، دے کنگیا چِک پو کھوانگ لہ سہ کھوا مید۔ ن٘ا لہ سہ کھوا مید۔ دو پژے یو ن٘ا لہ مِن زیر۔“</text:p>
      <text:p text:style-name="P1"><text:span text:style-name="T25"><text:s text:c="2"/></text:span>اپی سونگسے بادشاہ لہ زیرس، ”بادشاہ سلامت نقشِ خاتون لہ یری کھہ انچن محبت سونگسے یُول پو لہ کھوربی وخ پِنگ یری کَھر پو تھنگار تھونما نہ یانگ لہ مو سی لق ہرتخ چی فن٘ید لو۔ کھورے لوقسے اون٘ے من <text:s/>یانگ لہ دو ہُشیار بیاسے یوق زیرسید۔ تا <text:s/>مُوری دے کفشہ کنگیا چِک پو سہ مِن زیرسید۔“</text:p>
      <text:p text:style-name="P1"><text:span text:style-name="T25"><text:s/>”</text:span>یا“ زیرس۔کفشہ کنگیا چِک پو سہ مِنس۔</text:p>
      <text:p text:style-name="P1"><text:span text:style-name="T25"><text:s/></text:span>اپی اوا سونگفی دے برژھم پِنگ نُو کھون٘ی دے لیاخمو سامان گنگمہ خلُونگ سکوری شین پِنگ نُو چل سکنگس۔ سکنگسے نہ کھلتری کمبل چِک فنگس، ”ان٘و زیرسا بادشاہ لہ؟“</text:p>
      <text:p text:style-name="P1"><text:span text:style-name="T25"><text:s text:c="2"/></text:span><text:span text:style-name="T28">”</text:span>زیرس مِلی اتا۔“</text:p>
      <text:p text:style-name="P1"><text:soft-page-break/><text:span text:style-name="T25"><text:s text:c="2"/></text:span><text:span text:style-name="T28">”</text:span>یا ان٘و اون٘ا یانگ رگسکھہ لہ یانگ نہ ن٘ی سترِنگمو <text:span text:style-name="T47">عمرہ</text:span> لہ چِک کھیرید۔ یانگ نہ ن٘ی سترِنگمو <text:span text:style-name="T47">سی عمرہ</text:span> بیاسے نہ ن٘دان٘ی بخستون بید۔ بادشاہ کُھوری رب چھودی <text:s/>ن٘ری ان٘و سہ <text:span text:style-name="T47">عمرہ</text:span> لہ چِک گو مِہ رگیَالا؟ قیامت لہ یان٘ی چِہ کُھورے گوے اِن<text:span text:style-name="T47">؟“</text:span></text:p>
      <text:p text:style-name="P1"><text:span text:style-name="T25"><text:s text:c="2"/></text:span><text:span text:style-name="T28">”</text:span>او <text:span text:style-name="T47">،</text:span>دو سہ اِن۔“ اپی لہ <text:s/>شک رے سونگس۔ دیکھہ نہ خسمس ”یا کھون٘ی گار کھیرُوک۔“ دو خسمسے خلوُنگ سکوری شین پِنگ نُو <text:s/>جُوکس۔ خلُونگ سکوری شین پو لینے کھیرے کھیرے گینُو تھونما نہ <text:span text:style-name="T47">”</text:span>ان٘و یا یُول پو ژامژے تھون٘نگ ہلتوسی، یانگ لہ ژامژے فران٘و تھون٘نگ<text:span text:style-name="T47">؟“</text:span></text:p>
      <text:p text:style-name="P1"><text:span text:style-name="T25"><text:s/></text:span><text:span text:style-name="T28">”</text:span>دَرونگ دے میُونگ لِنگ لنگ کھوربا تھون٘نگ مِلی اتا۔“</text:p>
      <text:p text:style-name="P1"><text:span text:style-name="T25"><text:s/></text:span>ینگ گینُو لینے کھیرس۔ خنم لہ لینے کھیرے کھیرے گینژارے تھونما نہ زیرس، <text:span text:style-name="T47">”</text:span>یانگ لہ یوُل پو ژامژے تھون٘نگ۔“ </text:p>
      <text:p text:style-name="P1"><text:span text:style-name="T25"><text:s/></text:span><text:span text:style-name="T28">”</text:span>دیرے میُونگ رُولٹُوک ژیرے تھون٘نگ۔“</text:p>
      <text:p text:style-name="P1"><text:span text:style-name="T25"><text:s/></text:span>ینگ لینس، گینژارے تھونما نہ ترِس، <text:span text:style-name="T47">”</text:span>ان٘و دیرے ژامژیرے تھون٘نگ<text:span text:style-name="T47">؟“</text:span></text:p>
      <text:p text:style-name="P1"><text:span text:style-name="T25"><text:s text:c="2"/></text:span><text:span text:style-name="T28">”</text:span>دیرے یا نقرُوب پو تھون٘نگ۔“</text:p>
      <text:p text:style-name="P1"><text:span text:style-name="T25"><text:s text:c="2"/></text:span><text:span text:style-name="T28">”</text:span>یا ان٘و ن٘دانگ تھغرِنگ بیسا لہ گوے لہ ینگ لوقسے اونگمی ژھے یودا میدا؟ یان٘ی بربن پوری گو فیُونگسے <text:s/>رگشے بیاسے یُول پو لہ چِک <text:span text:style-name="T47">ہلتوس۔“</text:span></text:p>
      <text:p text:style-name="P1"><text:span text:style-name="T28"><text:s/></text:span><text:span text:style-name="T47">تا</text:span> کھون٘ی سی <text:s/>بادشی یا کَھر پو تھنگار گینُو لینفی اِنپا۔ <text:s/>یلے کسل اپی سی بربن پوری گو فیُونگسے ہلتس۔ ہلتا چِک نہ کھو سی ردوقپہ تیانگس جُو۔ تا نہ اپی گونچس پِنگ نُو خُلونگ جوُکس <text:soft-page-break/>جُو، جُوکسے تا نہ کھورین کھیونگس جُویا۔ کھورین کھیونگسے تا بادشاہ سی دخون پو زُونے یودپی جُو۔ زبٹ بین دے دخون پِنگ فوقس۔ اپی دیکھہ کھرَقمہ چُھوستونگ سونگس۔ بادشاہ تنگ بگیالے ہلتین دُوکس۔ </text:p>
      <text:p text:style-name="P1">تا کھونگ نِ٘یسکا دے تھنگ پیکھہ جہاز پو فبس۔ دیکھہ تھونما نہ دے زدِکپا بادشو دے عرصو گنگمہ نِ٘ید کُھوکسے گونگ ژَھرے جِنگمِنگ اونگسے، سنمدل کُن ژَھرے کوسکوے کھہ اونگسے، سمغرون<text:span text:style-name="T47">گ</text:span> ژھرے ہلتیے کھہ اونگسے، لقپی زیرمونگ کُن ژَھرے ڈیُونگ ژوخ سونگسے جُو۔ دے پلنگ پیکھہ فنگسے یود۔ یلے کسل مو دے شِیشی ننگ پِنگ نُو چھونگس۔ دینگ نُو زاچس یودسُوک۔ کھوے گونگ کُھروس۔ وزیر لہ زیرس، <text:span text:style-name="T47">”</text:span>یان٘ی کھوے گونگ چِک فشود۔“ ن٘ا سی کھو لہ زاچس تیار بید۔ زیرے زاچس کُن کھوے کھ<text:span text:style-name="T113">ا </text:span>فشقسے تنگس۔ تنگما نہ کھو لہ ستروق لوقس۔ لوقفی جُوکتُو کھونگ تروت لفرت بیاس۔ </text:p>
      <text:p text:style-name="P1">بیاسے نہ <text:s/>وزیری زیرس، ”لے بادشاہ ن٘ی خاتون پو گار یود؟“</text:p>
      <text:p text:style-name="P1"><text:span text:style-name="T25"><text:s text:c="2"/></text:span><text:span text:style-name="T28">”</text:span>کھیانگ بخشِش بیوس <text:s/>لے وزیر دے چُھومِک <text:s/>پیکھہ یودپا۔ دیکھہ نہ ن٘ا نقشِ خاتون نہ تُھوکسیدپا ہفتہ چِک ژے ییکھہ یودپا دیکھہ نہ ن٘ا لہ چنگ سہ پتہ میدپا یا حالت پیکھہ یودپی اِن۔“</text:p>
      <text:p text:style-name="P1"><text:span text:style-name="T25"><text:s/></text:span>تا دے عرصو ژامژے رگلفا دُوکتُوک۔ اے تھنگ پیکھہ گوا نہ خُدائی قدرت موے دے دُرولے سونگفی کنگ رزیس کُن یودسُوک۔ کھونگ خلوُنگ سکوری شین پِنگ نُو جُوکسے یا کنگ رزیس پو زُونے ژَلبا نہ ینگ شہر چِگِنگ تھونس۔ دیکھہ جہاز پو فبس۔ دیکھہ نہ کھونگ <text:soft-page-break/>ژَلے سونگس۔ دِینے دِینے بُوسترِنگ چی اونگسیدپا زیرے ژَلین گوا نہ فیُوکپو چِگی ننگ نُو بل کھلین دُوکسے یودسُوک۔ ژامژے وفادار یودسُوک دے وزیری بُوسترِنگ پو۔ کھون٘ی دینگ نہ وزیری بُوسترِنگ پو فیُونگسے کھیونگسے تا ناران بادشاہ، وفادار وزیر، وزیری خاتون پو نقشِ خاتون گنگمہ دے خلُونگ سکوری شین پِنگ نُو جُوکسے اونگسے بغداد شہرِنگ تھونے بوا نہ زی نہ گنگمہ نہ ن٘یمبو رگن٘و رنگ رنگ سونگسے دُوکفی رُونگ نہ خپیرا۔ یلے کسل کُن کُھودانگ <text:span text:style-name="T47">اَنا، ن٘دانگ</text:span> دِینا۔ کُھونتی کھینگ تھرا، ن٘تی کھینگ کَھرا<text:span text:style-name="T47">۔</text:span> </text:p>
      <text:p text:style-name="P1"><text:span text:style-name="T25"><text:s text:c="32"/></text:span><text:s text:c="9"/></text:p>
      <text:p text:style-name="P4"><text:s text:c="15"/></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Beta1" svg:font-family="'Awami Nastaliq Beta1'" style:font-pitch="variable"/>
    <style:font-face style:name="Awami Nastaliq PreBeta2:wdsp=4" svg:font-family="'Awami Nastaliq PreBeta2:wdsp=4'" style:font-pitch="variable"/>
    <style:font-face style:name="Awami Nastaliq PreBeta2:wdsp=41"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Scheherazade" style:font-size-complex="16pt" style:language-complex="ur" style:country-complex="PK"/>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font-name-asian="SimSun" style:font-size-asian="10.5pt" style:language-asian="zh" style:country-asian="CN" style:font-name-complex="Scheherazade" style:font-size-complex="16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fo:font-size="12pt" fo:language="en" fo:country="GB" style:letter-kerning="true" style:font-name-asian="SimSun1" style:font-family-asian="SimSun" style:font-pitch-asian="variable" style:font-size-asian="12pt" style:language-asian="zh" style:country-asian="CN" style:font-name-complex="Noori Nastaliq MT" style:font-family-complex="'Noori Nastaliq MT'" style:font-size-complex="16pt" style:language-complex="ur" style:country-complex="PK"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Microsoft YaHei" style:font-family-asian="'Microsoft YaHei'" style:font-pitch-asian="variable" style:font-size-asian="14pt" style:font-name-complex="Noori Nastaliq MT" style:font-family-complex="'Noori Nastaliq MT'" style:font-size-complex="22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end" style:justify-single-word="false" style:page-number="auto" style:shadow="none" style:writing-mode="rl-tb">
        <style:tab-stops/>
      </style:paragraph-properties>
      <style:text-properties style:font-name-complex="Awami Nastaliq PreBeta2:wdsp=41" style:font-family-complex="'Awami Nastaliq PreBeta2:wdsp=4'" style:font-style-name-complex="Regular" style:font-pitch-complex="variable" style:font-size-complex="18pt"/>
    </style:style>
    <style:style style:name="List" style:family="paragraph" style:parent-style-name="Text_20_body" style:class="list">
      <style:text-properties style:font-name="Liberation Serif1" fo:font-family="'Liberation Serif', 'Times New Roman'" style:font-family-generic="roman" style:font-name-complex="Noori Nastaliq MT" style:font-family-complex="'Noori Nastaliq M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Noori Nastaliq MT" style:font-family-complex="'Noori Nastaliq MT'" style:font-size-complex="14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 style:font-family-complex="Mangal" style:font-size-complex="12pt"/>
    </style:style>
    <style:style style:name="Folk_20_Story_20_Body" style:display-name="Folk Story Body" style:family="paragraph" style:parent-style-name="Standard">
      <style:paragraph-properties fo:margin-left="0cm" fo:margin-right="0cm" fo:margin-top="0.199cm" fo:margin-bottom="0cm" loext:contextual-spacing="false" fo:text-align="end" style:justify-single-word="false" fo:text-indent="0.801cm" style:auto-text-indent="false" style:writing-mode="rl-tb"/>
      <style:text-properties style:font-name="Times New Roman" fo:font-family="'Times New Roman'" style:font-family-generic="roman" style:font-pitch="variable" fo:font-size="11pt" style:font-size-asian="11pt" style:font-name-complex="Awami Nastaliq Beta1" style:font-family-complex="'Awami Nastaliq Beta1'" style:font-pitch-complex="variable" style:font-size-complex="18pt" style:language-complex="ur" style:country-complex="PK"/>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1:10:32.025000000</meta:creation-date>
    <dc:date>2016-10-17T10:22:40.355000000</dc:date>
    <meta:editing-cycles>122</meta:editing-cycles>
    <meta:editing-duration>PT12H47M52S</meta:editing-duration>
    <meta:generator>LibreOffice/5.2.0.4$Windows_x86 LibreOffice_project/066b007f5ebcc236395c7d282ba488bca6720265</meta:generator>
    <meta:document-statistic meta:table-count="0" meta:image-count="0" meta:object-count="0" meta:page-count="149" meta:paragraph-count="785" meta:word-count="34382" meta:character-count="163441" meta:non-whitespace-character-count="128198"/>
  </office:meta>
</office:document-meta>
</file>